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1" svg:font-family="Arial1"/>
    <style:font-face style:name="Marianne" svg:font-family="Marianne"/>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style:font-name="Marianne" style:font-name-asian="Marianne" style:font-name-complex="Marianne" fo:font-size="10pt" style:font-size-asian="10pt" style:font-size-complex="10pt"/>
    </style:style>
    <style:style style:name="ce4" style:family="table-cell" style:parent-style-name="Default" style:data-style-name="N0">
      <style:table-cell-properties fo:border="thin solid #000000" style:vertical-align="middle" fo:background-color="#E6E6E6" style:repeat-content="false"/>
      <style:paragraph-properties fo:text-align="center"/>
      <style:text-properties style:font-name="Marianne" style:font-name-asian="Marianne" style:font-name-complex="Marianne" fo:font-size="10pt" style:font-size-asian="10pt" style:font-size-complex="10pt" fo:font-weight="bold" style:font-weight-asian="bold" style:font-weight-complex="bold"/>
    </style:style>
    <style:style style:name="ce5" style:family="table-cell" style:parent-style-name="Default" style:data-style-name="N0">
      <style:table-cell-properties fo:border="thin solid #000000" style:vertical-align="automatic" fo:wrap-option="wrap" fo:background-color="#E6E6E6" style:repeat-content="false"/>
      <style:paragraph-properties fo:text-align="start" fo:margin-left="0cm"/>
      <style:text-properties style:font-name="Marianne" style:font-name-asian="Marianne" style:font-name-complex="Marianne" fo:font-size="10pt" style:font-size-asian="10pt" style:font-size-complex="10pt" fo:font-weight="bold" style:font-weight-asian="bold" style:font-weight-complex="bold"/>
    </style:style>
    <style:style style:name="ce6" style:family="table-cell" style:parent-style-name="Default" style:data-style-name="N3">
      <style:table-cell-properties fo:border="thin solid #000000" style:vertical-align="middle" fo:background-color="#999999" style:repeat-content="false"/>
      <style:paragraph-properties fo:text-align="start" fo:margin-left="0cm"/>
      <style:text-properties style:font-name="Marianne" style:font-name-asian="Marianne" style:font-name-complex="Marianne" fo:font-size="10pt" style:font-size-asian="10pt" style:font-size-complex="10pt"/>
    </style:style>
    <style:style style:name="ce7" style:family="table-cell" style:parent-style-name="Default" style:data-style-name="N0">
      <style:table-cell-properties style:vertical-align="automatic" fo:wrap-option="wrap" style:repeat-content="false"/>
      <style:paragraph-properties fo:text-align="start" fo:margin-left="0cm"/>
      <style:text-properties style:font-name="Marianne" style:font-name-asian="Marianne" style:font-name-complex="Marianne" fo:font-size="10pt" style:font-size-asian="10pt" style:font-size-complex="10pt"/>
    </style:style>
    <style:style style:name="ce8" style:family="table-cell" style:parent-style-name="Default" style:data-style-name="N0">
      <style:table-cell-properties style:vertical-align="automatic" style:repeat-content="false"/>
      <style:paragraph-properties fo:text-align="start" fo:margin-left="0cm"/>
      <style:text-properties style:font-name="Marianne" style:font-name-asian="Marianne" style:font-name-complex="Marianne" fo:font-size="10pt" style:font-size-asian="10pt" style:font-size-complex="10pt"/>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fo:border="thin solid #000000" style:vertical-align="middle" style:repeat-content="false"/>
      <style:paragraph-properties fo:text-align="center"/>
      <style:text-properties style:font-name="Marianne" style:font-name-asian="Marianne" style:font-name-complex="Marianne" fo:font-size="10pt" style:font-size-asian="10pt" style:font-size-complex="10pt" fo:font-weight="bold" style:font-weight-asian="bold" style:font-weight-complex="bold"/>
    </style:style>
    <style:style style:name="ce11" style:family="table-cell" style:parent-style-name="Default" style:data-style-name="N0">
      <style:table-cell-properties fo:border="thin solid #000000"/>
      <style:text-properties style:font-name="Marianne" style:font-name-asian="Marianne" style:font-name-complex="Marianne" fo:font-size="10pt" style:font-size-asian="10pt" style:font-size-complex="10pt"/>
    </style:style>
    <style:style style:name="ce12" style:family="table-cell" style:parent-style-name="Default" style:data-style-name="N0">
      <style:table-cell-properties fo:border="thin solid #000000" style:vertical-align="middle" style:repeat-content="false"/>
      <style:paragraph-properties fo:text-align="center"/>
      <style:text-properties style:font-name="Marianne" style:font-name-asian="Marianne" style:font-name-complex="Marianne" fo:font-size="10pt" style:font-size-asian="10pt" style:font-size-complex="10pt"/>
    </style:style>
    <style:style style:name="ce13" style:family="table-cell" style:parent-style-name="Default" style:data-style-name="N36">
      <style:table-cell-properties fo:border="thin solid #000000" style:vertical-align="middle" fo:background-color="transparent" style:repeat-content="false"/>
      <style:paragraph-properties fo:text-align="end" fo:margin-right="0cm"/>
      <style:text-properties style:font-name="Marianne" style:font-name-asian="Marianne" style:font-name-complex="Marianne" fo:font-size="10pt" style:font-size-asian="10pt" style:font-size-complex="10pt"/>
    </style:style>
    <style:style style:name="ce14" style:family="table-cell" style:parent-style-name="Default" style:data-style-name="N0">
      <style:table-cell-properties style:vertical-align="automatic" fo:wrap-option="wrap"/>
      <style:text-properties style:font-name="Marianne" style:font-name-asian="Marianne" style:font-name-complex="Marianne" fo:font-size="10pt" style:font-size-asian="10pt" style:font-size-complex="10pt"/>
    </style:style>
    <style:style style:name="ce15" style:family="table-cell" style:parent-style-name="Default" style:data-style-name="N0">
      <style:table-cell-properties fo:border="thin solid #000000" style:vertical-align="automatic" fo:wrap-option="wrap"/>
      <style:text-properties style:font-name="Marianne" style:font-name-asian="Marianne" style:font-name-complex="Marianne" fo:font-size="10pt" style:font-size-asian="10pt" style:font-size-complex="10pt"/>
    </style:style>
    <style:style style:name="ce16" style:family="table-cell" style:parent-style-name="Default" style:data-style-name="N0">
      <style:table-cell-properties fo:border="thin solid #000000" style:vertical-align="automatic" fo:wrap-option="wrap" fo:background-color="transparent"/>
      <style:text-properties style:font-name="Marianne" style:font-name-asian="Marianne" style:font-name-complex="Marianne" fo:font-size="10pt" style:font-size-asian="10pt" style:font-size-complex="10pt"/>
    </style:style>
    <style:style style:name="ce17" style:family="table-cell" style:parent-style-name="Default" style:data-style-name="N0">
      <style:table-cell-properties fo:border="thin solid #000000" style:vertical-align="middle" fo:background-color="transparent" style:repeat-content="false"/>
      <style:paragraph-properties fo:text-align="center"/>
      <style:text-properties style:font-name="Marianne" style:font-name-asian="Marianne" style:font-name-complex="Marianne" fo:font-size="10pt" style:font-size-asian="10pt" style:font-size-complex="10pt"/>
    </style:style>
    <style:style style:name="ce18" style:family="table-cell" style:parent-style-name="Default" style:data-style-name="N0">
      <style:table-cell-properties fo:background-color="transparent"/>
      <style:text-properties style:font-name="Marianne" style:font-name-asian="Marianne" style:font-name-complex="Marianne" fo:font-size="10pt" style:font-size-asian="10pt" style:font-size-complex="10pt"/>
    </style:style>
    <style:style style:name="ce19" style:family="table-cell" style:parent-style-name="Default" style:data-style-name="N0">
      <style:table-cell-properties fo:background-color="transparent"/>
    </style:style>
    <style:style style:name="ce20" style:family="table-cell" style:parent-style-name="Default" style:data-style-name="N0">
      <style:table-cell-properties style:vertical-align="middle" style:repeat-content="false"/>
      <style:paragraph-properties fo:text-align="start" fo:margin-left="0cm"/>
      <style:text-properties style:font-name="Marianne" style:font-name-asian="Marianne" style:font-name-complex="Marianne" fo:font-size="10pt" style:font-size-asian="10pt" style:font-size-complex="10pt"/>
    </style:style>
    <style:style style:name="ce21" style:family="table-cell" style:parent-style-name="Default" style:data-style-name="N0">
      <style:table-cell-properties fo:border="thin solid #000000" style:vertical-align="middle" fo:background-color="#999999" style:repeat-content="false"/>
      <style:paragraph-properties fo:text-align="center"/>
      <style:text-properties style:font-name="Marianne" style:font-name-asian="Marianne" style:font-name-complex="Marianne" fo:font-size="10pt" style:font-size-asian="10pt" style:font-size-complex="10pt" fo:font-weight="bold" style:font-weight-asian="bold" style:font-weight-complex="bold"/>
    </style:style>
    <style:style style:name="ce22" style:family="table-cell" style:parent-style-name="Default" style:data-style-name="N0">
      <style:table-cell-properties fo:border="thin solid #000000" style:vertical-align="automatic" fo:wrap-option="wrap" fo:background-color="#999999"/>
      <style:text-properties style:font-name="Marianne" style:font-name-asian="Marianne" style:font-name-complex="Marianne" fo:font-size="10pt" style:font-size-asian="10pt" style:font-size-complex="10pt"/>
    </style:style>
    <style:style style:name="ce23" style:family="table-cell" style:parent-style-name="Default" style:data-style-name="N0">
      <style:table-cell-properties fo:border="thin solid #000000" style:vertical-align="middle" fo:background-color="#999999" style:repeat-content="false"/>
      <style:paragraph-properties fo:text-align="center"/>
      <style:text-properties style:font-name="Marianne" style:font-name-asian="Marianne" style:font-name-complex="Marianne" fo:font-size="10pt" style:font-size-asian="10pt" style:font-size-complex="10pt"/>
    </style:style>
    <style:style style:name="ce24" style:family="table-cell" style:parent-style-name="Default" style:data-style-name="N0">
      <style:table-cell-properties fo:border="thin solid #000000" style:vertical-align="middle" fo:background-color="transparent" style:repeat-content="false"/>
      <style:paragraph-properties fo:text-align="center"/>
      <style:text-properties style:font-name="Marianne" style:font-name-asian="Marianne" style:font-name-complex="Marianne"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26" style:family="table-cell" style:parent-style-name="Default" style:data-style-name="N0">
      <style:table-cell-properties style:vertical-align="middle" style:repeat-content="false"/>
      <style:paragraph-properties fo:text-align="center"/>
      <style:text-properties style:font-name="Marianne" style:font-name-asian="Marianne" style:font-name-complex="Marianne" fo:font-size="10pt" style:font-size-asian="10pt" style:font-size-complex="10pt" fo:font-weight="bold" style:font-weight-asian="bold" style:font-weight-complex="bold"/>
    </style:style>
    <style:style style:name="ce27" style:family="table-cell" style:parent-style-name="Default" style:data-style-name="N0">
      <style:table-cell-properties style:vertical-align="middle" style:repeat-content="false"/>
      <style:paragraph-properties fo:text-align="center"/>
      <style:text-properties style:font-name="Marianne" style:font-name-asian="Marianne" style:font-name-complex="Marianne" fo:font-size="10pt" style:font-size-asian="10pt" style:font-size-complex="10pt"/>
    </style:style>
    <style:style style:name="ce28" style:family="table-cell" style:parent-style-name="Default" style:data-style-name="N36">
      <style:text-properties style:font-name="Marianne" style:font-name-asian="Marianne" style:font-name-complex="Marianne" fo:font-size="10pt" style:font-size-asian="10pt" style:font-size-complex="10pt"/>
    </style:style>
    <style:style style:name="ce29" style:family="table-cell" style:parent-style-name="Default" style:data-style-name="N0">
      <style:table-cell-properties style:vertical-align="middle" fo:background-color="#CCCCCC" style:repeat-content="false"/>
      <style:paragraph-properties fo:text-align="center"/>
      <style:text-properties style:font-name="Marianne" style:font-name-asian="Marianne" style:font-name-complex="Marianne"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middle" fo:background-color="transparent" style:repeat-content="false"/>
      <style:paragraph-properties fo:text-align="center"/>
      <style:text-properties style:font-name="Marianne" style:font-name-asian="Marianne" style:font-name-complex="Marianne" fo:font-size="14pt" style:font-size-asian="14pt" style:font-size-complex="14pt" fo:font-weight="bold" style:font-weight-asian="bold" style:font-weight-complex="bold"/>
    </style:style>
    <style:style style:name="ce31" style:family="table-cell" style:parent-style-name="Default" style:data-style-name="N0">
      <style:table-cell-properties style:vertical-align="middle" fo:background-color="#CCCCCC" style:repeat-content="false"/>
      <style:paragraph-properties fo:text-align="center"/>
      <style:text-properties style:font-name="Marianne" style:font-name-asian="Marianne" style:font-name-complex="Marianne" fo:font-size="14pt" style:font-size-asian="14pt" style:font-size-complex="14pt" style:text-underline-style="solid" style:text-underline-type="single" fo:font-weight="bold" style:font-weight-asian="bold" style:font-weight-complex="bold"/>
    </style:style>
    <style:style style:name="ce32" style:family="table-cell" style:parent-style-name="Default" style:data-style-name="N0">
      <style:table-cell-properties style:vertical-align="middle" fo:wrap-option="wrap" fo:background-color="#FFFFFF" style:repeat-content="false"/>
      <style:paragraph-properties fo:text-align="center"/>
      <style:text-properties style:font-name="Marianne" style:font-name-asian="Marianne" style:font-name-complex="Marianne" fo:font-size="12pt" style:font-size-asian="12pt" style:font-size-complex="12pt" fo:font-style="italic" style:font-style-asian="italic" style:font-style-complex="italic" fo:font-weight="bold" style:font-weight-asian="bold" style:font-weight-complex="bold"/>
    </style:style>
    <style:style style:name="ce33" style:family="table-cell" style:parent-style-name="Default" style:data-style-name="N0">
      <style:table-cell-properties fo:border="thin solid #000000" style:vertical-align="middle" fo:background-color="#999999" style:repeat-content="false"/>
      <style:paragraph-properties fo:text-align="start" fo:margin-left="0cm"/>
      <style:text-properties style:font-name="Marianne" style:font-name-asian="Marianne" style:font-name-complex="Marianne" fo:font-size="10pt" style:font-size-asian="10pt" style:font-size-complex="10pt" fo:font-weight="bold" style:font-weight-asian="bold" style:font-weight-complex="bold"/>
    </style:style>
    <style:style style:name="ce34" style:family="table-cell" style:parent-style-name="Milliers" style:data-style-name="N35">
      <style:table-cell-properties fo:border="thin solid #000000" style:vertical-align="middle" fo:background-color="transparent" style:repeat-content="false"/>
      <style:paragraph-properties fo:text-align="end" fo:margin-right="0cm"/>
      <style:text-properties fo:color="#000000" style:font-name="Marianne" style:font-name-asian="Marianne" style:font-name-complex="Marianne" fo:font-size="10pt" style:font-size-asian="10pt" style:font-size-complex="10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Marianne" style:font-name-asian="Marianne" style:font-name-complex="Marianne"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Marianne" style:font-name-asian="Marianne" style:font-name-complex="Marianne"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24.1035416666667cm"/>
    </style:style>
    <style:style style:name="co3" style:family="table-column">
      <style:table-column-properties fo:break-before="auto" style:column-width="3.14854166666667cm"/>
    </style:style>
    <style:style style:name="co4" style:family="table-column">
      <style:table-column-properties fo:break-before="auto" style:column-width="2.98979166666667cm"/>
    </style:style>
    <style:style style:name="co5" style:family="table-column">
      <style:table-column-properties fo:break-before="auto" style:column-width="4.73604166666667cm"/>
    </style:style>
    <style:style style:name="co6" style:family="table-column">
      <style:table-column-properties fo:break-before="auto" style:column-width="2.11666666666667cm"/>
    </style:style>
    <style:style style:name="ro1" style:family="table-row">
      <style:table-row-properties style:row-height="15.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33.9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26.25pt" style:use-optimal-row-height="true" fo:break-before="auto"/>
    </style:style>
    <style:style style:name="ro6" style:family="table-row">
      <style:table-row-properties style:row-height="39pt" style:use-optimal-row-height="true" fo:break-before="auto"/>
    </style:style>
    <style:style style:name="ro7" style:family="table-row">
      <style:table-row-properties style:row-height="64.5pt" style:use-optimal-row-height="true" fo:break-before="auto"/>
    </style:style>
    <style:style style:name="ro8" style:family="table-row">
      <style:table-row-properties style:row-height="77.25pt" style:use-optimal-row-height="true" fo:break-before="auto"/>
    </style:style>
    <style:style style:name="ro9" style:family="table-row">
      <style:table-row-properties style:row-height="51.75pt" style:use-optimal-row-height="true" fo:break-before="auto"/>
    </style:style>
    <style:style style:name="ro10"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MEC-LOT1-EDESCO" table:style-name="ta1">
        <table:table-column table:style-name="co1" table:default-cell-style-name="ce26"/>
        <table:table-column table:style-name="co2" table:default-cell-style-name="ce14"/>
        <table:table-column table:style-name="co3" table:default-cell-style-name="ce27"/>
        <table:table-column table:style-name="co4" table:default-cell-style-name="ce27"/>
        <table:table-column table:style-name="co5" table:default-cell-style-name="ce3"/>
        <table:table-column table:style-name="co1" table:number-columns-repeated="58" table:default-cell-style-name="ce3"/>
        <table:table-column table:style-name="co6" table:number-columns-repeated="958" table:default-cell-style-name="ce3"/>
        <table:table-column table:style-name="co1" table:default-cell-style-name="ce1"/>
        <table:table-column table:style-name="co6" table:number-columns-repeated="15362" table:default-cell-style-name="ce1"/>
        <table:table-row table:style-name="ro1">
          <table:table-cell office:value-type="string" table:number-columns-spanned="4" table:number-rows-spanned="1" table:style-name="ce29">
            <text:p>MARCHE PUBLIC DE FOURNITURES COURANTES ET SERVICES</text:p>
          </table:table-cell>
          <table:covered-table-cell table:number-columns-repeated="3"/>
          <table:table-cell table:number-columns-repeated="1017" table:style-name="ce2"/>
          <table:table-cell table:number-columns-repeated="15363" table:style-name="ce1"/>
        </table:table-row>
        <table:table-row table:style-name="ro2">
          <table:table-cell office:value-type="string" table:number-columns-spanned="4" table:number-rows-spanned="1" table:style-name="ce30">
            <text:p>Maintenance des installations d’Énergie et des Câbles SIRIUS &amp; tunnels du réseau routier national non concédé d’Île-de-France</text:p>
          </table:table-cell>
          <table:covered-table-cell table:number-columns-repeated="3"/>
          <table:table-cell table:number-columns-repeated="1017" table:style-name="ce2"/>
          <table:table-cell table:number-columns-repeated="15363" table:style-name="ce1"/>
        </table:table-row>
        <table:table-row table:style-name="ro3">
          <table:table-cell office:value-type="string" table:number-columns-spanned="4" table:number-rows-spanned="1" table:style-name="ce31">
            <text:p><text:span text:style-name="T2">Bordereau des Prix (BP) – Lot 1 –<text:s/></text:span><text:span text:style-name="T2">Maintenance énergie câbles et fourniture câbles</text:span></text:p>
          </table:table-cell>
          <table:covered-table-cell table:number-columns-repeated="3"/>
          <table:table-cell table:number-columns-repeated="1017" table:style-name="ce3"/>
          <table:table-cell table:number-columns-repeated="15363" table:style-name="ce1"/>
        </table:table-row>
        <table:table-row table:style-name="ro3">
          <table:table-cell office:value-type="string" table:number-columns-spanned="4" table:number-rows-spanned="1" table:style-name="ce32">
            <text:p>Pièce non contractuelle servant à l’analyse des offres</text:p>
          </table:table-cell>
          <table:covered-table-cell table:number-columns-repeated="3"/>
          <table:table-cell table:number-columns-repeated="1017" table:style-name="ce3"/>
          <table:table-cell table:number-columns-repeated="15363" table:style-name="ce1"/>
        </table:table-row>
        <table:table-row table:style-name="ro3">
          <table:table-cell office:value-type="string" table:number-columns-spanned="4" table:number-rows-spanned="1" table:style-name="ce32">
            <text:p>Tous les prix comprennent la rémunération des prestations de pilotage (fiche n°3 du CCTP), de réversibilité et de gestion de la connaissance (fiche n° 2 du CCTP)</text:p>
          </table:table-cell>
          <table:covered-table-cell table:number-columns-repeated="3"/>
          <table:table-cell table:number-columns-repeated="1017" table:style-name="ce3"/>
          <table:table-cell table:number-columns-repeated="15363" table:style-name="ce1"/>
        </table:table-row>
        <table:table-row table:style-name="ro4">
          <table:table-cell office:value-type="string" table:style-name="ce4">
            <text:p>N°</text:p>
          </table:table-cell>
          <table:table-cell office:value-type="string" table:style-name="ce5">
            <text:p>Libellé du prix</text:p>
          </table:table-cell>
          <table:table-cell office:value-type="string" table:style-name="ce4">
            <text:p>Unité</text:p>
          </table:table-cell>
          <table:table-cell office:value-type="string" table:style-name="ce4">
            <text:p>PU (HT)</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100 : Prestations diverses</text:p>
          </table:table-cell>
          <table:covered-table-cell table:number-columns-repeated="2"/>
          <table:table-cell table:style-name="ce6"/>
          <table:table-cell table:style-name="ce7"/>
          <table:table-cell table:number-columns-repeated="1016" table:style-name="ce8"/>
          <table:table-cell table:style-name="ce9"/>
          <table:table-cell table:number-columns-repeated="15362"/>
        </table:table-row>
        <table:table-row table:style-name="ro4">
          <table:table-cell office:value-type="float" office:value="101" table:style-name="ce10">
            <text:p>101</text:p>
          </table:table-cell>
          <table:table-cell office:value-type="string" table:style-name="ce11">
            <text:p>Mise en place initiale du contrat (Le forfait tel que décrit dans la fiche N°1 du CCTP)</text:p>
          </table:table-cell>
          <table:table-cell office:value-type="string" table:style-name="ce12">
            <text:p>Forfait</text:p>
          </table:table-cell>
          <table:table-cell office:value-type="currency" office:value="40819.279999999999" table:style-name="ce13">
            <text:p>40 819,28 €</text:p>
          </table:table-cell>
          <table:table-cell table:style-name="ce14"/>
          <table:table-cell table:number-columns-repeated="1016" table:style-name="ce3"/>
          <table:table-cell table:number-columns-repeated="15363" table:style-name="ce1"/>
        </table:table-row>
        <table:table-row table:style-name="ro4">
          <table:table-cell office:value-type="float" office:value="102" table:style-name="ce10">
            <text:p>102</text:p>
          </table:table-cell>
          <table:table-cell office:value-type="string" table:style-name="ce11">
            <text:p>Restitution en fin de marché (Le forfait tel que décrit dans la fiche N°18 du CCTP)</text:p>
          </table:table-cell>
          <table:table-cell office:value-type="string" table:style-name="ce12">
            <text:p>Forfait</text:p>
          </table:table-cell>
          <table:table-cell office:value-type="currency" office:value="7033.94" table:style-name="ce13">
            <text:p>7 033,94 €</text:p>
          </table:table-cell>
          <table:table-cell table:style-name="ce14"/>
          <table:table-cell table:number-columns-repeated="1016" table:style-name="ce3"/>
          <table:table-cell table:number-columns-repeated="15363" table:style-name="ce1"/>
        </table:table-row>
        <table:table-row table:style-name="ro4">
          <table:table-cell office:value-type="float" office:value="103" table:style-name="ce10">
            <text:p>103</text:p>
          </table:table-cell>
          <table:table-cell office:value-type="string" table:style-name="ce11">
            <text:p>Assistances ponctuelles au successeur (Le forfait tel que décrit dans la fiche N°18 du CCTP)</text:p>
          </table:table-cell>
          <table:table-cell office:value-type="string" table:style-name="ce12">
            <text:p>Forfait</text:p>
          </table:table-cell>
          <table:table-cell office:value-type="currency" office:value="10343.700000000001" table:style-name="ce13">
            <text:p>10 343,70 €</text:p>
          </table:table-cell>
          <table:table-cell table:style-name="ce14"/>
          <table:table-cell table:number-columns-repeated="1016" table:style-name="ce3"/>
          <table:table-cell table:number-columns-repeated="15363" table:style-name="ce1"/>
        </table:table-row>
        <table:table-row table:style-name="ro4">
          <table:table-cell office:value-type="float" office:value="104" table:style-name="ce10">
            <text:p>104</text:p>
          </table:table-cell>
          <table:table-cell office:value-type="string" table:style-name="ce11">
            <text:p>une réunion en présentiel (Le forfait tel que décrit dans la fiche N°3 du CCTP)</text:p>
          </table:table-cell>
          <table:table-cell office:value-type="string" table:style-name="ce12">
            <text:p>Forfait</text:p>
          </table:table-cell>
          <table:table-cell office:value-type="currency" office:value="2721.29" table:style-name="ce13">
            <text:p>2 721,29 €</text:p>
          </table:table-cell>
          <table:table-cell table:number-columns-repeated="1017" table:style-name="ce3"/>
          <table:table-cell table:number-columns-repeated="15363" table:style-name="ce1"/>
        </table:table-row>
        <table:table-row table:style-name="ro4">
          <table:table-cell office:value-type="float" office:value="105" table:style-name="ce10">
            <text:p>105</text:p>
          </table:table-cell>
          <table:table-cell office:value-type="string" table:style-name="ce11">
            <text:p>une réunion en distanciel (Le forfait tel que décrit dans la fiche N°3 du CCTP)</text:p>
          </table:table-cell>
          <table:table-cell office:value-type="string" table:style-name="ce12">
            <text:p>Forfait</text:p>
          </table:table-cell>
          <table:table-cell office:value-type="currency" office:value="2279.08" table:style-name="ce13">
            <text:p>2 279,08 €</text:p>
          </table:table-cell>
          <table:table-cell table:number-columns-repeated="1017" table:style-name="ce3"/>
          <table:table-cell table:number-columns-repeated="15363" table:style-name="ce1"/>
        </table:table-row>
        <table:table-row table:style-name="ro4">
          <table:table-cell office:value-type="float" office:value="106" table:style-name="ce10">
            <text:p>106</text:p>
          </table:table-cell>
          <table:table-cell office:value-type="string" table:style-name="ce15">
            <text:p>Chargé d’exploitation électrique selon fiche CCTP N°13</text:p>
          </table:table-cell>
          <table:table-cell office:value-type="string" table:style-name="ce12">
            <text:p>Mensuel</text:p>
          </table:table-cell>
          <table:table-cell office:value-type="currency" office:value="2313.09" table:style-name="ce13">
            <text:p>2 313,09 €</text:p>
          </table:table-cell>
          <table:table-cell table:number-columns-repeated="1017" table:style-name="ce3"/>
          <table:table-cell table:number-columns-repeated="15363" table:style-name="ce1"/>
        </table:table-row>
        <table:table-row table:style-name="ro4">
          <table:table-cell office:value-type="float" office:value="107" table:style-name="ce10">
            <text:p>107</text:p>
          </table:table-cell>
          <table:table-cell office:value-type="string" table:style-name="ce15">
            <text:p>Astreinte SAPER pour une journée selon fiche CCTP N°14</text:p>
          </table:table-cell>
          <table:table-cell office:value-type="string" table:style-name="ce12">
            <text:p>Forfait</text:p>
          </table:table-cell>
          <table:table-cell office:value-type="currency" office:value="394.04" table:style-name="ce13">
            <text:p>394,04 €</text:p>
          </table:table-cell>
          <table:table-cell table:number-columns-repeated="1017" table:style-name="ce3"/>
          <table:table-cell table:number-columns-repeated="15363" table:style-name="ce1"/>
        </table:table-row>
        <table:table-row table:style-name="ro4">
          <table:table-cell office:value-type="float" office:value="108" table:style-name="ce10">
            <text:p>108</text:p>
          </table:table-cell>
          <table:table-cell office:value-type="string" table:style-name="ce15">
            <text:p>Astreinte SAPER pour une semaine selon fiche CCTP N°14</text:p>
          </table:table-cell>
          <table:table-cell office:value-type="string" table:style-name="ce12">
            <text:p>Forfait</text:p>
          </table:table-cell>
          <table:table-cell office:value-type="currency" office:value="1970.2" table:style-name="ce13">
            <text:p>1 970,20 €</text:p>
          </table:table-cell>
          <table:table-cell table:number-columns-repeated="1017" table:style-name="ce3"/>
          <table:table-cell table:number-columns-repeated="15363" table:style-name="ce1"/>
        </table:table-row>
        <table:table-row table:style-name="ro4">
          <table:table-cell office:value-type="float" office:value="109" table:style-name="ce10">
            <text:p>109</text:p>
          </table:table-cell>
          <table:table-cell office:value-type="string" table:style-name="ce15">
            <text:p>Gestion annuel du lot de rechange selon fiche CCTP N°4</text:p>
          </table:table-cell>
          <table:table-cell office:value-type="string" table:style-name="ce12">
            <text:p>Annuel</text:p>
          </table:table-cell>
          <table:table-cell office:value-type="currency" office:value="22653.68" table:style-name="ce13">
            <text:p>22 653,68 €</text:p>
          </table:table-cell>
          <table:table-cell table:number-columns-repeated="1017" table:style-name="ce3"/>
          <table:table-cell table:number-columns-repeated="15363" table:style-name="ce1"/>
        </table:table-row>
        <table:table-row table:style-name="ro4">
          <table:table-cell office:value-type="float" office:value="110" table:style-name="ce10">
            <text:p>110</text:p>
          </table:table-cell>
          <table:table-cell office:value-type="string" table:style-name="ce15">
            <text:p>Ouverture d’un parc à câbles de la DiRIF pour un tiers selon fiche CCTP N°4</text:p>
          </table:table-cell>
          <table:table-cell office:value-type="string" table:style-name="ce12">
            <text:p>Unité</text:p>
          </table:table-cell>
          <table:table-cell office:value-type="currency" office:value="204.1" table:style-name="ce13">
            <text:p>204,10 €</text:p>
          </table:table-cell>
          <table:table-cell table:number-columns-repeated="1017" table:style-name="ce3"/>
          <table:table-cell table:number-columns-repeated="15363" table:style-name="ce1"/>
        </table:table-row>
        <table:table-row table:style-name="ro4">
          <table:table-cell office:value-type="float" office:value="111" table:style-name="ce10">
            <text:p>111</text:p>
          </table:table-cell>
          <table:table-cell office:value-type="string" table:style-name="ce16">
            <text:p>Nacelle de moins de 8m avec panier</text:p>
          </table:table-cell>
          <table:table-cell office:value-type="string" table:style-name="ce17">
            <text:p>La 1/2 journée</text:p>
          </table:table-cell>
          <table:table-cell office:value-type="currency" office:value="378.43" table:style-name="ce13">
            <text:p>378,43 €</text:p>
          </table:table-cell>
          <table:table-cell table:number-columns-repeated="1017" table:style-name="ce3"/>
          <table:table-cell table:number-columns-repeated="15363" table:style-name="ce1"/>
        </table:table-row>
        <table:table-row table:style-name="ro4">
          <table:table-cell office:value-type="float" office:value="112" table:style-name="ce10">
            <text:p>112</text:p>
          </table:table-cell>
          <table:table-cell office:value-type="string" table:style-name="ce16">
            <text:p>Nacelle de moins de 8m avec panier</text:p>
          </table:table-cell>
          <table:table-cell office:value-type="string" table:style-name="ce17">
            <text:p>La journée</text:p>
          </table:table-cell>
          <table:table-cell office:value-type="currency" office:value="632.76" table:style-name="ce13">
            <text:p>632,76 €</text:p>
          </table:table-cell>
          <table:table-cell table:number-columns-repeated="1017" table:style-name="ce3"/>
          <table:table-cell table:number-columns-repeated="15363" table:style-name="ce1"/>
        </table:table-row>
        <table:table-row table:style-name="ro4">
          <table:table-cell office:value-type="float" office:value="113" table:style-name="ce10">
            <text:p>113</text:p>
          </table:table-cell>
          <table:table-cell office:value-type="string" table:style-name="ce16">
            <text:p>Mise à disposition d’un camion bras</text:p>
          </table:table-cell>
          <table:table-cell office:value-type="string" table:style-name="ce17">
            <text:p>La 1/2 journée</text:p>
          </table:table-cell>
          <table:table-cell office:value-type="currency" office:value="718.75" table:style-name="ce13">
            <text:p>718,75 €</text:p>
          </table:table-cell>
          <table:table-cell table:number-columns-repeated="1017" table:style-name="ce3"/>
          <table:table-cell table:number-columns-repeated="15363" table:style-name="ce1"/>
        </table:table-row>
        <table:table-row table:style-name="ro4">
          <table:table-cell office:value-type="float" office:value="114" table:style-name="ce10">
            <text:p>114</text:p>
          </table:table-cell>
          <table:table-cell office:value-type="string" table:style-name="ce16">
            <text:p>Mise à disposition d’un camion bras</text:p>
          </table:table-cell>
          <table:table-cell office:value-type="string" table:style-name="ce17">
            <text:p>La journée</text:p>
          </table:table-cell>
          <table:table-cell office:value-type="currency" office:value="937.5" table:style-name="ce13">
            <text:p>937,50 €</text:p>
          </table:table-cell>
          <table:table-cell table:number-columns-repeated="1017" table:style-name="ce3"/>
          <table:table-cell table:number-columns-repeated="15363" table:style-name="ce1"/>
        </table:table-row>
        <table:table-row table:style-name="ro4">
          <table:table-cell office:value-type="float" office:value="115" table:style-name="ce10">
            <text:p>115</text:p>
          </table:table-cell>
          <table:table-cell office:value-type="string" table:style-name="ce16">
            <text:p>Mise à disposition d’un camion aspirateur</text:p>
          </table:table-cell>
          <table:table-cell office:value-type="string" table:style-name="ce17">
            <text:p>La 1/2 journée</text:p>
          </table:table-cell>
          <table:table-cell office:value-type="currency" office:value="1850" table:style-name="ce13">
            <text:p>1 850,00 €</text:p>
          </table:table-cell>
          <table:table-cell table:number-columns-repeated="1017" table:style-name="ce3"/>
          <table:table-cell table:number-columns-repeated="15363" table:style-name="ce1"/>
        </table:table-row>
        <table:table-row table:style-name="ro4">
          <table:table-cell office:value-type="float" office:value="116" table:style-name="ce10">
            <text:p>116</text:p>
          </table:table-cell>
          <table:table-cell office:value-type="string" table:style-name="ce16">
            <text:p>Mise à disposition d’un camion aspirateur</text:p>
          </table:table-cell>
          <table:table-cell office:value-type="string" table:style-name="ce17">
            <text:p>La journée</text:p>
          </table:table-cell>
          <table:table-cell office:value-type="currency" office:value="1850" table:style-name="ce13">
            <text:p>1 850,00 €</text:p>
          </table:table-cell>
          <table:table-cell table:number-columns-repeated="1017" table:style-name="ce3"/>
          <table:table-cell table:number-columns-repeated="15363" table:style-name="ce1"/>
        </table:table-row>
        <table:table-row table:style-name="ro4">
          <table:table-cell office:value-type="float" office:value="117" table:style-name="ce10">
            <text:p>117</text:p>
          </table:table-cell>
          <table:table-cell office:value-type="string" table:style-name="ce16">
            <text:p>Pose de balises<text:s/><text:span text:style-name="T1">Bluetooth</text:span><text:s/>dans un tunnel selon fiche CCTP N°19</text:p>
          </table:table-cell>
          <table:table-cell office:value-type="string" table:style-name="ce17">
            <text:p>Forfait</text:p>
          </table:table-cell>
          <table:table-cell office:value-type="currency" office:value="2049.46" table:style-name="ce13">
            <text:p>2 049,46 €</text:p>
          </table:table-cell>
          <table:table-cell table:number-columns-repeated="1017" table:style-name="ce3"/>
          <table:table-cell table:number-columns-repeated="15363" table:style-name="ce1"/>
        </table:table-row>
        <table:table-row table:style-name="ro4">
          <table:table-cell office:value-type="float" office:value="118" table:style-name="ce10">
            <text:p>118</text:p>
          </table:table-cell>
          <table:table-cell office:value-type="string" table:style-name="ce16">
            <text:p>Accompagnement sur les installations sur une demi-journée selon fiche CCTP N°16</text:p>
          </table:table-cell>
          <table:table-cell office:value-type="string" table:style-name="ce17">
            <text:p>Forfait</text:p>
          </table:table-cell>
          <table:table-cell office:value-type="currency" office:value="340.16" table:style-name="ce13">
            <text:p>340,16 €</text:p>
          </table:table-cell>
          <table:table-cell table:number-columns-repeated="1017" table:style-name="ce3"/>
          <table:table-cell table:number-columns-repeated="15363" table:style-name="ce1"/>
        </table:table-row>
        <table:table-row table:style-name="ro4">
          <table:table-cell office:value-type="float" office:value="119" table:style-name="ce10">
            <text:p>119</text:p>
          </table:table-cell>
          <table:table-cell office:value-type="string" table:style-name="ce16">
            <text:p>Accompagnement sur les installations sur une journée selon fiche CCTP N°16</text:p>
          </table:table-cell>
          <table:table-cell office:value-type="string" table:style-name="ce17">
            <text:p>Forfait</text:p>
          </table:table-cell>
          <table:table-cell office:value-type="currency" office:value="544.26" table:style-name="ce13">
            <text:p>544,26 €</text:p>
          </table:table-cell>
          <table:table-cell table:number-columns-repeated="1017" table:style-name="ce3"/>
          <table:table-cell table:number-columns-repeated="15363" table:style-name="ce1"/>
        </table:table-row>
        <table:table-row table:style-name="ro4">
          <table:table-cell office:value-type="float" office:value="120" table:style-name="ce10">
            <text:p>120</text:p>
          </table:table-cell>
          <table:table-cell office:value-type="string" table:style-name="ce16">
            <text:p>MCO trimestriel du superviseur énergie et sites selon fiche CCTP N°22</text:p>
          </table:table-cell>
          <table:table-cell office:value-type="string" table:style-name="ce17">
            <text:p>Forfait</text:p>
          </table:table-cell>
          <table:table-cell office:value-type="currency" office:value="6484.65" table:style-name="ce13">
            <text:p>6 484,65 €</text:p>
          </table:table-cell>
          <table:table-cell table:number-columns-repeated="1017" table:style-name="ce18"/>
          <table:table-cell table:style-name="ce19"/>
          <table:table-cell table:number-columns-repeated="15362"/>
        </table:table-row>
        <table:table-row table:style-name="ro4">
          <table:table-cell office:value-type="float" office:value="121" table:style-name="ce10">
            <text:p>121</text:p>
          </table:table-cell>
          <table:table-cell office:value-type="string" table:style-name="ce16">
            <text:p>Plus value pour l’exécution d’une prestation de nuit entre 22h00 et 06h00, les dimanches et les jours fériés</text:p>
          </table:table-cell>
          <table:table-cell office:value-type="string" table:style-name="ce17">
            <text:p>Le taux</text:p>
          </table:table-cell>
          <table:table-cell office:value-type="float" office:value="1" table:style-name="ce34">
            <text:p><text:s/>1,00<text:s/></text:p>
          </table:table-cell>
          <table:table-cell table:number-columns-repeated="1017" table:style-name="ce18"/>
          <table:table-cell table:style-name="ce19"/>
          <table:table-cell table:number-columns-repeated="15362"/>
        </table:table-row>
        <table:table-row table:style-name="ro4">
          <table:table-cell office:value-type="string" table:number-columns-spanned="3" table:number-rows-spanned="1" table:style-name="ce33">
            <text:p>Série 200 : Les unités d ‘œuvre par niveau d’activité telles que décrites dans le chapitre 2.2 CCTP</text:p>
          </table:table-cell>
          <table:covered-table-cell table:number-columns-repeated="2"/>
          <table:table-cell table:style-name="ce23"/>
          <table:table-cell table:number-columns-repeated="2" table:style-name="ce8"/>
          <table:table-cell table:number-columns-repeated="1015" table:style-name="ce20"/>
          <table:table-cell table:style-name="ce9"/>
          <table:table-cell table:number-columns-repeated="15362"/>
        </table:table-row>
        <table:table-row table:style-name="ro4">
          <table:table-cell office:value-type="float" office:value="201" table:style-name="ce10">
            <text:p>201</text:p>
          </table:table-cell>
          <table:table-cell office:value-type="string" table:style-name="ce15">
            <text:p>Prix d'une journée de niveau d'activité 1</text:p>
          </table:table-cell>
          <table:table-cell office:value-type="string" table:style-name="ce12">
            <text:p>Forfait</text:p>
          </table:table-cell>
          <table:table-cell office:value-type="currency" office:value="591.88" table:style-name="ce13">
            <text:p>591,88 €</text:p>
          </table:table-cell>
          <table:table-cell table:number-columns-repeated="1017" table:style-name="ce3"/>
          <table:table-cell table:number-columns-repeated="15363" table:style-name="ce1"/>
        </table:table-row>
        <table:table-row table:style-name="ro4">
          <table:table-cell office:value-type="float" office:value="202" table:style-name="ce10">
            <text:p>202</text:p>
          </table:table-cell>
          <table:table-cell office:value-type="string" table:style-name="ce15">
            <text:p>Prix d'une journée de niveau d'activité 2</text:p>
          </table:table-cell>
          <table:table-cell office:value-type="string" table:style-name="ce12">
            <text:p>Forfait</text:p>
          </table:table-cell>
          <table:table-cell office:value-type="currency" office:value="838.6" table:style-name="ce13">
            <text:p>838,60 €</text:p>
          </table:table-cell>
          <table:table-cell table:number-columns-repeated="1017" table:style-name="ce3"/>
          <table:table-cell table:number-columns-repeated="15363" table:style-name="ce1"/>
        </table:table-row>
        <table:table-row table:style-name="ro4">
          <table:table-cell office:value-type="float" office:value="203" table:style-name="ce10">
            <text:p>203</text:p>
          </table:table-cell>
          <table:table-cell office:value-type="string" table:style-name="ce15">
            <text:p>Prix d'une journée de niveau d'activité 3</text:p>
          </table:table-cell>
          <table:table-cell office:value-type="string" table:style-name="ce12">
            <text:p>Forfait</text:p>
          </table:table-cell>
          <table:table-cell office:value-type="currency" office:value="1000.07" table:style-name="ce13">
            <text:p>1 000,07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300 : Maintenance préventive hors tunnels</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table:style-name="ce21"/>
          <table:table-cell office:value-type="string" table:style-name="ce22">
            <text:p>Visite d’installation selon fiche CCTP N°5</text:p>
          </table:table-cell>
          <table:table-cell table:number-columns-repeated="2" table:style-name="ce23"/>
          <table:table-cell table:style-name="ce7"/>
          <table:table-cell table:number-columns-repeated="1016" table:style-name="ce8"/>
          <table:table-cell table:style-name="ce9"/>
          <table:table-cell table:number-columns-repeated="15362"/>
        </table:table-row>
        <table:table-row table:style-name="ro4">
          <table:table-cell office:value-type="float" office:value="301" table:style-name="ce24">
            <text:p>301</text:p>
          </table:table-cell>
          <table:table-cell office:value-type="string" table:style-name="ce15">
            <text:p>Visite d’un poste de livraison HT (PL)</text:p>
          </table:table-cell>
          <table:table-cell office:value-type="string" table:style-name="ce12">
            <text:p>Forfait</text:p>
          </table:table-cell>
          <table:table-cell office:value-type="currency" office:value="805.923" table:style-name="ce13">
            <text:p>805,92 €</text:p>
          </table:table-cell>
          <table:table-cell table:number-columns-repeated="1017" table:style-name="ce3"/>
          <table:table-cell table:number-columns-repeated="15363" table:style-name="ce1"/>
        </table:table-row>
        <table:table-row table:style-name="ro4">
          <table:table-cell office:value-type="float" office:value="302" table:style-name="ce24">
            <text:p>302</text:p>
          </table:table-cell>
          <table:table-cell office:value-type="string" table:style-name="ce15">
            <text:p>Visite d’un d’interconnexion HT (PI)</text:p>
          </table:table-cell>
          <table:table-cell office:value-type="string" table:style-name="ce12">
            <text:p>Forfait</text:p>
          </table:table-cell>
          <table:table-cell office:value-type="currency" office:value="632.94299999999998" table:style-name="ce13">
            <text:p>632,94 €</text:p>
          </table:table-cell>
          <table:table-cell table:number-columns-repeated="1017" table:style-name="ce3"/>
          <table:table-cell table:number-columns-repeated="15363" table:style-name="ce1"/>
        </table:table-row>
        <table:table-row table:style-name="ro4">
          <table:table-cell office:value-type="float" office:value="303" table:style-name="ce24">
            <text:p>303</text:p>
          </table:table-cell>
          <table:table-cell office:value-type="string" table:style-name="ce15">
            <text:p>Visite d’un poste à coupure d’artère HT</text:p>
          </table:table-cell>
          <table:table-cell office:value-type="string" table:style-name="ce12">
            <text:p>Forfait</text:p>
          </table:table-cell>
          <table:table-cell office:value-type="currency" office:value="326.79900000000004" table:style-name="ce13">
            <text:p>326,80 €</text:p>
          </table:table-cell>
          <table:table-cell table:number-columns-repeated="1017" table:style-name="ce3"/>
          <table:table-cell table:number-columns-repeated="15363" table:style-name="ce1"/>
        </table:table-row>
        <table:table-row table:style-name="ro4">
          <table:table-cell office:value-type="float" office:value="304" table:style-name="ce24">
            <text:p>304</text:p>
          </table:table-cell>
          <table:table-cell office:value-type="string" table:style-name="ce15">
            <text:p>Visite d’un poste de type site technique « THOMSON »</text:p>
          </table:table-cell>
          <table:table-cell office:value-type="string" table:style-name="ce12">
            <text:p>Forfait</text:p>
          </table:table-cell>
          <table:table-cell office:value-type="currency" office:value="326.79900000000004" table:style-name="ce13">
            <text:p>326,80 €</text:p>
          </table:table-cell>
          <table:table-cell table:number-columns-repeated="1017" table:style-name="ce3"/>
          <table:table-cell table:number-columns-repeated="15363" table:style-name="ce1"/>
        </table:table-row>
        <table:table-row table:style-name="ro4">
          <table:table-cell office:value-type="float" office:value="305" table:style-name="ce24">
            <text:p>305</text:p>
          </table:table-cell>
          <table:table-cell office:value-type="string" table:style-name="ce15">
            <text:p>Visite d’un local de type local de concentration (LC)</text:p>
          </table:table-cell>
          <table:table-cell office:value-type="string" table:style-name="ce12">
            <text:p>Forfait</text:p>
          </table:table-cell>
          <table:table-cell office:value-type="currency" office:value="388.03499999999997" table:style-name="ce13">
            <text:p>388,04 €</text:p>
          </table:table-cell>
          <table:table-cell table:number-columns-repeated="1017" table:style-name="ce3"/>
          <table:table-cell table:number-columns-repeated="15363" table:style-name="ce1"/>
        </table:table-row>
        <table:table-row table:style-name="ro4">
          <table:table-cell office:value-type="float" office:value="306" table:style-name="ce24">
            <text:p>306</text:p>
          </table:table-cell>
          <table:table-cell office:value-type="string" table:style-name="ce15">
            <text:p>Visite d’un local de type site de concentration (SC)</text:p>
          </table:table-cell>
          <table:table-cell office:value-type="string" table:style-name="ce12">
            <text:p>Forfait</text:p>
          </table:table-cell>
          <table:table-cell office:value-type="currency" office:value="449.25300000000004" table:style-name="ce13">
            <text:p>449,25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HT Hors-tunnels selon fiche CCTP N°10</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310" table:style-name="ce24">
            <text:p>310</text:p>
          </table:table-cell>
          <table:table-cell office:value-type="string" table:style-name="ce15">
            <text:p>Maintenance préventive d’un poste de livraison HT SIRIUS (PL) – Niveau 1</text:p>
          </table:table-cell>
          <table:table-cell office:value-type="string" table:style-name="ce12">
            <text:p>Forfait</text:p>
          </table:table-cell>
          <table:table-cell office:value-type="currency" office:value="1296.5129999999999" table:style-name="ce13">
            <text:p>1 296,51 €</text:p>
          </table:table-cell>
          <table:table-cell table:number-columns-repeated="1017" table:style-name="ce3"/>
          <table:table-cell table:number-columns-repeated="15363" table:style-name="ce1"/>
        </table:table-row>
        <table:table-row table:style-name="ro4">
          <table:table-cell office:value-type="float" office:value="311" table:style-name="ce24">
            <text:p>311</text:p>
          </table:table-cell>
          <table:table-cell office:value-type="string" table:style-name="ce15">
            <text:p>Maintenance préventive d’un poste de livraison HT SIRIUS (PL) – Niveau 2</text:p>
          </table:table-cell>
          <table:table-cell office:value-type="string" table:style-name="ce12">
            <text:p>Forfait</text:p>
          </table:table-cell>
          <table:table-cell office:value-type="currency" office:value="2067.5970000000002" table:style-name="ce13">
            <text:p>2 067,60 €</text:p>
          </table:table-cell>
          <table:table-cell table:number-columns-repeated="1017" table:style-name="ce3"/>
          <table:table-cell table:number-columns-repeated="15363" table:style-name="ce1"/>
        </table:table-row>
        <table:table-row table:style-name="ro4">
          <table:table-cell office:value-type="float" office:value="312" table:style-name="ce24">
            <text:p>312</text:p>
          </table:table-cell>
          <table:table-cell office:value-type="string" table:style-name="ce15">
            <text:p>Maintenance préventive d’un poste de livraison HT SIRIUS (PL) – Niveau 3</text:p>
          </table:table-cell>
          <table:table-cell office:value-type="string" table:style-name="ce12">
            <text:p>Forfait</text:p>
          </table:table-cell>
          <table:table-cell office:value-type="currency" office:value="4293.4590000000007" table:style-name="ce13">
            <text:p>4 293,46 €</text:p>
          </table:table-cell>
          <table:table-cell table:number-columns-repeated="1017" table:style-name="ce3"/>
          <table:table-cell table:number-columns-repeated="15363" table:style-name="ce1"/>
        </table:table-row>
        <table:table-row table:style-name="ro4">
          <table:table-cell office:value-type="float" office:value="313" table:style-name="ce24">
            <text:p>313</text:p>
          </table:table-cell>
          <table:table-cell office:value-type="string" table:style-name="ce15">
            <text:p>Maintenance préventive d’un poste d’un poste d’interconnexion HT SIRIUS (PI) – Niveau 1</text:p>
          </table:table-cell>
          <table:table-cell office:value-type="string" table:style-name="ce12">
            <text:p>Forfait</text:p>
          </table:table-cell>
          <table:table-cell office:value-type="currency" office:value="990.36900000000014" table:style-name="ce13">
            <text:p>990,37 €</text:p>
          </table:table-cell>
          <table:table-cell table:number-columns-repeated="1017" table:style-name="ce3"/>
          <table:table-cell table:number-columns-repeated="15363" table:style-name="ce1"/>
        </table:table-row>
        <table:table-row table:style-name="ro4">
          <table:table-cell office:value-type="float" office:value="314" table:style-name="ce24">
            <text:p>314</text:p>
          </table:table-cell>
          <table:table-cell office:value-type="string" table:style-name="ce15">
            <text:p>Maintenance préventive d’un poste d’un poste d’interconnexion HT SIRIUS (PI) – Niveau 2</text:p>
          </table:table-cell>
          <table:table-cell office:value-type="string" table:style-name="ce12">
            <text:p>Forfait</text:p>
          </table:table-cell>
          <table:table-cell office:value-type="currency" office:value="1524.0059999999999" table:style-name="ce13">
            <text:p>1 524,01 €</text:p>
          </table:table-cell>
          <table:table-cell table:number-columns-repeated="1017" table:style-name="ce3"/>
          <table:table-cell table:number-columns-repeated="15363" table:style-name="ce1"/>
        </table:table-row>
        <table:table-row table:style-name="ro4">
          <table:table-cell office:value-type="float" office:value="315" table:style-name="ce24">
            <text:p>315</text:p>
          </table:table-cell>
          <table:table-cell office:value-type="string" table:style-name="ce15">
            <text:p>Maintenance préventive d’un poste d’un poste d’interconnexion HT SIRIUS (PI) – Niveau 3</text:p>
          </table:table-cell>
          <table:table-cell office:value-type="string" table:style-name="ce12">
            <text:p>Forfait</text:p>
          </table:table-cell>
          <table:table-cell office:value-type="currency" office:value="4783.2930000000006" table:style-name="ce13">
            <text:p>4 783,29 €</text:p>
          </table:table-cell>
          <table:table-cell table:number-columns-repeated="1017" table:style-name="ce3"/>
          <table:table-cell table:number-columns-repeated="15363" table:style-name="ce1"/>
        </table:table-row>
        <table:table-row table:style-name="ro4">
          <table:table-cell office:value-type="float" office:value="316" table:style-name="ce24">
            <text:p>316</text:p>
          </table:table-cell>
          <table:table-cell office:value-type="string" table:style-name="ce15">
            <text:p>Maintenance préventive d’un poste d’un poste à coupure d’artère HT – Niveau 1</text:p>
          </table:table-cell>
          <table:table-cell office:value-type="string" table:style-name="ce12">
            <text:p>Forfait</text:p>
          </table:table-cell>
          <table:table-cell office:value-type="currency" office:value="632.94299999999998" table:style-name="ce13">
            <text:p>632,94 €</text:p>
          </table:table-cell>
          <table:table-cell table:number-columns-repeated="1017" table:style-name="ce3"/>
          <table:table-cell table:number-columns-repeated="15363" table:style-name="ce1"/>
        </table:table-row>
        <table:table-row table:style-name="ro4">
          <table:table-cell office:value-type="float" office:value="317" table:style-name="ce24">
            <text:p>317</text:p>
          </table:table-cell>
          <table:table-cell office:value-type="string" table:style-name="ce15">
            <text:p>Maintenance préventive d’un poste d’un poste à coupure d’artère HT – Niveau 2</text:p>
          </table:table-cell>
          <table:table-cell office:value-type="string" table:style-name="ce12">
            <text:p>Forfait</text:p>
          </table:table-cell>
          <table:table-cell office:value-type="currency" office:value="903.49199999999996" table:style-name="ce13">
            <text:p>903,49 €</text:p>
          </table:table-cell>
          <table:table-cell table:number-columns-repeated="1017" table:style-name="ce3"/>
          <table:table-cell table:number-columns-repeated="15363" table:style-name="ce1"/>
        </table:table-row>
        <table:table-row table:style-name="ro4">
          <table:table-cell office:value-type="float" office:value="318" table:style-name="ce24">
            <text:p>318</text:p>
          </table:table-cell>
          <table:table-cell office:value-type="string" table:style-name="ce15">
            <text:p>Maintenance préventive d’un poste d’un poste à coupure d’artère HT – Niveau 3</text:p>
          </table:table-cell>
          <table:table-cell office:value-type="string" table:style-name="ce12">
            <text:p>Forfait</text:p>
          </table:table-cell>
          <table:table-cell office:value-type="currency" office:value="1883.8890000000001" table:style-name="ce13">
            <text:p>1 883,89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basse tension selon fiche CCTP N°7</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320" table:style-name="ce24">
            <text:p>320</text:p>
          </table:table-cell>
          <table:table-cell office:value-type="string" table:style-name="ce15">
            <text:p>Maintenance préventive pour les installation BT d’un site technique « THOMPSON »</text:p>
          </table:table-cell>
          <table:table-cell office:value-type="string" table:style-name="ce12">
            <text:p>Forfait</text:p>
          </table:table-cell>
          <table:table-cell office:value-type="currency" office:value="373.65300000000002" table:style-name="ce13">
            <text:p>373,65 €</text:p>
          </table:table-cell>
          <table:table-cell table:number-columns-repeated="1017" table:style-name="ce3"/>
          <table:table-cell table:number-columns-repeated="15363" table:style-name="ce1"/>
        </table:table-row>
        <table:table-row table:style-name="ro4">
          <table:table-cell office:value-type="float" office:value="321" table:style-name="ce24">
            <text:p>321</text:p>
          </table:table-cell>
          <table:table-cell office:value-type="string" table:style-name="ce15">
            <text:p>Maintenance préventive pour les installation BT d’un local de type local de concentration (LC)</text:p>
          </table:table-cell>
          <table:table-cell office:value-type="string" table:style-name="ce12">
            <text:p>Forfait</text:p>
          </table:table-cell>
          <table:table-cell office:value-type="currency" office:value="699.14700000000005" table:style-name="ce13">
            <text:p>699,15 €</text:p>
          </table:table-cell>
          <table:table-cell table:number-columns-repeated="1017" table:style-name="ce3"/>
          <table:table-cell table:number-columns-repeated="15363" table:style-name="ce1"/>
        </table:table-row>
        <table:table-row table:style-name="ro4">
          <table:table-cell office:value-type="float" office:value="322" table:style-name="ce24">
            <text:p>322</text:p>
          </table:table-cell>
          <table:table-cell office:value-type="string" table:style-name="ce15">
            <text:p>Maintenance préventive pour les installation BT d’un local de type site de concentration (SC)</text:p>
          </table:table-cell>
          <table:table-cell office:value-type="string" table:style-name="ce12">
            <text:p>Forfait</text:p>
          </table:table-cell>
          <table:table-cell office:value-type="currency" office:value="637.92899999999997" table:style-name="ce13">
            <text:p>637,93 €</text:p>
          </table:table-cell>
          <table:table-cell table:number-columns-repeated="1017" table:style-name="ce3"/>
          <table:table-cell table:number-columns-repeated="15363" table:style-name="ce1"/>
        </table:table-row>
        <table:table-row table:style-name="ro4">
          <table:table-cell office:value-type="float" office:value="323" table:style-name="ce24">
            <text:p>323</text:p>
          </table:table-cell>
          <table:table-cell office:value-type="string" table:style-name="ce15">
            <text:p>Maintenance préventive d’un coffret de couplage BT SIRIUS OUEST</text:p>
          </table:table-cell>
          <table:table-cell office:value-type="string" table:style-name="ce12">
            <text:p>Unité</text:p>
          </table:table-cell>
          <table:table-cell office:value-type="currency" office:value="236.79900000000001" table:style-name="ce13">
            <text:p>236,80 €</text:p>
          </table:table-cell>
          <table:table-cell table:number-columns-repeated="1017" table:style-name="ce3"/>
          <table:table-cell table:number-columns-repeated="15363" table:style-name="ce1"/>
        </table:table-row>
        <table:table-row table:style-name="ro4">
          <table:table-cell office:value-type="float" office:value="324" table:style-name="ce24">
            <text:p>324</text:p>
          </table:table-cell>
          <table:table-cell office:value-type="string" table:style-name="ce15">
            <text:p>Maintenance préventive des installations BT du bâtiment C du site de Créteil<text:s/><text:span text:style-name="T1">l'échât</text:span></text:p>
          </table:table-cell>
          <table:table-cell office:value-type="string" table:style-name="ce12">
            <text:p>Unité</text:p>
          </table:table-cell>
          <table:table-cell office:value-type="currency" office:value="1546.3890000000001" table:style-name="ce13">
            <text:p>1 546,39 €</text:p>
          </table:table-cell>
          <table:table-cell table:number-columns-repeated="1017" table:style-name="ce3"/>
          <table:table-cell table:number-columns-repeated="15363" table:style-name="ce1"/>
        </table:table-row>
        <table:table-row table:style-name="ro4">
          <table:table-cell office:value-type="float" office:value="325" table:style-name="ce24">
            <text:p>325</text:p>
          </table:table-cell>
          <table:table-cell office:value-type="string" table:style-name="ce16">
            <text:p>Plus-value pour le contrôle thermographique infrarouge sur maintenance préventive BT de niveau 1</text:p>
          </table:table-cell>
          <table:table-cell office:value-type="string" table:style-name="ce17">
            <text:p>Taux</text:p>
          </table:table-cell>
          <table:table-cell office:value-type="float" office:value="0.5" table:style-name="ce34">
            <text:p><text:s/>0,50<text:s/></text:p>
          </table:table-cell>
          <table:table-cell table:number-columns-repeated="1017" table:style-name="ce3"/>
          <table:table-cell table:number-columns-repeated="15363" table:style-name="ce1"/>
        </table:table-row>
        <table:table-row table:style-name="ro4">
          <table:table-cell office:value-type="float" office:value="326" table:style-name="ce24">
            <text:p>326</text:p>
          </table:table-cell>
          <table:table-cell office:value-type="string" table:style-name="ce16">
            <text:p>Plus-value pour le nettoyage des organes électriques sur maintenance préventive BT de niveau 2</text:p>
          </table:table-cell>
          <table:table-cell office:value-type="string" table:style-name="ce17">
            <text:p>Taux</text:p>
          </table:table-cell>
          <table:table-cell office:value-type="float" office:value="0.9" table:style-name="ce34">
            <text:p><text:s/>0,90<text:s/></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400 : La maintenance préventive<text:span text:style-name="T4"><text:s/>d’une barrière selon fiche CCTP N°9</text:span></text:p>
          </table:table-cell>
          <table:covered-table-cell table:number-columns-repeated="2"/>
          <table:table-cell table:style-name="ce23"/>
          <table:table-cell table:style-name="ce7"/>
          <table:table-cell table:number-columns-repeated="1016" table:style-name="ce8"/>
          <table:table-cell table:style-name="ce25"/>
          <table:table-cell table:number-columns-repeated="15362"/>
        </table:table-row>
        <table:table-row table:style-name="ro4">
          <table:table-cell office:value-type="float" office:value="401" table:style-name="ce10">
            <text:p>401</text:p>
          </table:table-cell>
          <table:table-cell office:value-type="string" table:style-name="ce15">
            <text:p>Maintenance préventive de niveau 1 d’une barrière</text:p>
          </table:table-cell>
          <table:table-cell office:value-type="string" table:style-name="ce12">
            <text:p>Forfait</text:p>
          </table:table-cell>
          <table:table-cell office:value-type="currency" office:value="449.01" table:style-name="ce13">
            <text:p>449,01 €</text:p>
          </table:table-cell>
          <table:table-cell table:number-columns-repeated="1017" table:style-name="ce3"/>
          <table:table-cell table:number-columns-repeated="15363" table:style-name="ce1"/>
        </table:table-row>
        <table:table-row table:style-name="ro4">
          <table:table-cell office:value-type="float" office:value="402" table:style-name="ce10">
            <text:p>402</text:p>
          </table:table-cell>
          <table:table-cell office:value-type="string" table:style-name="ce15">
            <text:p>Maintenance préventive de niveau 2 d’une barrière</text:p>
          </table:table-cell>
          <table:table-cell office:value-type="string" table:style-name="ce12">
            <text:p>Forfait</text:p>
          </table:table-cell>
          <table:table-cell office:value-type="currency" office:value="589.96799999999996" table:style-name="ce13">
            <text:p>589,97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500 : Inspection visuelle d’une installation selon fiche CCTP N°21</text:p>
          </table:table-cell>
          <table:covered-table-cell table:number-columns-repeated="2"/>
          <table:table-cell table:style-name="ce23"/>
          <table:table-cell table:style-name="ce7"/>
          <table:table-cell table:number-columns-repeated="1016" table:style-name="ce8"/>
          <table:table-cell table:style-name="ce25"/>
          <table:table-cell table:number-columns-repeated="15362"/>
        </table:table-row>
        <table:table-row table:style-name="ro4">
          <table:table-cell office:value-type="float" office:value="501" table:style-name="ce10">
            <text:p>501</text:p>
          </table:table-cell>
          <table:table-cell office:value-type="string" table:style-name="ce15">
            <text:p>Un forfait pour une inspection visuelle d’un chemin de câble de 500 m en tunnel</text:p>
          </table:table-cell>
          <table:table-cell office:value-type="string" table:style-name="ce12">
            <text:p>Forfait</text:p>
          </table:table-cell>
          <table:table-cell office:value-type="currency" office:value="1262.8530000000001" table:style-name="ce13">
            <text:p>1 262,85 €</text:p>
          </table:table-cell>
          <table:table-cell table:number-columns-repeated="1017" table:style-name="ce3"/>
          <table:table-cell table:number-columns-repeated="15363" table:style-name="ce1"/>
        </table:table-row>
        <table:table-row table:style-name="ro4">
          <table:table-cell office:value-type="float" office:value="502" table:style-name="ce10">
            <text:p>502</text:p>
          </table:table-cell>
          <table:table-cell office:value-type="string" table:style-name="ce15">
            <text:p>Un forfait pour une inspection visuelle d’un chemin de câble de 10 m en site technique</text:p>
          </table:table-cell>
          <table:table-cell office:value-type="string" table:style-name="ce12">
            <text:p>Forfait</text:p>
          </table:table-cell>
          <table:table-cell office:value-type="currency" office:value="270.54900000000004" table:style-name="ce13">
            <text:p>270,55 €</text:p>
          </table:table-cell>
          <table:table-cell table:number-columns-repeated="1017" table:style-name="ce3"/>
          <table:table-cell table:number-columns-repeated="15363" table:style-name="ce1"/>
        </table:table-row>
        <table:table-row table:style-name="ro4">
          <table:table-cell office:value-type="float" office:value="503" table:style-name="ce10">
            <text:p>503</text:p>
          </table:table-cell>
          <table:table-cell office:value-type="string" table:style-name="ce15">
            <text:p>Un forfait pour une inspection visuelle des caniveaux d’un local technique</text:p>
          </table:table-cell>
          <table:table-cell office:value-type="string" table:style-name="ce12">
            <text:p>Le mètre linéaire</text:p>
          </table:table-cell>
          <table:table-cell office:value-type="currency" office:value="26.712" table:style-name="ce13">
            <text:p>26,71 €</text:p>
          </table:table-cell>
          <table:table-cell table:number-columns-repeated="1017" table:style-name="ce3"/>
          <table:table-cell table:number-columns-repeated="15363" table:style-name="ce1"/>
        </table:table-row>
        <table:table-row table:style-name="ro4">
          <table:table-cell office:value-type="float" office:value="504" table:style-name="ce10">
            <text:p>504</text:p>
          </table:table-cell>
          <table:table-cell office:value-type="string" table:style-name="ce15">
            <text:p>Un forfait pour une inspection visuelle des tampons des chambres de tirage en tunnel sur 500 m</text:p>
          </table:table-cell>
          <table:table-cell office:value-type="string" table:style-name="ce12">
            <text:p>Forfait</text:p>
          </table:table-cell>
          <table:table-cell office:value-type="currency" office:value="854.78399999999999" table:style-name="ce13">
            <text:p>854,78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600 : La maintenance préventive tunnels secteur Nord</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table:style-name="ce21"/>
          <table:table-cell office:value-type="string" table:style-name="ce22">
            <text:p>Visite d’installation selon fiche CCTP N°5</text:p>
          </table:table-cell>
          <table:table-cell table:number-columns-repeated="2" table:style-name="ce23"/>
          <table:table-cell table:style-name="ce7"/>
          <table:table-cell table:number-columns-repeated="1016" table:style-name="ce8"/>
          <table:table-cell table:style-name="ce9"/>
          <table:table-cell table:number-columns-repeated="15362"/>
        </table:table-row>
        <table:table-row table:style-name="ro4">
          <table:table-cell office:value-type="float" office:value="601" table:style-name="ce10">
            <text:p>601</text:p>
          </table:table-cell>
          <table:table-cell office:value-type="string" table:style-name="ce15">
            <text:p>Visite d’installation des postes HT et TGBT du tunnel du Landy (ROUTECLAIR, LANDY NORD et PASSOUDI)</text:p>
          </table:table-cell>
          <table:table-cell office:value-type="string" table:style-name="ce12">
            <text:p>Forfait</text:p>
          </table:table-cell>
          <table:table-cell office:value-type="currency" office:value="3021.498" table:style-name="ce13">
            <text:p>3 021,50 €</text:p>
          </table:table-cell>
          <table:table-cell table:number-columns-repeated="1017" table:style-name="ce3"/>
          <table:table-cell table:number-columns-repeated="15363" table:style-name="ce1"/>
        </table:table-row>
        <table:table-row table:style-name="ro4">
          <table:table-cell office:value-type="float" office:value="602" table:style-name="ce10">
            <text:p>602</text:p>
          </table:table-cell>
          <table:table-cell office:value-type="string" table:style-name="ce15">
            <text:p>Visite d’installation du poste HT et TGBT du tunnel de la Courneuve (GENEVE)</text:p>
          </table:table-cell>
          <table:table-cell office:value-type="string" table:style-name="ce12">
            <text:p>Forfait</text:p>
          </table:table-cell>
          <table:table-cell office:value-type="currency" office:value="838.92600000000004" table:style-name="ce13">
            <text:p>838,93 €</text:p>
          </table:table-cell>
          <table:table-cell table:number-columns-repeated="1017" table:style-name="ce3"/>
          <table:table-cell table:number-columns-repeated="15363" table:style-name="ce1"/>
        </table:table-row>
        <table:table-row table:style-name="ro5">
          <table:table-cell office:value-type="float" office:value="603" table:style-name="ce10">
            <text:p>603</text:p>
          </table:table-cell>
          <table:table-cell office:value-type="string" table:style-name="ce15">
            <text:p>Visite d’installation des HT et TGBT des postes des tunnels de Bobigny, Lumen et Norton ( NORTON, LUMEN, AERATION, SP1, SP2, SP3, SP4 et SP5)</text:p>
          </table:table-cell>
          <table:table-cell office:value-type="string" table:style-name="ce12">
            <text:p>Forfait</text:p>
          </table:table-cell>
          <table:table-cell office:value-type="currency" office:value="5861.6730000000007" table:style-name="ce13">
            <text:p>5 861,67 €</text:p>
          </table:table-cell>
          <table:table-cell table:number-columns-repeated="1017" table:style-name="ce3"/>
          <table:table-cell table:number-columns-repeated="15363" table:style-name="ce1"/>
        </table:table-row>
        <table:table-row table:style-name="ro4">
          <table:table-cell office:value-type="float" office:value="604" table:style-name="ce10">
            <text:p>604</text:p>
          </table:table-cell>
          <table:table-cell office:value-type="string" table:style-name="ce15">
            <text:p>Visite d’installation du poste HT et TGBT du tunnel de Taverny</text:p>
          </table:table-cell>
          <table:table-cell office:value-type="string" table:style-name="ce12">
            <text:p>Forfait</text:p>
          </table:table-cell>
          <table:table-cell office:value-type="currency" office:value="765.03599999999994" table:style-name="ce13">
            <text:p>765,04 €</text:p>
          </table:table-cell>
          <table:table-cell table:number-columns-repeated="1017" table:style-name="ce3"/>
          <table:table-cell table:number-columns-repeated="15363" table:style-name="ce1"/>
        </table:table-row>
        <table:table-row table:style-name="ro4">
          <table:table-cell office:value-type="float" office:value="605" table:style-name="ce10">
            <text:p>605</text:p>
          </table:table-cell>
          <table:table-cell office:value-type="string" table:style-name="ce15">
            <text:p>Visite d’installation du poste HT et TGBT <text:s/>du PCTT de Saint Denis (CITADELLE)</text:p>
          </table:table-cell>
          <table:table-cell office:value-type="string" table:style-name="ce12">
            <text:p>Forfait</text:p>
          </table:table-cell>
          <table:table-cell office:value-type="currency" office:value="671.82300000000009" table:style-name="ce13">
            <text:p>671,82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poste HT Tunnels selon fiche CCTP N°6</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610" table:style-name="ce10">
            <text:p>610</text:p>
          </table:table-cell>
          <table:table-cell office:value-type="string" table:style-name="ce15">
            <text:p>Maintenance préventive de niveau 1 des postes HT du tunnel du Landy <text:s/>(ROUTECLAIR, LANDY NORD et PASSOUDI)</text:p>
          </table:table-cell>
          <table:table-cell office:value-type="string" table:style-name="ce12">
            <text:p>Forfait</text:p>
          </table:table-cell>
          <table:table-cell office:value-type="currency" office:value="4062.6989999999996" table:style-name="ce13">
            <text:p>4 062,70 €</text:p>
          </table:table-cell>
          <table:table-cell table:number-columns-repeated="1017" table:style-name="ce3"/>
          <table:table-cell table:number-columns-repeated="15363" table:style-name="ce1"/>
        </table:table-row>
        <table:table-row table:style-name="ro4">
          <table:table-cell office:value-type="float" office:value="611" table:style-name="ce10">
            <text:p>611</text:p>
          </table:table-cell>
          <table:table-cell office:value-type="string" table:style-name="ce15">
            <text:p>Maintenance préventive de niveau 1 du poste HT du tunnel de la Courneuve (GENEVE)</text:p>
          </table:table-cell>
          <table:table-cell office:value-type="string" table:style-name="ce12">
            <text:p>Forfait</text:p>
          </table:table-cell>
          <table:table-cell office:value-type="currency" office:value="1281.3390000000002" table:style-name="ce13">
            <text:p>1 281,34 €</text:p>
          </table:table-cell>
          <table:table-cell table:number-columns-repeated="1017" table:style-name="ce3"/>
          <table:table-cell table:number-columns-repeated="15363" table:style-name="ce1"/>
        </table:table-row>
        <table:table-row table:style-name="ro5">
          <table:table-cell office:value-type="float" office:value="612" table:style-name="ce10">
            <text:p>612</text:p>
          </table:table-cell>
          <table:table-cell office:value-type="string" table:style-name="ce15">
            <text:p>Maintenance préventive de niveau 1 HT des postes HT des tunnels de Bobigny, Lumen et Norton ( NORTON, LUMEN, AERATION, SP1, SP2, SP3, SP4 et SP5)</text:p>
          </table:table-cell>
          <table:table-cell office:value-type="string" table:style-name="ce12">
            <text:p>Forfait</text:p>
          </table:table-cell>
          <table:table-cell office:value-type="currency" office:value="7629.84" table:style-name="ce13">
            <text:p>7 629,84 €</text:p>
          </table:table-cell>
          <table:table-cell table:number-columns-repeated="1017" table:style-name="ce3"/>
          <table:table-cell table:number-columns-repeated="15363" table:style-name="ce1"/>
        </table:table-row>
        <table:table-row table:style-name="ro4">
          <table:table-cell office:value-type="float" office:value="613" table:style-name="ce10">
            <text:p>613</text:p>
          </table:table-cell>
          <table:table-cell office:value-type="string" table:style-name="ce15">
            <text:p>Maintenance préventive de niveau 1 du poste HT du tunnel de Taverny</text:p>
          </table:table-cell>
          <table:table-cell office:value-type="string" table:style-name="ce12">
            <text:p>Forfait</text:p>
          </table:table-cell>
          <table:table-cell office:value-type="currency" office:value="1099.4579999999999" table:style-name="ce13">
            <text:p>1 099,46 €</text:p>
          </table:table-cell>
          <table:table-cell table:number-columns-repeated="1017" table:style-name="ce3"/>
          <table:table-cell table:number-columns-repeated="15363" table:style-name="ce1"/>
        </table:table-row>
        <table:table-row table:style-name="ro4">
          <table:table-cell office:value-type="float" office:value="614" table:style-name="ce10">
            <text:p>614</text:p>
          </table:table-cell>
          <table:table-cell office:value-type="string" table:style-name="ce15">
            <text:p>Maintenance préventive de niveau 1 du poste HT du PCTT de Saint Denis (CITADELLE)</text:p>
          </table:table-cell>
          <table:table-cell office:value-type="string" table:style-name="ce12">
            <text:p>Forfait</text:p>
          </table:table-cell>
          <table:table-cell office:value-type="currency" office:value="882.34199999999998" table:style-name="ce13">
            <text:p>882,34 €</text:p>
          </table:table-cell>
          <table:table-cell table:number-columns-repeated="1017" table:style-name="ce3"/>
          <table:table-cell table:number-columns-repeated="15363" table:style-name="ce1"/>
        </table:table-row>
        <table:table-row table:style-name="ro4">
          <table:table-cell office:value-type="float" office:value="615" table:style-name="ce10">
            <text:p>615</text:p>
          </table:table-cell>
          <table:table-cell office:value-type="string" table:style-name="ce15">
            <text:p>Maintenance préventive de niveau 2 des postes HT du tunnel du Landy <text:s/>(ROUTECLAIR, LANDY NORD et PASSOUDI)</text:p>
          </table:table-cell>
          <table:table-cell office:value-type="string" table:style-name="ce12">
            <text:p>Forfait</text:p>
          </table:table-cell>
          <table:table-cell office:value-type="currency" office:value="6483.9780000000001" table:style-name="ce13">
            <text:p>6 483,98 €</text:p>
          </table:table-cell>
          <table:table-cell table:number-columns-repeated="1017" table:style-name="ce3"/>
          <table:table-cell table:number-columns-repeated="15363" table:style-name="ce1"/>
        </table:table-row>
        <table:table-row table:style-name="ro4">
          <table:table-cell office:value-type="float" office:value="616" table:style-name="ce10">
            <text:p>616</text:p>
          </table:table-cell>
          <table:table-cell office:value-type="string" table:style-name="ce15">
            <text:p>Maintenance préventive de niveau 2 du poste HT du tunnel de la Courneuve (GENEVE)</text:p>
          </table:table-cell>
          <table:table-cell office:value-type="string" table:style-name="ce12">
            <text:p>Forfait</text:p>
          </table:table-cell>
          <table:table-cell office:value-type="currency" office:value="1528.02" table:style-name="ce13">
            <text:p>1 528,02 €</text:p>
          </table:table-cell>
          <table:table-cell table:number-columns-repeated="16380"/>
        </table:table-row>
        <table:table-row table:style-name="ro5">
          <table:table-cell office:value-type="float" office:value="617" table:style-name="ce10">
            <text:p>617</text:p>
          </table:table-cell>
          <table:table-cell office:value-type="string" table:style-name="ce15">
            <text:p>Maintenance préventive de niveau 2 des postes HT des tunnels de Bobigny, Lumen et Norton ( NORTON, LUMEN, AERATION, SP1, SP2, SP3, SP4 et SP5)</text:p>
          </table:table-cell>
          <table:table-cell office:value-type="string" table:style-name="ce12">
            <text:p>Forfait</text:p>
          </table:table-cell>
          <table:table-cell office:value-type="currency" office:value="13275.972" table:style-name="ce13">
            <text:p>13 275,97 €</text:p>
          </table:table-cell>
          <table:table-cell table:number-columns-repeated="16380"/>
        </table:table-row>
        <table:table-row table:style-name="ro4">
          <table:table-cell office:value-type="float" office:value="618" table:style-name="ce10">
            <text:p>618</text:p>
          </table:table-cell>
          <table:table-cell office:value-type="string" table:style-name="ce15">
            <text:p>Maintenance préventive de niveau 2 du poste HT du tunnel de Taverny</text:p>
          </table:table-cell>
          <table:table-cell office:value-type="string" table:style-name="ce12">
            <text:p>Forfait</text:p>
          </table:table-cell>
          <table:table-cell office:value-type="currency" office:value="1836.0540000000001" table:style-name="ce13">
            <text:p>1 836,05 €</text:p>
          </table:table-cell>
          <table:table-cell table:number-columns-repeated="16380"/>
        </table:table-row>
        <table:table-row table:style-name="ro4">
          <table:table-cell office:value-type="float" office:value="619" table:style-name="ce10">
            <text:p>619</text:p>
          </table:table-cell>
          <table:table-cell office:value-type="string" table:style-name="ce15">
            <text:p>Maintenance préventive de niveau 2 du poste HT du PCTT de Saint Denis (CITADELLE)</text:p>
          </table:table-cell>
          <table:table-cell office:value-type="string" table:style-name="ce12">
            <text:p>Forfait</text:p>
          </table:table-cell>
          <table:table-cell office:value-type="currency" office:value="1129.0230000000001" table:style-name="ce13">
            <text:p>1 129,02 €</text:p>
          </table:table-cell>
          <table:table-cell table:number-columns-repeated="16380"/>
        </table:table-row>
        <table:table-row table:style-name="ro4">
          <table:table-cell office:value-type="float" office:value="620" table:style-name="ce10">
            <text:p>620</text:p>
          </table:table-cell>
          <table:table-cell office:value-type="string" table:style-name="ce15">
            <text:p>Maintenance préventive de niveau 3 des postes HT du tunnel du Landy <text:s/>(ROUTECLAIR, LANDY NORD et PASSOUDI)</text:p>
          </table:table-cell>
          <table:table-cell office:value-type="string" table:style-name="ce12">
            <text:p>Forfait</text:p>
          </table:table-cell>
          <table:table-cell office:value-type="currency" office:value="18151.056" table:style-name="ce13">
            <text:p>18 151,06 €</text:p>
          </table:table-cell>
          <table:table-cell table:number-columns-repeated="16380"/>
        </table:table-row>
        <table:table-row table:style-name="ro4">
          <table:table-cell office:value-type="float" office:value="621" table:style-name="ce10">
            <text:p>621</text:p>
          </table:table-cell>
          <table:table-cell office:value-type="string" table:style-name="ce15">
            <text:p>Maintenance préventive de niveau 3 du poste HT du tunnel de la Courneuve (GENEVE)</text:p>
          </table:table-cell>
          <table:table-cell office:value-type="string" table:style-name="ce12">
            <text:p>Forfait</text:p>
          </table:table-cell>
          <table:table-cell office:value-type="currency" office:value="4537.7640000000001" table:style-name="ce13">
            <text:p>4 537,76 €</text:p>
          </table:table-cell>
          <table:table-cell table:number-columns-repeated="16380"/>
        </table:table-row>
        <table:table-row table:style-name="ro5">
          <table:table-cell office:value-type="float" office:value="622" table:style-name="ce10">
            <text:p>622</text:p>
          </table:table-cell>
          <table:table-cell office:value-type="string" table:style-name="ce15">
            <text:p>Maintenance préventive de niveau 3 des postes HT des tunnels de Bobigny, Lumen et Norton ( NORTON, LUMEN, AERATION, SP1, SP2, SP3, SP4 et SP5)</text:p>
          </table:table-cell>
          <table:table-cell office:value-type="string" table:style-name="ce12">
            <text:p>Forfait</text:p>
          </table:table-cell>
          <table:table-cell office:value-type="currency" office:value="36302.112000000001" table:style-name="ce13">
            <text:p>36 302,11 €</text:p>
          </table:table-cell>
          <table:table-cell table:number-columns-repeated="16380"/>
        </table:table-row>
        <table:table-row table:style-name="ro4">
          <table:table-cell office:value-type="float" office:value="623" table:style-name="ce10">
            <text:p>623</text:p>
          </table:table-cell>
          <table:table-cell office:value-type="string" table:style-name="ce15">
            <text:p>Maintenance préventive de niveau 3 du poste HT du tunnel de Taverny</text:p>
          </table:table-cell>
          <table:table-cell office:value-type="string" table:style-name="ce12">
            <text:p>Forfait</text:p>
          </table:table-cell>
          <table:table-cell office:value-type="currency" office:value="4537.7640000000001" table:style-name="ce13">
            <text:p>4 537,76 €</text:p>
          </table:table-cell>
          <table:table-cell table:number-columns-repeated="16380"/>
        </table:table-row>
        <table:table-row table:style-name="ro4">
          <table:table-cell office:value-type="float" office:value="624" table:style-name="ce10">
            <text:p>624</text:p>
          </table:table-cell>
          <table:table-cell office:value-type="string" table:style-name="ce15">
            <text:p>Maintenance préventive de niveau 3 du poste HT du PCTT de Saint Denis (CITADELLE)</text:p>
          </table:table-cell>
          <table:table-cell office:value-type="string" table:style-name="ce12">
            <text:p>Forfait</text:p>
          </table:table-cell>
          <table:table-cell office:value-type="currency" office:value="4537.7640000000001" table:style-name="ce13">
            <text:p>4 537,76 €</text:p>
          </table:table-cell>
          <table:table-cell table:number-columns-repeated="16380"/>
        </table:table-row>
        <table:table-row table:style-name="ro4">
          <table:table-cell table:style-name="ce21"/>
          <table:table-cell office:value-type="string" table:style-name="ce22">
            <text:p>Maintenance préventive basse tension selon fiche CCTP N°7</text:p>
          </table:table-cell>
          <table:table-cell table:number-columns-repeated="2" table:style-name="ce23"/>
          <table:table-cell table:number-columns-repeated="16380"/>
        </table:table-row>
        <table:table-row table:style-name="ro4">
          <table:table-cell office:value-type="float" office:value="630" table:style-name="ce10">
            <text:p>630</text:p>
          </table:table-cell>
          <table:table-cell office:value-type="string" table:style-name="ce15">
            <text:p>Maintenance préventive de niveau 1 des installations BT du tunnel du Landy ainsi que le TGBT de la station de pompage</text:p>
          </table:table-cell>
          <table:table-cell office:value-type="string" table:style-name="ce12">
            <text:p>Forfait</text:p>
          </table:table-cell>
          <table:table-cell office:value-type="currency" office:value="2771.5320000000002" table:style-name="ce13">
            <text:p>2 771,53 €</text:p>
          </table:table-cell>
          <table:table-cell table:number-columns-repeated="16380"/>
        </table:table-row>
        <table:table-row table:style-name="ro4">
          <table:table-cell office:value-type="float" office:value="631" table:style-name="ce10">
            <text:p>631</text:p>
          </table:table-cell>
          <table:table-cell office:value-type="string" table:style-name="ce15">
            <text:p>Maintenance préventive de niveau 1 des installations BT du tunnel de la Courneuve</text:p>
          </table:table-cell>
          <table:table-cell office:value-type="string" table:style-name="ce12">
            <text:p>Forfait</text:p>
          </table:table-cell>
          <table:table-cell office:value-type="currency" office:value="609.327" table:style-name="ce13">
            <text:p>609,33 €</text:p>
          </table:table-cell>
          <table:table-cell table:number-columns-repeated="16380"/>
        </table:table-row>
        <table:table-row table:style-name="ro4">
          <table:table-cell office:value-type="float" office:value="632" table:style-name="ce10">
            <text:p>632</text:p>
          </table:table-cell>
          <table:table-cell office:value-type="string" table:style-name="ce15">
            <text:p>Maintenance préventive de niveau 1 des installations BT des tunnels de Bobigny, Lumen et Norton <text:s/>ainsi que le TGBT des 3 stations de Pompage</text:p>
          </table:table-cell>
          <table:table-cell office:value-type="string" table:style-name="ce12">
            <text:p>Forfait</text:p>
          </table:table-cell>
          <table:table-cell office:value-type="currency" office:value="9052.4159999999993" table:style-name="ce13">
            <text:p>9 052,42 €</text:p>
          </table:table-cell>
          <table:table-cell table:number-columns-repeated="16380"/>
        </table:table-row>
        <table:table-row table:style-name="ro4">
          <table:table-cell office:value-type="float" office:value="633" table:style-name="ce10">
            <text:p>633</text:p>
          </table:table-cell>
          <table:table-cell office:value-type="string" table:style-name="ce15">
            <text:p>Maintenance préventive de niveau 1 des installations BT du tunnel de Taverny</text:p>
          </table:table-cell>
          <table:table-cell office:value-type="string" table:style-name="ce12">
            <text:p>Forfait</text:p>
          </table:table-cell>
          <table:table-cell office:value-type="currency" office:value="776.43900000000008" table:style-name="ce13">
            <text:p>776,44 €</text:p>
          </table:table-cell>
          <table:table-cell table:number-columns-repeated="16380"/>
        </table:table-row>
        <table:table-row table:style-name="ro4">
          <table:table-cell office:value-type="float" office:value="634" table:style-name="ce10">
            <text:p>634</text:p>
          </table:table-cell>
          <table:table-cell office:value-type="string" table:style-name="ce15">
            <text:p>Maintenance préventive de niveau 1 des installations BT du PCTT de Saint Denis</text:p>
          </table:table-cell>
          <table:table-cell office:value-type="string" table:style-name="ce12">
            <text:p>Forfait</text:p>
          </table:table-cell>
          <table:table-cell office:value-type="currency" office:value="2790.9540000000002" table:style-name="ce13">
            <text:p>2 790,95 €</text:p>
          </table:table-cell>
          <table:table-cell table:number-columns-repeated="16380"/>
        </table:table-row>
        <table:table-row table:style-name="ro4">
          <table:table-cell office:value-type="float" office:value="635" table:style-name="ce10">
            <text:p>635</text:p>
          </table:table-cell>
          <table:table-cell office:value-type="string" table:style-name="ce15">
            <text:p>Maintenance préventive de niveau 2 des installations BT du tunnel du Landy ainsi que le TGBT de la station de pompage</text:p>
          </table:table-cell>
          <table:table-cell office:value-type="string" table:style-name="ce12">
            <text:p>Forfait</text:p>
          </table:table-cell>
          <table:table-cell office:value-type="currency" office:value="3464.8920000000003" table:style-name="ce13">
            <text:p>3 464,89 €</text:p>
          </table:table-cell>
          <table:table-cell table:number-columns-repeated="16380"/>
        </table:table-row>
        <table:table-row table:style-name="ro4">
          <table:table-cell office:value-type="float" office:value="636" table:style-name="ce10">
            <text:p>636</text:p>
          </table:table-cell>
          <table:table-cell office:value-type="string" table:style-name="ce15">
            <text:p>Maintenance préventive de niveau 2 des installations BT du tunnel de la Courneuve</text:p>
          </table:table-cell>
          <table:table-cell office:value-type="string" table:style-name="ce12">
            <text:p>Forfait</text:p>
          </table:table-cell>
          <table:table-cell office:value-type="currency" office:value="744.58800000000008" table:style-name="ce13">
            <text:p>744,59 €</text:p>
          </table:table-cell>
          <table:table-cell table:number-columns-repeated="16380"/>
        </table:table-row>
        <table:table-row table:style-name="ro4">
          <table:table-cell office:value-type="float" office:value="637" table:style-name="ce10">
            <text:p>637</text:p>
          </table:table-cell>
          <table:table-cell office:value-type="string" table:style-name="ce15">
            <text:p>Maintenance préventive de niveau 2 des installations BT des tunnels de Bobigny, Lumen et Norton <text:s/>ainsi que le TGBT des 3 stations de Pompage</text:p>
          </table:table-cell>
          <table:table-cell office:value-type="string" table:style-name="ce12">
            <text:p>Forfait</text:p>
          </table:table-cell>
          <table:table-cell office:value-type="currency" office:value="12038.454" table:style-name="ce13">
            <text:p>12 038,45 €</text:p>
          </table:table-cell>
          <table:table-cell table:number-columns-repeated="16380"/>
        </table:table-row>
        <table:table-row table:style-name="ro4">
          <table:table-cell office:value-type="float" office:value="638" table:style-name="ce10">
            <text:p>638</text:p>
          </table:table-cell>
          <table:table-cell office:value-type="string" table:style-name="ce15">
            <text:p>Maintenance préventive de niveau 2 des installations BT du tunnel de Taverny</text:p>
          </table:table-cell>
          <table:table-cell office:value-type="string" table:style-name="ce12">
            <text:p>Forfait</text:p>
          </table:table-cell>
          <table:table-cell office:value-type="currency" office:value="987.85799999999995" table:style-name="ce13">
            <text:p>987,86 €</text:p>
          </table:table-cell>
          <table:table-cell table:number-columns-repeated="16380"/>
        </table:table-row>
        <table:table-row table:style-name="ro4">
          <table:table-cell office:value-type="float" office:value="639" table:style-name="ce10">
            <text:p>639</text:p>
          </table:table-cell>
          <table:table-cell office:value-type="string" table:style-name="ce15">
            <text:p>Maintenance préventive de niveau 2 des installations BT du PCTT de Saint Denis</text:p>
          </table:table-cell>
          <table:table-cell office:value-type="string" table:style-name="ce12">
            <text:p>Forfait</text:p>
          </table:table-cell>
          <table:table-cell office:value-type="currency" office:value="3495.7440000000001" table:style-name="ce13">
            <text:p>3 495,74 €</text:p>
          </table:table-cell>
          <table:table-cell table:number-columns-repeated="16380"/>
        </table:table-row>
        <table:table-row table:style-name="ro4">
          <table:table-cell office:value-type="float" office:value="640" table:style-name="ce10">
            <text:p>640</text:p>
          </table:table-cell>
          <table:table-cell office:value-type="string" table:style-name="ce15">
            <text:p>Maintenance préventive de niveau 3 des installations BT du tunnel du Landy ainsi que le TGBT de la station de pompage</text:p>
          </table:table-cell>
          <table:table-cell office:value-type="string" table:style-name="ce12">
            <text:p>Forfait</text:p>
          </table:table-cell>
          <table:table-cell office:value-type="currency" office:value="6611.22" table:style-name="ce13">
            <text:p>6 611,22 €</text:p>
          </table:table-cell>
          <table:table-cell table:number-columns-repeated="16380"/>
        </table:table-row>
        <table:table-row table:style-name="ro4">
          <table:table-cell office:value-type="float" office:value="641" table:style-name="ce10">
            <text:p>641</text:p>
          </table:table-cell>
          <table:table-cell office:value-type="string" table:style-name="ce15">
            <text:p>Maintenance préventive de niveau 3 des installations BT du tunnel de la Courneuve</text:p>
          </table:table-cell>
          <table:table-cell office:value-type="string" table:style-name="ce12">
            <text:p>Forfait</text:p>
          </table:table-cell>
          <table:table-cell office:value-type="currency" office:value="1652.8050000000001" table:style-name="ce13">
            <text:p>1 652,81 €</text:p>
          </table:table-cell>
          <table:table-cell table:number-columns-repeated="16380"/>
        </table:table-row>
        <table:table-row table:style-name="ro4">
          <table:table-cell office:value-type="float" office:value="642" table:style-name="ce10">
            <text:p>642</text:p>
          </table:table-cell>
          <table:table-cell office:value-type="string" table:style-name="ce15">
            <text:p>Maintenance préventive de niveau 3 des installations BT des tunnels de Bobigny, Lumen et Norton <text:s/>ainsi que le TGBT des 3 stations de Pompage</text:p>
          </table:table-cell>
          <table:table-cell office:value-type="string" table:style-name="ce12">
            <text:p>Forfait</text:p>
          </table:table-cell>
          <table:table-cell office:value-type="currency" office:value="19833.660000000003" table:style-name="ce13">
            <text:p>19 833,66 €</text:p>
          </table:table-cell>
          <table:table-cell table:number-columns-repeated="16380"/>
        </table:table-row>
        <table:table-row table:style-name="ro4">
          <table:table-cell office:value-type="float" office:value="643" table:style-name="ce10">
            <text:p>643</text:p>
          </table:table-cell>
          <table:table-cell office:value-type="string" table:style-name="ce15">
            <text:p>Maintenance préventive de niveau 3 des installations BT du tunnel de Taverny</text:p>
          </table:table-cell>
          <table:table-cell office:value-type="string" table:style-name="ce12">
            <text:p>Forfait</text:p>
          </table:table-cell>
          <table:table-cell office:value-type="currency" office:value="1652.8050000000001" table:style-name="ce13">
            <text:p>1 652,81 €</text:p>
          </table:table-cell>
          <table:table-cell table:number-columns-repeated="16380"/>
        </table:table-row>
        <table:table-row table:style-name="ro4">
          <table:table-cell office:value-type="float" office:value="644" table:style-name="ce10">
            <text:p>644</text:p>
          </table:table-cell>
          <table:table-cell office:value-type="string" table:style-name="ce15">
            <text:p>Maintenance préventive de niveau 3 des installations BT du PCTT de Saint Denis</text:p>
          </table:table-cell>
          <table:table-cell office:value-type="string" table:style-name="ce12">
            <text:p>Forfait</text:p>
          </table:table-cell>
          <table:table-cell office:value-type="currency" office:value="3305.61" table:style-name="ce13">
            <text:p>3 305,61 €</text:p>
          </table:table-cell>
          <table:table-cell table:number-columns-repeated="16380"/>
        </table:table-row>
        <table:table-row table:style-name="ro4">
          <table:table-cell table:style-name="ce21"/>
          <table:table-cell office:value-type="string" table:style-name="ce22">
            <text:p>Maintenance préventive couplage de sources BT Tunnels <text:s/>selon fiche CCTP N°8</text:p>
          </table:table-cell>
          <table:table-cell table:number-columns-repeated="2" table:style-name="ce23"/>
          <table:table-cell table:number-columns-repeated="16380"/>
        </table:table-row>
        <table:table-row table:style-name="ro4">
          <table:table-cell office:value-type="float" office:value="650" table:style-name="ce10">
            <text:p>650</text:p>
          </table:table-cell>
          <table:table-cell office:value-type="string" table:style-name="ce15">
            <text:p>Maintenance préventive de niveau 1 <text:s/>couplage de source BT <text:s/>(Routeclair, Landy nord et sud et Passoudi)</text:p>
          </table:table-cell>
          <table:table-cell office:value-type="string" table:style-name="ce12">
            <text:p>Forfait</text:p>
          </table:table-cell>
          <table:table-cell office:value-type="currency" office:value="6002.0910000000003" table:style-name="ce13">
            <text:p>6 002,09 €</text:p>
          </table:table-cell>
          <table:table-cell table:number-columns-repeated="16380"/>
        </table:table-row>
        <table:table-row table:style-name="ro4">
          <table:table-cell office:value-type="float" office:value="651" table:style-name="ce10">
            <text:p>651</text:p>
          </table:table-cell>
          <table:table-cell office:value-type="string" table:style-name="ce15">
            <text:p>Maintenance préventive de niveau 1 <text:s/>couplage de source BT du tunnel de la Courneuve</text:p>
          </table:table-cell>
          <table:table-cell office:value-type="string" table:style-name="ce12">
            <text:p>Forfait</text:p>
          </table:table-cell>
          <table:table-cell office:value-type="currency" office:value="1816.4970000000001" table:style-name="ce13">
            <text:p>1 816,50 €</text:p>
          </table:table-cell>
          <table:table-cell table:number-columns-repeated="16380"/>
        </table:table-row>
        <table:table-row table:style-name="ro5">
          <table:table-cell office:value-type="float" office:value="652" table:style-name="ce10">
            <text:p>652</text:p>
          </table:table-cell>
          <table:table-cell office:value-type="string" table:style-name="ce15">
            <text:p>Maintenance préventive de niveau 1 <text:s/>couplage de source BT des tunnels de Bobigny, Lumen et Norton (Norton, Lumen, Aération, SP1, SP2, SP3, SP4 et SP5)</text:p>
          </table:table-cell>
          <table:table-cell office:value-type="string" table:style-name="ce12">
            <text:p>Forfait</text:p>
          </table:table-cell>
          <table:table-cell office:value-type="currency" office:value="7795.9169999999995" table:style-name="ce13">
            <text:p>7 795,92 €</text:p>
          </table:table-cell>
          <table:table-cell table:number-columns-repeated="16380"/>
        </table:table-row>
        <table:table-row table:style-name="ro4">
          <table:table-cell office:value-type="float" office:value="653" table:style-name="ce10">
            <text:p>653</text:p>
          </table:table-cell>
          <table:table-cell office:value-type="string" table:style-name="ce15">
            <text:p>Maintenance préventive de niveau 1 <text:s/>couplage de source BT du tunnel de Taverny</text:p>
          </table:table-cell>
          <table:table-cell office:value-type="string" table:style-name="ce12">
            <text:p>Forfait</text:p>
          </table:table-cell>
          <table:table-cell office:value-type="currency" office:value="1517.5260000000001" table:style-name="ce13">
            <text:p>1 517,53 €</text:p>
          </table:table-cell>
          <table:table-cell table:number-columns-repeated="16380"/>
        </table:table-row>
        <table:table-row table:style-name="ro4">
          <table:table-cell office:value-type="float" office:value="654" table:style-name="ce10">
            <text:p>654</text:p>
          </table:table-cell>
          <table:table-cell office:value-type="string" table:style-name="ce15">
            <text:p>Maintenance préventive de niveau 1 <text:s/>couplage de source BT du PCTT de Saint Denis</text:p>
          </table:table-cell>
          <table:table-cell office:value-type="string" table:style-name="ce12">
            <text:p>Forfait</text:p>
          </table:table-cell>
          <table:table-cell office:value-type="currency" office:value="2414.4390000000003" table:style-name="ce13">
            <text:p>2 414,44 €</text:p>
          </table:table-cell>
          <table:table-cell table:number-columns-repeated="16380"/>
        </table:table-row>
        <table:table-row table:style-name="ro4">
          <table:table-cell office:value-type="float" office:value="655" table:style-name="ce10">
            <text:p>655</text:p>
          </table:table-cell>
          <table:table-cell office:value-type="string" table:style-name="ce15">
            <text:p>Maintenance préventive de niveau 2 <text:s/>couplage de source BT (Routeclair, Landy nord et sud et Passoudi)</text:p>
          </table:table-cell>
          <table:table-cell office:value-type="string" table:style-name="ce12">
            <text:p>Forfait</text:p>
          </table:table-cell>
          <table:table-cell office:value-type="currency" office:value="7524.4050000000007" table:style-name="ce13">
            <text:p>7 524,41 €</text:p>
          </table:table-cell>
          <table:table-cell table:number-columns-repeated="16380"/>
        </table:table-row>
        <table:table-row table:style-name="ro4">
          <table:table-cell office:value-type="float" office:value="656" table:style-name="ce10">
            <text:p>656</text:p>
          </table:table-cell>
          <table:table-cell office:value-type="string" table:style-name="ce15">
            <text:p>Maintenance préventive de niveau 2 <text:s/>couplage de source BT du tunnel de la Courneuve</text:p>
          </table:table-cell>
          <table:table-cell office:value-type="string" table:style-name="ce12">
            <text:p>Forfait</text:p>
          </table:table-cell>
          <table:table-cell office:value-type="currency" office:value="2154.7890000000002" table:style-name="ce13">
            <text:p>2 154,79 €</text:p>
          </table:table-cell>
          <table:table-cell table:number-columns-repeated="1017" table:style-name="ce3"/>
          <table:table-cell table:number-columns-repeated="15363" table:style-name="ce1"/>
        </table:table-row>
        <table:table-row table:style-name="ro5">
          <table:table-cell office:value-type="float" office:value="657" table:style-name="ce10">
            <text:p>657</text:p>
          </table:table-cell>
          <table:table-cell office:value-type="string" table:style-name="ce15">
            <text:p>Maintenance préventive de niveau 2 <text:s/>couplage de source BT des tunnels de Bobigny, Lumen et Norton (Norton, Lumen, Aération, SP1, SP2, SP3, SP4 et SP5)</text:p>
          </table:table-cell>
          <table:table-cell office:value-type="string" table:style-name="ce12">
            <text:p>Forfait</text:p>
          </table:table-cell>
          <table:table-cell office:value-type="currency" office:value="9825.6689999999999" table:style-name="ce13">
            <text:p>9 825,67 €</text:p>
          </table:table-cell>
          <table:table-cell table:number-columns-repeated="1017" table:style-name="ce3"/>
          <table:table-cell table:number-columns-repeated="15363" table:style-name="ce1"/>
        </table:table-row>
        <table:table-row table:style-name="ro4">
          <table:table-cell office:value-type="float" office:value="658" table:style-name="ce10">
            <text:p>658</text:p>
          </table:table-cell>
          <table:table-cell office:value-type="string" table:style-name="ce15">
            <text:p>Maintenance préventive de niveau 2 <text:s/>couplage de source BT du tunnel de Taverny</text:p>
          </table:table-cell>
          <table:table-cell office:value-type="string" table:style-name="ce12">
            <text:p>Forfait</text:p>
          </table:table-cell>
          <table:table-cell office:value-type="currency" office:value="1771.2449999999999" table:style-name="ce13">
            <text:p>1 771,25 €</text:p>
          </table:table-cell>
          <table:table-cell table:number-columns-repeated="1017" table:style-name="ce3"/>
          <table:table-cell table:number-columns-repeated="15363" table:style-name="ce1"/>
        </table:table-row>
        <table:table-row table:style-name="ro4">
          <table:table-cell office:value-type="float" office:value="659" table:style-name="ce10">
            <text:p>659</text:p>
          </table:table-cell>
          <table:table-cell office:value-type="string" table:style-name="ce15">
            <text:p>Maintenance préventive de niveau 2 <text:s/>couplage de source BT du PCTT de Saint Denis</text:p>
          </table:table-cell>
          <table:table-cell office:value-type="string" table:style-name="ce12">
            <text:p>Forfait</text:p>
          </table:table-cell>
          <table:table-cell office:value-type="currency" office:value="2921.8770000000004" table:style-name="ce13">
            <text:p>2 921,88 €</text:p>
          </table:table-cell>
          <table:table-cell table:number-columns-repeated="1017" table:style-name="ce3"/>
          <table:table-cell table:number-columns-repeated="15363" table:style-name="ce1"/>
        </table:table-row>
        <table:table-row table:style-name="ro4">
          <table:table-cell office:value-type="float" office:value="660" table:style-name="ce10">
            <text:p>660</text:p>
          </table:table-cell>
          <table:table-cell office:value-type="string" table:style-name="ce15">
            <text:p>Maintenance préventive de niveau 3 couplage de source BT (Routeclair, Landy nord et sud et Passoudi)</text:p>
          </table:table-cell>
          <table:table-cell office:value-type="string" table:style-name="ce12">
            <text:p>Forfait</text:p>
          </table:table-cell>
          <table:table-cell office:value-type="currency" office:value="14541.272999999999" table:style-name="ce13">
            <text:p>14 541,27 €</text:p>
          </table:table-cell>
          <table:table-cell table:number-columns-repeated="1017" table:style-name="ce3"/>
          <table:table-cell table:number-columns-repeated="15363" table:style-name="ce1"/>
        </table:table-row>
        <table:table-row table:style-name="ro4">
          <table:table-cell office:value-type="float" office:value="661" table:style-name="ce10">
            <text:p>661</text:p>
          </table:table-cell>
          <table:table-cell office:value-type="string" table:style-name="ce15">
            <text:p>Maintenance préventive de niveau 3 couplage de source BT du tunnel de la Courneuve</text:p>
          </table:table-cell>
          <table:table-cell office:value-type="string" table:style-name="ce12">
            <text:p>Forfait</text:p>
          </table:table-cell>
          <table:table-cell office:value-type="currency" office:value="3714.0930000000003" table:style-name="ce13">
            <text:p>3 714,09 €</text:p>
          </table:table-cell>
          <table:table-cell table:number-columns-repeated="1017" table:style-name="ce3"/>
          <table:table-cell table:number-columns-repeated="15363" table:style-name="ce1"/>
        </table:table-row>
        <table:table-row table:style-name="ro5">
          <table:table-cell office:value-type="float" office:value="662" table:style-name="ce10">
            <text:p>662</text:p>
          </table:table-cell>
          <table:table-cell office:value-type="string" table:style-name="ce15">
            <text:p>Maintenance préventive de niveau 3 couplage de source BT des tunnels de Bobigny, Lumen et Norton (Norton, Lumen, Aération, SP1, SP2, SP3, SP4 et SP5)</text:p>
          </table:table-cell>
          <table:table-cell office:value-type="string" table:style-name="ce12">
            <text:p>Forfait</text:p>
          </table:table-cell>
          <table:table-cell office:value-type="currency" office:value="20728.233" table:style-name="ce13">
            <text:p>20 728,23 €</text:p>
          </table:table-cell>
          <table:table-cell table:number-columns-repeated="1017" table:style-name="ce3"/>
          <table:table-cell table:number-columns-repeated="15363" table:style-name="ce1"/>
        </table:table-row>
        <table:table-row table:style-name="ro4">
          <table:table-cell office:value-type="float" office:value="663" table:style-name="ce10">
            <text:p>663</text:p>
          </table:table-cell>
          <table:table-cell office:value-type="string" table:style-name="ce15">
            <text:p>Maintenance préventive de niveau 3 couplage de source BT du tunnel de Taverny</text:p>
          </table:table-cell>
          <table:table-cell office:value-type="string" table:style-name="ce12">
            <text:p>Forfait</text:p>
          </table:table-cell>
          <table:table-cell office:value-type="currency" office:value="2940.723" table:style-name="ce13">
            <text:p>2 940,72 €</text:p>
          </table:table-cell>
          <table:table-cell table:number-columns-repeated="1017" table:style-name="ce3"/>
          <table:table-cell table:number-columns-repeated="15363" table:style-name="ce1"/>
        </table:table-row>
        <table:table-row table:style-name="ro4">
          <table:table-cell office:value-type="float" office:value="664" table:style-name="ce10">
            <text:p>664</text:p>
          </table:table-cell>
          <table:table-cell office:value-type="string" table:style-name="ce15">
            <text:p>Maintenance préventive de niveau 3 couplage de source BT du PCTT de Saint Denis</text:p>
          </table:table-cell>
          <table:table-cell office:value-type="string" table:style-name="ce12">
            <text:p>Forfait</text:p>
          </table:table-cell>
          <table:table-cell office:value-type="currency" office:value="5260.8329999999996" table:style-name="ce13">
            <text:p>5 260,83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des PST selon fiche CCTP N°20</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670" table:style-name="ce10">
            <text:p>670</text:p>
          </table:table-cell>
          <table:table-cell office:value-type="string" table:style-name="ce15">
            <text:p>Maintenance préventive PST du tunnel du Landy (Routeclair, Landy nord et sud et Passoudi)</text:p>
          </table:table-cell>
          <table:table-cell office:value-type="string" table:style-name="ce12">
            <text:p>Forfait</text:p>
          </table:table-cell>
          <table:table-cell office:value-type="currency" office:value="5102.1540000000005" table:style-name="ce13">
            <text:p>5 102,15 €</text:p>
          </table:table-cell>
          <table:table-cell table:number-columns-repeated="1017" table:style-name="ce3"/>
          <table:table-cell table:number-columns-repeated="15363" table:style-name="ce1"/>
        </table:table-row>
        <table:table-row table:style-name="ro4">
          <table:table-cell office:value-type="float" office:value="671" table:style-name="ce10">
            <text:p>671</text:p>
          </table:table-cell>
          <table:table-cell office:value-type="string" table:style-name="ce15">
            <text:p>Maintenance préventive PST du tunnel de la Courneuve</text:p>
          </table:table-cell>
          <table:table-cell office:value-type="string" table:style-name="ce12">
            <text:p>Forfait</text:p>
          </table:table-cell>
          <table:table-cell office:value-type="currency" office:value="1202.769" table:style-name="ce13">
            <text:p>1 202,77 €</text:p>
          </table:table-cell>
          <table:table-cell table:number-columns-repeated="1017" table:style-name="ce3"/>
          <table:table-cell table:number-columns-repeated="15363" table:style-name="ce1"/>
        </table:table-row>
        <table:table-row table:style-name="ro4">
          <table:table-cell office:value-type="float" office:value="672" table:style-name="ce10">
            <text:p>672</text:p>
          </table:table-cell>
          <table:table-cell office:value-type="string" table:style-name="ce15">
            <text:p>Maintenance préventive PST des tunnels de Bobigny, Lumen et Norton (Norton, Lumen, Aération, SP1, SP2, SP3, SP4 et SP5)</text:p>
          </table:table-cell>
          <table:table-cell office:value-type="string" table:style-name="ce12">
            <text:p>Forfait</text:p>
          </table:table-cell>
          <table:table-cell office:value-type="currency" office:value="10449.882" table:style-name="ce13">
            <text:p>10 449,88 €</text:p>
          </table:table-cell>
          <table:table-cell table:number-columns-repeated="1017" table:style-name="ce3"/>
          <table:table-cell table:number-columns-repeated="15363" table:style-name="ce1"/>
        </table:table-row>
        <table:table-row table:style-name="ro4">
          <table:table-cell office:value-type="float" office:value="673" table:style-name="ce10">
            <text:p>673</text:p>
          </table:table-cell>
          <table:table-cell office:value-type="string" table:style-name="ce15">
            <text:p>Maintenance préventive PST du tunnel de Taverny</text:p>
          </table:table-cell>
          <table:table-cell office:value-type="string" table:style-name="ce12">
            <text:p>Forfait</text:p>
          </table:table-cell>
          <table:table-cell office:value-type="currency" office:value="1871.2350000000001" table:style-name="ce13">
            <text:p>1 871,24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700 : La maintenance préventive tunnels secteur Est</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table:style-name="ce21"/>
          <table:table-cell office:value-type="string" table:style-name="ce22">
            <text:p>Visite d’installation selon fiche CCTP N°5</text:p>
          </table:table-cell>
          <table:table-cell table:number-columns-repeated="2" table:style-name="ce23"/>
          <table:table-cell table:style-name="ce7"/>
          <table:table-cell table:number-columns-repeated="1016" table:style-name="ce8"/>
          <table:table-cell table:style-name="ce9"/>
          <table:table-cell table:number-columns-repeated="15362"/>
        </table:table-row>
        <table:table-row table:style-name="ro4">
          <table:table-cell office:value-type="float" office:value="701" table:style-name="ce10">
            <text:p>701</text:p>
          </table:table-cell>
          <table:table-cell office:value-type="string" table:style-name="ce15">
            <text:p>Visite d’installation des postes HT et TGBT du tunnel de Nogent (usines du PORT et de la GARE)</text:p>
          </table:table-cell>
          <table:table-cell office:value-type="string" table:style-name="ce12">
            <text:p>Forfait</text:p>
          </table:table-cell>
          <table:table-cell office:value-type="currency" office:value="2368.0079999999998" table:style-name="ce13">
            <text:p>2 368,01 €</text:p>
          </table:table-cell>
          <table:table-cell table:number-columns-repeated="16380"/>
        </table:table-row>
        <table:table-row table:style-name="ro4">
          <table:table-cell office:value-type="float" office:value="702" table:style-name="ce10">
            <text:p>702</text:p>
          </table:table-cell>
          <table:table-cell office:value-type="string" table:style-name="ce15">
            <text:p>Visite d’installation des postes HT et TGBT du tunnel de Champigny (BRY et BOULLEREAUX)</text:p>
          </table:table-cell>
          <table:table-cell office:value-type="string" table:style-name="ce12">
            <text:p>Forfait</text:p>
          </table:table-cell>
          <table:table-cell office:value-type="currency" office:value="2368.0079999999998" table:style-name="ce13">
            <text:p>2 368,01 €</text:p>
          </table:table-cell>
          <table:table-cell table:number-columns-repeated="16380"/>
        </table:table-row>
        <table:table-row table:style-name="ro4">
          <table:table-cell office:value-type="float" office:value="703" table:style-name="ce10">
            <text:p>703</text:p>
          </table:table-cell>
          <table:table-cell office:value-type="string" table:style-name="ce15">
            <text:p>Visite d’installation des postes HT et TGBT des tunnels de THIAIS (CD60, PS1 et PS2)</text:p>
          </table:table-cell>
          <table:table-cell office:value-type="string" table:style-name="ce12">
            <text:p>Forfait</text:p>
          </table:table-cell>
          <table:table-cell office:value-type="currency" office:value="3460.1759999999999" table:style-name="ce13">
            <text:p>3 460,18 €</text:p>
          </table:table-cell>
          <table:table-cell table:number-columns-repeated="16380"/>
        </table:table-row>
        <table:table-row table:style-name="ro4">
          <table:table-cell office:value-type="float" office:value="704" table:style-name="ce10">
            <text:p>704</text:p>
          </table:table-cell>
          <table:table-cell office:value-type="string" table:style-name="ce15">
            <text:p>Visite d’installation du poste HT et TGBT du tunnel de Boissy saint léger</text:p>
          </table:table-cell>
          <table:table-cell office:value-type="string" table:style-name="ce12">
            <text:p>Forfait</text:p>
          </table:table-cell>
          <table:table-cell office:value-type="currency" office:value="1184.0129999999999" table:style-name="ce13">
            <text:p>1 184,01 €</text:p>
          </table:table-cell>
          <table:table-cell table:number-columns-repeated="16380"/>
        </table:table-row>
        <table:table-row table:style-name="ro4">
          <table:table-cell table:style-name="ce21"/>
          <table:table-cell office:value-type="string" table:style-name="ce22">
            <text:p>Maintenance préventive poste HT Tunnels selon fiche CCTP N°6</text:p>
          </table:table-cell>
          <table:table-cell table:number-columns-repeated="2" table:style-name="ce23"/>
          <table:table-cell table:number-columns-repeated="16380"/>
        </table:table-row>
        <table:table-row table:style-name="ro4">
          <table:table-cell office:value-type="float" office:value="710" table:style-name="ce10">
            <text:p>710</text:p>
          </table:table-cell>
          <table:table-cell office:value-type="string" table:style-name="ce15">
            <text:p>Maintenance préventive de niveau 1 des postes HT du tunnel de Nogent (usines du PORT et de la GARE)</text:p>
          </table:table-cell>
          <table:table-cell office:value-type="string" table:style-name="ce12">
            <text:p>Forfait</text:p>
          </table:table-cell>
          <table:table-cell office:value-type="currency" office:value="3628.9170000000004" table:style-name="ce13">
            <text:p>3 628,92 €</text:p>
          </table:table-cell>
          <table:table-cell table:number-columns-repeated="16380"/>
        </table:table-row>
        <table:table-row table:style-name="ro4">
          <table:table-cell office:value-type="float" office:value="711" table:style-name="ce10">
            <text:p>711</text:p>
          </table:table-cell>
          <table:table-cell office:value-type="string" table:style-name="ce15">
            <text:p>Maintenance préventive de niveau 1 des postes HT du tunnel de Champigny (BRY et BOULLEREAUX)</text:p>
          </table:table-cell>
          <table:table-cell office:value-type="string" table:style-name="ce12">
            <text:p>Forfait</text:p>
          </table:table-cell>
          <table:table-cell office:value-type="currency" office:value="3628.9170000000004" table:style-name="ce13">
            <text:p>3 628,92 €</text:p>
          </table:table-cell>
          <table:table-cell table:number-columns-repeated="16380"/>
        </table:table-row>
        <table:table-row table:style-name="ro4">
          <table:table-cell office:value-type="float" office:value="712" table:style-name="ce10">
            <text:p>712</text:p>
          </table:table-cell>
          <table:table-cell office:value-type="string" table:style-name="ce15">
            <text:p>Maintenance préventive de niveau 1 des postes HT des tunnels de Thiais (CD60, PS1 et PS2)</text:p>
          </table:table-cell>
          <table:table-cell office:value-type="string" table:style-name="ce12">
            <text:p>Forfait</text:p>
          </table:table-cell>
          <table:table-cell office:value-type="currency" office:value="5274.63" table:style-name="ce13">
            <text:p>5 274,63 €</text:p>
          </table:table-cell>
          <table:table-cell table:number-columns-repeated="16380"/>
        </table:table-row>
        <table:table-row table:style-name="ro4">
          <table:table-cell office:value-type="float" office:value="713" table:style-name="ce10">
            <text:p>713</text:p>
          </table:table-cell>
          <table:table-cell office:value-type="string" table:style-name="ce15">
            <text:p>Maintenance préventive de niveau 1 du poste HT du tunnel de Boissy Saint Léger</text:p>
          </table:table-cell>
          <table:table-cell office:value-type="string" table:style-name="ce12">
            <text:p>Forfait</text:p>
          </table:table-cell>
          <table:table-cell office:value-type="currency" office:value="1814.472" table:style-name="ce13">
            <text:p>1 814,47 €</text:p>
          </table:table-cell>
          <table:table-cell table:number-columns-repeated="16380"/>
        </table:table-row>
        <table:table-row table:style-name="ro4">
          <table:table-cell office:value-type="float" office:value="714" table:style-name="ce10">
            <text:p>714</text:p>
          </table:table-cell>
          <table:table-cell office:value-type="string" table:style-name="ce15">
            <text:p>Maintenance préventive de niveau 2 des postes HT du tunnel de Nogent (usines du PORT et de la GARE)</text:p>
          </table:table-cell>
          <table:table-cell office:value-type="string" table:style-name="ce12">
            <text:p>Forfait</text:p>
          </table:table-cell>
          <table:table-cell office:value-type="currency" office:value="6464.826" table:style-name="ce13">
            <text:p>6 464,83 €</text:p>
          </table:table-cell>
          <table:table-cell table:number-columns-repeated="16380"/>
        </table:table-row>
        <table:table-row table:style-name="ro4">
          <table:table-cell office:value-type="float" office:value="715" table:style-name="ce10">
            <text:p>715</text:p>
          </table:table-cell>
          <table:table-cell office:value-type="string" table:style-name="ce15">
            <text:p>Maintenance préventive de niveau 2 des postes HT du tunnel de Champigny (BRY et BOULLEREAUX)</text:p>
          </table:table-cell>
          <table:table-cell office:value-type="string" table:style-name="ce12">
            <text:p>Forfait</text:p>
          </table:table-cell>
          <table:table-cell office:value-type="currency" office:value="6464.826" table:style-name="ce13">
            <text:p>6 464,83 €</text:p>
          </table:table-cell>
          <table:table-cell table:number-columns-repeated="16380"/>
        </table:table-row>
        <table:table-row table:style-name="ro4">
          <table:table-cell office:value-type="float" office:value="716" table:style-name="ce10">
            <text:p>716</text:p>
          </table:table-cell>
          <table:table-cell office:value-type="string" table:style-name="ce15">
            <text:p>Maintenance préventive de niveau 2 des postes HT des tunnels de Thiais (CD60, PS1 et PS2)</text:p>
          </table:table-cell>
          <table:table-cell office:value-type="string" table:style-name="ce12">
            <text:p>Forfait</text:p>
          </table:table-cell>
          <table:table-cell office:value-type="currency" office:value="7390.9979999999996" table:style-name="ce13">
            <text:p>7 391,00 €</text:p>
          </table:table-cell>
          <table:table-cell table:number-columns-repeated="16380"/>
        </table:table-row>
        <table:table-row table:style-name="ro4">
          <table:table-cell office:value-type="float" office:value="717" table:style-name="ce10">
            <text:p>717</text:p>
          </table:table-cell>
          <table:table-cell office:value-type="string" table:style-name="ce15">
            <text:p>Maintenance préventive de niveau 2 du poste HT du tunnel de Boissy Saint Léger</text:p>
          </table:table-cell>
          <table:table-cell office:value-type="string" table:style-name="ce12">
            <text:p>Forfait</text:p>
          </table:table-cell>
          <table:table-cell office:value-type="currency" office:value="3288.681" table:style-name="ce13">
            <text:p>3 288,68 €</text:p>
          </table:table-cell>
          <table:table-cell table:number-columns-repeated="16380"/>
        </table:table-row>
        <table:table-row table:style-name="ro4">
          <table:table-cell office:value-type="float" office:value="718" table:style-name="ce10">
            <text:p>718</text:p>
          </table:table-cell>
          <table:table-cell office:value-type="string" table:style-name="ce15">
            <text:p>Maintenance préventive de niveau 3 des postes HT du tunnel de Nogent (usines du PORT et de la GARE)</text:p>
          </table:table-cell>
          <table:table-cell office:value-type="string" table:style-name="ce12">
            <text:p>Forfait</text:p>
          </table:table-cell>
          <table:table-cell office:value-type="currency" office:value="9566.5680000000011" table:style-name="ce13">
            <text:p>9 566,57 €</text:p>
          </table:table-cell>
          <table:table-cell table:number-columns-repeated="16380"/>
        </table:table-row>
        <table:table-row table:style-name="ro4">
          <table:table-cell office:value-type="float" office:value="719" table:style-name="ce10">
            <text:p>719</text:p>
          </table:table-cell>
          <table:table-cell office:value-type="string" table:style-name="ce15">
            <text:p>Maintenance préventive de niveau 3 des postes HT du tunnel de Champigny (BRY et BOULLEREAUX)</text:p>
          </table:table-cell>
          <table:table-cell office:value-type="string" table:style-name="ce12">
            <text:p>Forfait</text:p>
          </table:table-cell>
          <table:table-cell office:value-type="currency" office:value="9566.5680000000011" table:style-name="ce13">
            <text:p>9 566,57 €</text:p>
          </table:table-cell>
          <table:table-cell table:number-columns-repeated="16380"/>
        </table:table-row>
        <table:table-row table:style-name="ro4">
          <table:table-cell office:value-type="float" office:value="720" table:style-name="ce10">
            <text:p>720</text:p>
          </table:table-cell>
          <table:table-cell office:value-type="string" table:style-name="ce15">
            <text:p>Maintenance préventive de niveau 3 des postes HT des tunnels de Thiais (CD60, PS1 et PS2)</text:p>
          </table:table-cell>
          <table:table-cell office:value-type="string" table:style-name="ce12">
            <text:p>Forfait</text:p>
          </table:table-cell>
          <table:table-cell office:value-type="currency" office:value="13081.986000000001" table:style-name="ce13">
            <text:p>13 081,99 €</text:p>
          </table:table-cell>
          <table:table-cell table:number-columns-repeated="16380"/>
        </table:table-row>
        <table:table-row table:style-name="ro4">
          <table:table-cell office:value-type="float" office:value="721" table:style-name="ce10">
            <text:p>721</text:p>
          </table:table-cell>
          <table:table-cell office:value-type="string" table:style-name="ce15">
            <text:p>Maintenance préventive de niveau 3 du poste HT du tunnel de Boissy Saint Léger</text:p>
          </table:table-cell>
          <table:table-cell office:value-type="string" table:style-name="ce12">
            <text:p>Forfait</text:p>
          </table:table-cell>
          <table:table-cell office:value-type="currency" office:value="4783.2930000000006" table:style-name="ce13">
            <text:p>4 783,29 €</text:p>
          </table:table-cell>
          <table:table-cell table:number-columns-repeated="16380"/>
        </table:table-row>
        <table:table-row table:style-name="ro4">
          <table:table-cell table:style-name="ce21"/>
          <table:table-cell office:value-type="string" table:style-name="ce22">
            <text:p>Maintenance préventive basse tension selon fiche CCTP N°7</text:p>
          </table:table-cell>
          <table:table-cell table:number-columns-repeated="2" table:style-name="ce23"/>
          <table:table-cell table:number-columns-repeated="16380"/>
        </table:table-row>
        <table:table-row table:style-name="ro4">
          <table:table-cell office:value-type="float" office:value="730" table:style-name="ce10">
            <text:p>730</text:p>
          </table:table-cell>
          <table:table-cell office:value-type="string" table:style-name="ce15">
            <text:p>Maintenance préventive de niveau 1 <text:s/>des installations BT <text:s/>(y compris armoires en tunnel) du tunnel de Nogent</text:p>
          </table:table-cell>
          <table:table-cell office:value-type="string" table:style-name="ce12">
            <text:p>Forfait</text:p>
          </table:table-cell>
          <table:table-cell office:value-type="currency" office:value="2368.0079999999998" table:style-name="ce13">
            <text:p>2 368,01 €</text:p>
          </table:table-cell>
          <table:table-cell table:number-columns-repeated="16380"/>
        </table:table-row>
        <table:table-row table:style-name="ro4">
          <table:table-cell office:value-type="float" office:value="731" table:style-name="ce10">
            <text:p>731</text:p>
          </table:table-cell>
          <table:table-cell office:value-type="string" table:style-name="ce15">
            <text:p>Maintenance préventive <text:s/>de niveau 1 des installations BT <text:s/>(y compris armoires en tunnel) du tunnel de Champigny</text:p>
          </table:table-cell>
          <table:table-cell office:value-type="string" table:style-name="ce12">
            <text:p>Forfait</text:p>
          </table:table-cell>
          <table:table-cell office:value-type="currency" office:value="2311.7579999999998" table:style-name="ce13">
            <text:p>2 311,76 €</text:p>
          </table:table-cell>
          <table:table-cell table:number-columns-repeated="16380"/>
        </table:table-row>
        <table:table-row table:style-name="ro4">
          <table:table-cell office:value-type="float" office:value="732" table:style-name="ce10">
            <text:p>732</text:p>
          </table:table-cell>
          <table:table-cell office:value-type="string" table:style-name="ce15">
            <text:p>Maintenance préventive de niveau 1 des installations BT <text:s/>(y compris armoires en tunnel) du tunnel de Thiais</text:p>
          </table:table-cell>
          <table:table-cell office:value-type="string" table:style-name="ce12">
            <text:p>Forfait</text:p>
          </table:table-cell>
          <table:table-cell office:value-type="currency" office:value="3552.0119999999997" table:style-name="ce13">
            <text:p>3 552,01 €</text:p>
          </table:table-cell>
          <table:table-cell table:number-columns-repeated="16380"/>
        </table:table-row>
        <table:table-row table:style-name="ro4">
          <table:table-cell office:value-type="float" office:value="733" table:style-name="ce10">
            <text:p>733</text:p>
          </table:table-cell>
          <table:table-cell office:value-type="string" table:style-name="ce15">
            <text:p>Maintenance préventive de niveau 1 des installations BT <text:s/>(y compris armoires en tunnel) du tunnel de Boissy Saint Léger</text:p>
          </table:table-cell>
          <table:table-cell office:value-type="string" table:style-name="ce12">
            <text:p>Forfait</text:p>
          </table:table-cell>
          <table:table-cell office:value-type="currency" office:value="1275.8579999999999" table:style-name="ce13">
            <text:p>1 275,86 €</text:p>
          </table:table-cell>
          <table:table-cell table:number-columns-repeated="16380"/>
        </table:table-row>
        <table:table-row table:style-name="ro4">
          <table:table-cell office:value-type="float" office:value="734" table:style-name="ce10">
            <text:p>734</text:p>
          </table:table-cell>
          <table:table-cell office:value-type="string" table:style-name="ce15">
            <text:p>Maintenance préventive de niveau 1 d’un coffret BT (y compris armoires en tunnel) du tunnel de Nogent, Champigny, Thiais ou Boissy</text:p>
          </table:table-cell>
          <table:table-cell office:value-type="string" table:style-name="ce12">
            <text:p>Forfait</text:p>
          </table:table-cell>
          <table:table-cell office:value-type="currency" office:value="714.45600000000002" table:style-name="ce13">
            <text:p>714,46 €</text:p>
          </table:table-cell>
          <table:table-cell table:number-columns-repeated="16380"/>
        </table:table-row>
        <table:table-row table:style-name="ro4">
          <table:table-cell office:value-type="float" office:value="735" table:style-name="ce10">
            <text:p>735</text:p>
          </table:table-cell>
          <table:table-cell office:value-type="string" table:style-name="ce15">
            <text:p>Maintenance préventive de niveau 1 de 5 coffret BT (y compris armoires en tunnel) du tunnel de Nogent, Champigny, Thiais ou Boissy</text:p>
          </table:table-cell>
          <table:table-cell office:value-type="string" table:style-name="ce12">
            <text:p>Forfait</text:p>
          </table:table-cell>
          <table:table-cell office:value-type="currency" office:value="898.14600000000007" table:style-name="ce13">
            <text:p>898,15 €</text:p>
          </table:table-cell>
          <table:table-cell table:number-columns-repeated="16380"/>
        </table:table-row>
        <table:table-row table:style-name="ro4">
          <table:table-cell office:value-type="float" office:value="736" table:style-name="ce10">
            <text:p>736</text:p>
          </table:table-cell>
          <table:table-cell office:value-type="string" table:style-name="ce15">
            <text:p>Maintenance préventive de niveau 1 des installations BT du PCTT de Champigny</text:p>
          </table:table-cell>
          <table:table-cell office:value-type="string" table:style-name="ce12">
            <text:p>Forfait</text:p>
          </table:table-cell>
          <table:table-cell office:value-type="currency" office:value="1061.5409999999999" table:style-name="ce13">
            <text:p>1 061,54 €</text:p>
          </table:table-cell>
          <table:table-cell table:number-columns-repeated="16380"/>
        </table:table-row>
        <table:table-row table:style-name="ro4">
          <table:table-cell office:value-type="float" office:value="737" table:style-name="ce10">
            <text:p>737</text:p>
          </table:table-cell>
          <table:table-cell office:value-type="string" table:style-name="ce15">
            <text:p>Maintenance préventive de niveau 2 <text:s/>des installations BT <text:s/>(y compris armoires en tunnel) du tunnel de Nogent</text:p>
          </table:table-cell>
          <table:table-cell office:value-type="string" table:style-name="ce12">
            <text:p>Forfait</text:p>
          </table:table-cell>
          <table:table-cell office:value-type="currency" office:value="4935.1859999999997" table:style-name="ce13">
            <text:p>4 935,19 €</text:p>
          </table:table-cell>
          <table:table-cell table:number-columns-repeated="16380"/>
        </table:table-row>
        <table:table-row table:style-name="ro4">
          <table:table-cell office:value-type="float" office:value="738" table:style-name="ce10">
            <text:p>738</text:p>
          </table:table-cell>
          <table:table-cell office:value-type="string" table:style-name="ce15">
            <text:p>Maintenance préventive de niveau 2 des installations BT <text:s/>(y compris armoires en tunnel) du tunnel de Champigny</text:p>
          </table:table-cell>
          <table:table-cell office:value-type="string" table:style-name="ce12">
            <text:p>Forfait</text:p>
          </table:table-cell>
          <table:table-cell office:value-type="currency" office:value="5761.7820000000002" table:style-name="ce13">
            <text:p>5 761,78 €</text:p>
          </table:table-cell>
          <table:table-cell table:number-columns-repeated="16380"/>
        </table:table-row>
        <table:table-row table:style-name="ro4">
          <table:table-cell office:value-type="float" office:value="739" table:style-name="ce10">
            <text:p>739</text:p>
          </table:table-cell>
          <table:table-cell office:value-type="string" table:style-name="ce15">
            <text:p>Maintenance préventive de niveau 2 des installations BT <text:s/>(y compris armoires en tunnel) du tunnel de Thiais</text:p>
          </table:table-cell>
          <table:table-cell office:value-type="string" table:style-name="ce12">
            <text:p>Forfait</text:p>
          </table:table-cell>
          <table:table-cell office:value-type="currency" office:value="6404.6880000000001" table:style-name="ce13">
            <text:p>6 404,69 €</text:p>
          </table:table-cell>
          <table:table-cell table:number-columns-repeated="16380"/>
        </table:table-row>
        <table:table-row table:style-name="ro4">
          <table:table-cell office:value-type="float" office:value="740" table:style-name="ce10">
            <text:p>740</text:p>
          </table:table-cell>
          <table:table-cell office:value-type="string" table:style-name="ce15">
            <text:p>Maintenance préventive de niveau 2 des installations BT <text:s/>(y compris armoires en tunnel) du tunnel de Boissy Saint Léger</text:p>
          </table:table-cell>
          <table:table-cell office:value-type="string" table:style-name="ce12">
            <text:p>Forfait</text:p>
          </table:table-cell>
          <table:table-cell office:value-type="currency" office:value="2179.9079999999999" table:style-name="ce13">
            <text:p>2 179,91 €</text:p>
          </table:table-cell>
          <table:table-cell table:number-columns-repeated="16380"/>
        </table:table-row>
        <table:table-row table:style-name="ro4">
          <table:table-cell office:value-type="float" office:value="741" table:style-name="ce10">
            <text:p>741</text:p>
          </table:table-cell>
          <table:table-cell office:value-type="string" table:style-name="ce15">
            <text:p>Maintenance préventive de niveau 2 d’un coffret BT (y compris armoires en tunnel) du tunnel de Nogent, Champigny, Thiais ou Boissy</text:p>
          </table:table-cell>
          <table:table-cell office:value-type="string" table:style-name="ce12">
            <text:p>Forfait</text:p>
          </table:table-cell>
          <table:table-cell office:value-type="currency" office:value="152.154" table:style-name="ce13">
            <text:p>152,15 €</text:p>
          </table:table-cell>
          <table:table-cell table:number-columns-repeated="16380"/>
        </table:table-row>
        <table:table-row table:style-name="ro4">
          <table:table-cell office:value-type="float" office:value="742" table:style-name="ce10">
            <text:p>742</text:p>
          </table:table-cell>
          <table:table-cell office:value-type="string" table:style-name="ce15">
            <text:p>Maintenance préventive de niveau 2 de 5 coffrets BT (y compris armoires en tunnel) du tunnel de Boissy Nogent</text:p>
          </table:table-cell>
          <table:table-cell office:value-type="string" table:style-name="ce12">
            <text:p>Forfait</text:p>
          </table:table-cell>
          <table:table-cell office:value-type="currency" office:value="580.75199999999995" table:style-name="ce13">
            <text:p>580,75 €</text:p>
          </table:table-cell>
          <table:table-cell table:number-columns-repeated="16380"/>
        </table:table-row>
        <table:table-row table:style-name="ro4">
          <table:table-cell office:value-type="float" office:value="743" table:style-name="ce10">
            <text:p>743</text:p>
          </table:table-cell>
          <table:table-cell office:value-type="string" table:style-name="ce15">
            <text:p>Maintenance préventive de niveau 2 des installations BT du PCTT de Champigny</text:p>
          </table:table-cell>
          <table:table-cell office:value-type="string" table:style-name="ce12">
            <text:p>Forfait</text:p>
          </table:table-cell>
          <table:table-cell office:value-type="currency" office:value="2179.9079999999999" table:style-name="ce13">
            <text:p>2 179,91 €</text:p>
          </table:table-cell>
          <table:table-cell table:number-columns-repeated="16380"/>
        </table:table-row>
        <table:table-row table:style-name="ro4">
          <table:table-cell office:value-type="float" office:value="744" table:style-name="ce10">
            <text:p>744</text:p>
          </table:table-cell>
          <table:table-cell office:value-type="string" table:style-name="ce15">
            <text:p>Maintenance préventive de niveau 3 <text:s/>des installations BT <text:s/>(y compris armoires en tunnel) du tunnel de Nogent</text:p>
          </table:table-cell>
          <table:table-cell office:value-type="string" table:style-name="ce12">
            <text:p>Forfait</text:p>
          </table:table-cell>
          <table:table-cell office:value-type="currency" office:value="3031.56" table:style-name="ce13">
            <text:p>3 031,56 €</text:p>
          </table:table-cell>
          <table:table-cell table:number-columns-repeated="16380"/>
        </table:table-row>
        <table:table-row table:style-name="ro4">
          <table:table-cell office:value-type="float" office:value="745" table:style-name="ce10">
            <text:p>745</text:p>
          </table:table-cell>
          <table:table-cell office:value-type="string" table:style-name="ce15">
            <text:p>Maintenance préventive de niveau 3 des installations BT <text:s/>(y compris armoires en tunnel) du tunnel de Champigny</text:p>
          </table:table-cell>
          <table:table-cell office:value-type="string" table:style-name="ce12">
            <text:p>Forfait</text:p>
          </table:table-cell>
          <table:table-cell office:value-type="currency" office:value="3031.56" table:style-name="ce13">
            <text:p>3 031,56 €</text:p>
          </table:table-cell>
          <table:table-cell table:number-columns-repeated="16380"/>
        </table:table-row>
        <table:table-row table:style-name="ro4">
          <table:table-cell office:value-type="float" office:value="746" table:style-name="ce10">
            <text:p>746</text:p>
          </table:table-cell>
          <table:table-cell office:value-type="string" table:style-name="ce15">
            <text:p>Maintenance préventive de niveau 3 des installations BT <text:s/>(y compris armoires en tunnel) du tunnel de Thiais</text:p>
          </table:table-cell>
          <table:table-cell office:value-type="string" table:style-name="ce12">
            <text:p>Forfait</text:p>
          </table:table-cell>
          <table:table-cell office:value-type="currency" office:value="4547.34" table:style-name="ce13">
            <text:p>4 547,34 €</text:p>
          </table:table-cell>
          <table:table-cell table:number-columns-repeated="16380"/>
        </table:table-row>
        <table:table-row table:style-name="ro4">
          <table:table-cell office:value-type="float" office:value="747" table:style-name="ce10">
            <text:p>747</text:p>
          </table:table-cell>
          <table:table-cell office:value-type="string" table:style-name="ce15">
            <text:p>Maintenance préventive de niveau 3 des installations BT <text:s/>(y compris armoires en tunnel) du tunnel de Boissy Saint Léger</text:p>
          </table:table-cell>
          <table:table-cell office:value-type="string" table:style-name="ce12">
            <text:p>Forfait</text:p>
          </table:table-cell>
          <table:table-cell office:value-type="currency" office:value="1515.78" table:style-name="ce13">
            <text:p>1 515,78 €</text:p>
          </table:table-cell>
          <table:table-cell table:number-columns-repeated="16380"/>
        </table:table-row>
        <table:table-row table:style-name="ro4">
          <table:table-cell office:value-type="float" office:value="748" table:style-name="ce10">
            <text:p>748</text:p>
          </table:table-cell>
          <table:table-cell office:value-type="string" table:style-name="ce15">
            <text:p>Maintenance préventive de niveau 3 d’un coffret BT (y compris armoires en tunnel) du tunnel de Nogent, Champigny, Thiais ou Boissy</text:p>
          </table:table-cell>
          <table:table-cell office:value-type="string" table:style-name="ce12">
            <text:p>Forfait</text:p>
          </table:table-cell>
          <table:table-cell office:value-type="currency" office:value="1515.78" table:style-name="ce13">
            <text:p>1 515,78 €</text:p>
          </table:table-cell>
          <table:table-cell table:number-columns-repeated="16380"/>
        </table:table-row>
        <table:table-row table:style-name="ro4">
          <table:table-cell office:value-type="float" office:value="749" table:style-name="ce10">
            <text:p>749</text:p>
          </table:table-cell>
          <table:table-cell office:value-type="string" table:style-name="ce15">
            <text:p>Maintenance préventive de niveau 3 de 5 coffrets BT (y compris armoires en tunnel) du tunnel de Nogent, Champigny, Thiais ou Boissy</text:p>
          </table:table-cell>
          <table:table-cell office:value-type="string" table:style-name="ce12">
            <text:p>Forfait</text:p>
          </table:table-cell>
          <table:table-cell office:value-type="currency" office:value="7578.9000000000005" table:style-name="ce13">
            <text:p>7 578,90 €</text:p>
          </table:table-cell>
          <table:table-cell table:number-columns-repeated="16380"/>
        </table:table-row>
        <table:table-row table:style-name="ro4">
          <table:table-cell office:value-type="float" office:value="750" table:style-name="ce10">
            <text:p>750</text:p>
          </table:table-cell>
          <table:table-cell office:value-type="string" table:style-name="ce15">
            <text:p>Maintenance préventive de niveau 3 des installations BT du PCTT de Champigny</text:p>
          </table:table-cell>
          <table:table-cell office:value-type="string" table:style-name="ce12">
            <text:p>Forfait</text:p>
          </table:table-cell>
          <table:table-cell office:value-type="currency" office:value="1515.78" table:style-name="ce13">
            <text:p>1 515,78 €</text:p>
          </table:table-cell>
          <table:table-cell table:number-columns-repeated="16380"/>
        </table:table-row>
        <table:table-row table:style-name="ro4">
          <table:table-cell table:style-name="ce21"/>
          <table:table-cell office:value-type="string" table:style-name="ce22">
            <text:p>Maintenance préventive couplage de sources BT Tunnels <text:s/>selon fiche CCTP N°8</text:p>
          </table:table-cell>
          <table:table-cell table:number-columns-repeated="2" table:style-name="ce23"/>
          <table:table-cell table:number-columns-repeated="16380"/>
        </table:table-row>
        <table:table-row table:style-name="ro4">
          <table:table-cell office:value-type="float" office:value="760" table:style-name="ce10">
            <text:p>760</text:p>
          </table:table-cell>
          <table:table-cell office:value-type="string" table:style-name="ce15">
            <text:p>Maintenance préventive de niveau 1 <text:s/>couplage de source BT <text:s/>(y compris armoires en tunnel) du tunnel de Nogent</text:p>
          </table:table-cell>
          <table:table-cell office:value-type="string" table:style-name="ce12">
            <text:p>Forfait</text:p>
          </table:table-cell>
          <table:table-cell office:value-type="currency" office:value="3750.6329999999998" table:style-name="ce13">
            <text:p>3 750,63 €</text:p>
          </table:table-cell>
          <table:table-cell table:number-columns-repeated="16380"/>
        </table:table-row>
        <table:table-row table:style-name="ro4">
          <table:table-cell office:value-type="float" office:value="761" table:style-name="ce10">
            <text:p>761</text:p>
          </table:table-cell>
          <table:table-cell office:value-type="string" table:style-name="ce15">
            <text:p>Maintenance préventive de niveau 1 couplage de source BT <text:s/>(y compris armoires en tunnel) du tunnel de Champigny</text:p>
          </table:table-cell>
          <table:table-cell office:value-type="string" table:style-name="ce12">
            <text:p>Forfait</text:p>
          </table:table-cell>
          <table:table-cell office:value-type="currency" office:value="3750.6329999999998" table:style-name="ce13">
            <text:p>3 750,63 €</text:p>
          </table:table-cell>
          <table:table-cell table:number-columns-repeated="16380"/>
        </table:table-row>
        <table:table-row table:style-name="ro4">
          <table:table-cell office:value-type="float" office:value="762" table:style-name="ce10">
            <text:p>762</text:p>
          </table:table-cell>
          <table:table-cell office:value-type="string" table:style-name="ce15">
            <text:p>Maintenance préventive de niveau 1 couplage de source BT <text:s/>(y compris armoires en tunnel) du tunnel de Thiais</text:p>
          </table:table-cell>
          <table:table-cell office:value-type="string" table:style-name="ce12">
            <text:p>Forfait</text:p>
          </table:table-cell>
          <table:table-cell office:value-type="currency" office:value="5304.51" table:style-name="ce13">
            <text:p>5 304,51 €</text:p>
          </table:table-cell>
          <table:table-cell table:number-columns-repeated="16380"/>
        </table:table-row>
        <table:table-row table:style-name="ro4">
          <table:table-cell office:value-type="float" office:value="763" table:style-name="ce10">
            <text:p>763</text:p>
          </table:table-cell>
          <table:table-cell office:value-type="string" table:style-name="ce15">
            <text:p>Maintenance préventive de niveau 1 couplage de source BT <text:s/>(y compris armoires en tunnel) du tunnel de Boissy Saint Léger</text:p>
          </table:table-cell>
          <table:table-cell office:value-type="string" table:style-name="ce12">
            <text:p>Forfait</text:p>
          </table:table-cell>
          <table:table-cell office:value-type="currency" office:value="4209.8760000000002" table:style-name="ce13">
            <text:p>4 209,88 €</text:p>
          </table:table-cell>
          <table:table-cell table:number-columns-repeated="16380"/>
        </table:table-row>
        <table:table-row table:style-name="ro4">
          <table:table-cell office:value-type="float" office:value="764" table:style-name="ce10">
            <text:p>764</text:p>
          </table:table-cell>
          <table:table-cell office:value-type="string" table:style-name="ce15">
            <text:p>Maintenance préventive de niveau 1 couplage de source BT du secteur du PCTT de Champigny</text:p>
          </table:table-cell>
          <table:table-cell office:value-type="string" table:style-name="ce12">
            <text:p>Forfait</text:p>
          </table:table-cell>
          <table:table-cell office:value-type="currency" office:value="2281.1579999999999" table:style-name="ce13">
            <text:p>2 281,16 €</text:p>
          </table:table-cell>
          <table:table-cell table:number-columns-repeated="16380"/>
        </table:table-row>
        <table:table-row table:style-name="ro4">
          <table:table-cell office:value-type="float" office:value="765" table:style-name="ce10">
            <text:p>765</text:p>
          </table:table-cell>
          <table:table-cell office:value-type="string" table:style-name="ce15">
            <text:p>Maintenance préventive de niveau 2 <text:s/>couplage de source BT <text:s/>(y compris armoires en tunnel) du tunnel de Nogent</text:p>
          </table:table-cell>
          <table:table-cell office:value-type="string" table:style-name="ce12">
            <text:p>Forfait</text:p>
          </table:table-cell>
          <table:table-cell office:value-type="currency" office:value="4786.5420000000004" table:style-name="ce13">
            <text:p>4 786,54 €</text:p>
          </table:table-cell>
          <table:table-cell table:number-columns-repeated="16380"/>
        </table:table-row>
        <table:table-row table:style-name="ro4">
          <table:table-cell office:value-type="float" office:value="766" table:style-name="ce10">
            <text:p>766</text:p>
          </table:table-cell>
          <table:table-cell office:value-type="string" table:style-name="ce15">
            <text:p>Maintenance préventive de niveau 2 couplage de source BT <text:s/>(y compris armoires en tunnel) du tunnel de Champigny</text:p>
          </table:table-cell>
          <table:table-cell office:value-type="string" table:style-name="ce12">
            <text:p>Forfait</text:p>
          </table:table-cell>
          <table:table-cell office:value-type="currency" office:value="4786.5420000000004" table:style-name="ce13">
            <text:p>4 786,54 €</text:p>
          </table:table-cell>
          <table:table-cell table:number-columns-repeated="16380"/>
        </table:table-row>
        <table:table-row table:style-name="ro4">
          <table:table-cell office:value-type="float" office:value="767" table:style-name="ce10">
            <text:p>767</text:p>
          </table:table-cell>
          <table:table-cell office:value-type="string" table:style-name="ce15">
            <text:p>Maintenance préventive de niveau 2 couplage de source BT <text:s/>(y compris armoires en tunnel) du tunnel de Thiais</text:p>
          </table:table-cell>
          <table:table-cell office:value-type="string" table:style-name="ce12">
            <text:p>Forfait</text:p>
          </table:table-cell>
          <table:table-cell office:value-type="currency" office:value="6858.3780000000006" table:style-name="ce13">
            <text:p>6 858,38 €</text:p>
          </table:table-cell>
          <table:table-cell table:number-columns-repeated="16380"/>
        </table:table-row>
        <table:table-row table:style-name="ro4">
          <table:table-cell office:value-type="float" office:value="768" table:style-name="ce10">
            <text:p>768</text:p>
          </table:table-cell>
          <table:table-cell office:value-type="string" table:style-name="ce15">
            <text:p>Maintenance préventive de niveau 2 couplage de source BT <text:s/>(y compris armoires en tunnel) du tunnel de Boissy Saint Léger</text:p>
          </table:table-cell>
          <table:table-cell office:value-type="string" table:style-name="ce12">
            <text:p>Forfait</text:p>
          </table:table-cell>
          <table:table-cell office:value-type="currency" office:value="2827.2420000000002" table:style-name="ce13">
            <text:p>2 827,24 €</text:p>
          </table:table-cell>
          <table:table-cell table:number-columns-repeated="1017" table:style-name="ce3"/>
          <table:table-cell table:number-columns-repeated="15363" table:style-name="ce1"/>
        </table:table-row>
        <table:table-row table:style-name="ro4">
          <table:table-cell office:value-type="float" office:value="769" table:style-name="ce10">
            <text:p>769</text:p>
          </table:table-cell>
          <table:table-cell office:value-type="string" table:style-name="ce15">
            <text:p>Maintenance préventive de niveau 2 couplage de source BT du secteur du PCTT de Champigny</text:p>
          </table:table-cell>
          <table:table-cell office:value-type="string" table:style-name="ce12">
            <text:p>Forfait</text:p>
          </table:table-cell>
          <table:table-cell office:value-type="currency" office:value="2281.1579999999999" table:style-name="ce13">
            <text:p>2 281,16 €</text:p>
          </table:table-cell>
          <table:table-cell table:number-columns-repeated="1017" table:style-name="ce3"/>
          <table:table-cell table:number-columns-repeated="15363" table:style-name="ce1"/>
        </table:table-row>
        <table:table-row table:style-name="ro4">
          <table:table-cell office:value-type="float" office:value="770" table:style-name="ce10">
            <text:p>770</text:p>
          </table:table-cell>
          <table:table-cell office:value-type="string" table:style-name="ce15">
            <text:p>Maintenance préventive de niveau 3 <text:s/>couplage de source BT <text:s/>(y compris armoires en tunnel) du tunnel de Nogent</text:p>
          </table:table-cell>
          <table:table-cell office:value-type="string" table:style-name="ce12">
            <text:p>Forfait</text:p>
          </table:table-cell>
          <table:table-cell office:value-type="currency" office:value="34805.772000000004" table:style-name="ce13">
            <text:p>34 805,77 €</text:p>
          </table:table-cell>
          <table:table-cell table:number-columns-repeated="1017" table:style-name="ce3"/>
          <table:table-cell table:number-columns-repeated="15363" table:style-name="ce1"/>
        </table:table-row>
        <table:table-row table:style-name="ro4">
          <table:table-cell office:value-type="float" office:value="771" table:style-name="ce10">
            <text:p>771</text:p>
          </table:table-cell>
          <table:table-cell office:value-type="string" table:style-name="ce15">
            <text:p>Maintenance préventive de niveau 3 couplage de source BT <text:s/>(y compris armoires en tunnel) du tunnel de Champigny</text:p>
          </table:table-cell>
          <table:table-cell office:value-type="string" table:style-name="ce12">
            <text:p>Forfait</text:p>
          </table:table-cell>
          <table:table-cell office:value-type="currency" office:value="9554.9580000000005" table:style-name="ce13">
            <text:p>9 554,96 €</text:p>
          </table:table-cell>
          <table:table-cell table:number-columns-repeated="1017" table:style-name="ce3"/>
          <table:table-cell table:number-columns-repeated="15363" table:style-name="ce1"/>
        </table:table-row>
        <table:table-row table:style-name="ro4">
          <table:table-cell office:value-type="float" office:value="772" table:style-name="ce10">
            <text:p>772</text:p>
          </table:table-cell>
          <table:table-cell office:value-type="string" table:style-name="ce15">
            <text:p>Maintenance préventive de niveau 3 couplage de source BT <text:s/>(y compris armoires en tunnel) du tunnel de Thiais</text:p>
          </table:table-cell>
          <table:table-cell office:value-type="string" table:style-name="ce12">
            <text:p>Forfait</text:p>
          </table:table-cell>
          <table:table-cell office:value-type="currency" office:value="36291.114000000001" table:style-name="ce13">
            <text:p>36 291,11 €</text:p>
          </table:table-cell>
          <table:table-cell table:number-columns-repeated="1017" table:style-name="ce3"/>
          <table:table-cell table:number-columns-repeated="15363" table:style-name="ce1"/>
        </table:table-row>
        <table:table-row table:style-name="ro4">
          <table:table-cell office:value-type="float" office:value="773" table:style-name="ce10">
            <text:p>773</text:p>
          </table:table-cell>
          <table:table-cell office:value-type="string" table:style-name="ce15">
            <text:p>Maintenance préventive de niveau. 3 couplage de source BT <text:s/>(y compris armoires en tunnel) du tunnel de Boissy Saint Léger</text:p>
          </table:table-cell>
          <table:table-cell office:value-type="string" table:style-name="ce12">
            <text:p>Forfait</text:p>
          </table:table-cell>
          <table:table-cell office:value-type="currency" office:value="5098.9319999999998" table:style-name="ce13">
            <text:p>5 098,93 €</text:p>
          </table:table-cell>
          <table:table-cell table:number-columns-repeated="1017" table:style-name="ce3"/>
          <table:table-cell table:number-columns-repeated="15363" table:style-name="ce1"/>
        </table:table-row>
        <table:table-row table:style-name="ro4">
          <table:table-cell office:value-type="float" office:value="774" table:style-name="ce10">
            <text:p>774</text:p>
          </table:table-cell>
          <table:table-cell office:value-type="string" table:style-name="ce15">
            <text:p>Maintenance préventive de niveau 3 couplage de source BT du PCTT de Champigny</text:p>
          </table:table-cell>
          <table:table-cell office:value-type="string" table:style-name="ce12">
            <text:p>Forfait</text:p>
          </table:table-cell>
          <table:table-cell office:value-type="currency" office:value="2128.248" table:style-name="ce13">
            <text:p>2 128,25 €</text:p>
          </table:table-cell>
          <table:table-cell table:number-columns-repeated="1017" table:style-name="ce3"/>
          <table:table-cell table:number-columns-repeated="15363" table:style-name="ce1"/>
        </table:table-row>
        <table:table-row table:style-name="ro4">
          <table:table-cell office:value-type="float" office:value="775" table:style-name="ce10">
            <text:p>775</text:p>
          </table:table-cell>
          <table:table-cell office:value-type="string" table:style-name="ce16">
            <text:p>Maintenance préventive de niveau 3 couplage de source BT d’un Système de Transfert Statique quelque soit la puissance</text:p>
          </table:table-cell>
          <table:table-cell office:value-type="string" table:style-name="ce12">
            <text:p>Unité</text:p>
          </table:table-cell>
          <table:table-cell office:value-type="currency" office:value="1839.8340000000001" table:style-name="ce13">
            <text:p>1 839,83 €</text:p>
          </table:table-cell>
          <table:table-cell table:number-columns-repeated="1017" table:style-name="ce3"/>
          <table:table-cell table:number-columns-repeated="15363" table:style-name="ce1"/>
        </table:table-row>
        <table:table-row table:style-name="ro4">
          <table:table-cell office:value-type="float" office:value="776" table:style-name="ce10">
            <text:p>776</text:p>
          </table:table-cell>
          <table:table-cell office:value-type="string" table:style-name="ce16">
            <text:p>Maintenance préventive de niveau 3 couplage de source BT d’une armoire de filtres actifs quelque soit la puissance</text:p>
          </table:table-cell>
          <table:table-cell office:value-type="string" table:style-name="ce12">
            <text:p>Unité</text:p>
          </table:table-cell>
          <table:table-cell office:value-type="currency" office:value="2177.3340000000003" table:style-name="ce13">
            <text:p>2 177,33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des PST selon fiche CCTP N°20</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780" table:style-name="ce10">
            <text:p>780</text:p>
          </table:table-cell>
          <table:table-cell office:value-type="string" table:style-name="ce16">
            <text:p>Maintenance préventive PST du tunnel de Nogent</text:p>
          </table:table-cell>
          <table:table-cell office:value-type="string" table:style-name="ce12">
            <text:p>Forfait</text:p>
          </table:table-cell>
          <table:table-cell office:value-type="currency" office:value="4283.0550000000003" table:style-name="ce13">
            <text:p>4 283,06 €</text:p>
          </table:table-cell>
          <table:table-cell table:number-columns-repeated="1017" table:style-name="ce3"/>
          <table:table-cell table:number-columns-repeated="15363" table:style-name="ce1"/>
        </table:table-row>
        <table:table-row table:style-name="ro4">
          <table:table-cell office:value-type="float" office:value="781" table:style-name="ce10">
            <text:p>781</text:p>
          </table:table-cell>
          <table:table-cell office:value-type="string" table:style-name="ce16">
            <text:p>Maintenance préventive des PST du tunnel de Champigny</text:p>
          </table:table-cell>
          <table:table-cell office:value-type="string" table:style-name="ce12">
            <text:p>Forfait</text:p>
          </table:table-cell>
          <table:table-cell office:value-type="currency" office:value="3210.8850000000002" table:style-name="ce13">
            <text:p>3 210,89 €</text:p>
          </table:table-cell>
          <table:table-cell table:number-columns-repeated="1017" table:style-name="ce3"/>
          <table:table-cell table:number-columns-repeated="15363" table:style-name="ce1"/>
        </table:table-row>
        <table:table-row table:style-name="ro4">
          <table:table-cell office:value-type="float" office:value="782" table:style-name="ce10">
            <text:p>782</text:p>
          </table:table-cell>
          <table:table-cell office:value-type="string" table:style-name="ce16">
            <text:p>Maintenance préventive des PST des tunnels de Bicêtre et d’Italie</text:p>
          </table:table-cell>
          <table:table-cell office:value-type="string" table:style-name="ce12">
            <text:p>Forfait</text:p>
          </table:table-cell>
          <table:table-cell office:value-type="currency" office:value="2821.0050000000001" table:style-name="ce13">
            <text:p>2 821,01 €</text:p>
          </table:table-cell>
          <table:table-cell table:number-columns-repeated="1017" table:style-name="ce3"/>
          <table:table-cell table:number-columns-repeated="15363" table:style-name="ce1"/>
        </table:table-row>
        <table:table-row table:style-name="ro4">
          <table:table-cell office:value-type="float" office:value="783" table:style-name="ce10">
            <text:p>783</text:p>
          </table:table-cell>
          <table:table-cell office:value-type="string" table:style-name="ce16">
            <text:p>Maintenance préventive des PST du tunnel de Boissy Saint Léger</text:p>
          </table:table-cell>
          <table:table-cell office:value-type="string" table:style-name="ce12">
            <text:p>Forfait</text:p>
          </table:table-cell>
          <table:table-cell office:value-type="currency" office:value="2041.2450000000001" table:style-name="ce13">
            <text:p>2 041,25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800 : La maintenance préventive tunnels secteur Sud</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table:style-name="ce21"/>
          <table:table-cell office:value-type="string" table:style-name="ce22">
            <text:p>Visite d’installation selon fiche CCTP N°5</text:p>
          </table:table-cell>
          <table:table-cell table:number-columns-repeated="2" table:style-name="ce23"/>
          <table:table-cell table:style-name="ce7"/>
          <table:table-cell table:number-columns-repeated="1016" table:style-name="ce8"/>
          <table:table-cell table:style-name="ce9"/>
          <table:table-cell table:number-columns-repeated="15362"/>
        </table:table-row>
        <table:table-row table:style-name="ro4">
          <table:table-cell office:value-type="float" office:value="801" table:style-name="ce10">
            <text:p>801</text:p>
          </table:table-cell>
          <table:table-cell office:value-type="string" table:style-name="ce15">
            <text:p>Visite d’installation des postes HT du tunnel d’Antony (Léon Blum, complexe 1, 2 et 3)</text:p>
          </table:table-cell>
          <table:table-cell office:value-type="string" table:style-name="ce12">
            <text:p>Forfait</text:p>
          </table:table-cell>
          <table:table-cell office:value-type="currency" office:value="2368.0079999999998" table:style-name="ce13">
            <text:p>2 368,01 €</text:p>
          </table:table-cell>
          <table:table-cell table:number-columns-repeated="16380"/>
        </table:table-row>
        <table:table-row table:style-name="ro4">
          <table:table-cell office:value-type="float" office:value="802" table:style-name="ce10">
            <text:p>802</text:p>
          </table:table-cell>
          <table:table-cell office:value-type="string" table:style-name="ce15">
            <text:p>Visite d’installation du poste HT du tunnel de Fresnes (DANIELE)</text:p>
          </table:table-cell>
          <table:table-cell office:value-type="string" table:style-name="ce12">
            <text:p>Forfait</text:p>
          </table:table-cell>
          <table:table-cell office:value-type="currency" office:value="816.63300000000004" table:style-name="ce13">
            <text:p>816,63 €</text:p>
          </table:table-cell>
          <table:table-cell table:number-columns-repeated="16380"/>
        </table:table-row>
        <table:table-row table:style-name="ro4">
          <table:table-cell office:value-type="float" office:value="803" table:style-name="ce10">
            <text:p>803</text:p>
          </table:table-cell>
          <table:table-cell office:value-type="string" table:style-name="ce15">
            <text:p>Visite d’installation des postes HT des tunnels de<text:s/><text:span text:style-name="T1">Bicêtre</text:span><text:s/>et d’Italie (BLANCHE, EMBOUCHE et POTERNE)</text:p>
          </table:table-cell>
          <table:table-cell office:value-type="string" table:style-name="ce12">
            <text:p>Forfait</text:p>
          </table:table-cell>
          <table:table-cell office:value-type="currency" office:value="2368.0079999999998" table:style-name="ce13">
            <text:p>2 368,01 €</text:p>
          </table:table-cell>
          <table:table-cell table:number-columns-repeated="16380"/>
        </table:table-row>
        <table:table-row table:style-name="ro4">
          <table:table-cell office:value-type="float" office:value="804" table:style-name="ce10">
            <text:p>804</text:p>
          </table:table-cell>
          <table:table-cell office:value-type="string" table:style-name="ce15">
            <text:p>Visite d’installation du poste HT du tunnel d’Orly</text:p>
          </table:table-cell>
          <table:table-cell office:value-type="string" table:style-name="ce12">
            <text:p>Forfait</text:p>
          </table:table-cell>
          <table:table-cell office:value-type="currency" office:value="1000.3230000000001" table:style-name="ce13">
            <text:p>1 000,32 €</text:p>
          </table:table-cell>
          <table:table-cell table:number-columns-repeated="16380"/>
        </table:table-row>
        <table:table-row table:style-name="ro4">
          <table:table-cell office:value-type="float" office:value="805" table:style-name="ce10">
            <text:p>805</text:p>
          </table:table-cell>
          <table:table-cell office:value-type="string" table:style-name="ce15">
            <text:p>Visite d’installation du poste HT et TGBT du PCTT d’Arcueil</text:p>
          </table:table-cell>
          <table:table-cell office:value-type="string" table:style-name="ce12">
            <text:p>Forfait</text:p>
          </table:table-cell>
          <table:table-cell office:value-type="currency" office:value="816.63300000000004" table:style-name="ce13">
            <text:p>816,63 €</text:p>
          </table:table-cell>
          <table:table-cell table:number-columns-repeated="16380"/>
        </table:table-row>
        <table:table-row table:style-name="ro4">
          <table:table-cell table:style-name="ce21"/>
          <table:table-cell office:value-type="string" table:style-name="ce22">
            <text:p>Maintenance préventive poste HT Tunnels selon fiche CCTP N°6</text:p>
          </table:table-cell>
          <table:table-cell table:number-columns-repeated="2" table:style-name="ce23"/>
          <table:table-cell table:number-columns-repeated="16380"/>
        </table:table-row>
        <table:table-row table:style-name="ro4">
          <table:table-cell office:value-type="float" office:value="810" table:style-name="ce10">
            <text:p>810</text:p>
          </table:table-cell>
          <table:table-cell office:value-type="string" table:style-name="ce15">
            <text:p>Maintenance préventive de niveau 1 des postes HT du tunnel d’Antony (Léon Blum, complexe 1, 2 et 3)</text:p>
          </table:table-cell>
          <table:table-cell office:value-type="string" table:style-name="ce12">
            <text:p>Forfait</text:p>
          </table:table-cell>
          <table:table-cell office:value-type="currency" office:value="3628.9170000000004" table:style-name="ce13">
            <text:p>3 628,92 €</text:p>
          </table:table-cell>
          <table:table-cell table:number-columns-repeated="16380"/>
        </table:table-row>
        <table:table-row table:style-name="ro4">
          <table:table-cell office:value-type="float" office:value="811" table:style-name="ce10">
            <text:p>811</text:p>
          </table:table-cell>
          <table:table-cell office:value-type="string" table:style-name="ce15">
            <text:p>Maintenance préventive de niveau 1 du poste HT du tunnel de Fresnes (DANIELE)</text:p>
          </table:table-cell>
          <table:table-cell office:value-type="string" table:style-name="ce12">
            <text:p>Forfait</text:p>
          </table:table-cell>
          <table:table-cell office:value-type="currency" office:value="2067.5970000000002" table:style-name="ce13">
            <text:p>2 067,60 €</text:p>
          </table:table-cell>
          <table:table-cell table:number-columns-repeated="16380"/>
        </table:table-row>
        <table:table-row table:style-name="ro4">
          <table:table-cell office:value-type="float" office:value="812" table:style-name="ce10">
            <text:p>812</text:p>
          </table:table-cell>
          <table:table-cell office:value-type="string" table:style-name="ce15">
            <text:p>Maintenance préventive de niveau 1 <text:s/>des postes HT des tunnels de Bicêtre et d’Italie (BLANCHE, EMBOUCHE et POTERNE)</text:p>
          </table:table-cell>
          <table:table-cell office:value-type="string" table:style-name="ce12">
            <text:p>Forfait</text:p>
          </table:table-cell>
          <table:table-cell office:value-type="currency" office:value="3628.9170000000004" table:style-name="ce13">
            <text:p>3 628,92 €</text:p>
          </table:table-cell>
          <table:table-cell table:number-columns-repeated="16380"/>
        </table:table-row>
        <table:table-row table:style-name="ro4">
          <table:table-cell office:value-type="float" office:value="813" table:style-name="ce10">
            <text:p>813</text:p>
          </table:table-cell>
          <table:table-cell office:value-type="string" table:style-name="ce15">
            <text:p>Maintenance préventive de niveau 1 du poste HT du tunnel d’Orly</text:p>
          </table:table-cell>
          <table:table-cell office:value-type="string" table:style-name="ce12">
            <text:p>Forfait</text:p>
          </table:table-cell>
          <table:table-cell office:value-type="currency" office:value="2067.5970000000002" table:style-name="ce13">
            <text:p>2 067,60 €</text:p>
          </table:table-cell>
          <table:table-cell table:number-columns-repeated="16380"/>
        </table:table-row>
        <table:table-row table:style-name="ro4">
          <table:table-cell office:value-type="float" office:value="814" table:style-name="ce10">
            <text:p>814</text:p>
          </table:table-cell>
          <table:table-cell office:value-type="string" table:style-name="ce15">
            <text:p>Maintenance préventive de niveau 1 du poste HT du PCTT d’Arcueil</text:p>
          </table:table-cell>
          <table:table-cell office:value-type="string" table:style-name="ce12">
            <text:p>Forfait</text:p>
          </table:table-cell>
          <table:table-cell office:value-type="currency" office:value="1409.0129999999999" table:style-name="ce13">
            <text:p>1 409,01 €</text:p>
          </table:table-cell>
          <table:table-cell table:number-columns-repeated="16380"/>
        </table:table-row>
        <table:table-row table:style-name="ro4">
          <table:table-cell office:value-type="float" office:value="815" table:style-name="ce10">
            <text:p>815</text:p>
          </table:table-cell>
          <table:table-cell office:value-type="string" table:style-name="ce15">
            <text:p>Maintenance préventive de niveau 2 des postes HT du tunnel d’Antony (Léon Blum, complexe 1, 2 et 3)</text:p>
          </table:table-cell>
          <table:table-cell office:value-type="string" table:style-name="ce12">
            <text:p>Forfait</text:p>
          </table:table-cell>
          <table:table-cell office:value-type="currency" office:value="4889.826" table:style-name="ce13">
            <text:p>4 889,83 €</text:p>
          </table:table-cell>
          <table:table-cell table:number-columns-repeated="16380"/>
        </table:table-row>
        <table:table-row table:style-name="ro4">
          <table:table-cell office:value-type="float" office:value="816" table:style-name="ce10">
            <text:p>816</text:p>
          </table:table-cell>
          <table:table-cell office:value-type="string" table:style-name="ce15">
            <text:p>Maintenance préventive de niveau 2 du poste HT du tunnel de Fresnes (DANIELE)</text:p>
          </table:table-cell>
          <table:table-cell office:value-type="string" table:style-name="ce12">
            <text:p>Forfait</text:p>
          </table:table-cell>
          <table:table-cell office:value-type="currency" office:value="2838.681" table:style-name="ce13">
            <text:p>2 838,68 €</text:p>
          </table:table-cell>
          <table:table-cell table:number-columns-repeated="16380"/>
        </table:table-row>
        <table:table-row table:style-name="ro4">
          <table:table-cell office:value-type="float" office:value="817" table:style-name="ce10">
            <text:p>817</text:p>
          </table:table-cell>
          <table:table-cell office:value-type="string" table:style-name="ce15">
            <text:p>Maintenance préventive de niveau 2 <text:s/>des postes HT des tunnels de Bicêtre et d’Italie (BLANCHE, EMBOUCHE et POTERNE)</text:p>
          </table:table-cell>
          <table:table-cell office:value-type="string" table:style-name="ce12">
            <text:p>Forfait</text:p>
          </table:table-cell>
          <table:table-cell office:value-type="currency" office:value="5902.326" table:style-name="ce13">
            <text:p>5 902,33 €</text:p>
          </table:table-cell>
          <table:table-cell table:number-columns-repeated="16380"/>
        </table:table-row>
        <table:table-row table:style-name="ro4">
          <table:table-cell office:value-type="float" office:value="818" table:style-name="ce10">
            <text:p>818</text:p>
          </table:table-cell>
          <table:table-cell office:value-type="string" table:style-name="ce15">
            <text:p>Maintenance préventive de niveau 2 du poste HT du tunnel d’Orly</text:p>
          </table:table-cell>
          <table:table-cell office:value-type="string" table:style-name="ce12">
            <text:p>Forfait</text:p>
          </table:table-cell>
          <table:table-cell office:value-type="currency" office:value="2838.681" table:style-name="ce13">
            <text:p>2 838,68 €</text:p>
          </table:table-cell>
          <table:table-cell table:number-columns-repeated="16380"/>
        </table:table-row>
        <table:table-row table:style-name="ro4">
          <table:table-cell office:value-type="float" office:value="819" table:style-name="ce10">
            <text:p>819</text:p>
          </table:table-cell>
          <table:table-cell office:value-type="string" table:style-name="ce15">
            <text:p>Maintenance préventive de niveau 2 du poste HT du PCTT d’Arcueil</text:p>
          </table:table-cell>
          <table:table-cell office:value-type="string" table:style-name="ce12">
            <text:p>Forfait</text:p>
          </table:table-cell>
          <table:table-cell office:value-type="currency" office:value="2838.681" table:style-name="ce13">
            <text:p>2 838,68 €</text:p>
          </table:table-cell>
          <table:table-cell table:number-columns-repeated="16380"/>
        </table:table-row>
        <table:table-row table:style-name="ro4">
          <table:table-cell office:value-type="float" office:value="820" table:style-name="ce10">
            <text:p>820</text:p>
          </table:table-cell>
          <table:table-cell office:value-type="string" table:style-name="ce15">
            <text:p>Maintenance préventive de niveau 3/4 des postes HT du tunnel d’Antony (Léon Blum, complexe 1, 2 et 3)</text:p>
          </table:table-cell>
          <table:table-cell office:value-type="string" table:style-name="ce12">
            <text:p>Forfait</text:p>
          </table:table-cell>
          <table:table-cell office:value-type="currency" office:value="15329.529000000002" table:style-name="ce13">
            <text:p>15 329,53 €</text:p>
          </table:table-cell>
          <table:table-cell table:number-columns-repeated="16380"/>
        </table:table-row>
        <table:table-row table:style-name="ro4">
          <table:table-cell office:value-type="float" office:value="821" table:style-name="ce10">
            <text:p>821</text:p>
          </table:table-cell>
          <table:table-cell office:value-type="string" table:style-name="ce15">
            <text:p>Maintenance préventive de niveau 3/4 du poste HT du tunnel de Fresnes (DANIELE)</text:p>
          </table:table-cell>
          <table:table-cell office:value-type="string" table:style-name="ce12">
            <text:p>Forfait</text:p>
          </table:table-cell>
          <table:table-cell office:value-type="currency" office:value="3515.4180000000001" table:style-name="ce13">
            <text:p>3 515,42 €</text:p>
          </table:table-cell>
          <table:table-cell table:number-columns-repeated="16380"/>
        </table:table-row>
        <table:table-row table:style-name="ro4">
          <table:table-cell office:value-type="float" office:value="822" table:style-name="ce10">
            <text:p>822</text:p>
          </table:table-cell>
          <table:table-cell office:value-type="string" table:style-name="ce15">
            <text:p>Maintenance préventive de niveau 3/4 <text:s/>des postes HT des tunnels de Bicêtre et d’Italie (BLANCHE, EMBOUCHE et POTERNE)</text:p>
          </table:table-cell>
          <table:table-cell office:value-type="string" table:style-name="ce12">
            <text:p>Forfait</text:p>
          </table:table-cell>
          <table:table-cell office:value-type="currency" office:value="13081.986000000001" table:style-name="ce13">
            <text:p>13 081,99 €</text:p>
          </table:table-cell>
          <table:table-cell table:number-columns-repeated="16380"/>
        </table:table-row>
        <table:table-row table:style-name="ro4">
          <table:table-cell office:value-type="float" office:value="823" table:style-name="ce10">
            <text:p>823</text:p>
          </table:table-cell>
          <table:table-cell office:value-type="string" table:style-name="ce15">
            <text:p>Maintenance préventive de niveau 3/4 du poste HT du tunnel d’Orly</text:p>
          </table:table-cell>
          <table:table-cell office:value-type="string" table:style-name="ce12">
            <text:p>Forfait</text:p>
          </table:table-cell>
          <table:table-cell office:value-type="currency" office:value="9566.5680000000011" table:style-name="ce13">
            <text:p>9 566,57 €</text:p>
          </table:table-cell>
          <table:table-cell table:number-columns-repeated="16380"/>
        </table:table-row>
        <table:table-row table:style-name="ro4">
          <table:table-cell office:value-type="float" office:value="824" table:style-name="ce10">
            <text:p>824</text:p>
          </table:table-cell>
          <table:table-cell office:value-type="string" table:style-name="ce15">
            <text:p>Maintenance préventive de niveau 3/4 du poste HT du PCTT d’Arcueil</text:p>
          </table:table-cell>
          <table:table-cell office:value-type="string" table:style-name="ce12">
            <text:p>Forfait</text:p>
          </table:table-cell>
          <table:table-cell office:value-type="currency" office:value="4783.2930000000006" table:style-name="ce13">
            <text:p>4 783,29 €</text:p>
          </table:table-cell>
          <table:table-cell table:number-columns-repeated="16380"/>
        </table:table-row>
        <table:table-row table:style-name="ro4">
          <table:table-cell table:style-name="ce21"/>
          <table:table-cell office:value-type="string" table:style-name="ce22">
            <text:p>Maintenance préventive basse tension selon fiche CCTP N°7</text:p>
          </table:table-cell>
          <table:table-cell table:number-columns-repeated="2" table:style-name="ce23"/>
          <table:table-cell table:number-columns-repeated="16380"/>
        </table:table-row>
        <table:table-row table:style-name="ro4">
          <table:table-cell office:value-type="float" office:value="830" table:style-name="ce10">
            <text:p>830</text:p>
          </table:table-cell>
          <table:table-cell office:value-type="string" table:style-name="ce15">
            <text:p>Maintenance préventive de niveau 1 des installations BT du tunnel d’Antony (Léon Blum, complexe 1, 2 et 3</text:p>
          </table:table-cell>
          <table:table-cell office:value-type="string" table:style-name="ce12">
            <text:p>Forfait</text:p>
          </table:table-cell>
          <table:table-cell office:value-type="currency" office:value="3235.1759999999999" table:style-name="ce13">
            <text:p>3 235,18 €</text:p>
          </table:table-cell>
          <table:table-cell table:number-columns-repeated="16380"/>
        </table:table-row>
        <table:table-row table:style-name="ro4">
          <table:table-cell office:value-type="float" office:value="831" table:style-name="ce10">
            <text:p>831</text:p>
          </table:table-cell>
          <table:table-cell office:value-type="string" table:style-name="ce15">
            <text:p>Maintenance préventive de niveau 1 des installations BT du tunnel de Fresnes (DANIELE)</text:p>
          </table:table-cell>
          <table:table-cell office:value-type="string" table:style-name="ce12">
            <text:p>Forfait</text:p>
          </table:table-cell>
          <table:table-cell office:value-type="currency" office:value="1275.8579999999999" table:style-name="ce13">
            <text:p>1 275,86 €</text:p>
          </table:table-cell>
          <table:table-cell table:number-columns-repeated="16380"/>
        </table:table-row>
        <table:table-row table:style-name="ro4">
          <table:table-cell office:value-type="float" office:value="832" table:style-name="ce10">
            <text:p>832</text:p>
          </table:table-cell>
          <table:table-cell office:value-type="string" table:style-name="ce15">
            <text:p>Maintenance préventive de niveau 1 <text:s/>des installations BT des tunnels de Bicêtre et d’Italie (BLANCHE, EMBOUCHE et POTERNE)</text:p>
          </table:table-cell>
          <table:table-cell office:value-type="string" table:style-name="ce12">
            <text:p>Forfait</text:p>
          </table:table-cell>
          <table:table-cell office:value-type="currency" office:value="3235.1759999999999" table:style-name="ce13">
            <text:p>3 235,18 €</text:p>
          </table:table-cell>
          <table:table-cell table:number-columns-repeated="16380"/>
        </table:table-row>
        <table:table-row table:style-name="ro4">
          <table:table-cell office:value-type="float" office:value="833" table:style-name="ce10">
            <text:p>833</text:p>
          </table:table-cell>
          <table:table-cell office:value-type="string" table:style-name="ce15">
            <text:p>Maintenance préventive de niveau 1 des installations BT du tunnel d’Orly</text:p>
          </table:table-cell>
          <table:table-cell office:value-type="string" table:style-name="ce12">
            <text:p>Forfait</text:p>
          </table:table-cell>
          <table:table-cell office:value-type="currency" office:value="1275.8579999999999" table:style-name="ce13">
            <text:p>1 275,86 €</text:p>
          </table:table-cell>
          <table:table-cell table:number-columns-repeated="16380"/>
        </table:table-row>
        <table:table-row table:style-name="ro4">
          <table:table-cell office:value-type="float" office:value="834" table:style-name="ce10">
            <text:p>834</text:p>
          </table:table-cell>
          <table:table-cell office:value-type="string" table:style-name="ce15">
            <text:p>Maintenance préventive de niveau 1 des installations BT du PCTT d’Arcueil</text:p>
          </table:table-cell>
          <table:table-cell office:value-type="string" table:style-name="ce12">
            <text:p>Forfait</text:p>
          </table:table-cell>
          <table:table-cell office:value-type="currency" office:value="1275.8579999999999" table:style-name="ce13">
            <text:p>1 275,86 €</text:p>
          </table:table-cell>
          <table:table-cell table:number-columns-repeated="16380"/>
        </table:table-row>
        <table:table-row table:style-name="ro4">
          <table:table-cell office:value-type="float" office:value="835" table:style-name="ce10">
            <text:p>835</text:p>
          </table:table-cell>
          <table:table-cell office:value-type="string" table:style-name="ce15">
            <text:p>Maintenance préventive de niveau 2 des installations BT du tunnel d’Antony (Léon Blum, complexe 1, 2 et 3</text:p>
          </table:table-cell>
          <table:table-cell office:value-type="string" table:style-name="ce12">
            <text:p>Forfait</text:p>
          </table:table-cell>
          <table:table-cell office:value-type="currency" office:value="6404.6880000000001" table:style-name="ce13">
            <text:p>6 404,69 €</text:p>
          </table:table-cell>
          <table:table-cell table:number-columns-repeated="16380"/>
        </table:table-row>
        <table:table-row table:style-name="ro4">
          <table:table-cell office:value-type="float" office:value="836" table:style-name="ce10">
            <text:p>836</text:p>
          </table:table-cell>
          <table:table-cell office:value-type="string" table:style-name="ce15">
            <text:p>Maintenance préventive de niveau 2 des installations BT du tunnel de Fresnes (DANIELE)</text:p>
          </table:table-cell>
          <table:table-cell office:value-type="string" table:style-name="ce12">
            <text:p>Forfait</text:p>
          </table:table-cell>
          <table:table-cell office:value-type="currency" office:value="2179.9079999999999" table:style-name="ce13">
            <text:p>2 179,91 €</text:p>
          </table:table-cell>
          <table:table-cell table:number-columns-repeated="16380"/>
        </table:table-row>
        <table:table-row table:style-name="ro4">
          <table:table-cell office:value-type="float" office:value="837" table:style-name="ce10">
            <text:p>837</text:p>
          </table:table-cell>
          <table:table-cell office:value-type="string" table:style-name="ce15">
            <text:p>Maintenance préventive de niveau 2 <text:s/>des installations BT des tunnels de Bicêtre et d’Italie (BLANCHE, EMBOUCHE et POTERNE)</text:p>
          </table:table-cell>
          <table:table-cell office:value-type="string" table:style-name="ce12">
            <text:p>Forfait</text:p>
          </table:table-cell>
          <table:table-cell office:value-type="currency" office:value="6404.6880000000001" table:style-name="ce13">
            <text:p>6 404,69 €</text:p>
          </table:table-cell>
          <table:table-cell table:number-columns-repeated="16380"/>
        </table:table-row>
        <table:table-row table:style-name="ro4">
          <table:table-cell office:value-type="float" office:value="838" table:style-name="ce10">
            <text:p>838</text:p>
          </table:table-cell>
          <table:table-cell office:value-type="string" table:style-name="ce15">
            <text:p>Maintenance préventive de niveau 2 des installations BT du tunnel d’Orly</text:p>
          </table:table-cell>
          <table:table-cell office:value-type="string" table:style-name="ce12">
            <text:p>Forfait</text:p>
          </table:table-cell>
          <table:table-cell office:value-type="currency" office:value="2179.9079999999999" table:style-name="ce13">
            <text:p>2 179,91 €</text:p>
          </table:table-cell>
          <table:table-cell table:number-columns-repeated="16380"/>
        </table:table-row>
        <table:table-row table:style-name="ro4">
          <table:table-cell office:value-type="float" office:value="839" table:style-name="ce10">
            <text:p>839</text:p>
          </table:table-cell>
          <table:table-cell office:value-type="string" table:style-name="ce15">
            <text:p>Maintenance préventive de niveau 2 des installations BT du PCTT d’Arcueil</text:p>
          </table:table-cell>
          <table:table-cell office:value-type="string" table:style-name="ce12">
            <text:p>Forfait</text:p>
          </table:table-cell>
          <table:table-cell office:value-type="currency" office:value="2179.9079999999999" table:style-name="ce13">
            <text:p>2 179,91 €</text:p>
          </table:table-cell>
          <table:table-cell table:number-columns-repeated="16380"/>
        </table:table-row>
        <table:table-row table:style-name="ro4">
          <table:table-cell office:value-type="float" office:value="840" table:style-name="ce10">
            <text:p>840</text:p>
          </table:table-cell>
          <table:table-cell office:value-type="string" table:style-name="ce15">
            <text:p>Maintenance préventive de niveau 3 des installations BT du tunnel d’Antony (Léon Blum, complexe 1, 2 et 3</text:p>
          </table:table-cell>
          <table:table-cell office:value-type="string" table:style-name="ce12">
            <text:p>Forfait</text:p>
          </table:table-cell>
          <table:table-cell office:value-type="currency" office:value="6063.12" table:style-name="ce13">
            <text:p>6 063,12 €</text:p>
          </table:table-cell>
          <table:table-cell table:number-columns-repeated="16380"/>
        </table:table-row>
        <table:table-row table:style-name="ro4">
          <table:table-cell office:value-type="float" office:value="841" table:style-name="ce10">
            <text:p>841</text:p>
          </table:table-cell>
          <table:table-cell office:value-type="string" table:style-name="ce15">
            <text:p>Maintenance préventive de niveau 3 des installations BT de Fresnes (DANIELE)</text:p>
          </table:table-cell>
          <table:table-cell office:value-type="string" table:style-name="ce12">
            <text:p>Forfait</text:p>
          </table:table-cell>
          <table:table-cell office:value-type="currency" office:value="1515.78" table:style-name="ce13">
            <text:p>1 515,78 €</text:p>
          </table:table-cell>
          <table:table-cell table:number-columns-repeated="16380"/>
        </table:table-row>
        <table:table-row table:style-name="ro4">
          <table:table-cell office:value-type="float" office:value="842" table:style-name="ce10">
            <text:p>842</text:p>
          </table:table-cell>
          <table:table-cell office:value-type="string" table:style-name="ce15">
            <text:p>Maintenance préventive de niveau 3 <text:s/>des installations BT des tunnels de Bicêtre et d’Italie (BLANCHE, EMBOUCHE et POTERNE)</text:p>
          </table:table-cell>
          <table:table-cell office:value-type="string" table:style-name="ce12">
            <text:p>Forfait</text:p>
          </table:table-cell>
          <table:table-cell office:value-type="currency" office:value="4547.34" table:style-name="ce13">
            <text:p>4 547,34 €</text:p>
          </table:table-cell>
          <table:table-cell table:number-columns-repeated="16380"/>
        </table:table-row>
        <table:table-row table:style-name="ro4">
          <table:table-cell office:value-type="float" office:value="843" table:style-name="ce10">
            <text:p>843</text:p>
          </table:table-cell>
          <table:table-cell office:value-type="string" table:style-name="ce15">
            <text:p>Maintenance préventive de niveau 3 des installations BT du tunnel d’Orly</text:p>
          </table:table-cell>
          <table:table-cell office:value-type="string" table:style-name="ce12">
            <text:p>Forfait</text:p>
          </table:table-cell>
          <table:table-cell office:value-type="currency" office:value="1515.78" table:style-name="ce13">
            <text:p>1 515,78 €</text:p>
          </table:table-cell>
          <table:table-cell table:number-columns-repeated="16380"/>
        </table:table-row>
        <table:table-row table:style-name="ro4">
          <table:table-cell office:value-type="float" office:value="844" table:style-name="ce10">
            <text:p>844</text:p>
          </table:table-cell>
          <table:table-cell office:value-type="string" table:style-name="ce15">
            <text:p>Maintenance préventive de niveau 3 des installations BT du PCTT d’Arcueil</text:p>
          </table:table-cell>
          <table:table-cell office:value-type="string" table:style-name="ce12">
            <text:p>Forfait</text:p>
          </table:table-cell>
          <table:table-cell office:value-type="currency" office:value="1515.78" table:style-name="ce13">
            <text:p>1 515,78 €</text:p>
          </table:table-cell>
          <table:table-cell table:number-columns-repeated="16380"/>
        </table:table-row>
        <table:table-row table:style-name="ro4">
          <table:table-cell table:style-name="ce21"/>
          <table:table-cell office:value-type="string" table:style-name="ce22">
            <text:p>Maintenance préventive couplage de sources BT Tunnels <text:s/>selon fiche CCTP N°8</text:p>
          </table:table-cell>
          <table:table-cell table:number-columns-repeated="2" table:style-name="ce23"/>
          <table:table-cell table:number-columns-repeated="16380"/>
        </table:table-row>
        <table:table-row table:style-name="ro4">
          <table:table-cell office:value-type="float" office:value="850" table:style-name="ce10">
            <text:p>850</text:p>
          </table:table-cell>
          <table:table-cell office:value-type="string" table:style-name="ce15">
            <text:p>Maintenance préventive de niveau 1 couplage de source BT du tunnel d’Antony (Léon Blum, complexe 1, 2 et 3</text:p>
          </table:table-cell>
          <table:table-cell office:value-type="string" table:style-name="ce12">
            <text:p>Forfait</text:p>
          </table:table-cell>
          <table:table-cell office:value-type="currency" office:value="5220.1350000000002" table:style-name="ce13">
            <text:p>5 220,14 €</text:p>
          </table:table-cell>
          <table:table-cell table:number-columns-repeated="16380"/>
        </table:table-row>
        <table:table-row table:style-name="ro4">
          <table:table-cell office:value-type="float" office:value="851" table:style-name="ce10">
            <text:p>851</text:p>
          </table:table-cell>
          <table:table-cell office:value-type="string" table:style-name="ce15">
            <text:p>Maintenance préventive de niveau 1 couplage de source BT du tunnel de Fresnes (DANIELE)</text:p>
          </table:table-cell>
          <table:table-cell office:value-type="string" table:style-name="ce12">
            <text:p>Forfait</text:p>
          </table:table-cell>
          <table:table-cell office:value-type="currency" office:value="2281.1579999999999" table:style-name="ce13">
            <text:p>2 281,16 €</text:p>
          </table:table-cell>
          <table:table-cell table:number-columns-repeated="16380"/>
        </table:table-row>
        <table:table-row table:style-name="ro4">
          <table:table-cell office:value-type="float" office:value="852" table:style-name="ce10">
            <text:p>852</text:p>
          </table:table-cell>
          <table:table-cell office:value-type="string" table:style-name="ce15">
            <text:p>Maintenance préventive de niveau 1 <text:s/>couplage de source BT des tunnels de Bicêtre et d’Italie (BLANCHE, EMBOUCHE et POTERNE)</text:p>
          </table:table-cell>
          <table:table-cell office:value-type="string" table:style-name="ce12">
            <text:p>Forfait</text:p>
          </table:table-cell>
          <table:table-cell office:value-type="currency" office:value="5220.1350000000002" table:style-name="ce13">
            <text:p>5 220,14 €</text:p>
          </table:table-cell>
          <table:table-cell table:number-columns-repeated="16380"/>
        </table:table-row>
        <table:table-row table:style-name="ro4">
          <table:table-cell office:value-type="float" office:value="853" table:style-name="ce10">
            <text:p>853</text:p>
          </table:table-cell>
          <table:table-cell office:value-type="string" table:style-name="ce15">
            <text:p>Maintenance préventive de niveau 1 couplage de source BT du tunnel d’Orly</text:p>
          </table:table-cell>
          <table:table-cell office:value-type="string" table:style-name="ce12">
            <text:p>Forfait</text:p>
          </table:table-cell>
          <table:table-cell office:value-type="currency" office:value="3750.6329999999998" table:style-name="ce13">
            <text:p>3 750,63 €</text:p>
          </table:table-cell>
          <table:table-cell table:number-columns-repeated="16380"/>
        </table:table-row>
        <table:table-row table:style-name="ro4">
          <table:table-cell office:value-type="float" office:value="854" table:style-name="ce10">
            <text:p>854</text:p>
          </table:table-cell>
          <table:table-cell office:value-type="string" table:style-name="ce15">
            <text:p>Maintenance préventive de niveau 1 couplage de source BT du PCTT d’Arcueil</text:p>
          </table:table-cell>
          <table:table-cell office:value-type="string" table:style-name="ce12">
            <text:p>Forfait</text:p>
          </table:table-cell>
          <table:table-cell office:value-type="currency" office:value="1735.0739999999998" table:style-name="ce13">
            <text:p>1 735,07 €</text:p>
          </table:table-cell>
          <table:table-cell table:number-columns-repeated="16380"/>
        </table:table-row>
        <table:table-row table:style-name="ro4">
          <table:table-cell office:value-type="float" office:value="855" table:style-name="ce10">
            <text:p>855</text:p>
          </table:table-cell>
          <table:table-cell office:value-type="string" table:style-name="ce15">
            <text:p>Maintenance préventive de niveau 2 couplage de source BT du tunnel d’Antony (Léon Blum, complexe 1, 2 et 3</text:p>
          </table:table-cell>
          <table:table-cell office:value-type="string" table:style-name="ce12">
            <text:p>Forfait</text:p>
          </table:table-cell>
          <table:table-cell office:value-type="currency" office:value="6745.8780000000006" table:style-name="ce13">
            <text:p>6 745,88 €</text:p>
          </table:table-cell>
          <table:table-cell table:number-columns-repeated="16380"/>
        </table:table-row>
        <table:table-row table:style-name="ro4">
          <table:table-cell office:value-type="float" office:value="856" table:style-name="ce10">
            <text:p>856</text:p>
          </table:table-cell>
          <table:table-cell office:value-type="string" table:style-name="ce15">
            <text:p>Maintenance préventive de niveau 2 couplage de source BT du tunnel de Fresnes (DANIELE)</text:p>
          </table:table-cell>
          <table:table-cell office:value-type="string" table:style-name="ce12">
            <text:p>Forfait</text:p>
          </table:table-cell>
          <table:table-cell office:value-type="currency" office:value="2827.2420000000002" table:style-name="ce13">
            <text:p>2 827,24 €</text:p>
          </table:table-cell>
          <table:table-cell table:number-columns-repeated="16380"/>
        </table:table-row>
        <table:table-row table:style-name="ro4">
          <table:table-cell office:value-type="float" office:value="857" table:style-name="ce10">
            <text:p>857</text:p>
          </table:table-cell>
          <table:table-cell office:value-type="string" table:style-name="ce15">
            <text:p>Maintenance préventive de niveau 2 <text:s/>couplage de source BT des tunnels de Bicêtre et d’Italie (BLANCHE, EMBOUCHE et POTERNE)</text:p>
          </table:table-cell>
          <table:table-cell office:value-type="string" table:style-name="ce12">
            <text:p>Forfait</text:p>
          </table:table-cell>
          <table:table-cell office:value-type="currency" office:value="6745.8780000000006" table:style-name="ce13">
            <text:p>6 745,88 €</text:p>
          </table:table-cell>
          <table:table-cell table:number-columns-repeated="16380"/>
        </table:table-row>
        <table:table-row table:style-name="ro4">
          <table:table-cell office:value-type="float" office:value="858" table:style-name="ce10">
            <text:p>858</text:p>
          </table:table-cell>
          <table:table-cell office:value-type="string" table:style-name="ce15">
            <text:p>Maintenance préventive de niveau 2 couplage de source BT du tunnel d’Orly</text:p>
          </table:table-cell>
          <table:table-cell office:value-type="string" table:style-name="ce12">
            <text:p>Forfait</text:p>
          </table:table-cell>
          <table:table-cell office:value-type="currency" office:value="4786.5420000000004" table:style-name="ce13">
            <text:p>4 786,54 €</text:p>
          </table:table-cell>
          <table:table-cell table:number-columns-repeated="16380"/>
        </table:table-row>
        <table:table-row table:style-name="ro4">
          <table:table-cell office:value-type="float" office:value="859" table:style-name="ce10">
            <text:p>859</text:p>
          </table:table-cell>
          <table:table-cell office:value-type="string" table:style-name="ce15">
            <text:p>Maintenance préventive de niveau 2 couplage de source BT du PCTT d’Arcueil</text:p>
          </table:table-cell>
          <table:table-cell office:value-type="string" table:style-name="ce12">
            <text:p>Forfait</text:p>
          </table:table-cell>
          <table:table-cell office:value-type="currency" office:value="2005.6229999999998" table:style-name="ce13">
            <text:p>2 005,62 €</text:p>
          </table:table-cell>
          <table:table-cell table:number-columns-repeated="16380"/>
        </table:table-row>
        <table:table-row table:style-name="ro4">
          <table:table-cell office:value-type="float" office:value="860" table:style-name="ce10">
            <text:p>860</text:p>
          </table:table-cell>
          <table:table-cell office:value-type="string" table:style-name="ce15">
            <text:p>Maintenance préventive de niveau 3 couplage de source BT du tunnel d’Antony (Léon Blum, complexe 1, 2 et 3</text:p>
          </table:table-cell>
          <table:table-cell office:value-type="string" table:style-name="ce12">
            <text:p>Forfait</text:p>
          </table:table-cell>
          <table:table-cell office:value-type="currency" office:value="27379.062000000002" table:style-name="ce13">
            <text:p>27 379,06 €</text:p>
          </table:table-cell>
          <table:table-cell table:number-columns-repeated="1017" table:style-name="ce3"/>
          <table:table-cell table:number-columns-repeated="15363" table:style-name="ce1"/>
        </table:table-row>
        <table:table-row table:style-name="ro4">
          <table:table-cell office:value-type="float" office:value="861" table:style-name="ce10">
            <text:p>861</text:p>
          </table:table-cell>
          <table:table-cell office:value-type="string" table:style-name="ce15">
            <text:p>Maintenance préventive de niveau 3 couplage de source BT du tunnel de Fresnes (DANIELE)</text:p>
          </table:table-cell>
          <table:table-cell office:value-type="string" table:style-name="ce12">
            <text:p>Forfait</text:p>
          </table:table-cell>
          <table:table-cell office:value-type="currency" office:value="7326.9450000000006" table:style-name="ce13">
            <text:p>7 326,95 €</text:p>
          </table:table-cell>
          <table:table-cell table:number-columns-repeated="1017" table:style-name="ce3"/>
          <table:table-cell table:number-columns-repeated="15363" table:style-name="ce1"/>
        </table:table-row>
        <table:table-row table:style-name="ro4">
          <table:table-cell office:value-type="float" office:value="862" table:style-name="ce10">
            <text:p>862</text:p>
          </table:table-cell>
          <table:table-cell office:value-type="string" table:style-name="ce15">
            <text:p>Maintenance préventive de niveau 3 <text:s/>couplage de source BT des tunnels de Bicêtre et d’Italie (BLANCHE, EMBOUCHE et POTERNE)</text:p>
          </table:table-cell>
          <table:table-cell office:value-type="string" table:style-name="ce12">
            <text:p>Forfait</text:p>
          </table:table-cell>
          <table:table-cell office:value-type="currency" office:value="23665.706999999999" table:style-name="ce13">
            <text:p>23 665,71 €</text:p>
          </table:table-cell>
          <table:table-cell table:number-columns-repeated="1017" table:style-name="ce3"/>
          <table:table-cell table:number-columns-repeated="15363" table:style-name="ce1"/>
        </table:table-row>
        <table:table-row table:style-name="ro4">
          <table:table-cell office:value-type="float" office:value="863" table:style-name="ce10">
            <text:p>863</text:p>
          </table:table-cell>
          <table:table-cell office:value-type="string" table:style-name="ce15">
            <text:p>Maintenance préventive de niveau 3 couplage de source BT du tunnel d’Orly</text:p>
          </table:table-cell>
          <table:table-cell office:value-type="string" table:style-name="ce12">
            <text:p>Forfait</text:p>
          </table:table-cell>
          <table:table-cell office:value-type="currency" office:value="11782.971000000001" table:style-name="ce13">
            <text:p>11 782,97 €</text:p>
          </table:table-cell>
          <table:table-cell table:number-columns-repeated="1017" table:style-name="ce3"/>
          <table:table-cell table:number-columns-repeated="15363" table:style-name="ce1"/>
        </table:table-row>
        <table:table-row table:style-name="ro4">
          <table:table-cell office:value-type="float" office:value="864" table:style-name="ce10">
            <text:p>864</text:p>
          </table:table-cell>
          <table:table-cell office:value-type="string" table:style-name="ce15">
            <text:p>Maintenance préventive de niveau 3 couplage de source BT du PCTT d’Arcueil</text:p>
          </table:table-cell>
          <table:table-cell office:value-type="string" table:style-name="ce12">
            <text:p>Forfait</text:p>
          </table:table-cell>
          <table:table-cell office:value-type="currency" office:value="1385.577" table:style-name="ce13">
            <text:p>1 385,58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des PST selon fiche CCTP N°20</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870" table:style-name="ce10">
            <text:p>870</text:p>
          </table:table-cell>
          <table:table-cell office:value-type="string" table:style-name="ce15">
            <text:p>Maintenance préventive des PST du tunnel d’Antony</text:p>
          </table:table-cell>
          <table:table-cell office:value-type="string" table:style-name="ce12">
            <text:p>Forfait</text:p>
          </table:table-cell>
          <table:table-cell office:value-type="currency" office:value="1651.365" table:style-name="ce13">
            <text:p>1 651,37 €</text:p>
          </table:table-cell>
          <table:table-cell table:number-columns-repeated="1017" table:style-name="ce3"/>
          <table:table-cell table:number-columns-repeated="15363" table:style-name="ce1"/>
        </table:table-row>
        <table:table-row table:style-name="ro4">
          <table:table-cell office:value-type="float" office:value="871" table:style-name="ce10">
            <text:p>871</text:p>
          </table:table-cell>
          <table:table-cell office:value-type="string" table:style-name="ce15">
            <text:p>Maintenance préventive des PST du tunnel de Fresnes</text:p>
          </table:table-cell>
          <table:table-cell office:value-type="string" table:style-name="ce12">
            <text:p>Forfait</text:p>
          </table:table-cell>
          <table:table-cell office:value-type="currency" office:value="2333.6549999999997" table:style-name="ce13">
            <text:p>2 333,66 €</text:p>
          </table:table-cell>
          <table:table-cell table:number-columns-repeated="1017" table:style-name="ce3"/>
          <table:table-cell table:number-columns-repeated="15363" table:style-name="ce1"/>
        </table:table-row>
        <table:table-row table:style-name="ro4">
          <table:table-cell office:value-type="float" office:value="872" table:style-name="ce10">
            <text:p>872</text:p>
          </table:table-cell>
          <table:table-cell office:value-type="string" table:style-name="ce15">
            <text:p>Maintenance préventive des PST des tunnels de Bicêtre et d’Italie</text:p>
          </table:table-cell>
          <table:table-cell office:value-type="string" table:style-name="ce12">
            <text:p>Forfait</text:p>
          </table:table-cell>
          <table:table-cell office:value-type="currency" office:value="2821.0050000000001" table:style-name="ce13">
            <text:p>2 821,01 €</text:p>
          </table:table-cell>
          <table:table-cell table:number-columns-repeated="1017" table:style-name="ce3"/>
          <table:table-cell table:number-columns-repeated="15363" table:style-name="ce1"/>
        </table:table-row>
        <table:table-row table:style-name="ro4">
          <table:table-cell office:value-type="float" office:value="873" table:style-name="ce10">
            <text:p>873</text:p>
          </table:table-cell>
          <table:table-cell office:value-type="string" table:style-name="ce15">
            <text:p>Maintenance préventive des PST du tunnel d’Orly</text:p>
          </table:table-cell>
          <table:table-cell office:value-type="string" table:style-name="ce12">
            <text:p>Forfait</text:p>
          </table:table-cell>
          <table:table-cell office:value-type="currency" office:value="1651.365" table:style-name="ce13">
            <text:p>1 651,37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900 : La maintenance préventive tunnels secteur Ouest – Nanterre</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table:style-name="ce21"/>
          <table:table-cell office:value-type="string" table:style-name="ce22">
            <text:p>Visite d’installation selon fiche CCTP N°5</text:p>
          </table:table-cell>
          <table:table-cell table:style-name="ce23"/>
          <table:table-cell office:value-type="currency" office:value="0" table:formula="of:=#N/A" table:style-name="ce13">
            <text:p>#N/A</text:p>
          </table:table-cell>
          <table:table-cell table:style-name="ce7"/>
          <table:table-cell table:number-columns-repeated="1016" table:style-name="ce8"/>
          <table:table-cell table:style-name="ce9"/>
          <table:table-cell table:number-columns-repeated="15362"/>
        </table:table-row>
        <table:table-row table:style-name="ro4">
          <table:table-cell office:value-type="float" office:value="901" table:style-name="ce10">
            <text:p>901</text:p>
          </table:table-cell>
          <table:table-cell office:value-type="string" table:style-name="ce15">
            <text:p>Visite d’installation des postes HT du tunnel d’A14 secteur Défense (A1 à A11)</text:p>
          </table:table-cell>
          <table:table-cell office:value-type="string" table:style-name="ce12">
            <text:p>Forfait</text:p>
          </table:table-cell>
          <table:table-cell office:value-type="currency" office:value="7328.6639999999998" table:style-name="ce13">
            <text:p>7 328,66 €</text:p>
          </table:table-cell>
          <table:table-cell table:number-columns-repeated="1017" table:style-name="ce3"/>
          <table:table-cell table:number-columns-repeated="15363" table:style-name="ce1"/>
        </table:table-row>
        <table:table-row table:style-name="ro4">
          <table:table-cell office:value-type="float" office:value="902" table:style-name="ce10">
            <text:p>902</text:p>
          </table:table-cell>
          <table:table-cell office:value-type="string" table:style-name="ce15">
            <text:p>Visite d’installation des postes HT du tunnel d’A14 secteur Arche (B, C, D et X)</text:p>
          </table:table-cell>
          <table:table-cell office:value-type="string" table:style-name="ce12">
            <text:p>Forfait</text:p>
          </table:table-cell>
          <table:table-cell office:value-type="currency" office:value="6343.6590000000006" table:style-name="ce13">
            <text:p>6 343,66 €</text:p>
          </table:table-cell>
          <table:table-cell table:number-columns-repeated="1017" table:style-name="ce3"/>
          <table:table-cell table:number-columns-repeated="15363" table:style-name="ce1"/>
        </table:table-row>
        <table:table-row table:style-name="ro4">
          <table:table-cell office:value-type="float" office:value="903" table:style-name="ce10">
            <text:p>903</text:p>
          </table:table-cell>
          <table:table-cell office:value-type="string" table:style-name="ce15">
            <text:p>Visite d’installation des postes HT de l’échangeur A14/A86 et du tunnel d’A86 Nanterre (B1, B3,B5, Hoche, A.FRANCE, Faidherbe et J.QUENTIN)</text:p>
          </table:table-cell>
          <table:table-cell office:value-type="string" table:style-name="ce12">
            <text:p>Forfait</text:p>
          </table:table-cell>
          <table:table-cell office:value-type="currency" office:value="6552.8190000000004" table:style-name="ce13">
            <text:p>6 552,82 €</text:p>
          </table:table-cell>
          <table:table-cell table:number-columns-repeated="1017" table:style-name="ce3"/>
          <table:table-cell table:number-columns-repeated="15363" table:style-name="ce1"/>
        </table:table-row>
        <table:table-row table:style-name="ro4">
          <table:table-cell office:value-type="float" office:value="904" table:style-name="ce10">
            <text:p>904</text:p>
          </table:table-cell>
          <table:table-cell office:value-type="string" table:style-name="ce15">
            <text:p>Visite d’installation des postes HT du tunnel de Neuilly (postes EST et OUEST)</text:p>
          </table:table-cell>
          <table:table-cell office:value-type="string" table:style-name="ce12">
            <text:p>Forfait</text:p>
          </table:table-cell>
          <table:table-cell office:value-type="currency" office:value="1513.0170000000001" table:style-name="ce13">
            <text:p>1 513,02 €</text:p>
          </table:table-cell>
          <table:table-cell table:number-columns-repeated="1017" table:style-name="ce3"/>
          <table:table-cell table:number-columns-repeated="15363" table:style-name="ce1"/>
        </table:table-row>
        <table:table-row table:style-name="ro4">
          <table:table-cell office:value-type="float" office:value="905" table:style-name="ce10">
            <text:p>905</text:p>
          </table:table-cell>
          <table:table-cell office:value-type="string" table:style-name="ce15">
            <text:p>Visite d’installation des postes HT du tunnel des Sévines</text:p>
          </table:table-cell>
          <table:table-cell office:value-type="string" table:style-name="ce12">
            <text:p>Forfait</text:p>
          </table:table-cell>
          <table:table-cell office:value-type="currency" office:value="1025.3520000000001" table:style-name="ce13">
            <text:p>1 025,35 €</text:p>
          </table:table-cell>
          <table:table-cell table:number-columns-repeated="16380"/>
        </table:table-row>
        <table:table-row table:style-name="ro4">
          <table:table-cell office:value-type="float" office:value="906" table:style-name="ce10">
            <text:p>906</text:p>
          </table:table-cell>
          <table:table-cell office:value-type="string" table:style-name="ce15">
            <text:p>Visite d’installation des postes HT du tunnel de Bellerive (Acacia, Bréguet, Stade)</text:p>
          </table:table-cell>
          <table:table-cell office:value-type="string" table:style-name="ce12">
            <text:p>Forfait</text:p>
          </table:table-cell>
          <table:table-cell office:value-type="currency" office:value="2795.2829999999999" table:style-name="ce13">
            <text:p>2 795,28 €</text:p>
          </table:table-cell>
          <table:table-cell table:number-columns-repeated="16380"/>
        </table:table-row>
        <table:table-row table:style-name="ro4">
          <table:table-cell office:value-type="float" office:value="907" table:style-name="ce10">
            <text:p>907</text:p>
          </table:table-cell>
          <table:table-cell office:value-type="string" table:style-name="ce15">
            <text:p>Visite d’installation du poste HT et TGBT du PCTT de Nanterre</text:p>
          </table:table-cell>
          <table:table-cell office:value-type="string" table:style-name="ce12">
            <text:p>Forfait</text:p>
          </table:table-cell>
          <table:table-cell office:value-type="currency" office:value="1362.9690000000001" table:style-name="ce13">
            <text:p>1 362,97 €</text:p>
          </table:table-cell>
          <table:table-cell table:number-columns-repeated="16380"/>
        </table:table-row>
        <table:table-row table:style-name="ro4">
          <table:table-cell table:style-name="ce21"/>
          <table:table-cell office:value-type="string" table:style-name="ce22">
            <text:p>Maintenance préventive poste HT Tunnels selon fiche CCTP N°6</text:p>
          </table:table-cell>
          <table:table-cell table:number-columns-repeated="2" table:style-name="ce23"/>
          <table:table-cell table:number-columns-repeated="16380"/>
        </table:table-row>
        <table:table-row table:style-name="ro4">
          <table:table-cell office:value-type="float" office:value="910" table:style-name="ce10">
            <text:p>910</text:p>
          </table:table-cell>
          <table:table-cell office:value-type="string" table:style-name="ce15">
            <text:p>Maintenance préventive de niveau 1 des postes HT du tunnel d’A14 secteur Défense (A1 à A11)</text:p>
          </table:table-cell>
          <table:table-cell office:value-type="string" table:style-name="ce12">
            <text:p>Forfait</text:p>
          </table:table-cell>
          <table:table-cell office:value-type="currency" office:value="13398.696" table:style-name="ce13">
            <text:p>13 398,70 €</text:p>
          </table:table-cell>
          <table:table-cell table:number-columns-repeated="16380"/>
        </table:table-row>
        <table:table-row table:style-name="ro4">
          <table:table-cell office:value-type="float" office:value="911" table:style-name="ce10">
            <text:p>911</text:p>
          </table:table-cell>
          <table:table-cell office:value-type="string" table:style-name="ce15">
            <text:p>Maintenance préventive de niveau 1 des postes HT du tunnel d’A14 secteur Arche (B, C, D et X)</text:p>
          </table:table-cell>
          <table:table-cell office:value-type="string" table:style-name="ce12">
            <text:p>Forfait</text:p>
          </table:table-cell>
          <table:table-cell office:value-type="currency" office:value="11658.384" table:style-name="ce13">
            <text:p>11 658,38 €</text:p>
          </table:table-cell>
          <table:table-cell table:number-columns-repeated="16380"/>
        </table:table-row>
        <table:table-row table:style-name="ro5">
          <table:table-cell office:value-type="float" office:value="912" table:style-name="ce10">
            <text:p>912</text:p>
          </table:table-cell>
          <table:table-cell office:value-type="string" table:style-name="ce15">
            <text:p>Maintenance préventive de niveau 1 des postes HT de l’échangeur A14/A86 et du tunnel d’A86 Nanterre (B1, B3,B5, Hoche, A.FRANCE, Faidherbe et J.QUENTIN)</text:p>
          </table:table-cell>
          <table:table-cell office:value-type="string" table:style-name="ce12">
            <text:p>Forfait</text:p>
          </table:table-cell>
          <table:table-cell office:value-type="currency" office:value="10643.291999999999" table:style-name="ce13">
            <text:p>10 643,29 €</text:p>
          </table:table-cell>
          <table:table-cell table:number-columns-repeated="16380"/>
        </table:table-row>
        <table:table-row table:style-name="ro4">
          <table:table-cell office:value-type="float" office:value="913" table:style-name="ce10">
            <text:p>913</text:p>
          </table:table-cell>
          <table:table-cell office:value-type="string" table:style-name="ce15">
            <text:p>Maintenance préventive de niveau 1 des postes HT <text:s/>du tunnel de Neuilly (postes EST et OUEST)</text:p>
          </table:table-cell>
          <table:table-cell office:value-type="string" table:style-name="ce12">
            <text:p>Forfait</text:p>
          </table:table-cell>
          <table:table-cell office:value-type="currency" office:value="2905.5149999999999" table:style-name="ce13">
            <text:p>2 905,52 €</text:p>
          </table:table-cell>
          <table:table-cell table:number-columns-repeated="16380"/>
        </table:table-row>
        <table:table-row table:style-name="ro4">
          <table:table-cell office:value-type="float" office:value="914" table:style-name="ce10">
            <text:p>914</text:p>
          </table:table-cell>
          <table:table-cell office:value-type="string" table:style-name="ce15">
            <text:p>Maintenance préventive de niveau 1 du poste HT <text:s/>du tunnel des Sévines</text:p>
          </table:table-cell>
          <table:table-cell office:value-type="string" table:style-name="ce12">
            <text:p>Forfait</text:p>
          </table:table-cell>
          <table:table-cell office:value-type="currency" office:value="2102.058" table:style-name="ce13">
            <text:p>2 102,06 €</text:p>
          </table:table-cell>
          <table:table-cell table:number-columns-repeated="16380"/>
        </table:table-row>
        <table:table-row table:style-name="ro4">
          <table:table-cell office:value-type="float" office:value="915" table:style-name="ce10">
            <text:p>915</text:p>
          </table:table-cell>
          <table:table-cell office:value-type="string" table:style-name="ce15">
            <text:p>Maintenance préventive de niveau 1 des postes HT du tunnel de Bellerive (Acacia, Bréguet, Stade)</text:p>
          </table:table-cell>
          <table:table-cell office:value-type="string" table:style-name="ce12">
            <text:p>Forfait</text:p>
          </table:table-cell>
          <table:table-cell office:value-type="currency" office:value="4770.8459999999995" table:style-name="ce13">
            <text:p>4 770,85 €</text:p>
          </table:table-cell>
          <table:table-cell table:number-columns-repeated="16380"/>
        </table:table-row>
        <table:table-row table:style-name="ro4">
          <table:table-cell office:value-type="float" office:value="916" table:style-name="ce10">
            <text:p>916</text:p>
          </table:table-cell>
          <table:table-cell office:value-type="string" table:style-name="ce15">
            <text:p>Maintenance préventive de niveau 1 du poste HT du secteur du PCTT de Nanterre</text:p>
          </table:table-cell>
          <table:table-cell office:value-type="string" table:style-name="ce12">
            <text:p>Forfait</text:p>
          </table:table-cell>
          <table:table-cell office:value-type="currency" office:value="1675.548" table:style-name="ce13">
            <text:p>1 675,55 €</text:p>
          </table:table-cell>
          <table:table-cell table:number-columns-repeated="16380"/>
        </table:table-row>
        <table:table-row table:style-name="ro4">
          <table:table-cell office:value-type="float" office:value="917" table:style-name="ce10">
            <text:p>917</text:p>
          </table:table-cell>
          <table:table-cell office:value-type="string" table:style-name="ce15">
            <text:p>Maintenance préventive de niveau 2 des postes HT du tunnel d’A14 secteur Défense (A1 à A11)</text:p>
          </table:table-cell>
          <table:table-cell office:value-type="string" table:style-name="ce12">
            <text:p>Forfait</text:p>
          </table:table-cell>
          <table:table-cell office:value-type="currency" office:value="18711.918000000001" table:style-name="ce13">
            <text:p>18 711,92 €</text:p>
          </table:table-cell>
          <table:table-cell table:number-columns-repeated="16380"/>
        </table:table-row>
        <table:table-row table:style-name="ro4">
          <table:table-cell office:value-type="float" office:value="918" table:style-name="ce10">
            <text:p>918</text:p>
          </table:table-cell>
          <table:table-cell office:value-type="string" table:style-name="ce15">
            <text:p>Maintenance préventive de niveau 2 des postes HT du tunnel d’A14 secteur Arche (B, C, D et X)</text:p>
          </table:table-cell>
          <table:table-cell office:value-type="string" table:style-name="ce12">
            <text:p>Forfait</text:p>
          </table:table-cell>
          <table:table-cell office:value-type="currency" office:value="16513.433999999997" table:style-name="ce13">
            <text:p>16 513,43 €</text:p>
          </table:table-cell>
          <table:table-cell table:number-columns-repeated="16380"/>
        </table:table-row>
        <table:table-row table:style-name="ro5">
          <table:table-cell office:value-type="float" office:value="919" table:style-name="ce10">
            <text:p>919</text:p>
          </table:table-cell>
          <table:table-cell office:value-type="string" table:style-name="ce15">
            <text:p>Maintenance préventive de niveau 2 des postes HT de l’échangeur A14/A86 et du tunnel d’A86 Nanterre (B1, B3,B5, Hoche, A.FRANCE, Faidherbe et J.QUENTIN)</text:p>
          </table:table-cell>
          <table:table-cell office:value-type="string" table:style-name="ce12">
            <text:p>Forfait</text:p>
          </table:table-cell>
          <table:table-cell office:value-type="currency" office:value="15216.39" table:style-name="ce13">
            <text:p>15 216,39 €</text:p>
          </table:table-cell>
          <table:table-cell table:number-columns-repeated="16380"/>
        </table:table-row>
        <table:table-row table:style-name="ro4">
          <table:table-cell office:value-type="float" office:value="920" table:style-name="ce10">
            <text:p>920</text:p>
          </table:table-cell>
          <table:table-cell office:value-type="string" table:style-name="ce15">
            <text:p>Maintenance préventive de niveau 2 des postes HT <text:s/>du tunnel de Neuilly (postes EST et OUEST)</text:p>
          </table:table-cell>
          <table:table-cell office:value-type="string" table:style-name="ce12">
            <text:p>Forfait</text:p>
          </table:table-cell>
          <table:table-cell office:value-type="currency" office:value="3921.7590000000005" table:style-name="ce13">
            <text:p>3 921,76 €</text:p>
          </table:table-cell>
          <table:table-cell table:number-columns-repeated="16380"/>
        </table:table-row>
        <table:table-row table:style-name="ro4">
          <table:table-cell office:value-type="float" office:value="921" table:style-name="ce10">
            <text:p>921</text:p>
          </table:table-cell>
          <table:table-cell office:value-type="string" table:style-name="ce15">
            <text:p>Maintenance préventive de niveau 2 du poste HT <text:s/>du tunnel des Sévines</text:p>
          </table:table-cell>
          <table:table-cell office:value-type="string" table:style-name="ce12">
            <text:p>Forfait</text:p>
          </table:table-cell>
          <table:table-cell office:value-type="currency" office:value="2524.9320000000002" table:style-name="ce13">
            <text:p>2 524,93 €</text:p>
          </table:table-cell>
          <table:table-cell table:number-columns-repeated="16380"/>
        </table:table-row>
        <table:table-row table:style-name="ro4">
          <table:table-cell office:value-type="float" office:value="922" table:style-name="ce10">
            <text:p>922</text:p>
          </table:table-cell>
          <table:table-cell office:value-type="string" table:style-name="ce15">
            <text:p>Maintenance préventive de niveau 2 des postes HT du tunnel de Bellerive (Acacia, Bréguet, Stade)</text:p>
          </table:table-cell>
          <table:table-cell office:value-type="string" table:style-name="ce12">
            <text:p>Forfait</text:p>
          </table:table-cell>
          <table:table-cell office:value-type="currency" office:value="6823.8720000000003" table:style-name="ce13">
            <text:p>6 823,87 €</text:p>
          </table:table-cell>
          <table:table-cell table:number-columns-repeated="16380"/>
        </table:table-row>
        <table:table-row table:style-name="ro4">
          <table:table-cell office:value-type="float" office:value="923" table:style-name="ce10">
            <text:p>923</text:p>
          </table:table-cell>
          <table:table-cell office:value-type="string" table:style-name="ce15">
            <text:p>Maintenance préventive de niveau 2 du poste HT du secteur du PCTT de Nanterre</text:p>
          </table:table-cell>
          <table:table-cell office:value-type="string" table:style-name="ce12">
            <text:p>Forfait</text:p>
          </table:table-cell>
          <table:table-cell office:value-type="currency" office:value="2455.3530000000001" table:style-name="ce13">
            <text:p>2 455,35 €</text:p>
          </table:table-cell>
          <table:table-cell table:number-columns-repeated="16380"/>
        </table:table-row>
        <table:table-row table:style-name="ro4">
          <table:table-cell office:value-type="float" office:value="924" table:style-name="ce10">
            <text:p>924</text:p>
          </table:table-cell>
          <table:table-cell office:value-type="string" table:style-name="ce15">
            <text:p>Maintenance préventive de niveau 3 / 4 des postes HT du tunnel d’A14 secteur Défense (A1 à A11)</text:p>
          </table:table-cell>
          <table:table-cell office:value-type="string" table:style-name="ce12">
            <text:p>Forfait</text:p>
          </table:table-cell>
          <table:table-cell office:value-type="currency" office:value="40839.876000000004" table:style-name="ce13">
            <text:p>40 839,88 €</text:p>
          </table:table-cell>
          <table:table-cell table:number-columns-repeated="16380"/>
        </table:table-row>
        <table:table-row table:style-name="ro4">
          <table:table-cell office:value-type="float" office:value="925" table:style-name="ce10">
            <text:p>925</text:p>
          </table:table-cell>
          <table:table-cell office:value-type="string" table:style-name="ce15">
            <text:p>Maintenance préventive de niveau 3 / 4 des postes HT du tunnel d’A14 secteur Arche (B, C, D et X)</text:p>
          </table:table-cell>
          <table:table-cell office:value-type="string" table:style-name="ce12">
            <text:p>Forfait</text:p>
          </table:table-cell>
          <table:table-cell office:value-type="currency" office:value="36302.112000000001" table:style-name="ce13">
            <text:p>36 302,11 €</text:p>
          </table:table-cell>
          <table:table-cell table:number-columns-repeated="16380"/>
        </table:table-row>
        <table:table-row table:style-name="ro5">
          <table:table-cell office:value-type="float" office:value="926" table:style-name="ce10">
            <text:p>926</text:p>
          </table:table-cell>
          <table:table-cell office:value-type="string" table:style-name="ce15">
            <text:p>Maintenance préventive de niveau 3 / 4 des postes HT de l’échangeur A14/A86 et du tunnel d’A86 Nanterre (B1, B3,B5, Hoche, A.FRANCE, Faidherbe et J.QUENTIN)</text:p>
          </table:table-cell>
          <table:table-cell office:value-type="string" table:style-name="ce12">
            <text:p>Forfait</text:p>
          </table:table-cell>
          <table:table-cell office:value-type="currency" office:value="40839.876000000004" table:style-name="ce13">
            <text:p>40 839,88 €</text:p>
          </table:table-cell>
          <table:table-cell table:number-columns-repeated="16380"/>
        </table:table-row>
        <table:table-row table:style-name="ro4">
          <table:table-cell office:value-type="float" office:value="927" table:style-name="ce10">
            <text:p>927</text:p>
          </table:table-cell>
          <table:table-cell office:value-type="string" table:style-name="ce15">
            <text:p>Maintenance préventive de niveau 3 / 4 des postes HT <text:s/>du tunnel de Neuilly (postes EST et OUEST)</text:p>
          </table:table-cell>
          <table:table-cell office:value-type="string" table:style-name="ce12">
            <text:p>Forfait</text:p>
          </table:table-cell>
          <table:table-cell office:value-type="currency" office:value="9075.5280000000002" table:style-name="ce13">
            <text:p>9 075,53 €</text:p>
          </table:table-cell>
          <table:table-cell table:number-columns-repeated="16380"/>
        </table:table-row>
        <table:table-row table:style-name="ro4">
          <table:table-cell office:value-type="float" office:value="928" table:style-name="ce10">
            <text:p>928</text:p>
          </table:table-cell>
          <table:table-cell office:value-type="string" table:style-name="ce15">
            <text:p>Maintenance préventive de niveau 3 / 4 du poste HT <text:s/>du tunnel des Sévines</text:p>
          </table:table-cell>
          <table:table-cell office:value-type="string" table:style-name="ce12">
            <text:p>Forfait</text:p>
          </table:table-cell>
          <table:table-cell office:value-type="currency" office:value="4537.7640000000001" table:style-name="ce13">
            <text:p>4 537,76 €</text:p>
          </table:table-cell>
          <table:table-cell table:number-columns-repeated="16380"/>
        </table:table-row>
        <table:table-row table:style-name="ro4">
          <table:table-cell office:value-type="float" office:value="929" table:style-name="ce10">
            <text:p>929</text:p>
          </table:table-cell>
          <table:table-cell office:value-type="string" table:style-name="ce15">
            <text:p>Maintenance préventive de niveau 3 / 4 des postes HT du tunnel de Bellerive (Acacia, Bréguet, Stade)</text:p>
          </table:table-cell>
          <table:table-cell office:value-type="string" table:style-name="ce12">
            <text:p>Forfait</text:p>
          </table:table-cell>
          <table:table-cell office:value-type="currency" office:value="13613.291999999999" table:style-name="ce13">
            <text:p>13 613,29 €</text:p>
          </table:table-cell>
          <table:table-cell table:number-columns-repeated="16380"/>
        </table:table-row>
        <table:table-row table:style-name="ro4">
          <table:table-cell office:value-type="float" office:value="930" table:style-name="ce10">
            <text:p>930</text:p>
          </table:table-cell>
          <table:table-cell office:value-type="string" table:style-name="ce15">
            <text:p>Maintenance préventive de niveau 3 / 4 du poste HT du secteur du PCTT de Nanterre</text:p>
          </table:table-cell>
          <table:table-cell office:value-type="string" table:style-name="ce12">
            <text:p>Forfait</text:p>
          </table:table-cell>
          <table:table-cell office:value-type="currency" office:value="4537.7640000000001" table:style-name="ce13">
            <text:p>4 537,76 €</text:p>
          </table:table-cell>
          <table:table-cell table:number-columns-repeated="16380"/>
        </table:table-row>
        <table:table-row table:style-name="ro4">
          <table:table-cell table:style-name="ce21"/>
          <table:table-cell office:value-type="string" table:style-name="ce22">
            <text:p>Maintenance préventive basse tension selon fiche CCTP N°7</text:p>
          </table:table-cell>
          <table:table-cell table:number-columns-repeated="2" table:style-name="ce23"/>
          <table:table-cell table:number-columns-repeated="16380"/>
        </table:table-row>
        <table:table-row table:style-name="ro4">
          <table:table-cell office:value-type="float" office:value="940" table:style-name="ce10">
            <text:p>940</text:p>
          </table:table-cell>
          <table:table-cell office:value-type="string" table:style-name="ce15">
            <text:p>Maintenance préventive de niveau 1 des installations BT du tunnel d’A14 secteur Défense</text:p>
          </table:table-cell>
          <table:table-cell office:value-type="string" table:style-name="ce12">
            <text:p>Forfait</text:p>
          </table:table-cell>
          <table:table-cell office:value-type="currency" office:value="12275.001" table:style-name="ce13">
            <text:p>12 275,00 €</text:p>
          </table:table-cell>
          <table:table-cell table:number-columns-repeated="16380"/>
        </table:table-row>
        <table:table-row table:style-name="ro4">
          <table:table-cell office:value-type="float" office:value="941" table:style-name="ce10">
            <text:p>941</text:p>
          </table:table-cell>
          <table:table-cell office:value-type="string" table:style-name="ce15">
            <text:p>Maintenance préventive de niveau 1 des installations BT du tunnel d’A14 secteur Arche</text:p>
          </table:table-cell>
          <table:table-cell office:value-type="string" table:style-name="ce12">
            <text:p>Forfait</text:p>
          </table:table-cell>
          <table:table-cell office:value-type="currency" office:value="7834.6800000000012" table:style-name="ce13">
            <text:p>7 834,68 €</text:p>
          </table:table-cell>
          <table:table-cell table:number-columns-repeated="16380"/>
        </table:table-row>
        <table:table-row table:style-name="ro4">
          <table:table-cell office:value-type="float" office:value="942" table:style-name="ce10">
            <text:p>942</text:p>
          </table:table-cell>
          <table:table-cell office:value-type="string" table:style-name="ce15">
            <text:p>Maintenance préventive de niveau 1 des installations BT de l’échangeur A14/A86 et du tunnel d’A86 Nanterre</text:p>
          </table:table-cell>
          <table:table-cell office:value-type="string" table:style-name="ce12">
            <text:p>Forfait</text:p>
          </table:table-cell>
          <table:table-cell office:value-type="currency" office:value="6987.951" table:style-name="ce13">
            <text:p>6 987,95 €</text:p>
          </table:table-cell>
          <table:table-cell table:number-columns-repeated="16380"/>
        </table:table-row>
        <table:table-row table:style-name="ro4">
          <table:table-cell office:value-type="float" office:value="943" table:style-name="ce10">
            <text:p>943</text:p>
          </table:table-cell>
          <table:table-cell office:value-type="string" table:style-name="ce15">
            <text:p>Maintenance préventive de niveau 1 des installations BT du tunnel de Neuilly</text:p>
          </table:table-cell>
          <table:table-cell office:value-type="string" table:style-name="ce12">
            <text:p>Forfait</text:p>
          </table:table-cell>
          <table:table-cell office:value-type="currency" office:value="1552.8780000000002" table:style-name="ce13">
            <text:p>1 552,88 €</text:p>
          </table:table-cell>
          <table:table-cell table:number-columns-repeated="16380"/>
        </table:table-row>
        <table:table-row table:style-name="ro4">
          <table:table-cell office:value-type="float" office:value="944" table:style-name="ce10">
            <text:p>944</text:p>
          </table:table-cell>
          <table:table-cell office:value-type="string" table:style-name="ce15">
            <text:p>Maintenance préventive <text:s/>de niveau 1 des installations BT du tunnel des Sévines</text:p>
          </table:table-cell>
          <table:table-cell office:value-type="string" table:style-name="ce12">
            <text:p>Forfait</text:p>
          </table:table-cell>
          <table:table-cell office:value-type="currency" office:value="884.43000000000006" table:style-name="ce13">
            <text:p>884,43 €</text:p>
          </table:table-cell>
          <table:table-cell table:number-columns-repeated="16380"/>
        </table:table-row>
        <table:table-row table:style-name="ro4">
          <table:table-cell office:value-type="float" office:value="945" table:style-name="ce10">
            <text:p>945</text:p>
          </table:table-cell>
          <table:table-cell office:value-type="string" table:style-name="ce15">
            <text:p>Maintenance préventive de niveau 1 des installations BT du tunnel de Bellerive (Acacia, Bréguet, Stade)</text:p>
          </table:table-cell>
          <table:table-cell office:value-type="string" table:style-name="ce12">
            <text:p>Forfait</text:p>
          </table:table-cell>
          <table:table-cell office:value-type="currency" office:value="2329.317" table:style-name="ce13">
            <text:p>2 329,32 €</text:p>
          </table:table-cell>
          <table:table-cell table:number-columns-repeated="16380"/>
        </table:table-row>
        <table:table-row table:style-name="ro4">
          <table:table-cell office:value-type="float" office:value="946" table:style-name="ce10">
            <text:p>946</text:p>
          </table:table-cell>
          <table:table-cell office:value-type="string" table:style-name="ce15">
            <text:p>Maintenance préventive de niveau 1 des installations BT du secteur du PCTT de Nanterre</text:p>
          </table:table-cell>
          <table:table-cell office:value-type="string" table:style-name="ce12">
            <text:p>Forfait</text:p>
          </table:table-cell>
          <table:table-cell office:value-type="currency" office:value="2509.038" table:style-name="ce13">
            <text:p>2 509,04 €</text:p>
          </table:table-cell>
          <table:table-cell table:number-columns-repeated="16380"/>
        </table:table-row>
        <table:table-row table:style-name="ro4">
          <table:table-cell office:value-type="float" office:value="947" table:style-name="ce10">
            <text:p>947</text:p>
          </table:table-cell>
          <table:table-cell office:value-type="string" table:style-name="ce15">
            <text:p>Maintenance préventive de niveau 2 des installations BT du tunnel d’A14 secteur Défense</text:p>
          </table:table-cell>
          <table:table-cell office:value-type="string" table:style-name="ce12">
            <text:p>Forfait</text:p>
          </table:table-cell>
          <table:table-cell office:value-type="currency" office:value="14599.521000000001" table:style-name="ce13">
            <text:p>14 599,52 €</text:p>
          </table:table-cell>
          <table:table-cell table:number-columns-repeated="16380"/>
        </table:table-row>
        <table:table-row table:style-name="ro4">
          <table:table-cell office:value-type="float" office:value="948" table:style-name="ce10">
            <text:p>948</text:p>
          </table:table-cell>
          <table:table-cell office:value-type="string" table:style-name="ce15">
            <text:p>Maintenance préventive de niveau 2 des installations BT du tunnel d’A14 secteur Arche</text:p>
          </table:table-cell>
          <table:table-cell office:value-type="string" table:style-name="ce12">
            <text:p>Forfait</text:p>
          </table:table-cell>
          <table:table-cell office:value-type="currency" office:value="9946.755000000001" table:style-name="ce13">
            <text:p>9 946,76 €</text:p>
          </table:table-cell>
          <table:table-cell table:number-columns-repeated="16380"/>
        </table:table-row>
        <table:table-row table:style-name="ro4">
          <table:table-cell office:value-type="float" office:value="949" table:style-name="ce10">
            <text:p>949</text:p>
          </table:table-cell>
          <table:table-cell office:value-type="string" table:style-name="ce15">
            <text:p>Maintenance préventive de niveau 2 des installations BT de l’échangeur A14/A86 et du tunnel d’A86 Nanterre</text:p>
          </table:table-cell>
          <table:table-cell office:value-type="string" table:style-name="ce12">
            <text:p>Forfait</text:p>
          </table:table-cell>
          <table:table-cell office:value-type="currency" office:value="8890.7219999999998" table:style-name="ce13">
            <text:p>8 890,72 €</text:p>
          </table:table-cell>
          <table:table-cell table:number-columns-repeated="16380"/>
        </table:table-row>
        <table:table-row table:style-name="ro4">
          <table:table-cell office:value-type="float" office:value="950" table:style-name="ce10">
            <text:p>950</text:p>
          </table:table-cell>
          <table:table-cell office:value-type="string" table:style-name="ce15">
            <text:p>Maintenance préventive de niveau 2 des installations BT du tunnel de Neuilly</text:p>
          </table:table-cell>
          <table:table-cell office:value-type="string" table:style-name="ce12">
            <text:p>Forfait</text:p>
          </table:table-cell>
          <table:table-cell office:value-type="currency" office:value="1975.7159999999999" table:style-name="ce13">
            <text:p>1 975,72 €</text:p>
          </table:table-cell>
          <table:table-cell table:number-columns-repeated="16380"/>
        </table:table-row>
        <table:table-row table:style-name="ro4">
          <table:table-cell office:value-type="float" office:value="951" table:style-name="ce10">
            <text:p>951</text:p>
          </table:table-cell>
          <table:table-cell office:value-type="string" table:style-name="ce15">
            <text:p>Maintenance préventive <text:s/>de niveau 2 des installations BT du tunnel des Sévines</text:p>
          </table:table-cell>
          <table:table-cell office:value-type="string" table:style-name="ce12">
            <text:p>Forfait</text:p>
          </table:table-cell>
          <table:table-cell office:value-type="currency" office:value="1002.636" table:style-name="ce13">
            <text:p>1 002,64 €</text:p>
          </table:table-cell>
          <table:table-cell table:number-columns-repeated="16380"/>
        </table:table-row>
        <table:table-row table:style-name="ro4">
          <table:table-cell office:value-type="float" office:value="952" table:style-name="ce10">
            <text:p>952</text:p>
          </table:table-cell>
          <table:table-cell office:value-type="string" table:style-name="ce15">
            <text:p>Maintenance préventive de niveau. 2 des installations BT du tunnel de Bellerive (Acacia, Bréguet, Stade)</text:p>
          </table:table-cell>
          <table:table-cell office:value-type="string" table:style-name="ce12">
            <text:p>Forfait</text:p>
          </table:table-cell>
          <table:table-cell office:value-type="currency" office:value="2963.5740000000001" table:style-name="ce13">
            <text:p>2 963,57 €</text:p>
          </table:table-cell>
          <table:table-cell table:number-columns-repeated="16380"/>
        </table:table-row>
        <table:table-row table:style-name="ro4">
          <table:table-cell office:value-type="float" office:value="953" table:style-name="ce10">
            <text:p>953</text:p>
          </table:table-cell>
          <table:table-cell office:value-type="string" table:style-name="ce15">
            <text:p>Maintenance préventive de niveau 2 des installations BT du secteur du PCTT de Nanterre</text:p>
          </table:table-cell>
          <table:table-cell office:value-type="string" table:style-name="ce12">
            <text:p>Forfait</text:p>
          </table:table-cell>
          <table:table-cell office:value-type="currency" office:value="3143.3490000000002" table:style-name="ce13">
            <text:p>3 143,35 €</text:p>
          </table:table-cell>
          <table:table-cell table:number-columns-repeated="16380"/>
        </table:table-row>
        <table:table-row table:style-name="ro4">
          <table:table-cell office:value-type="float" office:value="954" table:style-name="ce10">
            <text:p>954</text:p>
          </table:table-cell>
          <table:table-cell office:value-type="string" table:style-name="ce15">
            <text:p>Maintenance préventive de niveau 3 des installations BT du tunnel d’A14 secteur Défense</text:p>
          </table:table-cell>
          <table:table-cell office:value-type="string" table:style-name="ce12">
            <text:p>Forfait</text:p>
          </table:table-cell>
          <table:table-cell office:value-type="currency" office:value="16002.909" table:style-name="ce13">
            <text:p>16 002,91 €</text:p>
          </table:table-cell>
          <table:table-cell table:number-columns-repeated="16380"/>
        </table:table-row>
        <table:table-row table:style-name="ro4">
          <table:table-cell office:value-type="float" office:value="955" table:style-name="ce10">
            <text:p>955</text:p>
          </table:table-cell>
          <table:table-cell office:value-type="string" table:style-name="ce15">
            <text:p>Maintenance préventive de niveau 3 des installations BT du tunnel d’A14 secteur Arche</text:p>
          </table:table-cell>
          <table:table-cell office:value-type="string" table:style-name="ce12">
            <text:p>Forfait</text:p>
          </table:table-cell>
          <table:table-cell office:value-type="currency" office:value="13222.44" table:style-name="ce13">
            <text:p>13 222,44 €</text:p>
          </table:table-cell>
          <table:table-cell table:number-columns-repeated="16380"/>
        </table:table-row>
        <table:table-row table:style-name="ro4">
          <table:table-cell office:value-type="float" office:value="956" table:style-name="ce10">
            <text:p>956</text:p>
          </table:table-cell>
          <table:table-cell office:value-type="string" table:style-name="ce15">
            <text:p>Maintenance préventive de niveau 3 des installations BT de l’échangeur A14/A86 et du tunnel d’A86 Nanterre</text:p>
          </table:table-cell>
          <table:table-cell office:value-type="string" table:style-name="ce12">
            <text:p>Forfait</text:p>
          </table:table-cell>
          <table:table-cell office:value-type="currency" office:value="9916.8300000000017" table:style-name="ce13">
            <text:p>9 916,83 €</text:p>
          </table:table-cell>
          <table:table-cell table:number-columns-repeated="16380"/>
        </table:table-row>
        <table:table-row table:style-name="ro4">
          <table:table-cell office:value-type="float" office:value="957" table:style-name="ce10">
            <text:p>957</text:p>
          </table:table-cell>
          <table:table-cell office:value-type="string" table:style-name="ce15">
            <text:p>Maintenance préventive de niveau 3 des installations BT du tunnel de Neuilly</text:p>
          </table:table-cell>
          <table:table-cell table:style-name="ce12"/>
          <table:table-cell office:value-type="currency" office:value="3305.61" table:style-name="ce13">
            <text:p>3 305,61 €</text:p>
          </table:table-cell>
          <table:table-cell table:number-columns-repeated="16380"/>
        </table:table-row>
        <table:table-row table:style-name="ro4">
          <table:table-cell office:value-type="float" office:value="958" table:style-name="ce10">
            <text:p>958</text:p>
          </table:table-cell>
          <table:table-cell office:value-type="string" table:style-name="ce15">
            <text:p>Maintenance préventive <text:s/>de niveau 3 des installations BT du tunnel des Sévines</text:p>
          </table:table-cell>
          <table:table-cell office:value-type="string" table:style-name="ce12">
            <text:p>Forfait</text:p>
          </table:table-cell>
          <table:table-cell office:value-type="currency" office:value="1652.8050000000001" table:style-name="ce13">
            <text:p>1 652,81 €</text:p>
          </table:table-cell>
          <table:table-cell table:number-columns-repeated="16380"/>
        </table:table-row>
        <table:table-row table:style-name="ro4">
          <table:table-cell office:value-type="float" office:value="959" table:style-name="ce10">
            <text:p>959</text:p>
          </table:table-cell>
          <table:table-cell office:value-type="string" table:style-name="ce15">
            <text:p>Maintenance préventive de niveau 3 des installations BT du tunnel de Bellerive (Acacia, Bréguet, Stade)</text:p>
          </table:table-cell>
          <table:table-cell office:value-type="string" table:style-name="ce12">
            <text:p>Forfait</text:p>
          </table:table-cell>
          <table:table-cell office:value-type="currency" office:value="4958.4150000000009" table:style-name="ce13">
            <text:p>4 958,42 €</text:p>
          </table:table-cell>
          <table:table-cell table:number-columns-repeated="16380"/>
        </table:table-row>
        <table:table-row table:style-name="ro4">
          <table:table-cell office:value-type="float" office:value="960" table:style-name="ce10">
            <text:p>960</text:p>
          </table:table-cell>
          <table:table-cell office:value-type="string" table:style-name="ce15">
            <text:p>Maintenance préventive de niveau 3 des installations BT du PCTT de Nanterre</text:p>
          </table:table-cell>
          <table:table-cell office:value-type="string" table:style-name="ce12">
            <text:p>Forfait</text:p>
          </table:table-cell>
          <table:table-cell office:value-type="currency" office:value="3305.61" table:style-name="ce13">
            <text:p>3 305,61 €</text:p>
          </table:table-cell>
          <table:table-cell table:number-columns-repeated="16380"/>
        </table:table-row>
        <table:table-row table:style-name="ro4">
          <table:table-cell table:style-name="ce21"/>
          <table:table-cell office:value-type="string" table:style-name="ce22">
            <text:p>Maintenance préventive couplage de sources BT Tunnels <text:s/>selon fiche CCTP N°8</text:p>
          </table:table-cell>
          <table:table-cell table:number-columns-repeated="2" table:style-name="ce23"/>
          <table:table-cell table:number-columns-repeated="16380"/>
        </table:table-row>
        <table:table-row table:style-name="ro4">
          <table:table-cell office:value-type="float" office:value="961" table:style-name="ce10">
            <text:p>961</text:p>
          </table:table-cell>
          <table:table-cell office:value-type="string" table:style-name="ce15">
            <text:p>Maintenance préventive de niveau 1 couplage de source BT du tunnel d’A14 secteur Défense</text:p>
          </table:table-cell>
          <table:table-cell office:value-type="string" table:style-name="ce12">
            <text:p>Forfait</text:p>
          </table:table-cell>
          <table:table-cell office:value-type="currency" office:value="16765.047000000002" table:style-name="ce13">
            <text:p>16 765,05 €</text:p>
          </table:table-cell>
          <table:table-cell table:number-columns-repeated="16380"/>
        </table:table-row>
        <table:table-row table:style-name="ro4">
          <table:table-cell office:value-type="float" office:value="962" table:style-name="ce10">
            <text:p>962</text:p>
          </table:table-cell>
          <table:table-cell office:value-type="string" table:style-name="ce15">
            <text:p>Maintenance préventive de niveau 1 couplage de source BT du tunnel d’A14 secteur Arche</text:p>
          </table:table-cell>
          <table:table-cell office:value-type="string" table:style-name="ce12">
            <text:p>Forfait</text:p>
          </table:table-cell>
          <table:table-cell office:value-type="currency" office:value="14971.221" table:style-name="ce13">
            <text:p>14 971,22 €</text:p>
          </table:table-cell>
          <table:table-cell table:number-columns-repeated="16380"/>
        </table:table-row>
        <table:table-row table:style-name="ro4">
          <table:table-cell office:value-type="float" office:value="963" table:style-name="ce10">
            <text:p>963</text:p>
          </table:table-cell>
          <table:table-cell office:value-type="string" table:style-name="ce15">
            <text:p>Maintenance préventive de niveau 1 couplage de source BT de l’échangeur A14/A86 et du tunnel d’A86 Nanterre</text:p>
          </table:table-cell>
          <table:table-cell office:value-type="string" table:style-name="ce12">
            <text:p>Forfait</text:p>
          </table:table-cell>
          <table:table-cell office:value-type="currency" office:value="16765.047000000002" table:style-name="ce13">
            <text:p>16 765,05 €</text:p>
          </table:table-cell>
          <table:table-cell table:number-columns-repeated="16380"/>
        </table:table-row>
        <table:table-row table:style-name="ro4">
          <table:table-cell office:value-type="float" office:value="964" table:style-name="ce10">
            <text:p>964</text:p>
          </table:table-cell>
          <table:table-cell office:value-type="string" table:style-name="ce15">
            <text:p>Maintenance préventive de niveau 1 couplage de source BT du tunnel de Neuilly</text:p>
          </table:table-cell>
          <table:table-cell office:value-type="string" table:style-name="ce12">
            <text:p>Forfait</text:p>
          </table:table-cell>
          <table:table-cell office:value-type="currency" office:value="4208.2650000000003" table:style-name="ce13">
            <text:p>4 208,27 €</text:p>
          </table:table-cell>
          <table:table-cell table:number-columns-repeated="16380"/>
        </table:table-row>
        <table:table-row table:style-name="ro4">
          <table:table-cell office:value-type="float" office:value="965" table:style-name="ce10">
            <text:p>965</text:p>
          </table:table-cell>
          <table:table-cell office:value-type="string" table:style-name="ce15">
            <text:p>Maintenance préventive de niveau 1 couplage de source BT du tunnel des Sévines</text:p>
          </table:table-cell>
          <table:table-cell office:value-type="string" table:style-name="ce12">
            <text:p>Forfait</text:p>
          </table:table-cell>
          <table:table-cell office:value-type="currency" office:value="1816.4970000000001" table:style-name="ce13">
            <text:p>1 816,50 €</text:p>
          </table:table-cell>
          <table:table-cell table:number-columns-repeated="16380"/>
        </table:table-row>
        <table:table-row table:style-name="ro4">
          <table:table-cell office:value-type="float" office:value="966" table:style-name="ce10">
            <text:p>966</text:p>
          </table:table-cell>
          <table:table-cell office:value-type="string" table:style-name="ce15">
            <text:p>Maintenance préventive de niveau 1 couplage de source BT du tunnel de Bellerive (Acacia, Bréguet, Stade)</text:p>
          </table:table-cell>
          <table:table-cell office:value-type="string" table:style-name="ce12">
            <text:p>Forfait</text:p>
          </table:table-cell>
          <table:table-cell office:value-type="currency" office:value="6002.0910000000003" table:style-name="ce13">
            <text:p>6 002,09 €</text:p>
          </table:table-cell>
          <table:table-cell table:number-columns-repeated="16380"/>
        </table:table-row>
        <table:table-row table:style-name="ro4">
          <table:table-cell office:value-type="float" office:value="967" table:style-name="ce10">
            <text:p>967</text:p>
          </table:table-cell>
          <table:table-cell office:value-type="string" table:style-name="ce15">
            <text:p>Maintenance préventive de niveau 2 couplage de source BT du tunnel d’A14 secteur Défense</text:p>
          </table:table-cell>
          <table:table-cell office:value-type="string" table:style-name="ce12">
            <text:p>Forfait</text:p>
          </table:table-cell>
          <table:table-cell office:value-type="currency" office:value="21331.989000000001" table:style-name="ce13">
            <text:p>21 331,99 €</text:p>
          </table:table-cell>
          <table:table-cell table:number-columns-repeated="16380"/>
        </table:table-row>
        <table:table-row table:style-name="ro4">
          <table:table-cell office:value-type="float" office:value="968" table:style-name="ce10">
            <text:p>968</text:p>
          </table:table-cell>
          <table:table-cell office:value-type="string" table:style-name="ce15">
            <text:p>Maintenance préventive de niveau 2 couplage de source BT du tunnel d’A14 secteur Arche</text:p>
          </table:table-cell>
          <table:table-cell office:value-type="string" table:style-name="ce12">
            <text:p>Forfait</text:p>
          </table:table-cell>
          <table:table-cell office:value-type="currency" office:value="19030.725000000002" table:style-name="ce13">
            <text:p>19 030,73 €</text:p>
          </table:table-cell>
          <table:table-cell table:number-columns-repeated="16380"/>
        </table:table-row>
        <table:table-row table:style-name="ro4">
          <table:table-cell office:value-type="float" office:value="969" table:style-name="ce10">
            <text:p>969</text:p>
          </table:table-cell>
          <table:table-cell office:value-type="string" table:style-name="ce15">
            <text:p>Maintenance préventive de niveau 2 couplage de source BT de l’échangeur A14/A86 et du tunnel d’A86 Nanterre</text:p>
          </table:table-cell>
          <table:table-cell office:value-type="string" table:style-name="ce12">
            <text:p>Forfait</text:p>
          </table:table-cell>
          <table:table-cell office:value-type="currency" office:value="21331.989000000001" table:style-name="ce13">
            <text:p>21 331,99 €</text:p>
          </table:table-cell>
          <table:table-cell table:number-columns-repeated="16380"/>
        </table:table-row>
        <table:table-row table:style-name="ro4">
          <table:table-cell office:value-type="float" office:value="970" table:style-name="ce10">
            <text:p>970</text:p>
          </table:table-cell>
          <table:table-cell office:value-type="string" table:style-name="ce15">
            <text:p>Maintenance préventive de niveau 2 couplage de source BT du tunnel de Neuilly</text:p>
          </table:table-cell>
          <table:table-cell office:value-type="string" table:style-name="ce12">
            <text:p>Forfait</text:p>
          </table:table-cell>
          <table:table-cell office:value-type="currency" office:value="5223.1409999999996" table:style-name="ce13">
            <text:p>5 223,14 €</text:p>
          </table:table-cell>
          <table:table-cell table:number-columns-repeated="16380"/>
        </table:table-row>
        <table:table-row table:style-name="ro4">
          <table:table-cell office:value-type="float" office:value="971" table:style-name="ce10">
            <text:p>971</text:p>
          </table:table-cell>
          <table:table-cell office:value-type="string" table:style-name="ce15">
            <text:p>Maintenance préventive de niveau 2 couplage de source BT du tunnel des Sevines</text:p>
          </table:table-cell>
          <table:table-cell office:value-type="string" table:style-name="ce12">
            <text:p>Forfait</text:p>
          </table:table-cell>
          <table:table-cell office:value-type="currency" office:value="2154.7890000000002" table:style-name="ce13">
            <text:p>2 154,79 €</text:p>
          </table:table-cell>
          <table:table-cell table:number-columns-repeated="16380"/>
        </table:table-row>
        <table:table-row table:style-name="ro4">
          <table:table-cell office:value-type="float" office:value="972" table:style-name="ce10">
            <text:p>972</text:p>
          </table:table-cell>
          <table:table-cell office:value-type="string" table:style-name="ce15">
            <text:p>Maintenance préventive de niveau 2 couplage de source BT du tunnel de Bellerive (Acacia, Bréguet, Stade)</text:p>
          </table:table-cell>
          <table:table-cell office:value-type="string" table:style-name="ce12">
            <text:p>Forfait</text:p>
          </table:table-cell>
          <table:table-cell office:value-type="currency" office:value="7524.4050000000007" table:style-name="ce13">
            <text:p>7 524,41 €</text:p>
          </table:table-cell>
          <table:table-cell table:number-columns-repeated="16380"/>
        </table:table-row>
        <table:table-row table:style-name="ro4">
          <table:table-cell office:value-type="float" office:value="973" table:style-name="ce10">
            <text:p>973</text:p>
          </table:table-cell>
          <table:table-cell office:value-type="string" table:style-name="ce15">
            <text:p>Maintenance préventive de niveau 3 couplage de source BT du tunnel d’A14 secteur défense</text:p>
          </table:table-cell>
          <table:table-cell office:value-type="string" table:style-name="ce12">
            <text:p>Forfait</text:p>
          </table:table-cell>
          <table:table-cell office:value-type="currency" office:value="42382.593000000001" table:style-name="ce13">
            <text:p>42 382,59 €</text:p>
          </table:table-cell>
          <table:table-cell table:number-columns-repeated="16380"/>
        </table:table-row>
        <table:table-row table:style-name="ro4">
          <table:table-cell office:value-type="float" office:value="974" table:style-name="ce10">
            <text:p>974</text:p>
          </table:table-cell>
          <table:table-cell office:value-type="string" table:style-name="ce15">
            <text:p>Maintenance préventive de niveau 3 couplage de source BT du tunnel d’A14 secteur Arche</text:p>
          </table:table-cell>
          <table:table-cell office:value-type="string" table:style-name="ce12">
            <text:p>Forfait</text:p>
          </table:table-cell>
          <table:table-cell office:value-type="currency" office:value="37742.373" table:style-name="ce13">
            <text:p>37 742,37 €</text:p>
          </table:table-cell>
          <table:table-cell table:number-columns-repeated="16380"/>
        </table:table-row>
        <table:table-row table:style-name="ro4">
          <table:table-cell office:value-type="float" office:value="975" table:style-name="ce10">
            <text:p>975</text:p>
          </table:table-cell>
          <table:table-cell office:value-type="string" table:style-name="ce15">
            <text:p>Maintenance préventive de niveau 3 couplage de source BT de l’échangeur A14/A86 et du tunnel d’A86 Nanterre</text:p>
          </table:table-cell>
          <table:table-cell office:value-type="string" table:style-name="ce12">
            <text:p>Forfait</text:p>
          </table:table-cell>
          <table:table-cell office:value-type="currency" office:value="42382.593000000001" table:style-name="ce13">
            <text:p>42 382,59 €</text:p>
          </table:table-cell>
          <table:table-cell table:number-columns-repeated="16380"/>
        </table:table-row>
        <table:table-row table:style-name="ro4">
          <table:table-cell office:value-type="float" office:value="976" table:style-name="ce10">
            <text:p>976</text:p>
          </table:table-cell>
          <table:table-cell office:value-type="string" table:style-name="ce15">
            <text:p>Maintenance préventive de niveau 3 couplage de source BT du tunnel de Neuilly</text:p>
          </table:table-cell>
          <table:table-cell office:value-type="string" table:style-name="ce12">
            <text:p>Forfait</text:p>
          </table:table-cell>
          <table:table-cell office:value-type="currency" office:value="9901.0529999999999" table:style-name="ce13">
            <text:p>9 901,05 €</text:p>
          </table:table-cell>
          <table:table-cell table:number-columns-repeated="16380"/>
        </table:table-row>
        <table:table-row table:style-name="ro4">
          <table:table-cell office:value-type="float" office:value="977" table:style-name="ce10">
            <text:p>977</text:p>
          </table:table-cell>
          <table:table-cell office:value-type="string" table:style-name="ce15">
            <text:p>Maintenance préventive de niveau 3 couplage de source BT du tunnel des Sevines</text:p>
          </table:table-cell>
          <table:table-cell office:value-type="string" table:style-name="ce12">
            <text:p>Forfait</text:p>
          </table:table-cell>
          <table:table-cell office:value-type="currency" office:value="3714.0930000000003" table:style-name="ce13">
            <text:p>3 714,09 €</text:p>
          </table:table-cell>
          <table:table-cell table:number-columns-repeated="1017" table:style-name="ce3"/>
          <table:table-cell table:number-columns-repeated="15363" table:style-name="ce1"/>
        </table:table-row>
        <table:table-row table:style-name="ro4">
          <table:table-cell office:value-type="float" office:value="978" table:style-name="ce10">
            <text:p>978</text:p>
          </table:table-cell>
          <table:table-cell office:value-type="string" table:style-name="ce15">
            <text:p>Maintenance préventive de niveau 3 couplage de source BT du tunnel de Bellerive (Acacia, Bréguet, Stade)</text:p>
          </table:table-cell>
          <table:table-cell office:value-type="string" table:style-name="ce12">
            <text:p>Forfait</text:p>
          </table:table-cell>
          <table:table-cell office:value-type="currency" office:value="14541.272999999999" table:style-name="ce13">
            <text:p>14 541,27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des PST selon fiche CCTP N°20</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980" table:style-name="ce10">
            <text:p>980</text:p>
          </table:table-cell>
          <table:table-cell office:value-type="string" table:style-name="ce15">
            <text:p>Maintenance préventive des PST du tunnel d’A14 secteur DEFENSE<text:s text:c="2"/></text:p>
          </table:table-cell>
          <table:table-cell office:value-type="string" table:style-name="ce12">
            <text:p>Forfait</text:p>
          </table:table-cell>
          <table:table-cell office:value-type="currency" office:value="5681.9610000000002" table:style-name="ce13">
            <text:p>5 681,96 €</text:p>
          </table:table-cell>
          <table:table-cell table:number-columns-repeated="1017" table:style-name="ce3"/>
          <table:table-cell table:number-columns-repeated="15363" table:style-name="ce1"/>
        </table:table-row>
        <table:table-row table:style-name="ro4">
          <table:table-cell office:value-type="float" office:value="981" table:style-name="ce10">
            <text:p>981</text:p>
          </table:table-cell>
          <table:table-cell office:value-type="string" table:style-name="ce15">
            <text:p>Maintenance préventive PST du tunnel d’A14 secteur ARCHE</text:p>
          </table:table-cell>
          <table:table-cell office:value-type="string" table:style-name="ce12">
            <text:p>Forfait</text:p>
          </table:table-cell>
          <table:table-cell office:value-type="currency" office:value="8244.4139999999989" table:style-name="ce13">
            <text:p>8 244,41 €</text:p>
          </table:table-cell>
          <table:table-cell table:number-columns-repeated="1017" table:style-name="ce3"/>
          <table:table-cell table:number-columns-repeated="15363" table:style-name="ce1"/>
        </table:table-row>
        <table:table-row table:style-name="ro4">
          <table:table-cell office:value-type="float" office:value="982" table:style-name="ce10">
            <text:p>982</text:p>
          </table:table-cell>
          <table:table-cell office:value-type="string" table:style-name="ce15">
            <text:p>Maintenance préventive PST du tunnel d’A86 Nanterre</text:p>
          </table:table-cell>
          <table:table-cell office:value-type="string" table:style-name="ce12">
            <text:p>Forfait</text:p>
          </table:table-cell>
          <table:table-cell office:value-type="currency" office:value="3899.3849999999998" table:style-name="ce13">
            <text:p>3 899,39 €</text:p>
          </table:table-cell>
          <table:table-cell table:number-columns-repeated="1017" table:style-name="ce3"/>
          <table:table-cell table:number-columns-repeated="15363" table:style-name="ce1"/>
        </table:table-row>
        <table:table-row table:style-name="ro4">
          <table:table-cell office:value-type="float" office:value="983" table:style-name="ce10">
            <text:p>983</text:p>
          </table:table-cell>
          <table:table-cell office:value-type="string" table:style-name="ce15">
            <text:p>Maintenance préventive PST du tunnel de Neuilly</text:p>
          </table:table-cell>
          <table:table-cell office:value-type="string" table:style-name="ce12">
            <text:p>Forfait</text:p>
          </table:table-cell>
          <table:table-cell office:value-type="currency" office:value="1559.7539999999999" table:style-name="ce13">
            <text:p>1 559,75 €</text:p>
          </table:table-cell>
          <table:table-cell table:number-columns-repeated="1017" table:style-name="ce3"/>
          <table:table-cell table:number-columns-repeated="15363" table:style-name="ce1"/>
        </table:table-row>
        <table:table-row table:style-name="ro4">
          <table:table-cell office:value-type="float" office:value="984" table:style-name="ce10">
            <text:p>984</text:p>
          </table:table-cell>
          <table:table-cell office:value-type="string" table:style-name="ce15">
            <text:p>Maintenance préventive PST du tunnel des SEVINES</text:p>
          </table:table-cell>
          <table:table-cell office:value-type="string" table:style-name="ce12">
            <text:p>Forfait</text:p>
          </table:table-cell>
          <table:table-cell office:value-type="currency" office:value="1002.699" table:style-name="ce13">
            <text:p>1 002,70 €</text:p>
          </table:table-cell>
          <table:table-cell table:number-columns-repeated="1017" table:style-name="ce3"/>
          <table:table-cell table:number-columns-repeated="15363" table:style-name="ce1"/>
        </table:table-row>
        <table:table-row table:style-name="ro4">
          <table:table-cell office:value-type="float" office:value="985" table:style-name="ce10">
            <text:p>985</text:p>
          </table:table-cell>
          <table:table-cell office:value-type="string" table:style-name="ce15">
            <text:p>Maintenance préventive PST de l’échangeur A14/A86</text:p>
          </table:table-cell>
          <table:table-cell office:value-type="string" table:style-name="ce12">
            <text:p>Forfait</text:p>
          </table:table-cell>
          <table:table-cell office:value-type="currency" office:value="4456.4400000000005" table:style-name="ce13">
            <text:p>4 456,44 €</text:p>
          </table:table-cell>
          <table:table-cell table:number-columns-repeated="1017" table:style-name="ce3"/>
          <table:table-cell table:number-columns-repeated="15363" table:style-name="ce1"/>
        </table:table-row>
        <table:table-row table:style-name="ro4">
          <table:table-cell office:value-type="float" office:value="986" table:style-name="ce10">
            <text:p>986</text:p>
          </table:table-cell>
          <table:table-cell office:value-type="string" table:style-name="ce15">
            <text:p>Maintenance préventive PST du tunnel de Bellerive (Acacia, Bréguet, Stade)</text:p>
          </table:table-cell>
          <table:table-cell office:value-type="string" table:style-name="ce12">
            <text:p>Forfait</text:p>
          </table:table-cell>
          <table:table-cell office:value-type="currency" office:value="4567.8510000000006" table:style-name="ce13">
            <text:p>4 567,85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1 000 : La maintenance préventive tunnels secteur Ouest – Boulogne</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table:style-name="ce21"/>
          <table:table-cell office:value-type="string" table:style-name="ce22">
            <text:p>Visite d’installation selon fiche CCTP N°5</text:p>
          </table:table-cell>
          <table:table-cell table:number-columns-repeated="2" table:style-name="ce23"/>
          <table:table-cell table:style-name="ce7"/>
          <table:table-cell table:number-columns-repeated="1016" table:style-name="ce8"/>
          <table:table-cell table:style-name="ce9"/>
          <table:table-cell table:number-columns-repeated="15362"/>
        </table:table-row>
        <table:table-row table:style-name="ro4">
          <table:table-cell office:value-type="float" office:value="1001" table:style-name="ce10">
            <text:p>1001</text:p>
          </table:table-cell>
          <table:table-cell office:value-type="string" table:style-name="ce15">
            <text:p>Visite d’installation des postes HT ADOUZE du tunnel de Fontenay le Fleury</text:p>
          </table:table-cell>
          <table:table-cell office:value-type="string" table:style-name="ce12">
            <text:p>Forfait</text:p>
          </table:table-cell>
          <table:table-cell office:value-type="currency" office:value="1454.481" table:style-name="ce13">
            <text:p>1 454,48 €</text:p>
          </table:table-cell>
          <table:table-cell table:number-columns-repeated="1017" table:style-name="ce3"/>
          <table:table-cell table:number-columns-repeated="15363" table:style-name="ce1"/>
        </table:table-row>
        <table:table-row table:style-name="ro4">
          <table:table-cell office:value-type="float" office:value="1002" table:style-name="ce10">
            <text:p>1002</text:p>
          </table:table-cell>
          <table:table-cell office:value-type="string" table:style-name="ce15">
            <text:p>Visite d’installation du poste HT du tunnel de Chennevières et dégagement de grilles d’aération</text:p>
          </table:table-cell>
          <table:table-cell office:value-type="string" table:style-name="ce12">
            <text:p>Forfait</text:p>
          </table:table-cell>
          <table:table-cell office:value-type="currency" office:value="801.98099999999999" table:style-name="ce13">
            <text:p>801,98 €</text:p>
          </table:table-cell>
          <table:table-cell table:number-columns-repeated="1017" table:style-name="ce3"/>
          <table:table-cell table:number-columns-repeated="15363" table:style-name="ce1"/>
        </table:table-row>
        <table:table-row table:style-name="ro4">
          <table:table-cell office:value-type="float" office:value="1003" table:style-name="ce10">
            <text:p>1003</text:p>
          </table:table-cell>
          <table:table-cell office:value-type="string" table:style-name="ce15">
            <text:p>Visite d’installation des postes HT du tunnel de Saint Cloud (Paris, tête de puits et province)</text:p>
          </table:table-cell>
          <table:table-cell office:value-type="string" table:style-name="ce12">
            <text:p>Forfait</text:p>
          </table:table-cell>
          <table:table-cell office:value-type="currency" office:value="2516.7780000000002" table:style-name="ce13">
            <text:p>2 516,78 €</text:p>
          </table:table-cell>
          <table:table-cell table:number-columns-repeated="1017" table:style-name="ce3"/>
          <table:table-cell table:number-columns-repeated="15363" table:style-name="ce1"/>
        </table:table-row>
        <table:table-row table:style-name="ro4">
          <table:table-cell office:value-type="float" office:value="1004" table:style-name="ce10">
            <text:p>1004</text:p>
          </table:table-cell>
          <table:table-cell office:value-type="string" table:style-name="ce15">
            <text:p>Visite d’installation des postes HT du tunnel Ambroise Paré (EST et OUEST)</text:p>
          </table:table-cell>
          <table:table-cell office:value-type="string" table:style-name="ce12">
            <text:p>Forfait</text:p>
          </table:table-cell>
          <table:table-cell office:value-type="currency" office:value="1864.278" table:style-name="ce13">
            <text:p>1 864,28 €</text:p>
          </table:table-cell>
          <table:table-cell table:number-columns-repeated="1017" table:style-name="ce3"/>
          <table:table-cell table:number-columns-repeated="15363" table:style-name="ce1"/>
        </table:table-row>
        <table:table-row table:style-name="ro4">
          <table:table-cell office:value-type="float" office:value="1005" table:style-name="ce10">
            <text:p>1005</text:p>
          </table:table-cell>
          <table:table-cell office:value-type="string" table:style-name="ce15">
            <text:p>Visite d’installation des postes TGBT du pôle de Boulogne</text:p>
          </table:table-cell>
          <table:table-cell office:value-type="string" table:style-name="ce12">
            <text:p>Forfait</text:p>
          </table:table-cell>
          <table:table-cell office:value-type="currency" office:value="1216.3230000000001" table:style-name="ce13">
            <text:p>1 216,32 €</text:p>
          </table:table-cell>
          <table:table-cell table:number-columns-repeated="16380"/>
        </table:table-row>
        <table:table-row table:style-name="ro4">
          <table:table-cell table:style-name="ce21"/>
          <table:table-cell office:value-type="string" table:style-name="ce22">
            <text:p>Maintenance préventive poste HT Tunnels selon fiche CCTP N°6</text:p>
          </table:table-cell>
          <table:table-cell table:number-columns-repeated="2" table:style-name="ce23"/>
          <table:table-cell table:number-columns-repeated="16380"/>
        </table:table-row>
        <table:table-row table:style-name="ro4">
          <table:table-cell office:value-type="float" office:value="1010" table:style-name="ce10">
            <text:p>1010</text:p>
          </table:table-cell>
          <table:table-cell office:value-type="string" table:style-name="ce15">
            <text:p>Maintenance préventive de niveau 1 des postes HT ADOUZE du tunnel de Fontenay le fleury</text:p>
          </table:table-cell>
          <table:table-cell office:value-type="string" table:style-name="ce12">
            <text:p>Forfait</text:p>
          </table:table-cell>
          <table:table-cell office:value-type="currency" office:value="1833.5430000000001" table:style-name="ce13">
            <text:p>1 833,54 €</text:p>
          </table:table-cell>
          <table:table-cell table:number-columns-repeated="16380"/>
        </table:table-row>
        <table:table-row table:style-name="ro4">
          <table:table-cell office:value-type="float" office:value="1011" table:style-name="ce10">
            <text:p>1011</text:p>
          </table:table-cell>
          <table:table-cell office:value-type="string" table:style-name="ce15">
            <text:p>Maintenance préventive de niveau 1 du poste HT du tunnel de Chennevières</text:p>
          </table:table-cell>
          <table:table-cell office:value-type="string" table:style-name="ce12">
            <text:p>Forfait</text:p>
          </table:table-cell>
          <table:table-cell office:value-type="currency" office:value="1294.9829999999999" table:style-name="ce13">
            <text:p>1 294,98 €</text:p>
          </table:table-cell>
          <table:table-cell table:number-columns-repeated="16380"/>
        </table:table-row>
        <table:table-row table:style-name="ro4">
          <table:table-cell office:value-type="float" office:value="1012" table:style-name="ce10">
            <text:p>1012</text:p>
          </table:table-cell>
          <table:table-cell office:value-type="string" table:style-name="ce15">
            <text:p>Maintenance préventive de niveau 1 des postes HT du tunnel de Saint Cloud (Paris, tête de puits et province)</text:p>
          </table:table-cell>
          <table:table-cell office:value-type="string" table:style-name="ce12">
            <text:p>Forfait</text:p>
          </table:table-cell>
          <table:table-cell office:value-type="currency" office:value="4648.1040000000003" table:style-name="ce13">
            <text:p>4 648,10 €</text:p>
          </table:table-cell>
          <table:table-cell table:number-columns-repeated="16380"/>
        </table:table-row>
        <table:table-row table:style-name="ro4">
          <table:table-cell office:value-type="float" office:value="1013" table:style-name="ce10">
            <text:p>1013</text:p>
          </table:table-cell>
          <table:table-cell office:value-type="string" table:style-name="ce15">
            <text:p>Maintenance préventive de niveau 1 des postes HT des postes HT du tunnel Ambroise Paré (EST et OUEST)</text:p>
          </table:table-cell>
          <table:table-cell office:value-type="string" table:style-name="ce12">
            <text:p>Forfait</text:p>
          </table:table-cell>
          <table:table-cell office:value-type="currency" office:value="3444.3" table:style-name="ce13">
            <text:p>3 444,30 €</text:p>
          </table:table-cell>
          <table:table-cell table:number-columns-repeated="16380"/>
        </table:table-row>
        <table:table-row table:style-name="ro4">
          <table:table-cell office:value-type="float" office:value="1014" table:style-name="ce10">
            <text:p>1014</text:p>
          </table:table-cell>
          <table:table-cell office:value-type="string" table:style-name="ce15">
            <text:p>Maintenance préventive de niveau 2 du poste ADOUZE du tunnel de Fontenay le fleury</text:p>
          </table:table-cell>
          <table:table-cell office:value-type="string" table:style-name="ce12">
            <text:p>Forfait</text:p>
          </table:table-cell>
          <table:table-cell office:value-type="currency" office:value="2553.1289999999999" table:style-name="ce13">
            <text:p>2 553,13 €</text:p>
          </table:table-cell>
          <table:table-cell table:number-columns-repeated="16380"/>
        </table:table-row>
        <table:table-row table:style-name="ro4">
          <table:table-cell office:value-type="float" office:value="1015" table:style-name="ce10">
            <text:p>1015</text:p>
          </table:table-cell>
          <table:table-cell office:value-type="string" table:style-name="ce15">
            <text:p>Maintenance préventive de niveau 2 des postes HT du tunnel de Chennevières</text:p>
          </table:table-cell>
          <table:table-cell office:value-type="string" table:style-name="ce12">
            <text:p>Forfait</text:p>
          </table:table-cell>
          <table:table-cell office:value-type="currency" office:value="1612.143" table:style-name="ce13">
            <text:p>1 612,14 €</text:p>
          </table:table-cell>
          <table:table-cell table:number-columns-repeated="16380"/>
        </table:table-row>
        <table:table-row table:style-name="ro4">
          <table:table-cell office:value-type="float" office:value="1016" table:style-name="ce10">
            <text:p>1016</text:p>
          </table:table-cell>
          <table:table-cell office:value-type="string" table:style-name="ce15">
            <text:p>Maintenance préventive de niveau 2 des postes HT du tunnel de Saint Cloud (Paris, tête de puits et province)</text:p>
          </table:table-cell>
          <table:table-cell office:value-type="string" table:style-name="ce12">
            <text:p>Forfait</text:p>
          </table:table-cell>
          <table:table-cell office:value-type="currency" office:value="6489.6660000000002" table:style-name="ce13">
            <text:p>6 489,67 €</text:p>
          </table:table-cell>
          <table:table-cell table:number-columns-repeated="16380"/>
        </table:table-row>
        <table:table-row table:style-name="ro4">
          <table:table-cell office:value-type="float" office:value="1017" table:style-name="ce10">
            <text:p>1017</text:p>
          </table:table-cell>
          <table:table-cell office:value-type="string" table:style-name="ce15">
            <text:p>Maintenance préventive de niveau 2 des postes HT des postes HT du tunnel Ambroise Paré (EST et OUEST)</text:p>
          </table:table-cell>
          <table:table-cell office:value-type="string" table:style-name="ce12">
            <text:p>Forfait</text:p>
          </table:table-cell>
          <table:table-cell office:value-type="currency" office:value="5144.8860000000004" table:style-name="ce13">
            <text:p>5 144,89 €</text:p>
          </table:table-cell>
          <table:table-cell table:number-columns-repeated="16380"/>
        </table:table-row>
        <table:table-row table:style-name="ro4">
          <table:table-cell office:value-type="float" office:value="1018" table:style-name="ce10">
            <text:p>1018</text:p>
          </table:table-cell>
          <table:table-cell office:value-type="string" table:style-name="ce15">
            <text:p>Maintenance préventive de niveau 3 /4 des postes HT ADOUZE du tunnel de Fontenay le fleury</text:p>
          </table:table-cell>
          <table:table-cell office:value-type="string" table:style-name="ce12">
            <text:p>Forfait</text:p>
          </table:table-cell>
          <table:table-cell office:value-type="currency" office:value="9075.5280000000002" table:style-name="ce13">
            <text:p>9 075,53 €</text:p>
          </table:table-cell>
          <table:table-cell table:number-columns-repeated="16380"/>
        </table:table-row>
        <table:table-row table:style-name="ro4">
          <table:table-cell office:value-type="float" office:value="1019" table:style-name="ce10">
            <text:p>1019</text:p>
          </table:table-cell>
          <table:table-cell office:value-type="string" table:style-name="ce15">
            <text:p>Maintenance préventive de niveau 3 /4 du poste HT du tunnel de Chennevières</text:p>
          </table:table-cell>
          <table:table-cell office:value-type="string" table:style-name="ce12">
            <text:p>Forfait</text:p>
          </table:table-cell>
          <table:table-cell office:value-type="currency" office:value="4537.7640000000001" table:style-name="ce13">
            <text:p>4 537,76 €</text:p>
          </table:table-cell>
          <table:table-cell table:number-columns-repeated="16380"/>
        </table:table-row>
        <table:table-row table:style-name="ro4">
          <table:table-cell office:value-type="float" office:value="1020" table:style-name="ce10">
            <text:p>1020</text:p>
          </table:table-cell>
          <table:table-cell office:value-type="string" table:style-name="ce15">
            <text:p>Maintenance préventive de niveau 3 /4 des postes HT du tunnel de Saint Cloud (Paris, tête de puits et province)</text:p>
          </table:table-cell>
          <table:table-cell office:value-type="string" table:style-name="ce12">
            <text:p>Forfait</text:p>
          </table:table-cell>
          <table:table-cell office:value-type="currency" office:value="13613.291999999999" table:style-name="ce13">
            <text:p>13 613,29 €</text:p>
          </table:table-cell>
          <table:table-cell table:number-columns-repeated="16380"/>
        </table:table-row>
        <table:table-row table:style-name="ro4">
          <table:table-cell office:value-type="float" office:value="1021" table:style-name="ce10">
            <text:p>1021</text:p>
          </table:table-cell>
          <table:table-cell office:value-type="string" table:style-name="ce15">
            <text:p>Maintenance préventive de niveau 3 /4 des postes HT des postes HT du tunnel Ambroise Paré (EST et OUEST)</text:p>
          </table:table-cell>
          <table:table-cell office:value-type="string" table:style-name="ce12">
            <text:p>Forfait</text:p>
          </table:table-cell>
          <table:table-cell office:value-type="currency" office:value="9075.5280000000002" table:style-name="ce13">
            <text:p>9 075,53 €</text:p>
          </table:table-cell>
          <table:table-cell table:number-columns-repeated="16380"/>
        </table:table-row>
        <table:table-row table:style-name="ro4">
          <table:table-cell table:style-name="ce21"/>
          <table:table-cell office:value-type="string" table:style-name="ce22">
            <text:p>Maintenance préventive basse tension selon fiche CCTP N°7</text:p>
          </table:table-cell>
          <table:table-cell table:number-columns-repeated="2" table:style-name="ce23"/>
          <table:table-cell table:number-columns-repeated="16380"/>
        </table:table-row>
        <table:table-row table:style-name="ro4">
          <table:table-cell office:value-type="float" office:value="1030" table:style-name="ce10">
            <text:p>1030</text:p>
          </table:table-cell>
          <table:table-cell office:value-type="string" table:style-name="ce15">
            <text:p>Maintenance préventive de niveau 1 des installations BT du tunnel de Chennevières</text:p>
          </table:table-cell>
          <table:table-cell office:value-type="string" table:style-name="ce12">
            <text:p>Forfait</text:p>
          </table:table-cell>
          <table:table-cell office:value-type="currency" office:value="776.43900000000008" table:style-name="ce13">
            <text:p>776,44 €</text:p>
          </table:table-cell>
          <table:table-cell table:number-columns-repeated="16380"/>
        </table:table-row>
        <table:table-row table:style-name="ro4">
          <table:table-cell office:value-type="float" office:value="1031" table:style-name="ce10">
            <text:p>1031</text:p>
          </table:table-cell>
          <table:table-cell office:value-type="string" table:style-name="ce15">
            <text:p>Maintenance préventive de niveau 1 des installations BT du tunnel de Saint Cloud</text:p>
          </table:table-cell>
          <table:table-cell office:value-type="string" table:style-name="ce12">
            <text:p>Forfait</text:p>
          </table:table-cell>
          <table:table-cell office:value-type="currency" office:value="2306.5830000000001" table:style-name="ce13">
            <text:p>2 306,58 €</text:p>
          </table:table-cell>
          <table:table-cell table:number-columns-repeated="16380"/>
        </table:table-row>
        <table:table-row table:style-name="ro4">
          <table:table-cell office:value-type="float" office:value="1032" table:style-name="ce10">
            <text:p>1032</text:p>
          </table:table-cell>
          <table:table-cell office:value-type="string" table:style-name="ce15">
            <text:p>Maintenance préventive de niveau 1 des installations BT du tunnel d’Ambroise PARE</text:p>
          </table:table-cell>
          <table:table-cell office:value-type="string" table:style-name="ce12">
            <text:p>Forfait</text:p>
          </table:table-cell>
          <table:table-cell office:value-type="currency" office:value="1541.511" table:style-name="ce13">
            <text:p>1 541,51 €</text:p>
          </table:table-cell>
          <table:table-cell table:number-columns-repeated="16380"/>
        </table:table-row>
        <table:table-row table:style-name="ro4">
          <table:table-cell office:value-type="float" office:value="1033" table:style-name="ce10">
            <text:p>1033</text:p>
          </table:table-cell>
          <table:table-cell office:value-type="string" table:style-name="ce15">
            <text:p>Maintenance préventive de niveau 1 des installations BT du pôle de Boulogne</text:p>
          </table:table-cell>
          <table:table-cell office:value-type="string" table:style-name="ce12">
            <text:p>Forfait</text:p>
          </table:table-cell>
          <table:table-cell office:value-type="currency" office:value="2322.6120000000001" table:style-name="ce13">
            <text:p>2 322,61 €</text:p>
          </table:table-cell>
          <table:table-cell table:number-columns-repeated="16380"/>
        </table:table-row>
        <table:table-row table:style-name="ro4">
          <table:table-cell office:value-type="float" office:value="1034" table:style-name="ce10">
            <text:p>1034</text:p>
          </table:table-cell>
          <table:table-cell office:value-type="string" table:style-name="ce15">
            <text:p>Maintenance préventive de niveau 1 des installations BT du tunnel de Fontenay le fleury</text:p>
          </table:table-cell>
          <table:table-cell office:value-type="string" table:style-name="ce12">
            <text:p>Forfait</text:p>
          </table:table-cell>
          <table:table-cell office:value-type="currency" office:value="1444.8870000000002" table:style-name="ce13">
            <text:p>1 444,89 €</text:p>
          </table:table-cell>
          <table:table-cell table:number-columns-repeated="16380"/>
        </table:table-row>
        <table:table-row table:style-name="ro4">
          <table:table-cell office:value-type="float" office:value="1035" table:style-name="ce10">
            <text:p>1035</text:p>
          </table:table-cell>
          <table:table-cell office:value-type="string" table:style-name="ce15">
            <text:p>Maintenance préventive de niveau 2 des installations BT du tunnel de Chennevières</text:p>
          </table:table-cell>
          <table:table-cell office:value-type="string" table:style-name="ce12">
            <text:p>Forfait</text:p>
          </table:table-cell>
          <table:table-cell office:value-type="currency" office:value="987.85799999999995" table:style-name="ce13">
            <text:p>987,86 €</text:p>
          </table:table-cell>
          <table:table-cell table:number-columns-repeated="16380"/>
        </table:table-row>
        <table:table-row table:style-name="ro4">
          <table:table-cell office:value-type="float" office:value="1036" table:style-name="ce10">
            <text:p>1036</text:p>
          </table:table-cell>
          <table:table-cell office:value-type="string" table:style-name="ce15">
            <text:p>Maintenance préventive de niveau 2 des installations BT du tunnel de Saint Cloud</text:p>
          </table:table-cell>
          <table:table-cell office:value-type="string" table:style-name="ce12">
            <text:p>Forfait</text:p>
          </table:table-cell>
          <table:table-cell office:value-type="currency" office:value="2940.84" table:style-name="ce13">
            <text:p>2 940,84 €</text:p>
          </table:table-cell>
          <table:table-cell table:number-columns-repeated="16380"/>
        </table:table-row>
        <table:table-row table:style-name="ro4">
          <table:table-cell office:value-type="float" office:value="1037" table:style-name="ce10">
            <text:p>1037</text:p>
          </table:table-cell>
          <table:table-cell office:value-type="string" table:style-name="ce15">
            <text:p>Maintenance préventive de niveau 2 des installations BT du tunnel d’Ambroise PARE</text:p>
          </table:table-cell>
          <table:table-cell office:value-type="string" table:style-name="ce12">
            <text:p>Forfait</text:p>
          </table:table-cell>
          <table:table-cell office:value-type="currency" office:value="1964.3490000000002" table:style-name="ce13">
            <text:p>1 964,35 €</text:p>
          </table:table-cell>
          <table:table-cell table:number-columns-repeated="16380"/>
        </table:table-row>
        <table:table-row table:style-name="ro4">
          <table:table-cell office:value-type="float" office:value="1038" table:style-name="ce10">
            <text:p>1038</text:p>
          </table:table-cell>
          <table:table-cell office:value-type="string" table:style-name="ce15">
            <text:p>Maintenance préventive de niveau 2 des installations BT du pôle de Boulogne</text:p>
          </table:table-cell>
          <table:table-cell office:value-type="string" table:style-name="ce12">
            <text:p>Forfait</text:p>
          </table:table-cell>
          <table:table-cell office:value-type="currency" office:value="2921.6880000000001" table:style-name="ce13">
            <text:p>2 921,69 €</text:p>
          </table:table-cell>
          <table:table-cell table:number-columns-repeated="16380"/>
        </table:table-row>
        <table:table-row table:style-name="ro4">
          <table:table-cell office:value-type="float" office:value="1039" table:style-name="ce10">
            <text:p>1039</text:p>
          </table:table-cell>
          <table:table-cell office:value-type="string" table:style-name="ce15">
            <text:p>Maintenance préventive de niveau 2 des installations BT du tunnel de Fontenay le fleury</text:p>
          </table:table-cell>
          <table:table-cell office:value-type="string" table:style-name="ce12">
            <text:p>Forfait</text:p>
          </table:table-cell>
          <table:table-cell office:value-type="currency" office:value="1960.9380000000001" table:style-name="ce13">
            <text:p>1 960,94 €</text:p>
          </table:table-cell>
          <table:table-cell table:number-columns-repeated="16380"/>
        </table:table-row>
        <table:table-row table:style-name="ro4">
          <table:table-cell office:value-type="float" office:value="1040" table:style-name="ce10">
            <text:p>1040</text:p>
          </table:table-cell>
          <table:table-cell office:value-type="string" table:style-name="ce15">
            <text:p>Maintenance préventive de niveau 3 des installations BT du tunnel de Chennevières</text:p>
          </table:table-cell>
          <table:table-cell office:value-type="string" table:style-name="ce12">
            <text:p>Forfait</text:p>
          </table:table-cell>
          <table:table-cell office:value-type="currency" office:value="1652.8050000000001" table:style-name="ce13">
            <text:p>1 652,81 €</text:p>
          </table:table-cell>
          <table:table-cell table:number-columns-repeated="16380"/>
        </table:table-row>
        <table:table-row table:style-name="ro4">
          <table:table-cell office:value-type="float" office:value="1041" table:style-name="ce10">
            <text:p>1041</text:p>
          </table:table-cell>
          <table:table-cell office:value-type="string" table:style-name="ce15">
            <text:p>Maintenance préventive de niveau 3 des installations BT du tunnel de Saint Cloud</text:p>
          </table:table-cell>
          <table:table-cell office:value-type="string" table:style-name="ce12">
            <text:p>Forfait</text:p>
          </table:table-cell>
          <table:table-cell office:value-type="currency" office:value="4958.4150000000009" table:style-name="ce13">
            <text:p>4 958,42 €</text:p>
          </table:table-cell>
          <table:table-cell table:number-columns-repeated="16380"/>
        </table:table-row>
        <table:table-row table:style-name="ro4">
          <table:table-cell office:value-type="float" office:value="1042" table:style-name="ce10">
            <text:p>1042</text:p>
          </table:table-cell>
          <table:table-cell office:value-type="string" table:style-name="ce15">
            <text:p>Maintenance préventive de niveau 3 des installations BT du tunnel d’Ambroise PARE</text:p>
          </table:table-cell>
          <table:table-cell office:value-type="string" table:style-name="ce12">
            <text:p>Forfait</text:p>
          </table:table-cell>
          <table:table-cell office:value-type="currency" office:value="3305.61" table:style-name="ce13">
            <text:p>3 305,61 €</text:p>
          </table:table-cell>
          <table:table-cell table:number-columns-repeated="16380"/>
        </table:table-row>
        <table:table-row table:style-name="ro4">
          <table:table-cell office:value-type="float" office:value="1043" table:style-name="ce10">
            <text:p>1043</text:p>
          </table:table-cell>
          <table:table-cell office:value-type="string" table:style-name="ce15">
            <text:p>Maintenance préventive de niveau 3 des installations BT du pôle de Boulogne</text:p>
          </table:table-cell>
          <table:table-cell office:value-type="string" table:style-name="ce12">
            <text:p>Forfait</text:p>
          </table:table-cell>
          <table:table-cell office:value-type="currency" office:value="3305.61" table:style-name="ce13">
            <text:p>3 305,61 €</text:p>
          </table:table-cell>
          <table:table-cell table:number-columns-repeated="16380"/>
        </table:table-row>
        <table:table-row table:style-name="ro4">
          <table:table-cell office:value-type="float" office:value="1044" table:style-name="ce10">
            <text:p>1044</text:p>
          </table:table-cell>
          <table:table-cell office:value-type="string" table:style-name="ce15">
            <text:p>Maintenance préventive de niveau 3 des installations BT du tunnel de Fontenay le fleury</text:p>
          </table:table-cell>
          <table:table-cell office:value-type="string" table:style-name="ce12">
            <text:p>Forfait</text:p>
          </table:table-cell>
          <table:table-cell office:value-type="currency" office:value="3305.61" table:style-name="ce13">
            <text:p>3 305,61 €</text:p>
          </table:table-cell>
          <table:table-cell table:number-columns-repeated="16380"/>
        </table:table-row>
        <table:table-row table:style-name="ro4">
          <table:table-cell table:style-name="ce21"/>
          <table:table-cell office:value-type="string" table:style-name="ce22">
            <text:p>Maintenance préventive couplage de sources BT Tunnels <text:s/>selon fiche CCTP N°8</text:p>
          </table:table-cell>
          <table:table-cell table:number-columns-repeated="2" table:style-name="ce23"/>
          <table:table-cell table:number-columns-repeated="16380"/>
        </table:table-row>
        <table:table-row table:style-name="ro4">
          <table:table-cell office:value-type="float" office:value="1050" table:style-name="ce10">
            <text:p>1050</text:p>
          </table:table-cell>
          <table:table-cell office:value-type="string" table:style-name="ce15">
            <text:p>Maintenance préventive de niveau 1 couplage de source BT du tunnel de Chennevières</text:p>
          </table:table-cell>
          <table:table-cell office:value-type="string" table:style-name="ce12">
            <text:p>Forfait</text:p>
          </table:table-cell>
          <table:table-cell office:value-type="currency" office:value="2414.4390000000003" table:style-name="ce13">
            <text:p>2 414,44 €</text:p>
          </table:table-cell>
          <table:table-cell table:number-columns-repeated="16380"/>
        </table:table-row>
        <table:table-row table:style-name="ro4">
          <table:table-cell office:value-type="float" office:value="1051" table:style-name="ce10">
            <text:p>1051</text:p>
          </table:table-cell>
          <table:table-cell office:value-type="string" table:style-name="ce15">
            <text:p>Maintenance préventive de niveau 1 couplage de source BT du tunnel de Saint Cloud</text:p>
          </table:table-cell>
          <table:table-cell office:value-type="string" table:style-name="ce12">
            <text:p>Forfait</text:p>
          </table:table-cell>
          <table:table-cell office:value-type="currency" office:value="6002.0910000000003" table:style-name="ce13">
            <text:p>6 002,09 €</text:p>
          </table:table-cell>
          <table:table-cell table:number-columns-repeated="16380"/>
        </table:table-row>
        <table:table-row table:style-name="ro4">
          <table:table-cell office:value-type="float" office:value="1052" table:style-name="ce10">
            <text:p>1052</text:p>
          </table:table-cell>
          <table:table-cell office:value-type="string" table:style-name="ce15">
            <text:p>Maintenance préventive de niveau 1 couplage de source BT du tunnel d’Ambroise PARE</text:p>
          </table:table-cell>
          <table:table-cell office:value-type="string" table:style-name="ce12">
            <text:p>Forfait</text:p>
          </table:table-cell>
          <table:table-cell office:value-type="currency" office:value="4208.2650000000003" table:style-name="ce13">
            <text:p>4 208,27 €</text:p>
          </table:table-cell>
          <table:table-cell table:number-columns-repeated="16380"/>
        </table:table-row>
        <table:table-row table:style-name="ro4">
          <table:table-cell office:value-type="float" office:value="1053" table:style-name="ce10">
            <text:p>1053</text:p>
          </table:table-cell>
          <table:table-cell office:value-type="string" table:style-name="ce15">
            <text:p>Maintenance préventive de niveau 1 couplage de source BT du secteur du PCTT de Nanterre</text:p>
          </table:table-cell>
          <table:table-cell office:value-type="string" table:style-name="ce12">
            <text:p>Forfait</text:p>
          </table:table-cell>
          <table:table-cell office:value-type="currency" office:value="2414.4390000000003" table:style-name="ce13">
            <text:p>2 414,44 €</text:p>
          </table:table-cell>
          <table:table-cell table:number-columns-repeated="16380"/>
        </table:table-row>
        <table:table-row table:style-name="ro4">
          <table:table-cell office:value-type="float" office:value="1054" table:style-name="ce10">
            <text:p>1054</text:p>
          </table:table-cell>
          <table:table-cell office:value-type="string" table:style-name="ce15">
            <text:p>Maintenance préventive de niveau 1 couplage de source BT du pôle de Boulogne</text:p>
          </table:table-cell>
          <table:table-cell office:value-type="string" table:style-name="ce12">
            <text:p>Forfait</text:p>
          </table:table-cell>
          <table:table-cell office:value-type="currency" office:value="2414.4390000000003" table:style-name="ce13">
            <text:p>2 414,44 €</text:p>
          </table:table-cell>
          <table:table-cell table:number-columns-repeated="16380"/>
        </table:table-row>
        <table:table-row table:style-name="ro4">
          <table:table-cell office:value-type="float" office:value="1055" table:style-name="ce10">
            <text:p>1055</text:p>
          </table:table-cell>
          <table:table-cell office:value-type="string" table:style-name="ce15">
            <text:p>Maintenance préventive de niveau 1 couplage de source BT du tunnel de Fontenay le fleury</text:p>
          </table:table-cell>
          <table:table-cell office:value-type="string" table:style-name="ce12">
            <text:p>Forfait</text:p>
          </table:table-cell>
          <table:table-cell office:value-type="currency" office:value="3610.3229999999999" table:style-name="ce13">
            <text:p>3 610,32 €</text:p>
          </table:table-cell>
          <table:table-cell table:number-columns-repeated="16380"/>
        </table:table-row>
        <table:table-row table:style-name="ro4">
          <table:table-cell office:value-type="float" office:value="1056" table:style-name="ce10">
            <text:p>1056</text:p>
          </table:table-cell>
          <table:table-cell office:value-type="string" table:style-name="ce15">
            <text:p>Maintenance préventive de niveau 2 couplage de source BT du tunnel de Chennevières</text:p>
          </table:table-cell>
          <table:table-cell office:value-type="string" table:style-name="ce12">
            <text:p>Forfait</text:p>
          </table:table-cell>
          <table:table-cell office:value-type="currency" office:value="2921.8770000000004" table:style-name="ce13">
            <text:p>2 921,88 €</text:p>
          </table:table-cell>
          <table:table-cell table:number-columns-repeated="16380"/>
        </table:table-row>
        <table:table-row table:style-name="ro4">
          <table:table-cell office:value-type="float" office:value="1057" table:style-name="ce10">
            <text:p>1057</text:p>
          </table:table-cell>
          <table:table-cell office:value-type="string" table:style-name="ce15">
            <text:p>Maintenance préventive de niveau 2 couplage de source BT du tunnel de Saint Cloud</text:p>
          </table:table-cell>
          <table:table-cell office:value-type="string" table:style-name="ce12">
            <text:p>Forfait</text:p>
          </table:table-cell>
          <table:table-cell office:value-type="currency" office:value="7524.4050000000007" table:style-name="ce13">
            <text:p>7 524,41 €</text:p>
          </table:table-cell>
          <table:table-cell table:number-columns-repeated="16380"/>
        </table:table-row>
        <table:table-row table:style-name="ro4">
          <table:table-cell office:value-type="float" office:value="1058" table:style-name="ce10">
            <text:p>1058</text:p>
          </table:table-cell>
          <table:table-cell office:value-type="string" table:style-name="ce15">
            <text:p>Maintenance préventive de niveau 2 couplage de source BT du tunnel d’Ambroise PARE</text:p>
          </table:table-cell>
          <table:table-cell office:value-type="string" table:style-name="ce12">
            <text:p>Forfait</text:p>
          </table:table-cell>
          <table:table-cell office:value-type="currency" office:value="5223.1409999999996" table:style-name="ce13">
            <text:p>5 223,14 €</text:p>
          </table:table-cell>
          <table:table-cell table:number-columns-repeated="16380"/>
        </table:table-row>
        <table:table-row table:style-name="ro4">
          <table:table-cell office:value-type="float" office:value="1059" table:style-name="ce10">
            <text:p>1059</text:p>
          </table:table-cell>
          <table:table-cell office:value-type="string" table:style-name="ce15">
            <text:p>Maintenance préventive de niveau 2 couplage de source BT du secteur du PCTT de Nanterre</text:p>
          </table:table-cell>
          <table:table-cell office:value-type="string" table:style-name="ce12">
            <text:p>Forfait</text:p>
          </table:table-cell>
          <table:table-cell office:value-type="currency" office:value="2921.8770000000004" table:style-name="ce13">
            <text:p>2 921,88 €</text:p>
          </table:table-cell>
          <table:table-cell table:number-columns-repeated="16380"/>
        </table:table-row>
        <table:table-row table:style-name="ro4">
          <table:table-cell office:value-type="float" office:value="1060" table:style-name="ce10">
            <text:p>1060</text:p>
          </table:table-cell>
          <table:table-cell office:value-type="string" table:style-name="ce15">
            <text:p>Maintenance préventive de niveau 2 couplage de source BT du pôle de Boulogne</text:p>
          </table:table-cell>
          <table:table-cell office:value-type="string" table:style-name="ce12">
            <text:p>Forfait</text:p>
          </table:table-cell>
          <table:table-cell office:value-type="currency" office:value="2921.8770000000004" table:style-name="ce13">
            <text:p>2 921,88 €</text:p>
          </table:table-cell>
          <table:table-cell table:number-columns-repeated="16380"/>
        </table:table-row>
        <table:table-row table:style-name="ro4">
          <table:table-cell office:value-type="float" office:value="1061" table:style-name="ce10">
            <text:p>1061</text:p>
          </table:table-cell>
          <table:table-cell office:value-type="string" table:style-name="ce15">
            <text:p>Maintenance préventive de niveau 2 couplage de source BT du tunnel de Fontenay le fleury</text:p>
          </table:table-cell>
          <table:table-cell office:value-type="string" table:style-name="ce12">
            <text:p>Forfait</text:p>
          </table:table-cell>
          <table:table-cell office:value-type="currency" office:value="4456.0529999999999" table:style-name="ce13">
            <text:p>4 456,05 €</text:p>
          </table:table-cell>
          <table:table-cell table:number-columns-repeated="16380"/>
        </table:table-row>
        <table:table-row table:style-name="ro4">
          <table:table-cell office:value-type="float" office:value="1062" table:style-name="ce10">
            <text:p>1062</text:p>
          </table:table-cell>
          <table:table-cell office:value-type="string" table:style-name="ce15">
            <text:p>Maintenance préventive de niveau 3 couplage de source BT du tunnel de Chennevières</text:p>
          </table:table-cell>
          <table:table-cell office:value-type="string" table:style-name="ce12">
            <text:p>Forfait</text:p>
          </table:table-cell>
          <table:table-cell office:value-type="currency" office:value="5260.8329999999996" table:style-name="ce13">
            <text:p>5 260,83 €</text:p>
          </table:table-cell>
          <table:table-cell table:number-columns-repeated="16380"/>
        </table:table-row>
        <table:table-row table:style-name="ro4">
          <table:table-cell office:value-type="float" office:value="1063" table:style-name="ce10">
            <text:p>1063</text:p>
          </table:table-cell>
          <table:table-cell office:value-type="string" table:style-name="ce15">
            <text:p>Maintenance préventive de niveau 3 couplage de source BT du tunnel de Saint Cloud</text:p>
          </table:table-cell>
          <table:table-cell office:value-type="string" table:style-name="ce12">
            <text:p>Forfait</text:p>
          </table:table-cell>
          <table:table-cell office:value-type="currency" office:value="14541.272999999999" table:style-name="ce13">
            <text:p>14 541,27 €</text:p>
          </table:table-cell>
          <table:table-cell table:number-columns-repeated="16380"/>
        </table:table-row>
        <table:table-row table:style-name="ro4">
          <table:table-cell office:value-type="float" office:value="1064" table:style-name="ce10">
            <text:p>1064</text:p>
          </table:table-cell>
          <table:table-cell office:value-type="string" table:style-name="ce15">
            <text:p>Maintenance préventive de niveau 3 couplage de source BT du tunnel d’Ambroise PARE</text:p>
          </table:table-cell>
          <table:table-cell office:value-type="string" table:style-name="ce12">
            <text:p>Forfait</text:p>
          </table:table-cell>
          <table:table-cell office:value-type="currency" office:value="9901.0529999999999" table:style-name="ce13">
            <text:p>9 901,05 €</text:p>
          </table:table-cell>
          <table:table-cell table:number-columns-repeated="16380"/>
        </table:table-row>
        <table:table-row table:style-name="ro4">
          <table:table-cell office:value-type="float" office:value="1065" table:style-name="ce10">
            <text:p>1065</text:p>
          </table:table-cell>
          <table:table-cell office:value-type="string" table:style-name="ce15">
            <text:p>Maintenance préventive de niveau 3 couplage de source BT du secteur du PCTT de Nanterre</text:p>
          </table:table-cell>
          <table:table-cell office:value-type="string" table:style-name="ce12">
            <text:p>Forfait</text:p>
          </table:table-cell>
          <table:table-cell office:value-type="currency" office:value="5260.8329999999996" table:style-name="ce13">
            <text:p>5 260,83 €</text:p>
          </table:table-cell>
          <table:table-cell table:number-columns-repeated="16380"/>
        </table:table-row>
        <table:table-row table:style-name="ro4">
          <table:table-cell office:value-type="float" office:value="1066" table:style-name="ce10">
            <text:p>1066</text:p>
          </table:table-cell>
          <table:table-cell office:value-type="string" table:style-name="ce15">
            <text:p>Maintenance préventive de niveau 3 couplage de source BT du pôle de Boulogne</text:p>
          </table:table-cell>
          <table:table-cell office:value-type="string" table:style-name="ce12">
            <text:p>Forfait</text:p>
          </table:table-cell>
          <table:table-cell office:value-type="currency" office:value="5260.8329999999996" table:style-name="ce13">
            <text:p>5 260,83 €</text:p>
          </table:table-cell>
          <table:table-cell table:number-columns-repeated="16380"/>
        </table:table-row>
        <table:table-row table:style-name="ro4">
          <table:table-cell office:value-type="float" office:value="1067" table:style-name="ce10">
            <text:p>1067</text:p>
          </table:table-cell>
          <table:table-cell office:value-type="string" table:style-name="ce15">
            <text:p>Maintenance préventive de niveau 3 couplage de source BT du tunnel de Fontenay le fleury</text:p>
          </table:table-cell>
          <table:table-cell office:value-type="string" table:style-name="ce12">
            <text:p>Forfait</text:p>
          </table:table-cell>
          <table:table-cell office:value-type="currency" office:value="8354.3130000000001" table:style-name="ce13">
            <text:p>8 354,31 €</text:p>
          </table:table-cell>
          <table:table-cell table:number-columns-repeated="1017" table:style-name="ce3"/>
          <table:table-cell table:number-columns-repeated="15363" table:style-name="ce1"/>
        </table:table-row>
        <table:table-row table:style-name="ro4">
          <table:table-cell table:style-name="ce21"/>
          <table:table-cell office:value-type="string" table:style-name="ce22">
            <text:p>Maintenance préventive des PST selon fiche CCTP N°20</text:p>
          </table:table-cell>
          <table:table-cell table:number-columns-repeated="2" table:style-name="ce23"/>
          <table:table-cell table:number-columns-repeated="1017" table:style-name="ce3"/>
          <table:table-cell table:number-columns-repeated="15363" table:style-name="ce1"/>
        </table:table-row>
        <table:table-row table:style-name="ro4">
          <table:table-cell office:value-type="float" office:value="1070" table:style-name="ce10">
            <text:p>1070</text:p>
          </table:table-cell>
          <table:table-cell office:value-type="string" table:style-name="ce15">
            <text:p>Maintenance préventive PST du tunnel de Chennevières</text:p>
          </table:table-cell>
          <table:table-cell office:value-type="string" table:style-name="ce12">
            <text:p>Forfait</text:p>
          </table:table-cell>
          <table:table-cell office:value-type="currency" office:value="891.28800000000001" table:style-name="ce13">
            <text:p>891,29 €</text:p>
          </table:table-cell>
          <table:table-cell table:number-columns-repeated="1017" table:style-name="ce3"/>
          <table:table-cell table:number-columns-repeated="15363" table:style-name="ce1"/>
        </table:table-row>
        <table:table-row table:style-name="ro4">
          <table:table-cell office:value-type="float" office:value="1071" table:style-name="ce10">
            <text:p>1071</text:p>
          </table:table-cell>
          <table:table-cell office:value-type="string" table:style-name="ce15">
            <text:p>Maintenance préventive PST du tunnel de Fontenay le fleury</text:p>
          </table:table-cell>
          <table:table-cell office:value-type="string" table:style-name="ce12">
            <text:p>Forfait</text:p>
          </table:table-cell>
          <table:table-cell office:value-type="currency" office:value="1114.1100000000001" table:style-name="ce13">
            <text:p>1 114,11 €</text:p>
          </table:table-cell>
          <table:table-cell table:number-columns-repeated="1017" table:style-name="ce3"/>
          <table:table-cell table:number-columns-repeated="15363" table:style-name="ce1"/>
        </table:table-row>
        <table:table-row table:style-name="ro4">
          <table:table-cell office:value-type="float" office:value="1072" table:style-name="ce10">
            <text:p>1072</text:p>
          </table:table-cell>
          <table:table-cell office:value-type="string" table:style-name="ce15">
            <text:p>Maintenance préventive PST du tunnel de Saint Cloud</text:p>
          </table:table-cell>
          <table:table-cell office:value-type="string" table:style-name="ce12">
            <text:p>Forfait</text:p>
          </table:table-cell>
          <table:table-cell office:value-type="currency" office:value="3565.152" table:style-name="ce13">
            <text:p>3 565,15 €</text:p>
          </table:table-cell>
          <table:table-cell table:number-columns-repeated="1017" table:style-name="ce3"/>
          <table:table-cell table:number-columns-repeated="15363" table:style-name="ce1"/>
        </table:table-row>
        <table:table-row table:style-name="ro4">
          <table:table-cell office:value-type="float" office:value="1073" table:style-name="ce10">
            <text:p>1073</text:p>
          </table:table-cell>
          <table:table-cell office:value-type="string" table:style-name="ce15">
            <text:p>Maintenance préventive PST du tunnel d’Ambroise PARE</text:p>
          </table:table-cell>
          <table:table-cell office:value-type="string" table:style-name="ce12">
            <text:p>Forfait</text:p>
          </table:table-cell>
          <table:table-cell office:value-type="currency" office:value="4679.2620000000006" table:style-name="ce13">
            <text:p>4 679,26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1 100 : La maintenance corrective et le rétablissement de service</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6">
          <table:table-cell office:value-type="float" office:value="1101" table:style-name="ce10">
            <text:p>1101</text:p>
          </table:table-cell>
          <table:table-cell office:value-type="string" table:style-name="ce15">
            <text:p>Identification de l’élément défectueux selon fiche CCTP N°12</text:p>
            <text:p>Ce prix rémunère la recherche de l’élément défectueux sur un équipement, les manœuvres électriques, les basculements, les consignations / déconsignations électriques.</text:p>
          </table:table-cell>
          <table:table-cell office:value-type="string" table:style-name="ce12">
            <text:p>Forfait</text:p>
          </table:table-cell>
          <table:table-cell office:value-type="currency" office:value="411.59800000000001" table:style-name="ce13">
            <text:p>411,60 €</text:p>
          </table:table-cell>
          <table:table-cell table:number-columns-repeated="1017" table:style-name="ce3"/>
          <table:table-cell table:number-columns-repeated="15363" table:style-name="ce1"/>
        </table:table-row>
        <table:table-row table:style-name="ro5">
          <table:table-cell office:value-type="float" office:value="1102" table:style-name="ce10">
            <text:p>1102</text:p>
          </table:table-cell>
          <table:table-cell office:value-type="string" table:style-name="ce15">
            <text:p>Consignation et déconsignation d’une installation HT</text:p>
            <text:p>Ce prix rémunère la réalisation d’une<text:s/><text:span text:style-name="T5">consignation</text:span><text:s/>et une déconsignation électrique pour le compte de la DiRIF, sauf pour les propres besoin du titulaire</text:p>
          </table:table-cell>
          <table:table-cell office:value-type="string" table:style-name="ce12">
            <text:p>Unité</text:p>
          </table:table-cell>
          <table:table-cell office:value-type="currency" office:value="449.02000000000004" table:style-name="ce13">
            <text:p>449,02 €</text:p>
          </table:table-cell>
          <table:table-cell table:number-columns-repeated="1017" table:style-name="ce3"/>
          <table:table-cell table:number-columns-repeated="15363" table:style-name="ce1"/>
        </table:table-row>
        <table:table-row table:style-name="ro5">
          <table:table-cell office:value-type="float" office:value="1103" table:style-name="ce10">
            <text:p>1103</text:p>
          </table:table-cell>
          <table:table-cell office:value-type="string" table:style-name="ce15">
            <text:p>Basculement d’une branche de réseau HT</text:p>
            <text:p>Ce prix rémunère le basculement de réseau pour d’autres besoins que le correctif et la continuité d’exploitation</text:p>
          </table:table-cell>
          <table:table-cell office:value-type="string" table:style-name="ce12">
            <text:p>Unité</text:p>
          </table:table-cell>
          <table:table-cell office:value-type="currency" office:value="299.33200000000005" table:style-name="ce13">
            <text:p>299,33 €</text:p>
          </table:table-cell>
          <table:table-cell table:number-columns-repeated="1017" table:style-name="ce3"/>
          <table:table-cell table:number-columns-repeated="15363" table:style-name="ce1"/>
        </table:table-row>
        <table:table-row table:style-name="ro6">
          <table:table-cell office:value-type="float" office:value="1104" table:style-name="ce10">
            <text:p>1104</text:p>
          </table:table-cell>
          <table:table-cell office:value-type="string" table:style-name="ce15">
            <text:p>Consignation et déconsignation d’une installation BT</text:p>
            <text:p>Ce prix rémunère la réalisation d’une consignation et d’une déconsignation électrique pour le compte de la DiRIF, sauf pour les propres besoins du titulaire. Le délai de prévenance est fixé à 5 jours</text:p>
          </table:table-cell>
          <table:table-cell office:value-type="string" table:style-name="ce12">
            <text:p>Unité</text:p>
          </table:table-cell>
          <table:table-cell office:value-type="currency" office:value="149.66600000000003" table:style-name="ce13">
            <text:p>149,67 €</text:p>
          </table:table-cell>
          <table:table-cell table:number-columns-repeated="1017" table:style-name="ce3"/>
          <table:table-cell table:number-columns-repeated="15363" table:style-name="ce1"/>
        </table:table-row>
        <table:table-row table:style-name="ro5">
          <table:table-cell office:value-type="float" office:value="1105" table:style-name="ce10">
            <text:p>1105</text:p>
          </table:table-cell>
          <table:table-cell office:value-type="string" table:style-name="ce15">
            <text:p>Basculement d’une branche de réseau BT</text:p>
            <text:p>Ce prix rémunère le basculement de réseau pour d’autres besoins que le correctif et la continuité d’exploitation</text:p>
          </table:table-cell>
          <table:table-cell office:value-type="string" table:style-name="ce12">
            <text:p>Unité</text:p>
          </table:table-cell>
          <table:table-cell office:value-type="currency" office:value="299.33200000000005" table:style-name="ce13">
            <text:p>299,33 €</text:p>
          </table:table-cell>
          <table:table-cell table:number-columns-repeated="1017" table:style-name="ce3"/>
          <table:table-cell table:number-columns-repeated="15363" table:style-name="ce1"/>
        </table:table-row>
        <table:table-row table:style-name="ro6">
          <table:table-cell office:value-type="float" office:value="1106" table:style-name="ce10">
            <text:p>1106</text:p>
          </table:table-cell>
          <table:table-cell office:value-type="string" table:style-name="ce15">
            <text:p>Remplacement d’une cellule haute tension</text:p>
            <text:p>Ce prix rémunère le remplacement de la cellule haute tension, les consignations/déconsignations et basculement de réseau nécessaire à cette opération</text:p>
          </table:table-cell>
          <table:table-cell office:value-type="string" table:style-name="ce12">
            <text:p>Unité</text:p>
          </table:table-cell>
          <table:table-cell office:value-type="currency" office:value="2313.0700000000002" table:style-name="ce13">
            <text:p>2 313,07 €</text:p>
          </table:table-cell>
          <table:table-cell table:number-columns-repeated="1017" table:style-name="ce3"/>
          <table:table-cell table:number-columns-repeated="15363" table:style-name="ce1"/>
        </table:table-row>
        <table:table-row table:style-name="ro5">
          <table:table-cell office:value-type="float" office:value="1107" table:style-name="ce10">
            <text:p>1107</text:p>
          </table:table-cell>
          <table:table-cell office:value-type="string" table:style-name="ce15">
            <text:p>Remplacement d’un transformateur haute tension</text:p>
            <text:p>Ce prix rémunère le remplacement du transformateur, les consignations/déconsignations et basculement de réseau nécessaire à cette opération</text:p>
          </table:table-cell>
          <table:table-cell office:value-type="string" table:style-name="ce12">
            <text:p>Unité</text:p>
          </table:table-cell>
          <table:table-cell office:value-type="currency" office:value="1571.5370000000003" table:style-name="ce13">
            <text:p>1 571,54 €</text:p>
          </table:table-cell>
          <table:table-cell table:number-columns-repeated="1017" table:style-name="ce3"/>
          <table:table-cell table:number-columns-repeated="15363" table:style-name="ce1"/>
        </table:table-row>
        <table:table-row table:style-name="ro4">
          <table:table-cell office:value-type="float" office:value="1108" table:style-name="ce10">
            <text:p>1108</text:p>
          </table:table-cell>
          <table:table-cell office:value-type="string" table:style-name="ce15">
            <text:p>Réparation d’un relai MICOM</text:p>
          </table:table-cell>
          <table:table-cell office:value-type="string" table:style-name="ce12">
            <text:p>Unité</text:p>
          </table:table-cell>
          <table:table-cell office:value-type="currency" office:value="1546.25" table:style-name="ce13">
            <text:p>1 546,25 €</text:p>
          </table:table-cell>
          <table:table-cell table:number-columns-repeated="1017" table:style-name="ce3"/>
          <table:table-cell table:number-columns-repeated="15363" table:style-name="ce1"/>
        </table:table-row>
        <table:table-row table:style-name="ro6">
          <table:table-cell office:value-type="float" office:value="1109" table:style-name="ce10">
            <text:p>1109</text:p>
          </table:table-cell>
          <table:table-cell office:value-type="string" table:style-name="ce15">
            <text:p>Réalisation de tranchée – création d’une tranchée de largeur inférieure à 70 cm pour une longueur inférieure ou égale à 10m</text:p>
            <text:p>Ce prix rémunère la création d’une tranchée d’une largeur de 70 cm et de profondeur inférieure à 1,30m dans un terrain meuble. Il comprend l’ouverture de la tranchée, le remblai, la mise en place du grillage avertisseur et la remise en état des lieux</text:p>
          </table:table-cell>
          <table:table-cell office:value-type="string" table:style-name="ce12">
            <text:p>Le mètre linéaire</text:p>
          </table:table-cell>
          <table:table-cell office:value-type="currency" office:value="110.605" table:style-name="ce13">
            <text:p>110,61 €</text:p>
          </table:table-cell>
          <table:table-cell table:number-columns-repeated="1017" table:style-name="ce3"/>
          <table:table-cell table:number-columns-repeated="15363" table:style-name="ce1"/>
        </table:table-row>
        <table:table-row table:style-name="ro6">
          <table:table-cell office:value-type="float" office:value="1110" table:style-name="ce10">
            <text:p>1110</text:p>
          </table:table-cell>
          <table:table-cell office:value-type="string" table:style-name="ce15">
            <text:p>Réalisation de tranchée – création d’une tranchée de largeur inférieure à 70 cm pour une longueur comprise entre 10 et 50m</text:p>
            <text:p>Ce prix rémunère la création d’une tranchée d’une largeur de 70 cm et de profondeur inférieure à 1,30m dans un terrain meuble. Il comprend l’ouverture de la tranchée, le remblai, la mise en place du grillage avertisseur et la remise en état des lieux</text:p>
          </table:table-cell>
          <table:table-cell office:value-type="string" table:style-name="ce12">
            <text:p>Le mètre linéaire</text:p>
          </table:table-cell>
          <table:table-cell office:value-type="currency" office:value="96.844000000000008" table:style-name="ce13">
            <text:p>96,84 €</text:p>
          </table:table-cell>
          <table:table-cell table:number-columns-repeated="16380"/>
        </table:table-row>
        <table:table-row table:style-name="ro6">
          <table:table-cell office:value-type="float" office:value="1111" table:style-name="ce10">
            <text:p>1111</text:p>
          </table:table-cell>
          <table:table-cell office:value-type="string" table:style-name="ce15">
            <text:p>Réalisation de tranchée – création d’une tranchée de largeur inférieure à 70 cm pour une longueur comprise entre 50 et 100m</text:p>
            <text:p>Ce prix rémunère la création d’une tranchée d’une largeur de 70 cm et de profondeur inférieure à 1,30m dans un terrain meuble. Il comprend l’ouverture de la tranchée, le remblai, la mise en place du grillage avertisseur et la remise en état des lieux</text:p>
          </table:table-cell>
          <table:table-cell office:value-type="string" table:style-name="ce12">
            <text:p>Le mètre linéaire</text:p>
          </table:table-cell>
          <table:table-cell office:value-type="currency" office:value="82.951000000000008" table:style-name="ce13">
            <text:p>82,95 €</text:p>
          </table:table-cell>
          <table:table-cell table:number-columns-repeated="16380"/>
        </table:table-row>
        <table:table-row table:style-name="ro4">
          <table:table-cell office:value-type="float" office:value="1112" table:style-name="ce10">
            <text:p>1112</text:p>
          </table:table-cell>
          <table:table-cell office:value-type="string" table:style-name="ce15">
            <text:p>Scellement béton linéaire pour réparation, protection et/ou protection de câble</text:p>
          </table:table-cell>
          <table:table-cell office:value-type="string" table:style-name="ce12">
            <text:p>Le mètre cube</text:p>
          </table:table-cell>
          <table:table-cell office:value-type="currency" office:value="522.5" table:style-name="ce13">
            <text:p>522,50 €</text:p>
          </table:table-cell>
          <table:table-cell table:number-columns-repeated="16380"/>
        </table:table-row>
        <table:table-row table:style-name="ro4">
          <table:table-cell office:value-type="float" office:value="1113" table:style-name="ce10">
            <text:p>1113</text:p>
          </table:table-cell>
          <table:table-cell office:value-type="string" table:style-name="ce15">
            <text:p>Réparation d’une chambre de tirage par mise en place de ciment</text:p>
          </table:table-cell>
          <table:table-cell office:value-type="string" table:style-name="ce12">
            <text:p>Unité</text:p>
          </table:table-cell>
          <table:table-cell office:value-type="currency" office:value="190.91600000000003" table:style-name="ce13">
            <text:p>190,92 €</text:p>
          </table:table-cell>
          <table:table-cell table:number-columns-repeated="16380"/>
        </table:table-row>
        <table:table-row table:style-name="ro5">
          <table:table-cell office:value-type="float" office:value="1114" table:style-name="ce10">
            <text:p>1114</text:p>
          </table:table-cell>
          <table:table-cell office:value-type="string" table:style-name="ce15">
            <text:p>Nettoyage et désinfection éventuelle d’une chambre de tirage</text:p>
            <text:p>Ce prix rémunère le nettoyage, la désinfection éventuelle à 1m autour de la chambre de tirage, l’évacuation et le traitement des déchets</text:p>
          </table:table-cell>
          <table:table-cell office:value-type="string" table:style-name="ce12">
            <text:p>Unité</text:p>
          </table:table-cell>
          <table:table-cell office:value-type="currency" office:value="186.06" table:style-name="ce13">
            <text:p>186,06 €</text:p>
          </table:table-cell>
          <table:table-cell table:number-columns-repeated="16380"/>
        </table:table-row>
        <table:table-row table:style-name="ro5">
          <table:table-cell office:value-type="float" office:value="1115" table:style-name="ce10">
            <text:p>1115</text:p>
          </table:table-cell>
          <table:table-cell office:value-type="string" table:style-name="ce15">
            <text:p>Vidage d’une chambre de tirage inondée à l’aide d’une pompe</text:p>
            <text:p>Ce prix rémunère la mise en œuvre de moyen y compris le groupe électrogène nécessaire au vidage</text:p>
          </table:table-cell>
          <table:table-cell office:value-type="string" table:style-name="ce12">
            <text:p>Unité</text:p>
          </table:table-cell>
          <table:table-cell office:value-type="currency" office:value="218.41600000000003" table:style-name="ce13">
            <text:p>218,42 €</text:p>
          </table:table-cell>
          <table:table-cell table:number-columns-repeated="16380"/>
        </table:table-row>
        <table:table-row table:style-name="ro6">
          <table:table-cell office:value-type="float" office:value="1116" table:style-name="ce10">
            <text:p>1116</text:p>
          </table:table-cell>
          <table:table-cell office:value-type="string" table:style-name="ce15">
            <text:p>Drainage d’une chambre de tirage</text:p>
            <text:p>Ce prix rémunère le nettoyage, le percement d’une chambre de tirage,la mise en place de gravier en fond de chambre et géotextile puis terrassement des abords et mise en place d’un tuyau d’évacuation</text:p>
          </table:table-cell>
          <table:table-cell office:value-type="string" table:style-name="ce12">
            <text:p>Unité</text:p>
          </table:table-cell>
          <table:table-cell office:value-type="currency" office:value="1582.3720000000001" table:style-name="ce13">
            <text:p>1 582,37 €</text:p>
          </table:table-cell>
          <table:table-cell table:number-columns-repeated="16380"/>
        </table:table-row>
        <table:table-row table:style-name="ro5">
          <table:table-cell office:value-type="float" office:value="1117" table:style-name="ce10">
            <text:p>1117</text:p>
          </table:table-cell>
          <table:table-cell office:value-type="string" table:style-name="ce15">
            <text:p>Désensablement d’une chambre de tirage à l’aide d’un camion aspirateur approprié</text:p>
            <text:p>Ce prix rémunère la mise à disposition d’un camion aspirateur avec son chauffeur, ainsi que le transport et le traitement des éléments aspirés</text:p>
          </table:table-cell>
          <table:table-cell office:value-type="string" table:style-name="ce12">
            <text:p>1/2 journée</text:p>
          </table:table-cell>
          <table:table-cell office:value-type="currency" office:value="2334.3430000000003" table:style-name="ce13">
            <text:p>2 334,34 €</text:p>
          </table:table-cell>
          <table:table-cell table:number-columns-repeated="16380"/>
        </table:table-row>
        <table:table-row table:style-name="ro5">
          <table:table-cell office:value-type="float" office:value="1118" table:style-name="ce10">
            <text:p>1118</text:p>
          </table:table-cell>
          <table:table-cell office:value-type="string" table:style-name="ce15">
            <text:p>Désensablement d’une chambre de tirage à l’aide d’un camion aspirateur approprié</text:p>
            <text:p>Ce prix rémunère la mise à disposition d’un camion aspirateur avec son chauffeur, ainsi que le transport et le traitement des éléments aspirés</text:p>
          </table:table-cell>
          <table:table-cell office:value-type="string" table:style-name="ce12">
            <text:p>Journée</text:p>
          </table:table-cell>
          <table:table-cell office:value-type="currency" office:value="2633.6860000000006" table:style-name="ce13">
            <text:p>2 633,69 €</text:p>
          </table:table-cell>
          <table:table-cell table:number-columns-repeated="16380"/>
        </table:table-row>
        <table:table-row table:style-name="ro4">
          <table:table-cell office:value-type="float" office:value="1119" table:style-name="ce10">
            <text:p>1119</text:p>
          </table:table-cell>
          <table:table-cell office:value-type="string" table:style-name="ce15">
            <text:p>Reprise ponctuelle d’un chemin de câble y compris fourniture du matériel et mise en œuvre des moyens d’accès</text:p>
          </table:table-cell>
          <table:table-cell office:value-type="string" table:style-name="ce12">
            <text:p>Forfait</text:p>
          </table:table-cell>
          <table:table-cell office:value-type="currency" office:value="387.61800000000005" table:style-name="ce13">
            <text:p>387,62 €</text:p>
          </table:table-cell>
          <table:table-cell table:number-columns-repeated="16380"/>
        </table:table-row>
        <table:table-row table:style-name="ro4">
          <table:table-cell office:value-type="float" office:value="1120" table:style-name="ce10">
            <text:p>1120</text:p>
          </table:table-cell>
          <table:table-cell office:value-type="string" table:style-name="ce15">
            <text:p>Reprise ponctuelle d’un chemin de câble y compris fourniture du matériel et mise en œuvre des moyens d’accès pour une longueur de 20 m</text:p>
          </table:table-cell>
          <table:table-cell office:value-type="string" table:style-name="ce12">
            <text:p>Forfait</text:p>
          </table:table-cell>
          <table:table-cell office:value-type="currency" office:value="1774.1569999999999" table:style-name="ce13">
            <text:p>1 774,16 €</text:p>
          </table:table-cell>
          <table:table-cell table:number-columns-repeated="16380"/>
        </table:table-row>
        <table:table-row table:style-name="ro4">
          <table:table-cell office:value-type="float" office:value="1121" table:style-name="ce10">
            <text:p>1121</text:p>
          </table:table-cell>
          <table:table-cell office:value-type="string" table:style-name="ce15">
            <text:p>Déblocage des tampons de chambre de tirage à l’aide des moyens lourds nécessaires</text:p>
          </table:table-cell>
          <table:table-cell office:value-type="string" table:style-name="ce12">
            <text:p>Forfait</text:p>
          </table:table-cell>
          <table:table-cell office:value-type="currency" office:value="1564.3430000000003" table:style-name="ce13">
            <text:p>1 564,34 €</text:p>
          </table:table-cell>
          <table:table-cell table:number-columns-repeated="16380"/>
        </table:table-row>
        <table:table-row table:style-name="ro4">
          <table:table-cell office:value-type="float" office:value="1122" table:style-name="ce10">
            <text:p>1122</text:p>
          </table:table-cell>
          <table:table-cell office:value-type="string" table:style-name="ce16">
            <text:p>Recherche d’un défaut sur un câble HT par mesure de continuité sans essais diélectrique</text:p>
          </table:table-cell>
          <table:table-cell office:value-type="string" table:style-name="ce12">
            <text:p>Forfait</text:p>
          </table:table-cell>
          <table:table-cell office:value-type="currency" office:value="511.67600000000004" table:style-name="ce13">
            <text:p>511,68 €</text:p>
          </table:table-cell>
          <table:table-cell table:number-columns-repeated="16380"/>
        </table:table-row>
        <table:table-row table:style-name="ro4">
          <table:table-cell office:value-type="float" office:value="1123" table:style-name="ce10">
            <text:p>1123</text:p>
          </table:table-cell>
          <table:table-cell office:value-type="string" table:style-name="ce16">
            <text:p>Recherche d’un défaut sur un câble BT par mesure de continuité sans essais diélectrique</text:p>
          </table:table-cell>
          <table:table-cell office:value-type="string" table:style-name="ce12">
            <text:p>Forfait</text:p>
          </table:table-cell>
          <table:table-cell office:value-type="currency" office:value="1231.7470000000001" table:style-name="ce13">
            <text:p>1 231,75 €</text:p>
          </table:table-cell>
          <table:table-cell table:number-columns-repeated="16380"/>
        </table:table-row>
        <table:table-row table:style-name="ro4">
          <table:table-cell office:value-type="float" office:value="1124" table:style-name="ce10">
            <text:p>1124</text:p>
          </table:table-cell>
          <table:table-cell office:value-type="string" table:style-name="ce16">
            <text:p>Recherche d’un défaut sur un bus BT SIRIUS OUEST sans essais diélectrique</text:p>
          </table:table-cell>
          <table:table-cell office:value-type="string" table:style-name="ce12">
            <text:p>Forfait</text:p>
          </table:table-cell>
          <table:table-cell office:value-type="currency" office:value="1231.7470000000001" table:style-name="ce13">
            <text:p>1 231,75 €</text:p>
          </table:table-cell>
          <table:table-cell table:number-columns-repeated="16380"/>
        </table:table-row>
        <table:table-row table:style-name="ro4">
          <table:table-cell office:value-type="float" office:value="1125" table:style-name="ce10">
            <text:p>1125</text:p>
          </table:table-cell>
          <table:table-cell office:value-type="string" table:style-name="ce16">
            <text:p>Recherche d’un défaut sur supports de transmission cuivre par mesure de continuité et d’affaiblissement</text:p>
          </table:table-cell>
          <table:table-cell office:value-type="string" table:style-name="ce12">
            <text:p>Forfait</text:p>
          </table:table-cell>
          <table:table-cell office:value-type="currency" office:value="1412.9940000000001" table:style-name="ce13">
            <text:p>1 412,99 €</text:p>
          </table:table-cell>
          <table:table-cell table:number-columns-repeated="16380"/>
        </table:table-row>
        <table:table-row table:style-name="ro4">
          <table:table-cell office:value-type="float" office:value="1126" table:style-name="ce10">
            <text:p>1126</text:p>
          </table:table-cell>
          <table:table-cell office:value-type="string" table:style-name="ce16">
            <text:p>Recherche d’un défauts sur supports optiques par mesure de niveau d’affaiblissement</text:p>
          </table:table-cell>
          <table:table-cell office:value-type="string" table:style-name="ce12">
            <text:p>Forfait</text:p>
          </table:table-cell>
          <table:table-cell office:value-type="currency" office:value="930.87500000000011" table:style-name="ce13">
            <text:p>930,88 €</text:p>
          </table:table-cell>
          <table:table-cell table:number-columns-repeated="1017" table:style-name="ce3"/>
          <table:table-cell table:number-columns-repeated="15363" table:style-name="ce1"/>
        </table:table-row>
        <table:table-row table:style-name="ro4">
          <table:table-cell office:value-type="float" office:value="1127" table:style-name="ce10">
            <text:p>1127</text:p>
          </table:table-cell>
          <table:table-cell office:value-type="string" table:style-name="ce16">
            <text:p>Plus-value pour recherche de défaut<text:s/><text:span text:style-name="T1">supplémentaire</text:span><text:s/>lors d’une même sollicitation</text:p>
          </table:table-cell>
          <table:table-cell office:value-type="string" table:style-name="ce17">
            <text:p>Forfait</text:p>
          </table:table-cell>
          <table:table-cell office:value-type="currency" office:value="344.56400000000002" table:style-name="ce13">
            <text:p>344,56 €</text:p>
          </table:table-cell>
          <table:table-cell table:number-columns-repeated="1017" table:style-name="ce18"/>
          <table:table-cell table:style-name="ce19"/>
          <table:table-cell table:number-columns-repeated="15362"/>
        </table:table-row>
        <table:table-row table:style-name="ro4">
          <table:table-cell office:value-type="float" office:value="1128" table:style-name="ce10">
            <text:p>1128</text:p>
          </table:table-cell>
          <table:table-cell office:value-type="string" table:style-name="ce15">
            <text:p>Réparation de défauts sur des supports de transmission cuivre par aboutement et connexion dédiés transmission</text:p>
          </table:table-cell>
          <table:table-cell office:value-type="string" table:style-name="ce12">
            <text:p>Forfait</text:p>
          </table:table-cell>
          <table:table-cell office:value-type="currency" office:value="279.51" table:style-name="ce13">
            <text:p>279,51 €</text:p>
          </table:table-cell>
          <table:table-cell table:number-columns-repeated="1017" table:style-name="ce3"/>
          <table:table-cell table:number-columns-repeated="15363" table:style-name="ce1"/>
        </table:table-row>
        <table:table-row table:style-name="ro4">
          <table:table-cell office:value-type="float" office:value="1129" table:style-name="ce10">
            <text:p>1129</text:p>
          </table:table-cell>
          <table:table-cell office:value-type="string" table:style-name="ce15">
            <text:p>Réparation d’un câble AP de type composite (cuivre / fibre optique) incluant la fourniture des moyens de raccordement</text:p>
          </table:table-cell>
          <table:table-cell office:value-type="string" table:style-name="ce12">
            <text:p>Forfait</text:p>
          </table:table-cell>
          <table:table-cell office:value-type="currency" office:value="3636.7540000000004" table:style-name="ce13">
            <text:p>3 636,75 €</text:p>
          </table:table-cell>
          <table:table-cell table:number-columns-repeated="1017" table:style-name="ce3"/>
          <table:table-cell table:number-columns-repeated="15363" table:style-name="ce1"/>
        </table:table-row>
        <table:table-row table:style-name="ro5">
          <table:table-cell office:value-type="float" office:value="1130" table:style-name="ce10">
            <text:p>1130</text:p>
          </table:table-cell>
          <table:table-cell office:value-type="string" table:style-name="ce15">
            <text:p>Réparation d’un câble AP de type composite (cuivre / fibre optique) avec un câble AP composé de 2 câbles, l’un cuivre et l’autre fibres optiques, incluant la fourniture des moyens de raccordement</text:p>
          </table:table-cell>
          <table:table-cell office:value-type="string" table:style-name="ce12">
            <text:p>Forfait</text:p>
          </table:table-cell>
          <table:table-cell office:value-type="currency" office:value="3599.3320000000003" table:style-name="ce13">
            <text:p>3 599,33 €</text:p>
          </table:table-cell>
          <table:table-cell table:number-columns-repeated="1017" table:style-name="ce3"/>
          <table:table-cell table:number-columns-repeated="15363" table:style-name="ce1"/>
        </table:table-row>
        <table:table-row table:style-name="ro4">
          <table:table-cell office:value-type="float" office:value="1131" table:style-name="ce10">
            <text:p>1131</text:p>
          </table:table-cell>
          <table:table-cell office:value-type="string" table:style-name="ce15">
            <text:p>Réparation d’un câble AP de type homogène cuivre ou REX incluant la fourniture des moyens de raccordement</text:p>
          </table:table-cell>
          <table:table-cell office:value-type="string" table:style-name="ce12">
            <text:p>Forfait</text:p>
          </table:table-cell>
          <table:table-cell office:value-type="currency" office:value="1286.1860000000001" table:style-name="ce13">
            <text:p>1 286,19 €</text:p>
          </table:table-cell>
          <table:table-cell table:number-columns-repeated="1017" table:style-name="ce3"/>
          <table:table-cell table:number-columns-repeated="15363" table:style-name="ce1"/>
        </table:table-row>
        <table:table-row table:style-name="ro5">
          <table:table-cell office:value-type="float" office:value="1132" table:style-name="ce10">
            <text:p>1132</text:p>
          </table:table-cell>
          <table:table-cell office:value-type="string" table:style-name="ce15">
            <text:p>Réparation d’un câble de type homogène fibre optique comprenant un nombre inférieur ou égal à 36 fibres optiques incluant la fourniture des moyens de raccordement</text:p>
          </table:table-cell>
          <table:table-cell office:value-type="string" table:style-name="ce12">
            <text:p>Forfait</text:p>
          </table:table-cell>
          <table:table-cell office:value-type="currency" office:value="2111.1860000000001" table:style-name="ce13">
            <text:p>2 111,19 €</text:p>
          </table:table-cell>
          <table:table-cell table:number-columns-repeated="1017" table:style-name="ce3"/>
          <table:table-cell table:number-columns-repeated="15363" table:style-name="ce1"/>
        </table:table-row>
        <table:table-row table:style-name="ro5">
          <table:table-cell office:value-type="float" office:value="1133" table:style-name="ce10">
            <text:p>1133</text:p>
          </table:table-cell>
          <table:table-cell office:value-type="string" table:style-name="ce15">
            <text:p>Réparation d’un câble de type homogène fibre optique comprenant un nombre compris entre 36 et 72 fibres optiques incluant la fourniture des moyens de raccordement</text:p>
          </table:table-cell>
          <table:table-cell office:value-type="string" table:style-name="ce12">
            <text:p>Forfait</text:p>
          </table:table-cell>
          <table:table-cell office:value-type="currency" office:value="2495.2180000000003" table:style-name="ce13">
            <text:p>2 495,22 €</text:p>
          </table:table-cell>
          <table:table-cell table:number-columns-repeated="1017" table:style-name="ce3"/>
          <table:table-cell table:number-columns-repeated="15363" table:style-name="ce1"/>
        </table:table-row>
        <table:table-row table:style-name="ro4">
          <table:table-cell office:value-type="float" office:value="1134" table:style-name="ce10">
            <text:p>1134</text:p>
          </table:table-cell>
          <table:table-cell office:value-type="string" table:style-name="ce15">
            <text:p>Réparation d’un câble AS ou AD pour un nombre de paires inférieur ou égal à 21 incluant la fourniture des moyens de raccordement</text:p>
          </table:table-cell>
          <table:table-cell office:value-type="string" table:style-name="ce12">
            <text:p>Forfait</text:p>
          </table:table-cell>
          <table:table-cell office:value-type="currency" office:value="358.18200000000002" table:style-name="ce13">
            <text:p>358,18 €</text:p>
          </table:table-cell>
          <table:table-cell table:number-columns-repeated="1017" table:style-name="ce3"/>
          <table:table-cell table:number-columns-repeated="15363" table:style-name="ce1"/>
        </table:table-row>
        <table:table-row table:style-name="ro4">
          <table:table-cell office:value-type="float" office:value="1135" table:style-name="ce10">
            <text:p>1135</text:p>
          </table:table-cell>
          <table:table-cell office:value-type="string" table:style-name="ce15">
            <text:p>Réparation d’un câble AS ou AD pour un nombre de paires <text:s/>compris entre 21 et 56 incluant la fourniture des moyens de raccordement</text:p>
          </table:table-cell>
          <table:table-cell office:value-type="string" table:style-name="ce12">
            <text:p>Forfait</text:p>
          </table:table-cell>
          <table:table-cell office:value-type="currency" office:value="423.08200000000005" table:style-name="ce13">
            <text:p>423,08 €</text:p>
          </table:table-cell>
          <table:table-cell table:number-columns-repeated="1017" table:style-name="ce3"/>
          <table:table-cell table:number-columns-repeated="15363" table:style-name="ce1"/>
        </table:table-row>
        <table:table-row table:style-name="ro4">
          <table:table-cell office:value-type="float" office:value="1136" table:style-name="ce10">
            <text:p>1136</text:p>
          </table:table-cell>
          <table:table-cell office:value-type="string" table:style-name="ce15">
            <text:p>Réparation d’un câble composé de 16 paires de type série 93 incluant la fourniture des moyens de raccordement</text:p>
          </table:table-cell>
          <table:table-cell office:value-type="string" table:style-name="ce12">
            <text:p>Forfait</text:p>
          </table:table-cell>
          <table:table-cell office:value-type="currency" office:value="529.25400000000002" table:style-name="ce13">
            <text:p>529,25 €</text:p>
          </table:table-cell>
          <table:table-cell table:number-columns-repeated="1017" table:style-name="ce3"/>
          <table:table-cell table:number-columns-repeated="15363" table:style-name="ce1"/>
        </table:table-row>
        <table:table-row table:style-name="ro5">
          <table:table-cell office:value-type="float" office:value="1137" table:style-name="ce10">
            <text:p>1137</text:p>
          </table:table-cell>
          <table:table-cell office:value-type="string" table:style-name="ce15">
            <text:p>Réparation d’un câble d’alimentation BT de type U1000 RVFV composé de conducteurs de section allant de 2,5 à 16mm² <text:s/>incluant la fourniture des moyens de raccordement</text:p>
          </table:table-cell>
          <table:table-cell office:value-type="string" table:style-name="ce12">
            <text:p>Forfait</text:p>
          </table:table-cell>
          <table:table-cell office:value-type="currency" office:value="205.45800000000003" table:style-name="ce13">
            <text:p>205,46 €</text:p>
          </table:table-cell>
          <table:table-cell table:number-columns-repeated="1017" table:style-name="ce3"/>
          <table:table-cell table:number-columns-repeated="15363" table:style-name="ce1"/>
        </table:table-row>
        <table:table-row table:style-name="ro5">
          <table:table-cell office:value-type="float" office:value="1138" table:style-name="ce10">
            <text:p>1138</text:p>
          </table:table-cell>
          <table:table-cell office:value-type="string" table:style-name="ce15">
            <text:p>Réparation d’un câble d’alimentation BT de type U1000 RVFV composé de conducteurs de section allant de 25 à 95mm² <text:s/>incluant la fourniture des moyens de raccordement</text:p>
          </table:table-cell>
          <table:table-cell office:value-type="string" table:style-name="ce12">
            <text:p>Forfait</text:p>
          </table:table-cell>
          <table:table-cell office:value-type="currency" office:value="649.71500000000003" table:style-name="ce13">
            <text:p>649,72 €</text:p>
          </table:table-cell>
          <table:table-cell table:number-columns-repeated="1017" table:style-name="ce3"/>
          <table:table-cell table:number-columns-repeated="15363" table:style-name="ce1"/>
        </table:table-row>
        <table:table-row table:style-name="ro5">
          <table:table-cell office:value-type="float" office:value="1139" table:style-name="ce10">
            <text:p>1139</text:p>
          </table:table-cell>
          <table:table-cell office:value-type="string" table:style-name="ce15">
            <text:p>Réparation d’un câble d’alimentation BT de type U1000 RVFV composé de conducteurs de section allant de 150 à 240mm² <text:s/>incluant la fourniture des moyens de raccordement</text:p>
          </table:table-cell>
          <table:table-cell office:value-type="string" table:style-name="ce12">
            <text:p>Forfait</text:p>
          </table:table-cell>
          <table:table-cell office:value-type="currency" office:value="1054.4380000000001" table:style-name="ce13">
            <text:p>1 054,44 €</text:p>
          </table:table-cell>
          <table:table-cell table:number-columns-repeated="1017" table:style-name="ce3"/>
          <table:table-cell table:number-columns-repeated="15363" table:style-name="ce1"/>
        </table:table-row>
        <table:table-row table:style-name="ro5">
          <table:table-cell office:value-type="float" office:value="1140" table:style-name="ce10">
            <text:p>1140</text:p>
          </table:table-cell>
          <table:table-cell office:value-type="string" table:style-name="ce15">
            <text:p>Réparation d’un câble d’alimentation BT de type CR1-C1 ou FR-N1 X1 G1 LSOH composé de conducteurs de section allant de 2,5 à 16mm² <text:s/>incluant la fourniture des moyens de raccordement</text:p>
          </table:table-cell>
          <table:table-cell office:value-type="string" table:style-name="ce12">
            <text:p>Forfait</text:p>
          </table:table-cell>
          <table:table-cell office:value-type="currency" office:value="183.20500000000004" table:style-name="ce13">
            <text:p>183,21 €</text:p>
          </table:table-cell>
          <table:table-cell table:number-columns-repeated="1017" table:style-name="ce3"/>
          <table:table-cell table:number-columns-repeated="15363" table:style-name="ce1"/>
        </table:table-row>
        <table:table-row table:style-name="ro5">
          <table:table-cell office:value-type="float" office:value="1141" table:style-name="ce10">
            <text:p>1141</text:p>
          </table:table-cell>
          <table:table-cell office:value-type="string" table:style-name="ce15">
            <text:p>Réparation d’un câble d’alimentation BT de type CR1-C1 ou FR-N1 X1 G1 LSOH composé de conducteurs de section allant de 25 à 95mm² <text:s/>incluant la fourniture des moyens de raccordement</text:p>
          </table:table-cell>
          <table:table-cell office:value-type="string" table:style-name="ce12">
            <text:p>Forfait</text:p>
          </table:table-cell>
          <table:table-cell office:value-type="currency" office:value="355.12400000000002" table:style-name="ce13">
            <text:p>355,12 €</text:p>
          </table:table-cell>
          <table:table-cell table:number-columns-repeated="1017" table:style-name="ce3"/>
          <table:table-cell table:number-columns-repeated="15363" table:style-name="ce1"/>
        </table:table-row>
        <table:table-row table:style-name="ro5">
          <table:table-cell office:value-type="float" office:value="1142" table:style-name="ce10">
            <text:p>1142</text:p>
          </table:table-cell>
          <table:table-cell office:value-type="string" table:style-name="ce15">
            <text:p>Réparation d’un câble d’alimentation BT de type CR1-C1 ou FR-N1 X1 G1 LSOH composé de conducteurs de section allant de 150 à 240mm² <text:s/>incluant la fourniture des moyens de raccordement</text:p>
          </table:table-cell>
          <table:table-cell office:value-type="string" table:style-name="ce12">
            <text:p>Forfait</text:p>
          </table:table-cell>
          <table:table-cell office:value-type="currency" office:value="904.77200000000005" table:style-name="ce13">
            <text:p>904,77 €</text:p>
          </table:table-cell>
          <table:table-cell table:number-columns-repeated="16380"/>
        </table:table-row>
        <table:table-row table:style-name="ro4">
          <table:table-cell office:value-type="float" office:value="1143" table:style-name="ce10">
            <text:p>1143</text:p>
          </table:table-cell>
          <table:table-cell office:value-type="string" table:style-name="ce15">
            <text:p>Réparation d’un câble HT incluant la fourniture des moyens de raccordement</text:p>
          </table:table-cell>
          <table:table-cell office:value-type="string" table:style-name="ce12">
            <text:p>Forfait</text:p>
          </table:table-cell>
          <table:table-cell office:value-type="currency" office:value="1054.4380000000001" table:style-name="ce13">
            <text:p>1 054,44 €</text:p>
          </table:table-cell>
          <table:table-cell table:number-columns-repeated="16380"/>
        </table:table-row>
        <table:table-row table:style-name="ro7">
          <table:table-cell office:value-type="float" office:value="1144" table:style-name="ce10">
            <text:p>1144</text:p>
          </table:table-cell>
          <table:table-cell office:value-type="string" table:style-name="ce15">
            <text:p>Tirage sur une longueur inférieur ou égale à 20m dans un chemin de câble métallique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6.8530000000000006" table:style-name="ce13">
            <text:p>6,85 €</text:p>
          </table:table-cell>
          <table:table-cell table:number-columns-repeated="16380"/>
        </table:table-row>
        <table:table-row table:style-name="ro7">
          <table:table-cell office:value-type="float" office:value="1145" table:style-name="ce10">
            <text:p>1145</text:p>
          </table:table-cell>
          <table:table-cell office:value-type="string" table:style-name="ce15">
            <text:p>Tirage sur une longueur comprise entre 20 et 100m dans un chemin de câble métallique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6.8530000000000006" table:style-name="ce13">
            <text:p>6,85 €</text:p>
          </table:table-cell>
          <table:table-cell table:number-columns-repeated="16380"/>
        </table:table-row>
        <table:table-row table:style-name="ro7">
          <table:table-cell office:value-type="float" office:value="1146" table:style-name="ce10">
            <text:p>1146</text:p>
          </table:table-cell>
          <table:table-cell office:value-type="string" table:style-name="ce15">
            <text:p>Tirage sur une longueur supérieure à 100m dans un chemin de câble métallique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6.8530000000000006" table:style-name="ce13">
            <text:p>6,85 €</text:p>
          </table:table-cell>
          <table:table-cell table:number-columns-repeated="16380"/>
        </table:table-row>
        <table:table-row table:style-name="ro7">
          <table:table-cell office:value-type="float" office:value="1147" table:style-name="ce10">
            <text:p>1147</text:p>
          </table:table-cell>
          <table:table-cell office:value-type="string" table:style-name="ce15">
            <text:p>Tirage sur une longueur inférieur ou égale à 20m dans un caniveau béton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7">
          <table:table-cell office:value-type="float" office:value="1148" table:style-name="ce10">
            <text:p>1148</text:p>
          </table:table-cell>
          <table:table-cell office:value-type="string" table:style-name="ce15">
            <text:p>Tirage sur une longueur comprise entre 20 et 100m dans un caniveau béton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7">
          <table:table-cell office:value-type="float" office:value="1149" table:style-name="ce10">
            <text:p>1149</text:p>
          </table:table-cell>
          <table:table-cell office:value-type="string" table:style-name="ce15">
            <text:p>Tirage sur une longueur supérieure à 100m dans un caniveau béton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8">
          <table:table-cell office:value-type="float" office:value="1150" table:style-name="ce10">
            <text:p>1150</text:p>
          </table:table-cell>
          <table:table-cell office:value-type="string" table:style-name="ce15">
            <text:p>Tirage sur une longueur inférieur ou égale à 20m en fourreau d’un câble de type :</text:p>
            <text:p>- 36 ou 72 fibres optiques</text:p>
            <text:p>- SYT2 ou LY9AR composé d’un nombre inférieur ou égal à 30 paires</text:p>
            <text:p>- U1000 RVFV, CR1-C1 ou FR-N1 X1 G1 LSOH composé d’un nombre inférieur ou égal à 5*16 mm²</text:p>
            <text:p>- C5, KX6 ou KX8</text:p>
            <text:p>Ce prix comprend l’aiguillage du ou des fourreaux</text:p>
          </table:table-cell>
          <table:table-cell office:value-type="string" table:style-name="ce12">
            <text:p>Le mètre linéaire</text:p>
          </table:table-cell>
          <table:table-cell office:value-type="currency" office:value="12.815000000000001" table:style-name="ce13">
            <text:p>12,82 €</text:p>
          </table:table-cell>
          <table:table-cell table:number-columns-repeated="16380"/>
        </table:table-row>
        <table:table-row table:style-name="ro8">
          <table:table-cell office:value-type="float" office:value="1151" table:style-name="ce10">
            <text:p>1151</text:p>
          </table:table-cell>
          <table:table-cell office:value-type="string" table:style-name="ce15">
            <text:p>Tirage sur une longueur comprise entre 20 et 100m en fourreau d’un câble de type :</text:p>
            <text:p>- 36 ou 72 fibres optiques</text:p>
            <text:p>- SYT2 ou LY9AR composé d’un nombre inférieur ou égal à 30 paires</text:p>
            <text:p>- U1000 RVFV, CR1-C1 ou FR-N1 X1 G1 LSOH composé d’un nombre inférieur ou égal à 5*16 mm²</text:p>
            <text:p>- C5, KX6 ou KX8</text:p>
            <text:p>Ce prix comprend l’aiguillage du ou des fourreaux</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8">
          <table:table-cell office:value-type="float" office:value="1152" table:style-name="ce10">
            <text:p>1152</text:p>
          </table:table-cell>
          <table:table-cell office:value-type="string" table:style-name="ce15">
            <text:p>Tirage sur une longueur supérieure à 100m en fourreau d’un câble de type :</text:p>
            <text:p>- 36 ou 72 fibres optiques</text:p>
            <text:p>- SYT2 ou LY9AR composé d’un nombre inférieur ou égal à 30 paires</text:p>
            <text:p>- U1000 RVFV, CR1-C1 ou FR-N1 X1 G1 LSOH composé d’un nombre inférieur ou égal à 5*16 mm²</text:p>
            <text:p>- C5, KX6 ou KX8</text:p>
            <text:p>Ce prix comprend l’aiguillage du ou des fourreaux</text:p>
          </table:table-cell>
          <table:table-cell office:value-type="string" table:style-name="ce12">
            <text:p>Le mètre linéaire</text:p>
          </table:table-cell>
          <table:table-cell office:value-type="currency" office:value="12.815000000000001" table:style-name="ce13">
            <text:p>12,82 €</text:p>
          </table:table-cell>
          <table:table-cell table:number-columns-repeated="16380"/>
        </table:table-row>
        <table:table-row table:style-name="ro7">
          <table:table-cell office:value-type="float" office:value="1153" table:style-name="ce10">
            <text:p>1153</text:p>
          </table:table-cell>
          <table:table-cell office:value-type="string" table:style-name="ce15">
            <text:p>Tirage sur une longueur inférieur ou égale à 20m en pleine terre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7">
          <table:table-cell office:value-type="float" office:value="1154" table:style-name="ce10">
            <text:p>1154</text:p>
          </table:table-cell>
          <table:table-cell office:value-type="string" table:style-name="ce15">
            <text:p>Tirage sur une longueur comprise entre 20 et 100m en pleine terre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7">
          <table:table-cell office:value-type="float" office:value="1155" table:style-name="ce10">
            <text:p>1155</text:p>
          </table:table-cell>
          <table:table-cell office:value-type="string" table:style-name="ce15">
            <text:p>Tirage sur une longueur supérieure à 100m en pleine terre d’un câble de type :</text:p>
            <text:p>- 36 ou 72 fibres optiques</text:p>
            <text:p>- SYT2 ou LY9AR composé d’un nombre inférieur ou égal à 30 paires</text:p>
            <text:p>- U1000 RVFV, CR1-C1 ou FR-N1 X1 G1 LSOH composé d’un nombre inférieur ou égal à 5*16 mm²</text:p>
            <text:p>- C5, KX6 ou KX8</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9">
          <table:table-cell office:value-type="float" office:value="1156" table:style-name="ce10">
            <text:p>1156</text:p>
          </table:table-cell>
          <table:table-cell office:value-type="string" table:style-name="ce15">
            <text:p>Tirage sur une longueur inférieur ou égale à 20m dans un chemin de câble métalliqu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9">
          <table:table-cell office:value-type="float" office:value="1157" table:style-name="ce10">
            <text:p>1157</text:p>
          </table:table-cell>
          <table:table-cell office:value-type="string" table:style-name="ce15">
            <text:p>Tirage sur une longueur comprise entre 20 et 100m dans un chemin de câble métalliqu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7">
          <table:table-cell office:value-type="float" office:value="1158" table:style-name="ce10">
            <text:p>1158</text:p>
          </table:table-cell>
          <table:table-cell office:value-type="string" table:style-name="ce15">
            <text:p>Tirage sur une longueur supérieure à 100m dans un chemin de câble métallique d’un câble de type :</text:p>
            <text:p>dans un chemin de câble métalliqu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9">
          <table:table-cell office:value-type="float" office:value="1159" table:style-name="ce10">
            <text:p>1159</text:p>
          </table:table-cell>
          <table:table-cell office:value-type="string" table:style-name="ce15">
            <text:p>Tirage sur une longueur inférieur ou égale à 20m dans un caniveau béton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3.717000000000002" table:style-name="ce13">
            <text:p>13,72 €</text:p>
          </table:table-cell>
          <table:table-cell table:number-columns-repeated="16380"/>
        </table:table-row>
        <table:table-row table:style-name="ro9">
          <table:table-cell office:value-type="float" office:value="1160" table:style-name="ce10">
            <text:p>1160</text:p>
          </table:table-cell>
          <table:table-cell office:value-type="string" table:style-name="ce15">
            <text:p>Tirage sur une longueur comprise entre 20 et 100m dans un caniveau béton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3.717000000000002" table:style-name="ce13">
            <text:p>13,72 €</text:p>
          </table:table-cell>
          <table:table-cell table:number-columns-repeated="16380"/>
        </table:table-row>
        <table:table-row table:style-name="ro7">
          <table:table-cell office:value-type="float" office:value="1161" table:style-name="ce10">
            <text:p>1161</text:p>
          </table:table-cell>
          <table:table-cell office:value-type="string" table:style-name="ce15">
            <text:p>Tirage sur une longueur supérieure à 100m dans un caniveau béton d’un câble de type :</text:p>
            <text:p>dans un chemin de câble métalliqu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3.717000000000002" table:style-name="ce13">
            <text:p>13,72 €</text:p>
          </table:table-cell>
          <table:table-cell table:number-columns-repeated="16380"/>
        </table:table-row>
        <table:table-row table:style-name="ro7">
          <table:table-cell office:value-type="float" office:value="1162" table:style-name="ce10">
            <text:p>1162</text:p>
          </table:table-cell>
          <table:table-cell office:value-type="string" table:style-name="ce15">
            <text:p>Tirage sur une longueur inférieur ou égale à 20m en fourreau d’un câble de type :</text:p>
            <text:p>- AP composite, homogène cuivre ou REX</text:p>
            <text:p>- haute tension</text:p>
            <text:p>- U1000 RVFV, CR1-C1 ou FR-N1 X1 G1 LSOH composé d’un nombre de conducteur inférieur ou égal à 5 pour une section de plus de 25mm²</text:p>
            <text:p>Ce prix comprend l’aiguillage du ou des fourreaux</text:p>
          </table:table-cell>
          <table:table-cell office:value-type="string" table:style-name="ce12">
            <text:p>Le mètre linéaire</text:p>
          </table:table-cell>
          <table:table-cell office:value-type="currency" office:value="15.103000000000002" table:style-name="ce13">
            <text:p>15,10 €</text:p>
          </table:table-cell>
          <table:table-cell table:number-columns-repeated="16380"/>
        </table:table-row>
        <table:table-row table:style-name="ro7">
          <table:table-cell office:value-type="float" office:value="1163" table:style-name="ce10">
            <text:p>1163</text:p>
          </table:table-cell>
          <table:table-cell office:value-type="string" table:style-name="ce15">
            <text:p>Tirage sur une longueur comprise entre 20 et 100m en fourreau d’un câble de type :</text:p>
            <text:p>- AP composite, homogène cuivre ou REX</text:p>
            <text:p>- haute tension</text:p>
            <text:p>- U1000 RVFV, CR1-C1 ou FR-N1 X1 G1 LSOH composé d’un nombre de conducteur inférieur ou égal à 5 pour une section de plus de 25mm²</text:p>
            <text:p>Ce prix comprend l’aiguillage du ou des fourreaux</text:p>
          </table:table-cell>
          <table:table-cell office:value-type="string" table:style-name="ce12">
            <text:p>Le mètre linéaire</text:p>
          </table:table-cell>
          <table:table-cell office:value-type="currency" office:value="15.103000000000002" table:style-name="ce13">
            <text:p>15,10 €</text:p>
          </table:table-cell>
          <table:table-cell table:number-columns-repeated="16380"/>
        </table:table-row>
        <table:table-row table:style-name="ro8">
          <table:table-cell office:value-type="float" office:value="1164" table:style-name="ce10">
            <text:p>1164</text:p>
          </table:table-cell>
          <table:table-cell office:value-type="string" table:style-name="ce15">
            <text:p>Tirage sur une longueur supérieure à 100m dans en fourreau d’un câble de type :</text:p>
            <text:p>dans un chemin de câble métallique d’un câble de type :</text:p>
            <text:p>- AP composite, homogène cuivre ou REX</text:p>
            <text:p>- haute tension</text:p>
            <text:p>- U1000 RVFV, CR1-C1 ou FR-N1 X1 G1 LSOH composé d’un nombre de conducteur inférieur ou égal à 5 pour une section de plus de 25mm²</text:p>
            <text:p>Ce prix comprend l’aiguillage du ou des fourreaux</text:p>
          </table:table-cell>
          <table:table-cell office:value-type="string" table:style-name="ce12">
            <text:p>Le mètre linéaire</text:p>
          </table:table-cell>
          <table:table-cell office:value-type="currency" office:value="15.103000000000002" table:style-name="ce13">
            <text:p>15,10 €</text:p>
          </table:table-cell>
          <table:table-cell table:number-columns-repeated="16380"/>
        </table:table-row>
        <table:table-row table:style-name="ro9">
          <table:table-cell office:value-type="float" office:value="1165" table:style-name="ce10">
            <text:p>1165</text:p>
          </table:table-cell>
          <table:table-cell office:value-type="string" table:style-name="ce15">
            <text:p>Tirage sur une longueur inférieur ou égale à 20m en pleine terr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9">
          <table:table-cell office:value-type="float" office:value="1166" table:style-name="ce10">
            <text:p>1166</text:p>
          </table:table-cell>
          <table:table-cell office:value-type="string" table:style-name="ce15">
            <text:p>Tirage sur une longueur comprise entre 20 et 100m en pleine terr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7">
          <table:table-cell office:value-type="float" office:value="1167" table:style-name="ce10">
            <text:p>1167</text:p>
          </table:table-cell>
          <table:table-cell office:value-type="string" table:style-name="ce15">
            <text:p>Tirage sur une longueur supérieure à 100m dans en pleine terre d’un câble de type :</text:p>
            <text:p>dans un chemin de câble métallique d’un câble de type :</text:p>
            <text:p>- AP composite, homogène cuivre ou REX</text:p>
            <text:p>- haute tension</text:p>
            <text:p>- U1000 RVFV, CR1-C1 ou FR-N1 X1 G1 LSOH composé d’un nombre de conducteur inférieur ou égal à 5 pour une section de plus de 25mm²</text:p>
          </table:table-cell>
          <table:table-cell office:value-type="string" table:style-name="ce12">
            <text:p>Le mètre linéaire</text:p>
          </table:table-cell>
          <table:table-cell office:value-type="currency" office:value="11.429000000000002" table:style-name="ce13">
            <text:p>11,43 €</text:p>
          </table:table-cell>
          <table:table-cell table:number-columns-repeated="16380"/>
        </table:table-row>
        <table:table-row table:style-name="ro4">
          <table:table-cell office:value-type="float" office:value="1168" table:style-name="ce10">
            <text:p>1168</text:p>
          </table:table-cell>
          <table:table-cell office:value-type="string" table:style-name="ce15">
            <text:p>Remise en place d’un câble quelques soit sa nature en cas d’urgence impérieuse de type mode d’exploitation critique d’un tunnel ou câbles sur voies</text:p>
          </table:table-cell>
          <table:table-cell office:value-type="string" table:style-name="ce12">
            <text:p>Le mètre linéaire</text:p>
          </table:table-cell>
          <table:table-cell office:value-type="currency" office:value="25.498000000000001" table:style-name="ce13">
            <text:p>25,50 €</text:p>
          </table:table-cell>
          <table:table-cell table:number-columns-repeated="16380"/>
        </table:table-row>
        <table:table-row table:style-name="ro6">
          <table:table-cell office:value-type="float" office:value="1169" table:style-name="ce10">
            <text:p>1169</text:p>
          </table:table-cell>
          <table:table-cell office:value-type="string" table:style-name="ce15">
            <text:p>Remplacement d’un coffret de couplage dérivation SIRIUS OUEST</text:p>
            <text:p>Ce prix comprend la fourniture, le génie civil pour la dépose de l’ancien coffret ainsi que la mise en place du nouveau, la qualification du nouvel équipement et le traitement des de l’ancien</text:p>
          </table:table-cell>
          <table:table-cell office:value-type="string" table:style-name="ce12">
            <text:p>Forfait</text:p>
          </table:table-cell>
          <table:table-cell office:value-type="currency" office:value="9818.6990000000005" table:style-name="ce13">
            <text:p>9 818,70 €</text:p>
          </table:table-cell>
          <table:table-cell table:number-columns-repeated="16380"/>
        </table:table-row>
        <table:table-row table:style-name="ro5">
          <table:table-cell office:value-type="float" office:value="1170" table:style-name="ce10">
            <text:p>1170</text:p>
          </table:table-cell>
          <table:table-cell office:value-type="string" table:style-name="ce15">
            <text:p>Protection par soudure de structure métallique</text:p>
            <text:p>Ce prix rémunère la soudure pour condamner l’ouverture d’une porte ou un tampon de chambre de tirage</text:p>
          </table:table-cell>
          <table:table-cell office:value-type="string" table:style-name="ce12">
            <text:p>Forfait</text:p>
          </table:table-cell>
          <table:table-cell office:value-type="currency" office:value="368.08200000000005" table:style-name="ce13">
            <text:p>368,08 €</text:p>
          </table:table-cell>
          <table:table-cell table:number-columns-repeated="16380"/>
        </table:table-row>
        <table:table-row table:style-name="ro4">
          <table:table-cell office:value-type="float" office:value="1171" table:style-name="ce10">
            <text:p>1171</text:p>
          </table:table-cell>
          <table:table-cell office:value-type="string" table:style-name="ce15">
            <text:p>Dessoudage d’une structure métallique</text:p>
          </table:table-cell>
          <table:table-cell office:value-type="string" table:style-name="ce12">
            <text:p>L’unité</text:p>
          </table:table-cell>
          <table:table-cell office:value-type="currency" office:value="170.30199999999999" table:style-name="ce13">
            <text:p>170,30 €</text:p>
          </table:table-cell>
          <table:table-cell table:number-columns-repeated="16380"/>
        </table:table-row>
        <table:table-row table:style-name="ro5">
          <table:table-cell office:value-type="float" office:value="1172" table:style-name="ce10">
            <text:p>1172</text:p>
          </table:table-cell>
          <table:table-cell office:value-type="string" table:style-name="ce15">
            <text:p>Remplacement d’un jeu de 3 fusibles haute tension</text:p>
            <text:p>Ce prix rémunère la pose de 3 fusibles consignation / déconsignation comprises</text:p>
          </table:table-cell>
          <table:table-cell office:value-type="string" table:style-name="ce12">
            <text:p>Forfait</text:p>
          </table:table-cell>
          <table:table-cell office:value-type="currency" office:value="149.66600000000003" table:style-name="ce13">
            <text:p>149,67 €</text:p>
          </table:table-cell>
          <table:table-cell table:number-columns-repeated="16380"/>
        </table:table-row>
        <table:table-row table:style-name="ro4">
          <table:table-cell office:value-type="float" office:value="1173" table:style-name="ce10">
            <text:p>1173</text:p>
          </table:table-cell>
          <table:table-cell office:value-type="string" table:style-name="ce15">
            <text:p>Dépose et pose d’un appareillage électrique dans un TGBT (disjoncteur, sectionneur...)</text:p>
          </table:table-cell>
          <table:table-cell office:value-type="string" table:style-name="ce12">
            <text:p>L’unité</text:p>
          </table:table-cell>
          <table:table-cell office:value-type="currency" office:value="163.41600000000003" table:style-name="ce13">
            <text:p>163,42 €</text:p>
          </table:table-cell>
          <table:table-cell table:number-columns-repeated="16380"/>
        </table:table-row>
        <table:table-row table:style-name="ro5">
          <table:table-cell office:value-type="float" office:value="1174" table:style-name="ce10">
            <text:p>1174</text:p>
          </table:table-cell>
          <table:table-cell office:value-type="string" table:style-name="ce15">
            <text:p>Dépose et pose d’une batterie de condensateurs d’une puissance inférieure à 250 kVA</text:p>
            <text:p>Ce prix rémunère le remplacement d’une batterie de condensateurs, fourniture et recyclage compris</text:p>
          </table:table-cell>
          <table:table-cell office:value-type="string" table:style-name="ce12">
            <text:p>Forfait</text:p>
          </table:table-cell>
          <table:table-cell office:value-type="currency" office:value="429.52" table:style-name="ce13">
            <text:p>429,52 €</text:p>
          </table:table-cell>
          <table:table-cell table:number-columns-repeated="16380"/>
        </table:table-row>
        <table:table-row table:style-name="ro5">
          <table:table-cell office:value-type="float" office:value="1175" table:style-name="ce10">
            <text:p>1175</text:p>
          </table:table-cell>
          <table:table-cell office:value-type="string" table:style-name="ce15">
            <text:p>Dépose et pose d’une batterie de condensateurs d’une puissance supérieure à 250 kVA</text:p>
            <text:p>Ce prix rémunère le remplacement d’une batterie de condensateurs, fourniture et recyclage compris</text:p>
          </table:table-cell>
          <table:table-cell office:value-type="string" table:style-name="ce12">
            <text:p>Forfait</text:p>
          </table:table-cell>
          <table:table-cell office:value-type="currency" office:value="717.43999999999994" table:style-name="ce13">
            <text:p>717,44 €</text:p>
          </table:table-cell>
          <table:table-cell table:number-columns-repeated="16380"/>
        </table:table-row>
        <table:table-row table:style-name="ro5">
          <table:table-cell office:value-type="float" office:value="1176" table:style-name="ce10">
            <text:p>1176</text:p>
          </table:table-cell>
          <table:table-cell office:value-type="string" table:style-name="ce15">
            <text:p>Dépose et pose d’un ensemble de batteries PASA URA</text:p>
            <text:p>Ce prix rémunère le remplacement des batteries, fourniture et recyclage compris</text:p>
          </table:table-cell>
          <table:table-cell office:value-type="string" table:style-name="ce12">
            <text:p>Forfait</text:p>
          </table:table-cell>
          <table:table-cell office:value-type="currency" office:value="418.59400000000005" table:style-name="ce13">
            <text:p>418,59 €</text:p>
          </table:table-cell>
          <table:table-cell table:number-columns-repeated="16380"/>
        </table:table-row>
        <table:table-row table:style-name="ro5">
          <table:table-cell office:value-type="float" office:value="1177" table:style-name="ce10">
            <text:p>1177</text:p>
          </table:table-cell>
          <table:table-cell office:value-type="string" table:style-name="ce15">
            <text:p>Dépose et pose d’un ensemble de batteries C13-100</text:p>
            <text:p>Ce prix rémunère le remplacement des batteries, fourniture et recyclage compris</text:p>
          </table:table-cell>
          <table:table-cell office:value-type="string" table:style-name="ce12">
            <text:p>Forfait</text:p>
          </table:table-cell>
          <table:table-cell office:value-type="currency" office:value="493.41600000000005" table:style-name="ce13">
            <text:p>493,42 €</text:p>
          </table:table-cell>
          <table:table-cell table:number-columns-repeated="16380"/>
        </table:table-row>
        <table:table-row table:style-name="ro5">
          <table:table-cell office:value-type="float" office:value="1178" table:style-name="ce10">
            <text:p>1178</text:p>
          </table:table-cell>
          <table:table-cell office:value-type="string" table:style-name="ce15">
            <text:p>Dépose et pose d’un ensemble de bloc C13-100</text:p>
            <text:p>Ce prix rémunère le remplacement du bloc, fourniture et recyclage compris</text:p>
          </table:table-cell>
          <table:table-cell office:value-type="string" table:style-name="ce12">
            <text:p>Forfait</text:p>
          </table:table-cell>
          <table:table-cell office:value-type="currency" office:value="2099.0200000000004" table:style-name="ce13">
            <text:p>2 099,02 €</text:p>
          </table:table-cell>
          <table:table-cell table:number-columns-repeated="16380"/>
        </table:table-row>
        <table:table-row table:style-name="ro4">
          <table:table-cell office:value-type="float" office:value="1179" table:style-name="ce10">
            <text:p>1179</text:p>
          </table:table-cell>
          <table:table-cell office:value-type="string" table:style-name="ce15">
            <text:p>Colmatage d’une fuite de diélectrique sur un transformateur</text:p>
          </table:table-cell>
          <table:table-cell office:value-type="string" table:style-name="ce12">
            <text:p>Forfait</text:p>
          </table:table-cell>
          <table:table-cell office:value-type="currency" office:value="154.82" table:style-name="ce13">
            <text:p>154,82 €</text:p>
          </table:table-cell>
          <table:table-cell table:number-columns-repeated="16380"/>
        </table:table-row>
        <table:table-row table:style-name="ro4">
          <table:table-cell office:value-type="float" office:value="1180" table:style-name="ce10">
            <text:p>1180</text:p>
          </table:table-cell>
          <table:table-cell office:value-type="string" table:style-name="ce15">
            <text:p>Remplacement d’un joint de niveau sur un DGPT2</text:p>
          </table:table-cell>
          <table:table-cell office:value-type="string" table:style-name="ce12">
            <text:p>Forfait</text:p>
          </table:table-cell>
          <table:table-cell office:value-type="currency" office:value="266.60000000000002" table:style-name="ce13">
            <text:p>266,60 €</text:p>
          </table:table-cell>
          <table:table-cell table:number-columns-repeated="16380"/>
        </table:table-row>
        <table:table-row table:style-name="ro4">
          <table:table-cell office:value-type="float" office:value="1181" table:style-name="ce10">
            <text:p>1181</text:p>
          </table:table-cell>
          <table:table-cell office:value-type="string" table:style-name="ce15">
            <text:p>Remplacement d'un coffret de commande local selon catalogue LEGRAND</text:p>
          </table:table-cell>
          <table:table-cell office:value-type="string" table:style-name="ce12">
            <text:p>L'unité</text:p>
          </table:table-cell>
          <table:table-cell office:value-type="currency" office:value="626.18600000000004" table:style-name="ce13">
            <text:p>626,19 €</text:p>
          </table:table-cell>
          <table:table-cell table:number-columns-repeated="16380"/>
        </table:table-row>
        <table:table-row table:style-name="ro4">
          <table:table-cell office:value-type="float" office:value="1182" table:style-name="ce10">
            <text:p>1182</text:p>
          </table:table-cell>
          <table:table-cell office:value-type="string" table:style-name="ce15">
            <text:p>Remplacement d'une platine de contrôle et des organes de commande</text:p>
          </table:table-cell>
          <table:table-cell office:value-type="string" table:style-name="ce12">
            <text:p>L'unité</text:p>
          </table:table-cell>
          <table:table-cell office:value-type="currency" office:value="476.52000000000004" table:style-name="ce13">
            <text:p>476,52 €</text:p>
          </table:table-cell>
          <table:table-cell table:number-columns-repeated="16380"/>
        </table:table-row>
        <table:table-row table:style-name="ro4">
          <table:table-cell office:value-type="float" office:value="1183" table:style-name="ce10">
            <text:p>1183</text:p>
          </table:table-cell>
          <table:table-cell office:value-type="string" table:style-name="ce15">
            <text:p>Remplacement d'un Bouton poussoir 1NO (noir,rouge,bleu,jaune) + corps contact 1NO + contact 1NO selon catalogue Schneider</text:p>
          </table:table-cell>
          <table:table-cell office:value-type="string" table:style-name="ce12">
            <text:p>L'unité</text:p>
          </table:table-cell>
          <table:table-cell office:value-type="currency" office:value="37.422000000000004" table:style-name="ce13">
            <text:p>37,42 €</text:p>
          </table:table-cell>
          <table:table-cell table:number-columns-repeated="16380"/>
        </table:table-row>
        <table:table-row table:style-name="ro4">
          <table:table-cell office:value-type="float" office:value="1184" table:style-name="ce10">
            <text:p>1184</text:p>
          </table:table-cell>
          <table:table-cell office:value-type="string" table:style-name="ce15">
            <text:p>Remplacement d'un Bouton poussoir 1NF rouge + corps contact 1NF + contact 1NF selon catalogue Schneider</text:p>
          </table:table-cell>
          <table:table-cell office:value-type="string" table:style-name="ce12">
            <text:p>L'unité</text:p>
          </table:table-cell>
          <table:table-cell office:value-type="currency" office:value="37.422000000000004" table:style-name="ce13">
            <text:p>37,42 €</text:p>
          </table:table-cell>
          <table:table-cell table:number-columns-repeated="16380"/>
        </table:table-row>
        <table:table-row table:style-name="ro4">
          <table:table-cell office:value-type="float" office:value="1185" table:style-name="ce10">
            <text:p>1185</text:p>
          </table:table-cell>
          <table:table-cell office:value-type="string" table:style-name="ce15">
            <text:p>Remplacement d'une tête à clef 2 positions fixes ZB4-BG4K selon catalogue Schneider</text:p>
          </table:table-cell>
          <table:table-cell office:value-type="string" table:style-name="ce12">
            <text:p>L'unité</text:p>
          </table:table-cell>
          <table:table-cell office:value-type="currency" office:value="37.422000000000004" table:style-name="ce13">
            <text:p>37,42 €</text:p>
          </table:table-cell>
          <table:table-cell table:number-columns-repeated="16380"/>
        </table:table-row>
        <table:table-row table:style-name="ro4">
          <table:table-cell office:value-type="float" office:value="1186" table:style-name="ce10">
            <text:p>1186</text:p>
          </table:table-cell>
          <table:table-cell office:value-type="string" table:style-name="ce15">
            <text:p>Remplacement d'une tête et d'un corps pour voyant lumineux selon catalogue Schneider</text:p>
          </table:table-cell>
          <table:table-cell office:value-type="string" table:style-name="ce12">
            <text:p>L'unité</text:p>
          </table:table-cell>
          <table:table-cell office:value-type="currency" office:value="37.422000000000004" table:style-name="ce13">
            <text:p>37,42 €</text:p>
          </table:table-cell>
          <table:table-cell table:number-columns-repeated="16380"/>
        </table:table-row>
        <table:table-row table:style-name="ro5">
          <table:table-cell office:value-type="float" office:value="1187" table:style-name="ce10">
            <text:p>1187</text:p>
          </table:table-cell>
          <table:table-cell office:value-type="string" table:style-name="ce15">
            <text:p>Remplacement et configuration d'un VARIATEUR ATV 0,55KW ou 027KW 230V référence ATV-11PU12M2E de marque Schneider ou équivalent au variateur dans le coffret</text:p>
          </table:table-cell>
          <table:table-cell office:value-type="string" table:style-name="ce12">
            <text:p>L'unité</text:p>
          </table:table-cell>
          <table:table-cell office:value-type="currency" office:value="1619.3430000000003" table:style-name="ce13">
            <text:p>1 619,34 €</text:p>
          </table:table-cell>
          <table:table-cell table:number-columns-repeated="16380"/>
        </table:table-row>
        <table:table-row table:style-name="ro4">
          <table:table-cell office:value-type="float" office:value="1188" table:style-name="ce10">
            <text:p>1188</text:p>
          </table:table-cell>
          <table:table-cell office:value-type="string" table:style-name="ce15">
            <text:p>Remplacement d'un relais de mesure d’intensité (Dold BA9053/412, 24V-80V AC) de fournisseur Tempolec S.A ou équivalent au relais dans le coffret</text:p>
          </table:table-cell>
          <table:table-cell office:value-type="string" table:style-name="ce12">
            <text:p>L'unité</text:p>
          </table:table-cell>
          <table:table-cell office:value-type="currency" office:value="149.66600000000003" table:style-name="ce13">
            <text:p>149,67 €</text:p>
          </table:table-cell>
          <table:table-cell table:number-columns-repeated="16380"/>
        </table:table-row>
        <table:table-row table:style-name="ro4">
          <table:table-cell office:value-type="float" office:value="1189" table:style-name="ce10">
            <text:p>1189</text:p>
          </table:table-cell>
          <table:table-cell office:value-type="string" table:style-name="ce15">
            <text:p>Remplacement d'un Relais de mesure Tension (Dold IK9044E 24V DC) de fournisseur Tempolec S.A ou équivalent au relais dans le coffret</text:p>
          </table:table-cell>
          <table:table-cell office:value-type="string" table:style-name="ce12">
            <text:p>L'unité</text:p>
          </table:table-cell>
          <table:table-cell office:value-type="currency" office:value="149.66600000000003" table:style-name="ce13">
            <text:p>149,67 €</text:p>
          </table:table-cell>
          <table:table-cell table:number-columns-repeated="16380"/>
        </table:table-row>
        <table:table-row table:style-name="ro4">
          <table:table-cell office:value-type="float" office:value="1190" table:style-name="ce10">
            <text:p>1190</text:p>
          </table:table-cell>
          <table:table-cell office:value-type="string" table:style-name="ce15">
            <text:p>Remplacement d'un contact de portes selon fournisseur CEBEO S.A ou équivalent au contact en place</text:p>
          </table:table-cell>
          <table:table-cell office:value-type="string" table:style-name="ce12">
            <text:p>L'unité</text:p>
          </table:table-cell>
          <table:table-cell office:value-type="currency" office:value="37.422000000000004" table:style-name="ce13">
            <text:p>37,42 €</text:p>
          </table:table-cell>
          <table:table-cell table:number-columns-repeated="1017" table:style-name="ce3"/>
          <table:table-cell table:number-columns-repeated="15363" table:style-name="ce1"/>
        </table:table-row>
        <table:table-row table:style-name="ro4">
          <table:table-cell office:value-type="float" office:value="1191" table:style-name="ce10">
            <text:p>1191</text:p>
          </table:table-cell>
          <table:table-cell office:value-type="string" table:style-name="ce15">
            <text:p>Remplacement d'une résistance chauffante + aimants 95W 220V ou équivalent</text:p>
          </table:table-cell>
          <table:table-cell office:value-type="string" table:style-name="ce12">
            <text:p>L'unité</text:p>
          </table:table-cell>
          <table:table-cell office:value-type="currency" office:value="56.122000000000007" table:style-name="ce13">
            <text:p>56,12 €</text:p>
          </table:table-cell>
          <table:table-cell table:number-columns-repeated="1017" table:style-name="ce3"/>
          <table:table-cell table:number-columns-repeated="15363" table:style-name="ce1"/>
        </table:table-row>
        <table:table-row table:style-name="ro4">
          <table:table-cell office:value-type="float" office:value="1192" table:style-name="ce10">
            <text:p>1192</text:p>
          </table:table-cell>
          <table:table-cell office:value-type="string" table:style-name="ce15">
            <text:p>Remplacement d'un thermostat contact NF 0 à 60°C KTO 011 UL 01 146.9-00 ou équivalent</text:p>
          </table:table-cell>
          <table:table-cell office:value-type="string" table:style-name="ce12">
            <text:p>L'unité</text:p>
          </table:table-cell>
          <table:table-cell office:value-type="currency" office:value="37.422000000000004" table:style-name="ce13">
            <text:p>37,42 €</text:p>
          </table:table-cell>
          <table:table-cell table:number-columns-repeated="1017" table:style-name="ce3"/>
          <table:table-cell table:number-columns-repeated="15363" table:style-name="ce1"/>
        </table:table-row>
        <table:table-row table:style-name="ro4">
          <table:table-cell office:value-type="float" office:value="1193" table:style-name="ce10">
            <text:p>1193</text:p>
          </table:table-cell>
          <table:table-cell office:value-type="string" table:style-name="ce15">
            <text:p>Pose et dépose d'un Moteur barrière de tout type de barrière BL77 / BL52 ou équivalent</text:p>
          </table:table-cell>
          <table:table-cell office:value-type="string" table:style-name="ce12">
            <text:p>L'unité</text:p>
          </table:table-cell>
          <table:table-cell office:value-type="currency" office:value="581.76" table:style-name="ce13">
            <text:p>581,76 €</text:p>
          </table:table-cell>
          <table:table-cell table:number-columns-repeated="1017" table:style-name="ce3"/>
          <table:table-cell table:number-columns-repeated="15363" table:style-name="ce1"/>
        </table:table-row>
        <table:table-row table:style-name="ro4">
          <table:table-cell office:value-type="float" office:value="1194" table:style-name="ce10">
            <text:p>1194</text:p>
          </table:table-cell>
          <table:table-cell office:value-type="string" table:style-name="ce15">
            <text:p>Remplacement de l’ensemble moteur BLG77 pour barrière BL77 ou équivalent</text:p>
          </table:table-cell>
          <table:table-cell office:value-type="string" table:style-name="ce12">
            <text:p>L'unité</text:p>
          </table:table-cell>
          <table:table-cell office:value-type="currency" office:value="977.61" table:style-name="ce13">
            <text:p>977,61 €</text:p>
          </table:table-cell>
          <table:table-cell table:number-columns-repeated="1017" table:style-name="ce3"/>
          <table:table-cell table:number-columns-repeated="15363" table:style-name="ce1"/>
        </table:table-row>
        <table:table-row table:style-name="ro4">
          <table:table-cell office:value-type="float" office:value="1195" table:style-name="ce10">
            <text:p>1195</text:p>
          </table:table-cell>
          <table:table-cell office:value-type="string" table:style-name="ce15">
            <text:p>Remplacement d'une courroie Trap Z29.5 de fournisseur Brammer ou équivalent</text:p>
          </table:table-cell>
          <table:table-cell office:value-type="string" table:style-name="ce12">
            <text:p>L'unité</text:p>
          </table:table-cell>
          <table:table-cell office:value-type="currency" office:value="74.844000000000008" table:style-name="ce13">
            <text:p>74,84 €</text:p>
          </table:table-cell>
          <table:table-cell table:number-columns-repeated="1017" table:style-name="ce3"/>
          <table:table-cell table:number-columns-repeated="15363" table:style-name="ce1"/>
        </table:table-row>
        <table:table-row table:style-name="ro4">
          <table:table-cell office:value-type="float" office:value="1196" table:style-name="ce10">
            <text:p>1196</text:p>
          </table:table-cell>
          <table:table-cell office:value-type="string" table:style-name="ce15">
            <text:p>Remplacement d'une lisse dune longueur comprise entre 10.00 m et 15,00m pour barrière BLG 77 de marque AS ou équivalent</text:p>
          </table:table-cell>
          <table:table-cell office:value-type="string" table:style-name="ce12">
            <text:p>L'unité</text:p>
          </table:table-cell>
          <table:table-cell office:value-type="currency" office:value="626.18600000000004" table:style-name="ce13">
            <text:p>626,19 €</text:p>
          </table:table-cell>
          <table:table-cell table:number-columns-repeated="1017" table:style-name="ce3"/>
          <table:table-cell table:number-columns-repeated="15363" table:style-name="ce1"/>
        </table:table-row>
        <table:table-row table:style-name="ro4">
          <table:table-cell office:value-type="float" office:value="1197" table:style-name="ce10">
            <text:p>1197</text:p>
          </table:table-cell>
          <table:table-cell office:value-type="string" table:style-name="ce15">
            <text:p>Remplacement d'une lisse dune longueur comprise entre 6.00 m et 11.00 m pour barrière BL52 de marque AS ou équivalent</text:p>
          </table:table-cell>
          <table:table-cell office:value-type="string" table:style-name="ce12">
            <text:p>L'unité</text:p>
          </table:table-cell>
          <table:table-cell office:value-type="currency" office:value="551.3420000000001" table:style-name="ce13">
            <text:p>551,34 €</text:p>
          </table:table-cell>
          <table:table-cell table:number-columns-repeated="1017" table:style-name="ce3"/>
          <table:table-cell table:number-columns-repeated="15363" table:style-name="ce1"/>
        </table:table-row>
        <table:table-row table:style-name="ro4">
          <table:table-cell office:value-type="float" office:value="1198" table:style-name="ce10">
            <text:p>1198</text:p>
          </table:table-cell>
          <table:table-cell office:value-type="string" table:style-name="ce15">
            <text:p>Remplacement d’un feu de lisse ou d’une bavette</text:p>
          </table:table-cell>
          <table:table-cell office:value-type="string" table:style-name="ce12">
            <text:p>L'unité</text:p>
          </table:table-cell>
          <table:table-cell office:value-type="currency" office:value="27.445" table:style-name="ce13">
            <text:p>27,45 €</text:p>
          </table:table-cell>
          <table:table-cell table:number-columns-repeated="1017" table:style-name="ce3"/>
          <table:table-cell table:number-columns-repeated="15363" table:style-name="ce1"/>
        </table:table-row>
        <table:table-row table:style-name="ro4">
          <table:table-cell office:value-type="float" office:value="1199" table:style-name="ce10">
            <text:p>1199</text:p>
          </table:table-cell>
          <table:table-cell office:value-type="string" table:style-name="ce15">
            <text:p>Remplacement d’une porte <text:s/>de PST</text:p>
          </table:table-cell>
          <table:table-cell office:value-type="string" table:style-name="ce12">
            <text:p>Forfait</text:p>
          </table:table-cell>
          <table:table-cell office:value-type="currency" office:value="149.66600000000003" table:style-name="ce13">
            <text:p>149,67 €</text:p>
          </table:table-cell>
          <table:table-cell table:number-columns-repeated="1017" table:style-name="ce3"/>
          <table:table-cell table:number-columns-repeated="15363" table:style-name="ce1"/>
        </table:table-row>
        <table:table-row table:style-name="ro4">
          <table:table-cell office:value-type="float" office:value="1200" table:style-name="ce10">
            <text:p>1200</text:p>
          </table:table-cell>
          <table:table-cell office:value-type="string" table:style-name="ce15">
            <text:p>Une astreinte annuelle</text:p>
          </table:table-cell>
          <table:table-cell office:value-type="string" table:style-name="ce12">
            <text:p>Annuel</text:p>
          </table:table-cell>
          <table:table-cell office:value-type="currency" office:value="47167.5" table:style-name="ce13">
            <text:p>47 167,50 €</text:p>
          </table:table-cell>
          <table:table-cell table:number-columns-repeated="1017" table:style-name="ce3"/>
          <table:table-cell table:number-columns-repeated="15363" table:style-name="ce1"/>
        </table:table-row>
        <table:table-row table:style-name="ro4">
          <table:table-cell office:value-type="string" table:number-columns-spanned="3" table:number-rows-spanned="1" table:style-name="ce33">
            <text:p>Série 1 200 : Fournitures</text:p>
          </table:table-cell>
          <table:covered-table-cell table:number-columns-repeated="2"/>
          <table:table-cell table:style-name="ce23"/>
          <table:table-cell table:style-name="ce7"/>
          <table:table-cell table:number-columns-repeated="1016" table:style-name="ce8"/>
          <table:table-cell table:style-name="ce9"/>
          <table:table-cell table:number-columns-repeated="15362"/>
        </table:table-row>
        <table:table-row table:style-name="ro4">
          <table:table-cell office:value-type="float" office:value="1201" table:style-name="ce10">
            <text:p>1201</text:p>
          </table:table-cell>
          <table:table-cell office:value-type="string" table:style-name="ce15">
            <text:p>Fourniture de matériel suivant catalogue LEGRAND</text:p>
          </table:table-cell>
          <table:table-cell office:value-type="string" table:style-name="ce12">
            <text:p>Le taux</text:p>
          </table:table-cell>
          <table:table-cell office:value-type="float" office:value="0.8" table:style-name="ce34">
            <text:p><text:s/>0,80<text:s/></text:p>
          </table:table-cell>
          <table:table-cell table:number-columns-repeated="1017" table:style-name="ce3"/>
          <table:table-cell table:number-columns-repeated="15363" table:style-name="ce1"/>
        </table:table-row>
        <table:table-row table:style-name="ro4">
          <table:table-cell office:value-type="float" office:value="1202" table:style-name="ce10">
            <text:p>1202</text:p>
          </table:table-cell>
          <table:table-cell office:value-type="string" table:style-name="ce15">
            <text:p>Fourniture de matériel suivant catalogue NEXANS</text:p>
          </table:table-cell>
          <table:table-cell office:value-type="string" table:style-name="ce12">
            <text:p>Le taux</text:p>
          </table:table-cell>
          <table:table-cell office:value-type="float" office:value="0.8" table:style-name="ce34">
            <text:p><text:s/>0,80<text:s/></text:p>
          </table:table-cell>
          <table:table-cell table:number-columns-repeated="1017" table:style-name="ce3"/>
          <table:table-cell table:number-columns-repeated="15363" table:style-name="ce1"/>
        </table:table-row>
        <table:table-row table:style-name="ro4">
          <table:table-cell office:value-type="float" office:value="1203" table:style-name="ce10">
            <text:p>1203</text:p>
          </table:table-cell>
          <table:table-cell office:value-type="string" table:style-name="ce15">
            <text:p>Fourniture de matériel suivant catalogue FERRAZ</text:p>
          </table:table-cell>
          <table:table-cell office:value-type="string" table:style-name="ce12">
            <text:p>Le taux</text:p>
          </table:table-cell>
          <table:table-cell office:value-type="float" office:value="0.7" table:style-name="ce34">
            <text:p><text:s/>0,70<text:s/></text:p>
          </table:table-cell>
          <table:table-cell table:number-columns-repeated="1017" table:style-name="ce3"/>
          <table:table-cell table:number-columns-repeated="15363" table:style-name="ce1"/>
        </table:table-row>
        <table:table-row table:style-name="ro4">
          <table:table-cell office:value-type="float" office:value="1204" table:style-name="ce10">
            <text:p>1204</text:p>
          </table:table-cell>
          <table:table-cell office:value-type="string" table:style-name="ce15">
            <text:p>Fourniture de matériel suivant catalogue CATU</text:p>
          </table:table-cell>
          <table:table-cell office:value-type="string" table:style-name="ce12">
            <text:p>Le taux</text:p>
          </table:table-cell>
          <table:table-cell office:value-type="float" office:value="0.9" table:style-name="ce34">
            <text:p><text:s/>0,90<text:s/></text:p>
          </table:table-cell>
          <table:table-cell table:number-columns-repeated="1017" table:style-name="ce3"/>
          <table:table-cell table:number-columns-repeated="15363" table:style-name="ce1"/>
        </table:table-row>
        <table:table-row table:style-name="ro4">
          <table:table-cell office:value-type="float" office:value="1205" table:style-name="ce10">
            <text:p>1205</text:p>
          </table:table-cell>
          <table:table-cell office:value-type="string" table:style-name="ce15">
            <text:p>Fourniture de matériel suivant catalogue MANUTAN</text:p>
          </table:table-cell>
          <table:table-cell office:value-type="string" table:style-name="ce12">
            <text:p>Le taux</text:p>
          </table:table-cell>
          <table:table-cell office:value-type="float" office:value="1.1000000000000001" table:style-name="ce34">
            <text:p><text:s/>1,10<text:s/></text:p>
          </table:table-cell>
          <table:table-cell table:number-columns-repeated="16380"/>
        </table:table-row>
        <table:table-row table:style-name="ro4">
          <table:table-cell office:value-type="float" office:value="1206" table:style-name="ce10">
            <text:p>1206</text:p>
          </table:table-cell>
          <table:table-cell office:value-type="string" table:style-name="ce15">
            <text:p>Fourniture de matériel selon catalogue SCHNEIDER</text:p>
          </table:table-cell>
          <table:table-cell office:value-type="string" table:style-name="ce12">
            <text:p>Le taux</text:p>
          </table:table-cell>
          <table:table-cell office:value-type="float" office:value="1" table:style-name="ce34">
            <text:p><text:s/>1,00<text:s/></text:p>
          </table:table-cell>
          <table:table-cell table:number-columns-repeated="16380"/>
        </table:table-row>
        <table:table-row table:style-name="ro4">
          <table:table-cell office:value-type="float" office:value="1207" table:style-name="ce10">
            <text:p>1207</text:p>
          </table:table-cell>
          <table:table-cell office:value-type="string" table:style-name="ce15">
            <text:p>Fourniture de matériel selon catalogue AUTOMATIC SYSTEMS</text:p>
          </table:table-cell>
          <table:table-cell office:value-type="string" table:style-name="ce12">
            <text:p>Le taux</text:p>
          </table:table-cell>
          <table:table-cell office:value-type="float" office:value="1.1000000000000001" table:style-name="ce34">
            <text:p><text:s/>1,10<text:s/></text:p>
          </table:table-cell>
          <table:table-cell table:number-columns-repeated="16380"/>
        </table:table-row>
        <table:table-row table:style-name="ro4">
          <table:table-cell office:value-type="float" office:value="1208" table:style-name="ce10">
            <text:p>1208</text:p>
          </table:table-cell>
          <table:table-cell office:value-type="string" table:style-name="ce15">
            <text:p>Fourniture de matériel selon catalogue RADIO SPARES</text:p>
          </table:table-cell>
          <table:table-cell office:value-type="string" table:style-name="ce12">
            <text:p>Le taux</text:p>
          </table:table-cell>
          <table:table-cell office:value-type="float" office:value="1.1499999999999999" table:style-name="ce34">
            <text:p><text:s/>1,15<text:s/></text:p>
          </table:table-cell>
          <table:table-cell table:number-columns-repeated="16380"/>
        </table:table-row>
        <table:table-row table:style-name="ro4">
          <table:table-cell office:value-type="float" office:value="1209" table:style-name="ce10">
            <text:p>1209</text:p>
          </table:table-cell>
          <table:table-cell office:value-type="string" table:style-name="ce15">
            <text:p>Fourniture de matériel selon catalogue PHOENIX CONTACT</text:p>
          </table:table-cell>
          <table:table-cell office:value-type="string" table:style-name="ce12">
            <text:p>Le taux</text:p>
          </table:table-cell>
          <table:table-cell office:value-type="float" office:value="1.1000000000000001" table:style-name="ce34">
            <text:p><text:s/>1,10<text:s/></text:p>
          </table:table-cell>
          <table:table-cell table:number-columns-repeated="16380"/>
        </table:table-row>
        <table:table-row table:style-name="ro4">
          <table:table-cell office:value-type="float" office:value="1210" table:style-name="ce10">
            <text:p>1210</text:p>
          </table:table-cell>
          <table:table-cell office:value-type="string" table:style-name="ce15">
            <text:p>Fourniture de Câble 36 fibres optiques monomode armé</text:p>
          </table:table-cell>
          <table:table-cell office:value-type="string" table:style-name="ce12">
            <text:p>Le mètre linéaire</text:p>
          </table:table-cell>
          <table:table-cell office:value-type="currency" office:value="1.89" table:style-name="ce13">
            <text:p>1,89 €</text:p>
          </table:table-cell>
          <table:table-cell table:number-columns-repeated="16380"/>
        </table:table-row>
        <table:table-row table:style-name="ro4">
          <table:table-cell office:value-type="float" office:value="1211" table:style-name="ce10">
            <text:p>1211</text:p>
          </table:table-cell>
          <table:table-cell office:value-type="string" table:style-name="ce15">
            <text:p>Fourniture de Câble 72 fibres optique monomode armé</text:p>
          </table:table-cell>
          <table:table-cell office:value-type="string" table:style-name="ce12">
            <text:p>Le mètre linéaire</text:p>
          </table:table-cell>
          <table:table-cell office:value-type="currency" office:value="2.02" table:style-name="ce13">
            <text:p>2,02 €</text:p>
          </table:table-cell>
          <table:table-cell table:number-columns-repeated="16380"/>
        </table:table-row>
        <table:table-row table:style-name="ro4">
          <table:table-cell office:value-type="float" office:value="1212" table:style-name="ce10">
            <text:p>1212</text:p>
          </table:table-cell>
          <table:table-cell office:value-type="string" table:style-name="ce15">
            <text:p>Fourniture de câble téléphonique de 14 quartes de type AGMBG</text:p>
          </table:table-cell>
          <table:table-cell office:value-type="string" table:style-name="ce12">
            <text:p>Le mètre linéaire</text:p>
          </table:table-cell>
          <table:table-cell office:value-type="currency" office:value="14.74" table:style-name="ce13">
            <text:p>14,74 €</text:p>
          </table:table-cell>
          <table:table-cell table:number-columns-repeated="16380"/>
        </table:table-row>
        <table:table-row table:style-name="ro4">
          <table:table-cell office:value-type="float" office:value="1213" table:style-name="ce10">
            <text:p>1213</text:p>
          </table:table-cell>
          <table:table-cell office:value-type="string" table:style-name="ce15">
            <text:p>Fourniture de câble HT 3*16 mm² 6KV</text:p>
          </table:table-cell>
          <table:table-cell office:value-type="string" table:style-name="ce12">
            <text:p>Le mètre linéaire</text:p>
          </table:table-cell>
          <table:table-cell office:value-type="currency" office:value="45.47" table:style-name="ce13">
            <text:p>45,47 €</text:p>
          </table:table-cell>
          <table:table-cell table:number-columns-repeated="16380"/>
        </table:table-row>
        <table:table-row table:style-name="ro4">
          <table:table-cell office:value-type="float" office:value="1214" table:style-name="ce10">
            <text:p>1214</text:p>
          </table:table-cell>
          <table:table-cell office:value-type="string" table:style-name="ce15">
            <text:p>Fourniture de câble de type FR-N1 X1 G1 LSOH sans halogène cuivre 4G50</text:p>
          </table:table-cell>
          <table:table-cell office:value-type="string" table:style-name="ce12">
            <text:p>Le mètre linéaire</text:p>
          </table:table-cell>
          <table:table-cell office:value-type="currency" office:value="33.28" table:style-name="ce13">
            <text:p>33,28 €</text:p>
          </table:table-cell>
          <table:table-cell table:number-columns-repeated="16380"/>
        </table:table-row>
        <table:table-row table:style-name="ro4">
          <table:table-cell office:value-type="float" office:value="1215" table:style-name="ce10">
            <text:p>1215</text:p>
          </table:table-cell>
          <table:table-cell office:value-type="string" table:style-name="ce15">
            <text:p>Fourniture de câble de type FR-N1 X1 G1 LSOH sans halogène cuivre 4G95</text:p>
          </table:table-cell>
          <table:table-cell office:value-type="string" table:style-name="ce12">
            <text:p>Le mètre linéaire</text:p>
          </table:table-cell>
          <table:table-cell office:value-type="currency" office:value="64.069999999999993" table:style-name="ce13">
            <text:p>64,07 €</text:p>
          </table:table-cell>
          <table:table-cell table:number-columns-repeated="16380"/>
        </table:table-row>
        <table:table-row table:style-name="ro4">
          <table:table-cell office:value-type="float" office:value="1216" table:style-name="ce10">
            <text:p>1216</text:p>
          </table:table-cell>
          <table:table-cell office:value-type="string" table:style-name="ce15">
            <text:p>Fourniture de câble de type FR-N1 X1 G1 LSOH sans halogène cuivre 5G25</text:p>
          </table:table-cell>
          <table:table-cell office:value-type="string" table:style-name="ce12">
            <text:p>Le mètre linéaire</text:p>
          </table:table-cell>
          <table:table-cell office:value-type="currency" office:value="21.7" table:style-name="ce13">
            <text:p>21,70 €</text:p>
          </table:table-cell>
          <table:table-cell table:number-columns-repeated="16380"/>
        </table:table-row>
        <table:table-row table:style-name="ro4">
          <table:table-cell office:value-type="float" office:value="1217" table:style-name="ce10">
            <text:p>1217</text:p>
          </table:table-cell>
          <table:table-cell office:value-type="string" table:style-name="ce15">
            <text:p>Fourniture de câble de type FR-N1 X1 G1 LSOH sans halogène cuivre 5G50</text:p>
          </table:table-cell>
          <table:table-cell office:value-type="string" table:style-name="ce12">
            <text:p>Le mètre linéaire</text:p>
          </table:table-cell>
          <table:table-cell office:value-type="currency" office:value="41.2" table:style-name="ce13">
            <text:p>41,20 €</text:p>
          </table:table-cell>
          <table:table-cell table:number-columns-repeated="16380"/>
        </table:table-row>
        <table:table-row table:style-name="ro4">
          <table:table-cell office:value-type="float" office:value="1218" table:style-name="ce10">
            <text:p>1218</text:p>
          </table:table-cell>
          <table:table-cell office:value-type="string" table:style-name="ce15">
            <text:p>Fourniture de câble de type FR-N1 X1 G1 LSOH sans halogène cuivre 5G70</text:p>
          </table:table-cell>
          <table:table-cell office:value-type="string" table:style-name="ce12">
            <text:p>Le mètre linéaire</text:p>
          </table:table-cell>
          <table:table-cell office:value-type="currency" office:value="59.13" table:style-name="ce13">
            <text:p>59,13 €</text:p>
          </table:table-cell>
          <table:table-cell table:number-columns-repeated="16380"/>
        </table:table-row>
        <table:table-row table:style-name="ro4">
          <table:table-cell office:value-type="float" office:value="1219" table:style-name="ce10">
            <text:p>1219</text:p>
          </table:table-cell>
          <table:table-cell office:value-type="string" table:style-name="ce15">
            <text:p>Fourniture de câble de type FR-N1X1G1 LSOH sans halogène cuivre 3G2,5</text:p>
          </table:table-cell>
          <table:table-cell office:value-type="string" table:style-name="ce12">
            <text:p>Le mètre linéaire</text:p>
          </table:table-cell>
          <table:table-cell office:value-type="currency" office:value="1.64" table:style-name="ce13">
            <text:p>1,64 €</text:p>
          </table:table-cell>
          <table:table-cell table:number-columns-repeated="16380"/>
        </table:table-row>
        <table:table-row table:style-name="ro4">
          <table:table-cell office:value-type="float" office:value="1220" table:style-name="ce10">
            <text:p>1220</text:p>
          </table:table-cell>
          <table:table-cell office:value-type="string" table:style-name="ce15">
            <text:p>Fourniture de câble de type FR-N1X1G1 LSOH sans halogène cuivre 5G16</text:p>
          </table:table-cell>
          <table:table-cell office:value-type="string" table:style-name="ce12">
            <text:p>Le mètre linéaire</text:p>
          </table:table-cell>
          <table:table-cell office:value-type="currency" office:value="13.96" table:style-name="ce13">
            <text:p>13,96 €</text:p>
          </table:table-cell>
          <table:table-cell table:number-columns-repeated="16380"/>
        </table:table-row>
        <table:table-row table:style-name="ro4">
          <table:table-cell office:value-type="float" office:value="1221" table:style-name="ce10">
            <text:p>1221</text:p>
          </table:table-cell>
          <table:table-cell office:value-type="string" table:style-name="ce15">
            <text:p>Fourniture de câble de type FR-N1X1G1 LSOH sans halogène cuivre 5G35</text:p>
          </table:table-cell>
          <table:table-cell office:value-type="string" table:style-name="ce12">
            <text:p>Le mètre linéaire</text:p>
          </table:table-cell>
          <table:table-cell office:value-type="currency" office:value="29.09" table:style-name="ce13">
            <text:p>29,09 €</text:p>
          </table:table-cell>
          <table:table-cell table:number-columns-repeated="16380"/>
        </table:table-row>
        <table:table-row table:style-name="ro4">
          <table:table-cell office:value-type="float" office:value="1222" table:style-name="ce10">
            <text:p>1222</text:p>
          </table:table-cell>
          <table:table-cell office:value-type="string" table:style-name="ce15">
            <text:p>Fourniture de câble de type U-1000 RVFV cuivre armé 2*6</text:p>
          </table:table-cell>
          <table:table-cell office:value-type="string" table:style-name="ce12">
            <text:p>Le mètre linéaire</text:p>
          </table:table-cell>
          <table:table-cell office:value-type="currency" office:value="3.71" table:style-name="ce13">
            <text:p>3,71 €</text:p>
          </table:table-cell>
          <table:table-cell table:number-columns-repeated="16380"/>
        </table:table-row>
        <table:table-row table:style-name="ro4">
          <table:table-cell office:value-type="float" office:value="1223" table:style-name="ce10">
            <text:p>1223</text:p>
          </table:table-cell>
          <table:table-cell office:value-type="string" table:style-name="ce15">
            <text:p>Fourniture de câble de type U-1000 RVFV cuivre armé 2*25</text:p>
          </table:table-cell>
          <table:table-cell office:value-type="string" table:style-name="ce12">
            <text:p>Le mètre linéaire</text:p>
          </table:table-cell>
          <table:table-cell office:value-type="currency" office:value="9.9499999999999993" table:style-name="ce13">
            <text:p>9,95 €</text:p>
          </table:table-cell>
          <table:table-cell table:number-columns-repeated="16380"/>
        </table:table-row>
        <table:table-row table:style-name="ro4">
          <table:table-cell office:value-type="float" office:value="1224" table:style-name="ce10">
            <text:p>1224</text:p>
          </table:table-cell>
          <table:table-cell office:value-type="string" table:style-name="ce15">
            <text:p>Fourniture de câble de type U-1000 RVFV cuivre armé 4*16</text:p>
          </table:table-cell>
          <table:table-cell office:value-type="string" table:style-name="ce12">
            <text:p>Le mètre linéaire</text:p>
          </table:table-cell>
          <table:table-cell office:value-type="currency" office:value="13.05" table:style-name="ce13">
            <text:p>13,05 €</text:p>
          </table:table-cell>
          <table:table-cell table:number-columns-repeated="16380"/>
        </table:table-row>
        <table:table-row table:style-name="ro4">
          <table:table-cell office:value-type="float" office:value="1225" table:style-name="ce10">
            <text:p>1225</text:p>
          </table:table-cell>
          <table:table-cell office:value-type="string" table:style-name="ce15">
            <text:p>Fourniture de câble de type U-1000 RVFV cuivre armé 2*10</text:p>
          </table:table-cell>
          <table:table-cell office:value-type="string" table:style-name="ce12">
            <text:p>Le mètre linéaire</text:p>
          </table:table-cell>
          <table:table-cell office:value-type="currency" office:value="4.74" table:style-name="ce13">
            <text:p>4,74 €</text:p>
          </table:table-cell>
          <table:table-cell table:number-columns-repeated="16380"/>
        </table:table-row>
        <table:table-row table:style-name="ro4">
          <table:table-cell office:value-type="float" office:value="1226" table:style-name="ce10">
            <text:p>1226</text:p>
          </table:table-cell>
          <table:table-cell office:value-type="string" table:style-name="ce15">
            <text:p>Fourniture de câble de type U-1000 RVFV cuivre armé 4*10</text:p>
          </table:table-cell>
          <table:table-cell office:value-type="string" table:style-name="ce12">
            <text:p>Le mètre linéaire</text:p>
          </table:table-cell>
          <table:table-cell office:value-type="currency" office:value="8.8000000000000007" table:style-name="ce13">
            <text:p>8,80 €</text:p>
          </table:table-cell>
          <table:table-cell table:number-columns-repeated="16380"/>
        </table:table-row>
        <table:table-row table:style-name="ro4">
          <table:table-cell office:value-type="float" office:value="1227" table:style-name="ce10">
            <text:p>1227</text:p>
          </table:table-cell>
          <table:table-cell office:value-type="string" table:style-name="ce15">
            <text:p>Fourniture de câble de type U-1000RVFV cuivre armé 4*25</text:p>
          </table:table-cell>
          <table:table-cell office:value-type="string" table:style-name="ce12">
            <text:p>Le mètre linéaire</text:p>
          </table:table-cell>
          <table:table-cell office:value-type="currency" office:value="19.579999999999998" table:style-name="ce13">
            <text:p>19,58 €</text:p>
          </table:table-cell>
          <table:table-cell table:number-columns-repeated="16380"/>
        </table:table-row>
        <table:table-row table:style-name="ro4">
          <table:table-cell office:value-type="float" office:value="1228" table:style-name="ce10">
            <text:p>1228</text:p>
          </table:table-cell>
          <table:table-cell office:value-type="string" table:style-name="ce15">
            <text:p>Fourniture de câble de type U-1000 ARVFV aluminium armé 4*95²</text:p>
          </table:table-cell>
          <table:table-cell office:value-type="string" table:style-name="ce12">
            <text:p>Le mètre linéaire</text:p>
          </table:table-cell>
          <table:table-cell office:value-type="currency" office:value="18.34" table:style-name="ce13">
            <text:p>18,34 €</text:p>
          </table:table-cell>
          <table:table-cell table:number-columns-repeated="16380"/>
        </table:table-row>
        <table:table-row table:style-name="ro4">
          <table:table-cell office:value-type="float" office:value="1229" table:style-name="ce10">
            <text:p>1229</text:p>
          </table:table-cell>
          <table:table-cell office:value-type="string" table:style-name="ce15">
            <text:p>Fourniture de câble U-1000 R2V 1*95 mm²</text:p>
          </table:table-cell>
          <table:table-cell office:value-type="string" table:style-name="ce12">
            <text:p>Le mètre linéaire</text:p>
          </table:table-cell>
          <table:table-cell office:value-type="currency" office:value="12" table:style-name="ce13">
            <text:p>12,00 €</text:p>
          </table:table-cell>
          <table:table-cell table:number-columns-repeated="16380"/>
        </table:table-row>
        <table:table-row table:style-name="ro4">
          <table:table-cell office:value-type="float" office:value="1230" table:style-name="ce10">
            <text:p>1230</text:p>
          </table:table-cell>
          <table:table-cell office:value-type="string" table:style-name="ce15">
            <text:p>Fourniture de câble U-1000 R2V 1*150 mm²</text:p>
          </table:table-cell>
          <table:table-cell office:value-type="string" table:style-name="ce12">
            <text:p>Le mètre linéaire</text:p>
          </table:table-cell>
          <table:table-cell office:value-type="currency" office:value="18.5" table:style-name="ce13">
            <text:p>18,50 €</text:p>
          </table:table-cell>
          <table:table-cell table:number-columns-repeated="16380"/>
        </table:table-row>
        <table:table-row table:style-name="ro4">
          <table:table-cell office:value-type="float" office:value="1231" table:style-name="ce10">
            <text:p>1231</text:p>
          </table:table-cell>
          <table:table-cell office:value-type="string" table:style-name="ce15">
            <text:p>Fourniture de câble de type U-1000 R2V 1*240 mm²</text:p>
          </table:table-cell>
          <table:table-cell office:value-type="string" table:style-name="ce12">
            <text:p>Le mètre linéaire</text:p>
          </table:table-cell>
          <table:table-cell office:value-type="currency" office:value="30.14" table:style-name="ce13">
            <text:p>30,14 €</text:p>
          </table:table-cell>
          <table:table-cell table:number-columns-repeated="16380"/>
        </table:table-row>
        <table:table-row table:style-name="ro4">
          <table:table-cell office:value-type="float" office:value="1232" table:style-name="ce10">
            <text:p>1232</text:p>
          </table:table-cell>
          <table:table-cell office:value-type="string" table:style-name="ce15">
            <text:p>Fourniture de câble de type sécurité incendie CR1- C1 2*2,5</text:p>
          </table:table-cell>
          <table:table-cell office:value-type="string" table:style-name="ce12">
            <text:p>Le mètre linéaire</text:p>
          </table:table-cell>
          <table:table-cell office:value-type="currency" office:value="1.24" table:style-name="ce13">
            <text:p>1,24 €</text:p>
          </table:table-cell>
          <table:table-cell table:number-columns-repeated="16380"/>
        </table:table-row>
        <table:table-row table:style-name="ro4">
          <table:table-cell office:value-type="float" office:value="1233" table:style-name="ce10">
            <text:p>1233</text:p>
          </table:table-cell>
          <table:table-cell office:value-type="string" table:style-name="ce15">
            <text:p>Fourniture de câble de type sécurité incendie CR1- C1 2*6</text:p>
          </table:table-cell>
          <table:table-cell office:value-type="string" table:style-name="ce12">
            <text:p>Le mètre linéaire</text:p>
          </table:table-cell>
          <table:table-cell office:value-type="currency" office:value="2.94" table:style-name="ce13">
            <text:p>2,94 €</text:p>
          </table:table-cell>
          <table:table-cell table:number-columns-repeated="16380"/>
        </table:table-row>
        <table:table-row table:style-name="ro4">
          <table:table-cell office:value-type="float" office:value="1234" table:style-name="ce10">
            <text:p>1234</text:p>
          </table:table-cell>
          <table:table-cell office:value-type="string" table:style-name="ce15">
            <text:p>Fourniture de câble de type sécurité incendie CR1- C1 3*1,5</text:p>
          </table:table-cell>
          <table:table-cell office:value-type="string" table:style-name="ce12">
            <text:p>Le mètre linéaire</text:p>
          </table:table-cell>
          <table:table-cell office:value-type="currency" office:value="1.26" table:style-name="ce13">
            <text:p>1,26 €</text:p>
          </table:table-cell>
          <table:table-cell table:number-columns-repeated="16380"/>
        </table:table-row>
        <table:table-row table:style-name="ro4">
          <table:table-cell office:value-type="float" office:value="1235" table:style-name="ce10">
            <text:p>1235</text:p>
          </table:table-cell>
          <table:table-cell office:value-type="string" table:style-name="ce15">
            <text:p>Fourniture de câble de type sécurité incendie CR1- C1 4*16</text:p>
          </table:table-cell>
          <table:table-cell office:value-type="string" table:style-name="ce12">
            <text:p>Le mètre linéaire</text:p>
          </table:table-cell>
          <table:table-cell office:value-type="currency" office:value="14.04" table:style-name="ce13">
            <text:p>14,04 €</text:p>
          </table:table-cell>
          <table:table-cell table:number-columns-repeated="16380"/>
        </table:table-row>
        <table:table-row table:style-name="ro4">
          <table:table-cell office:value-type="float" office:value="1236" table:style-name="ce10">
            <text:p>1236</text:p>
          </table:table-cell>
          <table:table-cell office:value-type="string" table:style-name="ce15">
            <text:p>Fourniture de câble de type sécurité incendie CR1- C1 4*10</text:p>
          </table:table-cell>
          <table:table-cell office:value-type="string" table:style-name="ce12">
            <text:p>Le mètre linéaire</text:p>
          </table:table-cell>
          <table:table-cell office:value-type="currency" office:value="11.25" table:style-name="ce13">
            <text:p>11,25 €</text:p>
          </table:table-cell>
          <table:table-cell table:number-columns-repeated="16380"/>
        </table:table-row>
        <table:table-row table:style-name="ro4">
          <table:table-cell office:value-type="float" office:value="1237" table:style-name="ce10">
            <text:p>1237</text:p>
          </table:table-cell>
          <table:table-cell office:value-type="string" table:style-name="ce15">
            <text:p>Fourniture de câble de type SERIE 93 16 paires 0,80 mm² armé</text:p>
          </table:table-cell>
          <table:table-cell office:value-type="string" table:style-name="ce12">
            <text:p>Le mètre linéaire</text:p>
          </table:table-cell>
          <table:table-cell office:value-type="currency" office:value="6.556" table:style-name="ce13">
            <text:p>6,56 €</text:p>
          </table:table-cell>
          <table:table-cell table:number-columns-repeated="16380"/>
        </table:table-row>
        <table:table-row table:style-name="ro4">
          <table:table-cell office:value-type="float" office:value="1238" table:style-name="ce10">
            <text:p>1238</text:p>
          </table:table-cell>
          <table:table-cell office:value-type="string" table:style-name="ce15">
            <text:p>Fourniture de câble téléphonique de type SYT2 10 paires 0,8</text:p>
          </table:table-cell>
          <table:table-cell office:value-type="string" table:style-name="ce12">
            <text:p>Le mètre linéaire</text:p>
          </table:table-cell>
          <table:table-cell office:value-type="currency" office:value="2.97" table:style-name="ce13">
            <text:p>2,97 €</text:p>
          </table:table-cell>
          <table:table-cell table:number-columns-repeated="16380"/>
        </table:table-row>
        <table:table-row table:style-name="ro4">
          <table:table-cell office:value-type="float" office:value="1239" table:style-name="ce10">
            <text:p>1239</text:p>
          </table:table-cell>
          <table:table-cell office:value-type="string" table:style-name="ce15">
            <text:p>Fourniture de câble téléphonique de type SYT2 15 paires 0,8</text:p>
          </table:table-cell>
          <table:table-cell office:value-type="string" table:style-name="ce12">
            <text:p>Le mètre linéaire</text:p>
          </table:table-cell>
          <table:table-cell office:value-type="currency" office:value="4.16" table:style-name="ce13">
            <text:p>4,16 €</text:p>
          </table:table-cell>
          <table:table-cell table:number-columns-repeated="16380"/>
        </table:table-row>
        <table:table-row table:style-name="ro4">
          <table:table-cell office:value-type="float" office:value="1240" table:style-name="ce10">
            <text:p>1240</text:p>
          </table:table-cell>
          <table:table-cell office:value-type="string" table:style-name="ce15">
            <text:p>Fourniture de câble téléphonique de type SYT2 30 paires 0,8</text:p>
          </table:table-cell>
          <table:table-cell office:value-type="string" table:style-name="ce12">
            <text:p>Le mètre linéaire</text:p>
          </table:table-cell>
          <table:table-cell office:value-type="currency" office:value="7.45" table:style-name="ce13">
            <text:p>7,45 €</text:p>
          </table:table-cell>
          <table:table-cell table:number-columns-repeated="16380"/>
        </table:table-row>
        <table:table-row table:style-name="ro4">
          <table:table-cell office:value-type="float" office:value="1241" table:style-name="ce10">
            <text:p>1241</text:p>
          </table:table-cell>
          <table:table-cell office:value-type="string" table:style-name="ce15">
            <text:p>Fourniture de câble téléphonique de type SYT2 56 paires 0,8</text:p>
          </table:table-cell>
          <table:table-cell office:value-type="string" table:style-name="ce12">
            <text:p>Le mètre linéaire</text:p>
          </table:table-cell>
          <table:table-cell office:value-type="currency" office:value="12.78" table:style-name="ce13">
            <text:p>12,78 €</text:p>
          </table:table-cell>
          <table:table-cell table:number-columns-repeated="16380"/>
        </table:table-row>
        <table:table-row table:style-name="ro4">
          <table:table-cell office:value-type="float" office:value="1242" table:style-name="ce10">
            <text:p>1242</text:p>
          </table:table-cell>
          <table:table-cell office:value-type="string" table:style-name="ce15">
            <text:p>Fourniture de câble coaxial de type KX6</text:p>
          </table:table-cell>
          <table:table-cell office:value-type="string" table:style-name="ce12">
            <text:p>Le mètre linéaire</text:p>
          </table:table-cell>
          <table:table-cell office:value-type="currency" office:value="0.28999999999999998" table:style-name="ce13">
            <text:p>0,29 €</text:p>
          </table:table-cell>
          <table:table-cell table:number-columns-repeated="16380"/>
        </table:table-row>
        <table:table-row table:style-name="ro4">
          <table:table-cell office:value-type="float" office:value="1243" table:style-name="ce10">
            <text:p>1243</text:p>
          </table:table-cell>
          <table:table-cell office:value-type="string" table:style-name="ce15">
            <text:p>Fourniture de câble coaxial de type KX8 armé</text:p>
          </table:table-cell>
          <table:table-cell office:value-type="string" table:style-name="ce12">
            <text:p>Le mètre linéaire</text:p>
          </table:table-cell>
          <table:table-cell office:value-type="currency" office:value="2.65" table:style-name="ce13">
            <text:p>2,65 €</text:p>
          </table:table-cell>
          <table:table-cell table:number-columns-repeated="16380"/>
        </table:table-row>
        <table:table-row table:style-name="ro4">
          <table:table-cell office:value-type="float" office:value="1244" table:style-name="ce10">
            <text:p>1244</text:p>
          </table:table-cell>
          <table:table-cell office:value-type="string" table:style-name="ce15">
            <text:p>Fourniture de câble coaxial de type KX100 LSZH</text:p>
          </table:table-cell>
          <table:table-cell office:value-type="string" table:style-name="ce12">
            <text:p>Le mètre linéaire</text:p>
          </table:table-cell>
          <table:table-cell office:value-type="currency" office:value="1.41" table:style-name="ce13">
            <text:p>1,41 €</text:p>
          </table:table-cell>
          <table:table-cell table:number-columns-repeated="16380"/>
        </table:table-row>
        <table:table-row table:style-name="ro4">
          <table:table-cell office:value-type="float" office:value="1245" table:style-name="ce10">
            <text:p>1245</text:p>
          </table:table-cell>
          <table:table-cell office:value-type="string" table:style-name="ce15">
            <text:p>Fourniture de câblette de terre cuivre nu type cunnu/10</text:p>
          </table:table-cell>
          <table:table-cell office:value-type="string" table:style-name="ce12">
            <text:p>Le mètre linéaire</text:p>
          </table:table-cell>
          <table:table-cell office:value-type="currency" office:value="1.39" table:style-name="ce13">
            <text:p>1,39 €</text:p>
          </table:table-cell>
          <table:table-cell table:number-columns-repeated="16380"/>
        </table:table-row>
        <table:table-row table:style-name="ro4">
          <table:table-cell office:value-type="float" office:value="1246" table:style-name="ce10">
            <text:p>1246</text:p>
          </table:table-cell>
          <table:table-cell office:value-type="string" table:style-name="ce15">
            <text:p>Fourniture câblette de terre cuivre nu type cunnu/25</text:p>
          </table:table-cell>
          <table:table-cell office:value-type="string" table:style-name="ce12">
            <text:p>Le mètre linéaire</text:p>
          </table:table-cell>
          <table:table-cell office:value-type="currency" office:value="3.03" table:style-name="ce13">
            <text:p>3,03 €</text:p>
          </table:table-cell>
          <table:table-cell table:number-columns-repeated="16380"/>
        </table:table-row>
        <table:table-row table:style-name="ro4">
          <table:table-cell office:value-type="float" office:value="1247" table:style-name="ce10">
            <text:p>1247</text:p>
          </table:table-cell>
          <table:table-cell office:value-type="string" table:style-name="ce15">
            <text:p>Fourniture de câble rayonnant de type RAY114-50JFLA</text:p>
          </table:table-cell>
          <table:table-cell office:value-type="string" table:style-name="ce12">
            <text:p>Le mètre linéaire</text:p>
          </table:table-cell>
          <table:table-cell office:value-type="currency" office:value="17.43" table:style-name="ce13">
            <text:p>17,43 €</text:p>
          </table:table-cell>
          <table:table-cell table:number-columns-repeated="16380"/>
        </table:table-row>
        <table:table-row table:style-name="ro4">
          <table:table-cell office:value-type="float" office:value="1248" table:style-name="ce10">
            <text:p>1248</text:p>
          </table:table-cell>
          <table:table-cell office:value-type="string" table:style-name="ce15">
            <text:p>Fourniture de câble rayonnant de type RADIAFLEX RLKU1144-50JFLA</text:p>
          </table:table-cell>
          <table:table-cell office:value-type="string" table:style-name="ce12">
            <text:p>Le mètre linéaire</text:p>
          </table:table-cell>
          <table:table-cell office:value-type="currency" office:value="17.43" table:style-name="ce13">
            <text:p>17,43 €</text:p>
          </table:table-cell>
          <table:table-cell table:number-columns-repeated="16380"/>
        </table:table-row>
        <table:table-row table:style-name="ro4">
          <table:table-cell office:value-type="float" office:value="1249" table:style-name="ce10">
            <text:p>1249</text:p>
          </table:table-cell>
          <table:table-cell office:value-type="string" table:style-name="ce15">
            <text:p>Fourniture de câble rayonnant de type RFS RAY 114</text:p>
          </table:table-cell>
          <table:table-cell office:value-type="string" table:style-name="ce12">
            <text:p>Le mètre linéaire</text:p>
          </table:table-cell>
          <table:table-cell office:value-type="currency" office:value="14.65" table:style-name="ce13">
            <text:p>14,65 €</text:p>
          </table:table-cell>
          <table:table-cell table:number-columns-repeated="16380"/>
        </table:table-row>
        <table:table-row table:style-name="ro4">
          <table:table-cell office:value-type="float" office:value="1250" table:style-name="ce10">
            <text:p>1250</text:p>
          </table:table-cell>
          <table:table-cell office:value-type="string" table:style-name="ce15">
            <text:p>Fourniture de câble rayonnant de type RMC 78-T-A</text:p>
          </table:table-cell>
          <table:table-cell office:value-type="string" table:style-name="ce12">
            <text:p>Le mètre linéaire</text:p>
          </table:table-cell>
          <table:table-cell office:value-type="currency" office:value="11.62" table:style-name="ce13">
            <text:p>11,62 €</text:p>
          </table:table-cell>
          <table:table-cell table:number-columns-repeated="16380"/>
        </table:table-row>
        <table:table-row table:style-name="ro4">
          <table:table-cell office:value-type="float" office:value="1251" table:style-name="ce10">
            <text:p>1251</text:p>
          </table:table-cell>
          <table:table-cell office:value-type="string" table:style-name="ce15">
            <text:p>Fourniture de câble rayonnant de type RMC12-T-HLFRC</text:p>
          </table:table-cell>
          <table:table-cell office:value-type="string" table:style-name="ce12">
            <text:p>Le mètre linéaire</text:p>
          </table:table-cell>
          <table:table-cell office:value-type="currency" office:value="7.58" table:style-name="ce13">
            <text:p>7,58 €</text:p>
          </table:table-cell>
          <table:table-cell table:number-columns-repeated="16380"/>
        </table:table-row>
        <table:table-row table:style-name="ro4">
          <table:table-cell office:value-type="float" office:value="1252" table:style-name="ce10">
            <text:p>1252</text:p>
          </table:table-cell>
          <table:table-cell office:value-type="string" table:style-name="ce15">
            <text:p>Fourniture de câble coaxial de type EC5-50-A-FRC</text:p>
          </table:table-cell>
          <table:table-cell office:value-type="string" table:style-name="ce12">
            <text:p>Le mètre linéaire</text:p>
          </table:table-cell>
          <table:table-cell office:value-type="currency" office:value="6.78" table:style-name="ce13">
            <text:p>6,78 €</text:p>
          </table:table-cell>
          <table:table-cell table:number-columns-repeated="16380"/>
        </table:table-row>
        <table:table-row table:style-name="ro4">
          <table:table-cell office:value-type="float" office:value="1253" table:style-name="ce10">
            <text:p>1253</text:p>
          </table:table-cell>
          <table:table-cell office:value-type="string" table:style-name="ce15">
            <text:p>Fourniture d'un transformateur d'une puissance de 50 kva 5,5 kv/400v avec bacs de rétention</text:p>
          </table:table-cell>
          <table:table-cell office:value-type="string" table:style-name="ce12">
            <text:p>L'unité</text:p>
          </table:table-cell>
          <table:table-cell office:value-type="currency" office:value="27015" table:style-name="ce13">
            <text:p>27 015,00 €</text:p>
          </table:table-cell>
          <table:table-cell table:number-columns-repeated="1017" table:style-name="ce3"/>
          <table:table-cell table:number-columns-repeated="15363" table:style-name="ce1"/>
        </table:table-row>
        <table:table-row table:style-name="ro4">
          <table:table-cell office:value-type="float" office:value="1254" table:style-name="ce10">
            <text:p>1254</text:p>
          </table:table-cell>
          <table:table-cell office:value-type="string" table:style-name="ce15">
            <text:p>Fourniture d'une batterie triphasée 5,5 kv Abel drop pour alimentation d'un site en tunnel</text:p>
          </table:table-cell>
          <table:table-cell office:value-type="string" table:style-name="ce12">
            <text:p>L'unité</text:p>
          </table:table-cell>
          <table:table-cell office:value-type="currency" office:value="5086.25" table:style-name="ce13">
            <text:p>5 086,25 €</text:p>
          </table:table-cell>
          <table:table-cell table:number-columns-repeated="1017" table:style-name="ce3"/>
          <table:table-cell table:number-columns-repeated="15363" table:style-name="ce1"/>
        </table:table-row>
        <table:table-row table:style-name="ro4">
          <table:table-cell office:value-type="float" office:value="1255" table:style-name="ce10">
            <text:p>1255</text:p>
          </table:table-cell>
          <table:table-cell office:value-type="string" table:style-name="ce15">
            <text:p>Fourniture d'un ensemble de deux inter-sectionneur et d'une protection transformateur haute tension</text:p>
          </table:table-cell>
          <table:table-cell office:value-type="string" table:style-name="ce12">
            <text:p>L'unité</text:p>
          </table:table-cell>
          <table:table-cell office:value-type="currency" office:value="14705" table:style-name="ce13">
            <text:p>14 705,00 €</text:p>
          </table:table-cell>
          <table:table-cell table:number-columns-repeated="1017" table:style-name="ce3"/>
          <table:table-cell table:number-columns-repeated="15363" table:style-name="ce1"/>
        </table:table-row>
        <table:table-row table:style-name="ro4">
          <table:table-cell office:value-type="float" office:value="1256" table:style-name="ce10">
            <text:p>1256</text:p>
          </table:table-cell>
          <table:table-cell office:value-type="string" table:style-name="ce15">
            <text:p>Fourniture d'un coffret de couplage de dérivation SIRIUS OUEST escamotable</text:p>
          </table:table-cell>
          <table:table-cell office:value-type="string" table:style-name="ce12">
            <text:p>L'unité</text:p>
          </table:table-cell>
          <table:table-cell office:value-type="currency" office:value="4600" table:style-name="ce13">
            <text:p>4 600,00 €</text:p>
          </table:table-cell>
          <table:table-cell table:number-columns-repeated="1017" table:style-name="ce3"/>
          <table:table-cell table:number-columns-repeated="15363" table:style-name="ce1"/>
        </table:table-row>
        <table:table-row table:style-name="ro4">
          <table:table-cell office:value-type="float" office:value="1257" table:style-name="ce10">
            <text:p>1257</text:p>
          </table:table-cell>
          <table:table-cell office:value-type="string" table:style-name="ce15">
            <text:p>Fourniture d'un coffret de couplage de dérivation SIRIUS OUEST non escamotable</text:p>
          </table:table-cell>
          <table:table-cell office:value-type="string" table:style-name="ce12">
            <text:p>L'unité</text:p>
          </table:table-cell>
          <table:table-cell office:value-type="currency" office:value="4276.5" table:style-name="ce13">
            <text:p>4 276,50 €</text:p>
          </table:table-cell>
          <table:table-cell table:number-columns-repeated="1017" table:style-name="ce3"/>
          <table:table-cell table:number-columns-repeated="15363" table:style-name="ce1"/>
        </table:table-row>
        <table:table-row table:style-name="ro4">
          <table:table-cell office:value-type="float" office:value="1258" table:style-name="ce10">
            <text:p>1258</text:p>
          </table:table-cell>
          <table:table-cell office:value-type="string" table:style-name="ce15">
            <text:p>Fourniture d’une porte de PST</text:p>
          </table:table-cell>
          <table:table-cell office:value-type="string" table:style-name="ce12">
            <text:p>L'unité</text:p>
          </table:table-cell>
          <table:table-cell office:value-type="currency" office:value="495" table:style-name="ce13">
            <text:p>495,00 €</text:p>
          </table:table-cell>
          <table:table-cell table:number-columns-repeated="1017" table:style-name="ce3"/>
          <table:table-cell table:number-columns-repeated="15363" table:style-name="ce1"/>
        </table:table-row>
        <table:table-row table:style-name="ro4">
          <table:table-cell office:value-type="float" office:value="1259" table:style-name="ce10">
            <text:p>1259</text:p>
          </table:table-cell>
          <table:table-cell office:value-type="string" table:style-name="ce16">
            <text:p>Fourniture de Big-Bag de sable pour la sécurisation de chambre de tirage</text:p>
          </table:table-cell>
          <table:table-cell office:value-type="string" table:style-name="ce12">
            <text:p>L'unité</text:p>
          </table:table-cell>
          <table:table-cell office:value-type="currency" office:value="75" table:style-name="ce13">
            <text:p>75,00 €</text:p>
          </table:table-cell>
          <table:table-cell table:number-columns-repeated="1017" table:style-name="ce18"/>
          <table:table-cell table:style-name="ce19"/>
          <table:table-cell table:number-columns-repeated="15362"/>
        </table:table-row>
        <table:table-row table:style-name="ro4">
          <table:table-cell office:value-type="float" office:value="1260" table:style-name="ce10">
            <text:p>1260</text:p>
          </table:table-cell>
          <table:table-cell office:value-type="string" table:style-name="ce16">
            <text:p>Fourniture de 10 plaques de sécurité SAFE COVER 16/12 (1,6m par 1,20m)</text:p>
          </table:table-cell>
          <table:table-cell office:value-type="string" table:style-name="ce17">
            <text:p>Lot de 10</text:p>
          </table:table-cell>
          <table:table-cell office:value-type="currency" office:value="1738.17" table:style-name="ce13">
            <text:p>1 738,17 €</text:p>
          </table:table-cell>
          <table:table-cell table:number-columns-repeated="1017" table:style-name="ce18"/>
          <table:table-cell table:style-name="ce19"/>
          <table:table-cell table:number-columns-repeated="15362"/>
        </table:table-row>
        <table:table-row table:style-name="ro4">
          <table:table-cell office:value-type="float" office:value="1261" table:style-name="ce10">
            <text:p>1261</text:p>
          </table:table-cell>
          <table:table-cell office:value-type="string" table:style-name="ce16">
            <text:p>Fourniture de 10 plaques de sécurité SAFE COVER 12/8 (1,2m par 0,80m)</text:p>
          </table:table-cell>
          <table:table-cell office:value-type="string" table:style-name="ce17">
            <text:p>Lot de 10</text:p>
          </table:table-cell>
          <table:table-cell office:value-type="currency" office:value="1175.67" table:style-name="ce13">
            <text:p>1 175,67 €</text:p>
          </table:table-cell>
          <table:table-cell table:number-columns-repeated="1017" table:style-name="ce18"/>
          <table:table-cell table:style-name="ce19"/>
          <table:table-cell table:number-columns-repeated="15362"/>
        </table:table-row>
        <table:table-row table:style-name="ro4">
          <table:table-cell office:value-type="float" office:value="1262" table:style-name="ce10">
            <text:p>1262</text:p>
          </table:table-cell>
          <table:table-cell office:value-type="string" table:style-name="ce16">
            <text:p>Fourniture de 10 blocs béton pour la mise en protection de chambre de tirage de type L1T-L2T</text:p>
          </table:table-cell>
          <table:table-cell office:value-type="string" table:style-name="ce17">
            <text:p>Lot de 10</text:p>
          </table:table-cell>
          <table:table-cell office:value-type="currency" office:value="2756.25" table:style-name="ce13">
            <text:p>2 756,25 €</text:p>
          </table:table-cell>
          <table:table-cell table:number-columns-repeated="1017" table:style-name="ce18"/>
          <table:table-cell table:style-name="ce19"/>
          <table:table-cell table:number-columns-repeated="15362"/>
        </table:table-row>
        <table:table-row table:style-name="ro4">
          <table:table-cell office:value-type="float" office:value="1263" table:style-name="ce10">
            <text:p>1263</text:p>
          </table:table-cell>
          <table:table-cell office:value-type="string" table:style-name="ce16">
            <text:p>Fourniture de 10 blocs béton pour la mise en protection de chambre de tirage de type L3T-L4T</text:p>
          </table:table-cell>
          <table:table-cell office:value-type="string" table:style-name="ce17">
            <text:p>Lot de 10</text:p>
          </table:table-cell>
          <table:table-cell office:value-type="currency" office:value="3543.75" table:style-name="ce13">
            <text:p>3 543,75 €</text:p>
          </table:table-cell>
          <table:table-cell table:number-columns-repeated="1017" table:style-name="ce18"/>
          <table:table-cell table:style-name="ce19"/>
          <table:table-cell table:number-columns-repeated="15362"/>
        </table:table-row>
        <table:table-row table:style-name="ro4">
          <table:table-cell office:value-type="float" office:value="1264" table:style-name="ce10">
            <text:p>1264</text:p>
          </table:table-cell>
          <table:table-cell office:value-type="string" table:style-name="ce16">
            <text:p>Fourniture de 10 blocs béton pour la mise en protection de chambre de tirage de type L4T-L5T</text:p>
          </table:table-cell>
          <table:table-cell office:value-type="string" table:style-name="ce17">
            <text:p>Lot de 10</text:p>
          </table:table-cell>
          <table:table-cell office:value-type="currency" office:value="4500" table:style-name="ce13">
            <text:p>4 500,00 €</text:p>
          </table:table-cell>
          <table:table-cell table:number-columns-repeated="1017" table:style-name="ce18"/>
          <table:table-cell table:style-name="ce19"/>
          <table:table-cell table:number-columns-repeated="15362"/>
        </table:table-row>
        <table:table-row table:style-name="ro4">
          <table:table-cell office:value-type="float" office:value="1265" table:style-name="ce10">
            <text:p>1265</text:p>
          </table:table-cell>
          <table:table-cell office:value-type="string" table:style-name="ce16">
            <text:p>Fourniture et remplacement d’un DGPT2 sur un transformateur à huile</text:p>
          </table:table-cell>
          <table:table-cell office:value-type="string" table:style-name="ce17">
            <text:p>Forfait</text:p>
          </table:table-cell>
          <table:table-cell office:value-type="currency" office:value="1440.88" table:style-name="ce13">
            <text:p>1 440,88 €</text:p>
          </table:table-cell>
          <table:table-cell table:number-columns-repeated="1017" table:style-name="ce18"/>
          <table:table-cell table:style-name="ce19"/>
          <table:table-cell table:number-columns-repeated="15362"/>
        </table:table-row>
        <table:table-row table:style-name="ro4">
          <table:table-cell office:value-type="float" office:value="1266" table:style-name="ce10">
            <text:p>1266</text:p>
          </table:table-cell>
          <table:table-cell office:value-type="string" table:style-name="ce16">
            <text:p>Fourniture et pose d’une grille d’aération</text:p>
          </table:table-cell>
          <table:table-cell office:value-type="string" table:style-name="ce17">
            <text:p>Le mètre carré</text:p>
          </table:table-cell>
          <table:table-cell office:value-type="currency" office:value="216" table:style-name="ce13">
            <text:p>216,00 €</text:p>
          </table:table-cell>
          <table:table-cell table:number-columns-repeated="1017" table:style-name="ce18"/>
          <table:table-cell table:style-name="ce19"/>
          <table:table-cell table:number-columns-repeated="15362"/>
        </table:table-row>
        <table:table-row table:style-name="ro4">
          <table:table-cell office:value-type="float" office:value="1267" table:style-name="ce10">
            <text:p>1267</text:p>
          </table:table-cell>
          <table:table-cell office:value-type="string" table:style-name="ce16">
            <text:p>Fourniture et pose d’une trappe verrouillable sur une chambre de tirage</text:p>
          </table:table-cell>
          <table:table-cell office:value-type="string" table:style-name="ce17">
            <text:p>le kg</text:p>
          </table:table-cell>
          <table:table-cell office:value-type="currency" office:value="52.699999999999932" table:style-name="ce13">
            <text:p>52,70 €</text:p>
          </table:table-cell>
          <table:table-cell table:number-columns-repeated="1017" table:style-name="ce18"/>
          <table:table-cell table:style-name="ce19"/>
          <table:table-cell table:number-columns-repeated="15362"/>
        </table:table-row>
        <table:table-row table:style-name="ro4">
          <table:table-cell office:value-type="float" office:value="1268" table:style-name="ce10">
            <text:p>1268</text:p>
          </table:table-cell>
          <table:table-cell office:value-type="string" table:style-name="ce16">
            <text:p>Fourniture d’une balise<text:s/><text:span text:style-name="T1">Bluetooth</text:span><text:s/>Waze. Achat auprès du fournisseur américain Bluevision. Ce prix comprend les frais de douane</text:p>
          </table:table-cell>
          <table:table-cell office:value-type="string" table:style-name="ce17">
            <text:p>unité</text:p>
          </table:table-cell>
          <table:table-cell office:value-type="currency" office:value="5.1000000000000227" table:style-name="ce13">
            <text:p>5,10 €</text:p>
          </table:table-cell>
          <table:table-cell table:number-columns-repeated="16380" table:style-name="ce1"/>
        </table:table-row>
        <table:table-row table:style-name="ro10">
          <table:table-cell table:number-columns-repeated="16384"/>
        </table:table-row>
        <table:table-row table:style-name="ro4">
          <table:table-cell/>
          <table:table-cell office:value-type="string" table:style-name="ce14">
            <text:p><text:s text:c="18"/></text:p>
          </table:table-cell>
          <table:table-cell table:number-columns-repeated="2" table:style-name="ce27"/>
          <table:table-cell table:style-name="ce28"/>
          <table:table-cell table:number-columns-repeated="16379"/>
        </table:table-row>
        <table:table-row table:number-rows-repeated="1048014"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1" svg:font-family="Arial1"/>
    <style:font-face style:name="Marianne" svg:font-family="Marianne"/>
  </office:font-face-decls>
  <office:styles>
    <number:number-style style:name="N0">
      <number:number number:min-integer-digits="1"/>
    </number:number-style>
    <number:number-style style:name="N3">
      <number:number number:decimal-places="0" number:min-integer-digits="1" number:grouping="true"/>
    </number:number-style>
    <number:currency-style style:name="N34P0">
      <number:text> </number:text>
      <number:number number:decimal-places="2" number:min-integer-digits="1" number:grouping="true"/>
      <number:text> </number:text>
      <number:currency-symbol>€</number:currency-symbol>
      <number:text> </number:text>
    </number:currency-style>
    <number:currency-style style:name="N34P1">
      <number:text>-</number:text>
      <number:number number:decimal-places="2" number:min-integer-digits="1" number:grouping="true"/>
      <number:text> </number:text>
      <number:currency-symbol>€</number:currency-symbol>
      <number:text> </number:text>
    </number:currency-style>
    <number:currency-style style:name="N34P2">
      <number:text> -</number:text>
      <number:number number:decimal-places="0" number:min-integer-digits="2">
        <number:embedded-text number:position="0"> </number:embedded-text>
      </number:number>
      <number:currency-symbol>€</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number:number-style style:name="N39P0">
      <number:text> </number:text>
      <number:number number:decimal-places="2" number:min-integer-digits="1" number:grouping="true"/>
      <number:text> € </number:text>
    </number:number-style>
    <number:number-style style:name="N39P1">
      <number:text>-</number:text>
      <number:number number:decimal-places="2" number:min-integer-digits="1" number:grouping="true"/>
      <number:text> € </number:text>
    </number:number-style>
    <number:number-style style:name="N39P2">
      <number:text>-</number:text>
      <number:number number:decimal-places="0" number:min-integer-digits="0">
        <number:embedded-text number:position="0"> € </number:embedded-text>
      </number:number>
    </number:number-style>
    <number:text-style style:name="N39">
      <number:text-content/>
      <number:text> </number:text>
      <style:map style:condition="value()&gt;0" style:apply-style-name="N39P0"/>
      <style:map style:condition="value()&lt;0" style:apply-style-name="N39P1"/>
      <style:map style:condition="value()=0" style:apply-style-name="N39P2"/>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uro" style:family="table-cell" style:data-style-name="N39">
      <style:table-cell-properties style:vertical-align="automatic" fo:background-color="transparent"/>
      <style:text-properties style:font-name="Arial1" style:font-name-asian="Arial1" style:font-name-complex="Arial1" fo:font-size="10pt" style:font-size-asian="10pt" style:font-size-complex="10p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Milliers" style:family="table-cell" style:data-style-name="N35"/>
    <style:style style:name="Mon_233_taire_32_2" style:display-name="Monétaire 2" style:family="table-cell" style:data-style-name="N34"/>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96456692913386in" fo:margin-bottom="0.196456692913386in" fo:margin-left="0.393700787401575in" fo:margin-right="0in" style:print-orientation="landscape" style:print-page-order="ltr" style:first-page-number="1" style:scale-to="100%" style:table-centering="none" style:print="objects charts drawings"/>
      <style:header-style>
        <style:header-footer-properties fo:min-height="0.196456692913386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Détail Estimatif</dc:title>
    <meta:initial-creator>FRIMAS Maxime</meta:initial-creator>
    <dc:creator>FRIMAS Maxime</dc:creator>
    <meta:creation-date>2023-05-26T13:56:03Z</meta:creation-date>
    <dc:date>2023-07-11T16:11:45Z</dc:date>
    <meta:editing-cycles>1</meta:editing-cycles>
    <meta:editing-duration>PT0S</meta:editing-duration>
    <meta:user-defined meta:name="origin">https%3A%2F%2Fcollabora.osmose.numerique.gouv.fr%2Flool%2Fclipboard%3FWOPISrc%3Dhttps%253A%252F%252Fosmose.numerique.gouv.fr%252Frest%252Fplugins%252Fcollabora%252Fwopi%252Ffiles%252F185584491_DBFileDocument%26ServerId%3D45a3435d%26ViewId%3D0%26Tag%3Daf41</meta:user-defined>
  </office:meta>
</office:document-meta>
</file>